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7.26pt"/>
    </style:style>
    <style:style style:name="co2" style:family="table-column">
      <style:table-column-properties fo:break-before="auto" style:column-width="83.99pt"/>
    </style:style>
    <style:style style:name="co3" style:family="table-column">
      <style:table-column-properties fo:break-before="auto" style:column-width="46.49pt"/>
    </style:style>
    <style:style style:name="co4" style:family="table-column">
      <style:table-column-properties fo:break-before="auto" style:column-width="36pt"/>
    </style:style>
    <style:style style:name="co5" style:family="table-column">
      <style:table-column-properties fo:break-before="auto" style:column-width="32.26pt"/>
    </style:style>
    <style:style style:name="co6" style:family="table-column">
      <style:table-column-properties fo:break-before="auto" style:column-width="251.26pt"/>
    </style:style>
    <style:style style:name="co7" style:family="table-column">
      <style:table-column-properties fo:break-before="auto" style:column-width="76.51pt"/>
    </style:style>
    <style:style style:name="co8" style:family="table-column">
      <style:table-column-properties fo:break-before="auto" style:column-width="57.74pt"/>
    </style:style>
    <style:style style:name="co9" style:family="table-column">
      <style:table-column-properties fo:break-before="auto" style:column-width="27.75pt"/>
    </style:style>
    <style:style style:name="co10" style:family="table-column">
      <style:table-column-properties fo:break-before="auto" style:column-width="19.5pt"/>
    </style:style>
    <style:style style:name="co11" style:family="table-column">
      <style:table-column-properties fo:break-before="auto" style:column-width="18pt"/>
    </style:style>
    <style:style style:name="co12" style:family="table-column">
      <style:table-column-properties fo:break-before="auto" style:column-width="218.24pt"/>
    </style:style>
    <style:style style:name="co13" style:family="table-column">
      <style:table-column-properties fo:break-before="auto" style:column-width="60.01pt"/>
    </style:style>
    <style:style style:name="co14" style:family="table-column">
      <style:table-column-properties fo:break-before="auto" style:column-width="84.76pt"/>
    </style:style>
    <style:style style:name="co15" style:family="table-column">
      <style:table-column-properties fo:break-before="auto" style:column-width="69pt"/>
    </style:style>
    <style:style style:name="co16" style:family="table-column">
      <style:table-column-properties fo:break-before="auto" style:column-width="39pt"/>
    </style:style>
    <style:style style:name="co17" style:family="table-column">
      <style:table-column-properties fo:break-before="auto" style:column-width="72pt"/>
    </style:style>
    <style:style style:name="co18" style:family="table-column">
      <style:table-column-properties fo:break-before="auto" style:column-width="61.51pt"/>
    </style:style>
    <style:style style:name="co19" style:family="table-column">
      <style:table-column-properties fo:break-before="auto" style:column-width="16.5pt"/>
    </style:style>
    <style:style style:name="co20" style:family="table-column">
      <style:table-column-properties fo:break-before="auto" style:column-width="64.49pt"/>
    </style:style>
    <style:style style:name="co21" style:family="table-column">
      <style:table-column-properties fo:break-before="auto" style:column-width="74.24pt"/>
    </style:style>
    <style:style style:name="co22" style:family="table-column">
      <style:table-column-properties fo:break-before="auto" style:column-width="44.25pt"/>
    </style:style>
    <style:style style:name="co23" style:family="table-column">
      <style:table-column-properties fo:break-before="auto" style:column-width="137.25pt"/>
    </style:style>
    <style:style style:name="co24" style:family="table-column">
      <style:table-column-properties fo:break-before="auto" style:column-width="78.75pt"/>
    </style:style>
    <style:style style:name="co25" style:family="table-column">
      <style:table-column-properties fo:break-before="auto" style:column-width="54.74pt"/>
    </style:style>
    <style:style style:name="co26" style:family="table-column">
      <style:table-column-properties fo:break-before="auto" style:column-width="59.24pt"/>
    </style:style>
    <style:style style:name="co27" style:family="table-column">
      <style:table-column-properties fo:break-before="auto" style:column-width="73.5pt"/>
    </style:style>
    <style:style style:name="co28" style:family="table-column">
      <style:table-column-properties fo:break-before="auto" style:column-width="75pt"/>
    </style:style>
    <style:style style:name="co29" style:family="table-column">
      <style:table-column-properties fo:break-before="auto" style:column-width="22.51pt"/>
    </style:style>
    <style:style style:name="co30" style:family="table-column">
      <style:table-column-properties fo:break-before="auto" style:column-width="48.76pt"/>
    </style:style>
    <style:style style:name="co31" style:family="table-column">
      <style:table-column-properties fo:break-before="auto" style:column-width="249pt"/>
    </style:style>
    <style:style style:name="co32" style:family="table-column">
      <style:table-column-properties fo:break-before="auto" style:column-width="152.25pt"/>
    </style:style>
    <style:style style:name="co33" style:family="table-column">
      <style:table-column-properties fo:break-before="auto" style:column-width="132.01pt"/>
    </style:style>
    <style:style style:name="co34" style:family="table-column">
      <style:table-column-properties fo:break-before="auto" style:column-width="26.25pt"/>
    </style:style>
    <style:style style:name="co35" style:family="table-column">
      <style:table-column-properties fo:break-before="auto" style:column-width="262.49pt"/>
    </style:style>
    <style:style style:name="co36" style:family="table-column">
      <style:table-column-properties fo:break-before="auto" style:column-width="153.01pt"/>
    </style:style>
    <style:style style:name="co37" style:family="table-column">
      <style:table-column-properties fo:break-before="auto" style:column-width="81.01pt"/>
    </style:style>
    <style:style style:name="co38" style:family="table-column">
      <style:table-column-properties fo:break-before="auto" style:column-width="82.49pt"/>
    </style:style>
    <style:style style:name="co39" style:family="table-column">
      <style:table-column-properties fo:break-before="auto" style:column-width="63.75pt"/>
    </style:style>
    <style:style style:name="co40" style:family="table-column">
      <style:table-column-properties fo:break-before="auto" style:column-width="37.5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23" style:family="table-cell" style:parent-style-name="Default" style:data-style-name="N0">
      <style:table-cell-properties style:cell-protect="protected" style:print-content="true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cell-protect="none" style:print-content="true"/>
    </style:style>
    <style:style style:name="ce5" style:family="table-cell" style:parent-style-name="Default" style:data-style-name="N0">
      <style:table-cell-properties style:cell-protect="protected" style:print-content="true"/>
    </style:style>
    <style:style style:name="ce31" style:family="table-cell" style:parent-style-name="Default" style:data-style-name="N122">
      <style:table-cell-properties style:cell-protect="protected" style:print-content="true"/>
      <style:text-properties fo:font-weight="bold" style:font-weight-asian="bold" style:font-weight-complex="bold"/>
    </style:style>
    <style:style style:name="ce15" style:family="table-cell" style:parent-style-name="Default" style:data-style-name="N122">
      <style:table-cell-properties style:cell-protect="none" style:print-content="true"/>
    </style:style>
    <style:style style:name="ce16" style:family="table-cell" style:parent-style-name="Default" style:data-style-name="N122">
      <style:table-cell-properties style:cell-protect="protected" style:print-content="true"/>
    </style:style>
    <style:style style:name="ce8" style:family="table-cell" style:parent-style-name="Default" style:data-style-name="N121">
      <style:table-cell-properties style:cell-protect="none" style:print-content="true"/>
    </style:style>
    <style:style style:name="ce32" style:family="table-cell" style:parent-style-name="Default" style:data-style-name="N100">
      <style:table-cell-properties style:cell-protect="protected" style:print-content="true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cell-protect="protected" style:print-content="true"/>
    </style:style>
    <style:style style:name="ce24" style:family="table-cell" style:parent-style-name="Default" style:data-style-name="N0">
      <style:text-properties fo:font-weight="bold" style:font-weight-asian="bold" style:font-weight-complex="bold"/>
    </style:style>
    <style:style style:name="ce26" style:family="table-cell" style:parent-style-name="Default" style:data-style-name="N1">
      <style:table-cell-properties style:cell-protect="none" style:print-content="true"/>
    </style:style>
    <style:style style:name="ce1" style:family="table-cell" style:parent-style-name="Default" style:data-style-name="N0"/>
    <style:style style:name="ce13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style:cell-protect="none" style:print-content="true" fo:background-color="transparent"/>
    </style:style>
    <style:style style:name="ce19" style:family="table-cell" style:parent-style-name="Default" style:data-style-name="N0">
      <style:table-cell-properties style:cell-protect="protected" style:print-content="true" fo:background-color="transparent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ackground-color="#ffff00" style:cell-protect="protected" style:print-content="true"/>
    </style:style>
    <style:style style:name="ce41" style:family="table-cell" style:parent-style-name="Default" style:data-style-name="N1">
      <style:table-cell-properties style:cell-protect="none" style:print-content="true" fo:background-color="transparent"/>
    </style:style>
    <style:style style:name="ce20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17" style:family="table-cell" style:parent-style-name="Default" style:data-style-name="N122">
      <style:table-cell-properties style:cell-protect="none" style:print-content="true" fo:background-color="transparent"/>
    </style:style>
    <style:style style:name="ce7" style:family="table-cell" style:parent-style-name="Default" style:data-style-name="N100">
      <style:table-cell-properties style:cell-protect="none" style:print-content="true"/>
    </style:style>
    <style:style style:name="ce2" style:family="table-cell" style:parent-style-name="Default" style:data-style-name="N100"/>
    <style:style style:name="ce18" style:family="table-cell" style:parent-style-name="Default" style:data-style-name="N122">
      <style:table-cell-properties style:cell-protect="protected" style:print-content="true" fo:background-color="transparent"/>
    </style:style>
    <style:style style:name="ce11" style:family="table-cell" style:parent-style-name="Default" style:data-style-name="N121">
      <style:table-cell-properties fo:background-color="#ffff00" style:cell-protect="protected" style:print-content="true"/>
    </style:style>
    <style:style style:name="ce12" style:family="table-cell" style:parent-style-name="Default" style:data-style-name="N0">
      <style:table-cell-properties fo:background-color="transparent"/>
    </style:style>
    <style:style style:name="ce25" style:family="table-cell" style:parent-style-name="Default" style:data-style-name="N100">
      <style:text-properties fo:font-weight="bold" style:font-weight-asian="bold" style:font-weight-complex="bold"/>
    </style:style>
    <style:style style:name="ce22" style:family="table-cell" style:parent-style-name="Default" style:data-style-name="N122"/>
    <style:style style:name="ce28" style:family="table-cell" style:parent-style-name="Default" style:data-style-name="N0">
      <style:table-cell-properties style:cell-protect="hidden-and-protected" style:print-content="true"/>
    </style:style>
    <style:style style:name="ce29" style:family="table-cell" style:parent-style-name="Default" style:data-style-name="N100">
      <style:table-cell-properties style:cell-protect="hidden-and-protected" style:print-content="true"/>
    </style:style>
    <style:style style:name="gr1" style:family="graphic">
      <style:graphic-properties draw:marker-start-width="5.67pt" draw:marker-start-center="false" draw:fill="solid" draw:fill-color="#ffffff" draw:auto-grow-height="true" draw:auto-grow-width="false" fo:min-height="60.01pt" draw:shadow="hidden" draw:shadow-offset-x="2.83pt" draw:shadow-offset-y="2.83pt"/>
    </style:style>
    <style:style style:name="gr2" style:family="graphic">
      <style:graphic-properties draw:marker-start-width="5.67pt" draw:marker-start-center="false" draw:fill="solid" draw:fill-color="#ffffff" draw:auto-grow-height="true" draw:auto-grow-width="false" fo:min-height="255.74pt" draw:shadow="hidden" draw:shadow-offset-x="2.83pt" draw:shadow-offset-y="2.83pt"/>
    </style:style>
    <style:style style:name="gr3" style:family="graphic">
      <style:graphic-properties draw:marker-start-width="5.67pt" draw:marker-start-center="false" draw:fill="solid" draw:fill-color="#ffffff" draw:auto-grow-height="true" draw:auto-grow-width="false" fo:min-height="181.5pt" draw:shadow="hidden" draw:shadow-offset-x="2.83pt" draw:shadow-offset-y="2.83pt"/>
    </style:style>
    <style:style style:name="gr4" style:family="graphic">
      <style:graphic-properties draw:marker-start-width="5.67pt" draw:marker-start-center="false" draw:fill="solid" draw:fill-color="#ffffff" draw:auto-grow-height="true" draw:auto-grow-width="false" fo:min-height="182.24pt" draw:shadow="hidden" draw:shadow-offset-x="2.83pt" draw:shadow-offset-y="2.83pt"/>
    </style:style>
    <style:style style:name="P1" style:family="paragraph">
      <style:paragraph-properties style:writing-mode="page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ff"/>
      <style:paragraph-properties style:writing-mode="page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bold" style:font-family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normal" style:font-family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 table:structure-protected="true" table:protection-key="g7S1mM2ZvfZzl5J7Gn6MZhQm940=" table:protection-key-digest-algorithm="http://www.w3.org/2000/09/xmldsig#sha1">
      <table:tracked-changes>
        <table:cell-content-change table:id="ct1">
          <table:cell-address table:column="0" table:row="1" table:table="0"/>
          <office:change-info>
            <dc:creator> </dc:creator>
            <dc:date>2020-02-05T09:56:12.650000000</dc:date>
          </office:change-info>
          <table:previous>
            <table:change-track-table-cell office:value-type="string">
              <text:p>Ethics and Engineering for Aerospace Engineering</text:p>
            </table:change-track-table-cell>
          </table:previous>
        </table:cell-content-change>
        <table:cell-content-change table:id="ct2">
          <table:cell-address table:column="1" table:row="1" table:table="0"/>
          <office:change-info>
            <dc:creator> </dc:creator>
            <dc:date>2020-02-05T09:56:18.538000000</dc:date>
          </office:change-info>
          <table:previous>
            <table:change-track-table-cell office:value-type="string">
              <text:p>WM0324LR</text:p>
            </table:change-track-table-cell>
          </table:previous>
        </table:cell-content-change>
        <table:cell-content-change table:id="ct3">
          <table:cell-address table:column="2" table:row="1" table:table="0"/>
          <office:change-info>
            <dc:creator> </dc:creator>
            <dc:date>2020-02-05T09:56:31.740000000</dc:date>
          </office:change-info>
          <table:previous>
            <table:change-track-table-cell office:value-type="string">
              <text:p>uni.eth</text:p>
            </table:change-track-table-cell>
          </table:previous>
        </table:cell-content-change>
        <table:cell-content-change table:id="ct4">
          <table:cell-address table:column="0" table:row="1" table:table="1"/>
          <office:change-info>
            <dc:creator> </dc:creator>
            <dc:date>2020-02-05T09:56:42.247000000</dc:date>
          </office:change-info>
          <table:previous>
            <table:change-track-table-cell office:value-type="float" office:value="2"/>
          </table:previous>
        </table:cell-content-change>
        <table:cell-content-change table:id="ct5">
          <table:cell-address table:column="2" table:row="1" table:table="1"/>
          <office:change-info>
            <dc:creator> </dc:creator>
            <dc:date>2020-02-05T09:58:20.119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6">
          <table:cell-address table:column="0" table:row="2" table:table="1"/>
          <office:change-info>
            <dc:creator> </dc:creator>
            <dc:date>2020-02-05T09:58:29.528000000</dc:date>
          </office:change-info>
          <table:previous>
            <table:change-track-table-cell/>
          </table:previous>
        </table:cell-content-change>
        <table:cell-content-change table:id="ct7">
          <table:cell-address table:column="0" table:row="3" table:table="1"/>
          <office:change-info>
            <dc:creator> </dc:creator>
            <dc:date>2020-02-05T09:58:30.259000000</dc:date>
          </office:change-info>
          <table:previous>
            <table:change-track-table-cell/>
          </table:previous>
        </table:cell-content-change>
        <table:cell-content-change table:id="ct8">
          <table:cell-address table:column="0" table:row="4" table:table="1"/>
          <office:change-info>
            <dc:creator> </dc:creator>
            <dc:date>2020-02-05T09:58:30.830000000</dc:date>
          </office:change-info>
          <table:previous>
            <table:change-track-table-cell/>
          </table:previous>
        </table:cell-content-change>
        <table:cell-content-change table:id="ct9">
          <table:cell-address table:column="0" table:row="5" table:table="1"/>
          <office:change-info>
            <dc:creator> </dc:creator>
            <dc:date>2020-02-05T09:58:31.291000000</dc:date>
          </office:change-info>
          <table:previous>
            <table:change-track-table-cell/>
          </table:previous>
        </table:cell-content-change>
        <table:cell-content-change table:id="ct10">
          <table:cell-address table:column="0" table:row="6" table:table="1"/>
          <office:change-info>
            <dc:creator> </dc:creator>
            <dc:date>2020-02-05T09:58:31.669000000</dc:date>
          </office:change-info>
          <table:previous>
            <table:change-track-table-cell/>
          </table:previous>
        </table:cell-content-change>
        <table:cell-content-change table:id="ct11">
          <table:cell-address table:column="0" table:row="7" table:table="1"/>
          <office:change-info>
            <dc:creator> </dc:creator>
            <dc:date>2020-02-05T09:58:32.944000000</dc:date>
          </office:change-info>
          <table:previous>
            <table:change-track-table-cell/>
          </table:previous>
        </table:cell-content-change>
        <table:cell-content-change table:id="ct12">
          <table:cell-address table:column="1" table:row="2" table:table="1"/>
          <office:change-info>
            <dc:creator> </dc:creator>
            <dc:date>2020-02-05T09:58:40.873000000</dc:date>
          </office:change-info>
          <table:previous>
            <table:change-track-table-cell/>
          </table:previous>
        </table:cell-content-change>
        <table:cell-content-change table:id="ct13">
          <table:cell-address table:column="2" table:row="1" table:table="1"/>
          <office:change-info>
            <dc:creator> </dc:creator>
            <dc:date>2020-02-05T09:58:59.562000000</dc:date>
          </office:change-info>
          <table:previous table:id="ct5">
            <table:change-track-table-cell office:value-type="string">
              <text:p>Course </text:p>
            </table:change-track-table-cell>
          </table:previous>
        </table:cell-content-change>
        <table:cell-content-change table:id="ct14">
          <table:cell-address table:column="4" table:row="1" table:table="1"/>
          <office:change-info>
            <dc:creator> </dc:creator>
            <dc:date>2020-02-05T09:59:06.112000000</dc:date>
          </office:change-info>
          <table:previous>
            <table:change-track-table-cell office:value-type="float" office:value="43850"/>
          </table:previous>
        </table:cell-content-change>
        <table:cell-content-change table:id="ct15">
          <table:cell-address table:column="4" table:row="2" table:table="1"/>
          <office:change-info>
            <dc:creator> </dc:creator>
            <dc:date>2020-02-05T09:59:35.304000000</dc:date>
          </office:change-info>
          <table:previous>
            <table:change-track-table-cell/>
          </table:previous>
        </table:cell-content-change>
        <table:cell-content-change table:id="ct16">
          <table:cell-address table:column="2" table:row="2" table:table="1"/>
          <office:change-info>
            <dc:creator> </dc:creator>
            <dc:date>2020-02-05T09:59:45.638000000</dc:date>
          </office:change-info>
          <table:previous>
            <table:change-track-table-cell/>
          </table:previous>
        </table:cell-content-change>
        <table:cell-content-change table:id="ct17">
          <table:cell-address table:column="3" table:row="2" table:table="1"/>
          <office:change-info>
            <dc:creator> </dc:creator>
            <dc:date>2020-02-05T09:59:46.658000000</dc:date>
          </office:change-info>
          <table:previous>
            <table:change-track-table-cell/>
          </table:previous>
        </table:cell-content-change>
        <table:cell-content-change table:id="ct18">
          <table:cell-address table:column="2" table:row="2" table:table="1"/>
          <office:change-info>
            <dc:creator> </dc:creator>
            <dc:date>2020-02-05T10:00:05.571000000</dc:date>
          </office:change-info>
          <table:previous table:id="ct16">
            <table:change-track-table-cell office:value-type="string">
              <text:p>Conscious free will</text:p>
            </table:change-track-table-cell>
          </table:previous>
        </table:cell-content-change>
        <table:cell-content-change table:id="ct19">
          <table:cell-address table:column="2" table:row="3" table:table="1"/>
          <office:change-info>
            <dc:creator> </dc:creator>
            <dc:date>2020-02-05T10:00:10.980000000</dc:date>
          </office:change-info>
          <table:previous>
            <table:change-track-table-cell/>
          </table:previous>
        </table:cell-content-change>
        <table:cell-content-change table:id="ct20">
          <table:cell-address table:column="3" table:row="3" table:table="1"/>
          <office:change-info>
            <dc:creator> </dc:creator>
            <dc:date>2020-02-05T10:00:22.387000000</dc:date>
          </office:change-info>
          <table:previous>
            <table:change-track-table-cell/>
          </table:previous>
        </table:cell-content-change>
        <table:cell-content-change table:id="ct21">
          <table:cell-address table:column="4" table:row="3" table:table="1"/>
          <office:change-info>
            <dc:creator> </dc:creator>
            <dc:date>2020-02-05T10:00:30.644000000</dc:date>
          </office:change-info>
          <table:previous>
            <table:change-track-table-cell/>
          </table:previous>
        </table:cell-content-change>
        <table:cell-content-change table:id="ct22">
          <table:cell-address table:column="1" table:row="2" table:table="1"/>
          <office:change-info>
            <dc:creator> </dc:creator>
            <dc:date>2020-02-05T10:00:42.217000000</dc:date>
          </office:change-info>
          <table:previous table:id="ct12">
            <table:change-track-table-cell office:value-type="float" office:value="1"/>
          </table:previous>
        </table:cell-content-change>
        <table:cell-content-change table:id="ct23">
          <table:cell-address table:column="1" table:row="3" table:table="1"/>
          <office:change-info>
            <dc:creator> </dc:creator>
            <dc:date>2020-02-05T10:00:44.334000000</dc:date>
          </office:change-info>
          <table:previous>
            <table:change-track-table-cell/>
          </table:previous>
        </table:cell-content-change>
        <table:cell-content-change table:id="ct24">
          <table:cell-address table:column="1" table:row="4" table:table="1"/>
          <office:change-info>
            <dc:creator> </dc:creator>
            <dc:date>2020-02-05T10:00:45.636000000</dc:date>
          </office:change-info>
          <table:previous>
            <table:change-track-table-cell/>
          </table:previous>
        </table:cell-content-change>
        <table:cell-content-change table:id="ct25">
          <table:cell-address table:column="1" table:row="5" table:table="1"/>
          <office:change-info>
            <dc:creator> </dc:creator>
            <dc:date>2020-02-05T10:00:46.047000000</dc:date>
          </office:change-info>
          <table:previous>
            <table:change-track-table-cell/>
          </table:previous>
        </table:cell-content-change>
        <table:cell-content-change table:id="ct26">
          <table:cell-address table:column="1" table:row="6" table:table="1"/>
          <office:change-info>
            <dc:creator> </dc:creator>
            <dc:date>2020-02-05T10:00:46.457000000</dc:date>
          </office:change-info>
          <table:previous>
            <table:change-track-table-cell/>
          </table:previous>
        </table:cell-content-change>
        <table:cell-content-change table:id="ct27">
          <table:cell-address table:column="1" table:row="7" table:table="1"/>
          <office:change-info>
            <dc:creator> </dc:creator>
            <dc:date>2020-02-05T10:00:47.054000000</dc:date>
          </office:change-info>
          <table:previous>
            <table:change-track-table-cell/>
          </table:previous>
        </table:cell-content-change>
        <table:cell-content-change table:id="ct28">
          <table:cell-address table:column="2" table:row="4" table:table="1"/>
          <office:change-info>
            <dc:creator> </dc:creator>
            <dc:date>2020-02-05T10:01:17.081000000</dc:date>
          </office:change-info>
          <table:previous>
            <table:change-track-table-cell/>
          </table:previous>
        </table:cell-content-change>
        <table:cell-content-change table:id="ct29">
          <table:cell-address table:column="4" table:row="5" table:table="1"/>
          <office:change-info>
            <dc:creator> </dc:creator>
            <dc:date>2020-02-05T10:01:40.118000000</dc:date>
          </office:change-info>
          <table:previous>
            <table:change-track-table-cell/>
          </table:previous>
        </table:cell-content-change>
        <table:cell-content-change table:id="ct30">
          <table:cell-address table:column="4" table:row="6" table:table="1"/>
          <office:change-info>
            <dc:creator> </dc:creator>
            <dc:date>2020-02-05T10:01:45.789000000</dc:date>
          </office:change-info>
          <table:previous>
            <table:change-track-table-cell/>
          </table:previous>
        </table:cell-content-change>
        <table:movement table:id="ct31">
          <table:source-range-address table:column="4" table:row="5" table:table="1"/>
          <table:target-range-address table:column="4" table:row="5" table:table="1"/>
          <office:change-info>
            <dc:creator> </dc:creator>
            <dc:date>2020-02-05T10:01:50.567000000</dc:date>
          </office:change-info>
          <table:dependencies>
            <table:dependency table:id="ct33"/>
          </table:dependencies>
          <table:deletions>
            <table:cell-content-deletion table:id="ct29">
              <table:change-track-table-cell office:value-type="float" office:value="43887"/>
            </table:cell-content-deletion>
          </table:deletions>
        </table:movement>
        <table:cell-content-change table:id="ct32">
          <table:cell-address table:column="4" table:row="4" table:table="1"/>
          <office:change-info>
            <dc:creator> </dc:creator>
            <dc:date>2020-02-05T10:01:56.839000000</dc:date>
          </office:change-info>
          <table:previous>
            <table:change-track-table-cell/>
          </table:previous>
        </table:cell-content-change>
        <table:cell-content-change table:id="ct33">
          <table:cell-address table:column="4" table:row="5" table:table="1"/>
          <office:change-info>
            <dc:creator> </dc:creator>
            <dc:date>2020-02-05T10:02:00.672000000</dc:date>
          </office:change-info>
          <table:previous>
            <table:change-track-table-cell office:value-type="float" office:value="43887"/>
          </table:previous>
        </table:cell-content-change>
        <table:cell-content-change table:id="ct34">
          <table:cell-address table:column="4" table:row="6" table:table="1"/>
          <office:change-info>
            <dc:creator> </dc:creator>
            <dc:date>2020-02-05T10:02:01.807000000</dc:date>
          </office:change-info>
          <table:previous table:id="ct30">
            <table:change-track-table-cell office:value-type="float" office:value="43894"/>
          </table:previous>
        </table:cell-content-change>
        <table:cell-content-change table:id="ct35">
          <table:cell-address table:column="2" table:row="5" table:table="1"/>
          <office:change-info>
            <dc:creator> </dc:creator>
            <dc:date>2020-02-05T10:02:30.586000000</dc:date>
          </office:change-info>
          <table:previous>
            <table:change-track-table-cell/>
          </table:previous>
        </table:cell-content-change>
        <table:cell-content-change table:id="ct36">
          <table:cell-address table:column="4" table:row="6" table:table="1"/>
          <office:change-info>
            <dc:creator> </dc:creator>
            <dc:date>2020-02-05T10:02:53.724000000</dc:date>
          </office:change-info>
          <table:previous table:id="ct34">
            <table:change-track-table-cell/>
          </table:previous>
        </table:cell-content-change>
        <table:cell-content-change table:id="ct37">
          <table:cell-address table:column="2" table:row="6" table:table="1"/>
          <office:change-info>
            <dc:creator> </dc:creator>
            <dc:date>2020-02-05T10:07:26.336000000</dc:date>
          </office:change-info>
          <table:previous>
            <table:change-track-table-cell/>
          </table:previous>
        </table:cell-content-change>
        <table:cell-content-change table:id="ct38">
          <table:cell-address table:column="2" table:row="7" table:table="1"/>
          <office:change-info>
            <dc:creator> </dc:creator>
            <dc:date>2020-02-05T10:11:15.052000000</dc:date>
          </office:change-info>
          <table:previous>
            <table:change-track-table-cell/>
          </table:previous>
        </table:cell-content-change>
        <table:cell-content-change table:id="ct39">
          <table:cell-address table:column="4" table:row="7" table:table="1"/>
          <office:change-info>
            <dc:creator> </dc:creator>
            <dc:date>2020-02-05T10:11:19.601000000</dc:date>
          </office:change-info>
          <table:previous>
            <table:change-track-table-cell/>
          </table:previous>
        </table:cell-content-change>
        <table:cell-content-change table:id="ct40">
          <table:cell-address table:column="2" table:row="8" table:table="1"/>
          <office:change-info>
            <dc:creator> </dc:creator>
            <dc:date>2020-02-05T10:11:48.096000000</dc:date>
          </office:change-info>
          <table:previous>
            <table:change-track-table-cell/>
          </table:previous>
        </table:cell-content-change>
        <table:cell-content-change table:id="ct41">
          <table:cell-address table:column="4" table:row="8" table:table="1"/>
          <office:change-info>
            <dc:creator> </dc:creator>
            <dc:date>2020-02-05T10:11:52.584000000</dc:date>
          </office:change-info>
          <table:previous>
            <table:change-track-table-cell/>
          </table:previous>
        </table:cell-content-change>
        <table:cell-content-change table:id="ct42">
          <table:cell-address table:column="2" table:row="9" table:table="1"/>
          <office:change-info>
            <dc:creator> </dc:creator>
            <dc:date>2020-02-05T10:11:59.078000000</dc:date>
          </office:change-info>
          <table:previous>
            <table:change-track-table-cell/>
          </table:previous>
        </table:cell-content-change>
        <table:cell-content-change table:id="ct43">
          <table:cell-address table:column="4" table:row="9" table:table="1"/>
          <office:change-info>
            <dc:creator> </dc:creator>
            <dc:date>2020-02-05T10:12:05.004000000</dc:date>
          </office:change-info>
          <table:previous>
            <table:change-track-table-cell/>
          </table:previous>
        </table:cell-content-change>
        <table:cell-content-change table:id="ct44">
          <table:cell-address table:column="2" table:row="10" table:table="1"/>
          <office:change-info>
            <dc:creator> </dc:creator>
            <dc:date>2020-02-05T10:12:32.646000000</dc:date>
          </office:change-info>
          <table:previous>
            <table:change-track-table-cell/>
          </table:previous>
        </table:cell-content-change>
        <table:cell-content-change table:id="ct45">
          <table:cell-address table:column="2" table:row="11" table:table="1"/>
          <office:change-info>
            <dc:creator> </dc:creator>
            <dc:date>2020-02-05T10:13:23.317000000</dc:date>
          </office:change-info>
          <table:previous>
            <table:change-track-table-cell/>
          </table:previous>
        </table:cell-content-change>
        <table:cell-content-change table:id="ct46">
          <table:cell-address table:column="4" table:row="11" table:table="1"/>
          <office:change-info>
            <dc:creator> </dc:creator>
            <dc:date>2020-02-05T10:13:46.071000000</dc:date>
          </office:change-info>
          <table:previous>
            <table:change-track-table-cell/>
          </table:previous>
        </table:cell-content-change>
        <table:cell-content-change table:id="ct47">
          <table:cell-address table:column="4" table:row="10" table:table="1"/>
          <office:change-info>
            <dc:creator> </dc:creator>
            <dc:date>2020-02-05T10:15:03.502000000</dc:date>
          </office:change-info>
          <table:previous>
            <table:change-track-table-cell/>
          </table:previous>
        </table:cell-content-change>
        <table:cell-content-change table:id="ct48">
          <table:cell-address table:column="2" table:row="12" table:table="1"/>
          <office:change-info>
            <dc:creator> </dc:creator>
            <dc:date>2020-02-05T10:25:06.133000000</dc:date>
          </office:change-info>
          <table:previous>
            <table:change-track-table-cell/>
          </table:previous>
        </table:cell-content-change>
        <table:cell-content-change table:id="ct49">
          <table:cell-address table:column="4" table:row="12" table:table="1"/>
          <office:change-info>
            <dc:creator> </dc:creator>
            <dc:date>2020-02-05T10:25:14.794000000</dc:date>
          </office:change-info>
          <table:previous>
            <table:change-track-table-cell/>
          </table:previous>
        </table:cell-content-change>
        <table:cell-content-change table:id="ct50">
          <table:cell-address table:column="0" table:row="8" table:table="1"/>
          <office:change-info>
            <dc:creator> </dc:creator>
            <dc:date>2020-02-05T10:26:40.548000000</dc:date>
          </office:change-info>
          <table:previous>
            <table:change-track-table-cell/>
          </table:previous>
        </table:cell-content-change>
        <table:cell-content-change table:id="ct51">
          <table:cell-address table:column="0" table:row="9" table:table="1"/>
          <office:change-info>
            <dc:creator> </dc:creator>
            <dc:date>2020-02-05T10:26:42.547000000</dc:date>
          </office:change-info>
          <table:previous>
            <table:change-track-table-cell/>
          </table:previous>
        </table:cell-content-change>
        <table:cell-content-change table:id="ct52">
          <table:cell-address table:column="0" table:row="10" table:table="1"/>
          <office:change-info>
            <dc:creator> </dc:creator>
            <dc:date>2020-02-05T10:26:43.294000000</dc:date>
          </office:change-info>
          <table:previous>
            <table:change-track-table-cell/>
          </table:previous>
        </table:cell-content-change>
        <table:cell-content-change table:id="ct53">
          <table:cell-address table:column="0" table:row="11" table:table="1"/>
          <office:change-info>
            <dc:creator> </dc:creator>
            <dc:date>2020-02-05T10:26:44.097000000</dc:date>
          </office:change-info>
          <table:previous>
            <table:change-track-table-cell/>
          </table:previous>
        </table:cell-content-change>
        <table:cell-content-change table:id="ct54">
          <table:cell-address table:column="0" table:row="12" table:table="1"/>
          <office:change-info>
            <dc:creator> </dc:creator>
            <dc:date>2020-02-05T10:26:44.545000000</dc:date>
          </office:change-info>
          <table:previous>
            <table:change-track-table-cell/>
          </table:previous>
        </table:cell-content-change>
        <table:cell-content-change table:id="ct55">
          <table:cell-address table:column="1" table:row="8" table:table="1"/>
          <office:change-info>
            <dc:creator> </dc:creator>
            <dc:date>2020-02-05T10:26:46.917000000</dc:date>
          </office:change-info>
          <table:previous>
            <table:change-track-table-cell/>
          </table:previous>
        </table:cell-content-change>
        <table:cell-content-change table:id="ct56">
          <table:cell-address table:column="1" table:row="9" table:table="1"/>
          <office:change-info>
            <dc:creator> </dc:creator>
            <dc:date>2020-02-05T10:26:47.708000000</dc:date>
          </office:change-info>
          <table:previous>
            <table:change-track-table-cell/>
          </table:previous>
        </table:cell-content-change>
        <table:cell-content-change table:id="ct57">
          <table:cell-address table:column="1" table:row="10" table:table="1"/>
          <office:change-info>
            <dc:creator> </dc:creator>
            <dc:date>2020-02-05T10:26:51.642000000</dc:date>
          </office:change-info>
          <table:previous>
            <table:change-track-table-cell/>
          </table:previous>
        </table:cell-content-change>
        <table:cell-content-change table:id="ct58">
          <table:cell-address table:column="1" table:row="11" table:table="1"/>
          <office:change-info>
            <dc:creator> </dc:creator>
            <dc:date>2020-02-05T10:26:52.371000000</dc:date>
          </office:change-info>
          <table:previous>
            <table:change-track-table-cell/>
          </table:previous>
        </table:cell-content-change>
        <table:cell-content-change table:id="ct59">
          <table:cell-address table:column="1" table:row="12" table:table="1"/>
          <office:change-info>
            <dc:creator> </dc:creator>
            <dc:date>2020-02-05T10:26:52.929000000</dc:date>
          </office:change-info>
          <table:previous>
            <table:change-track-table-cell/>
          </table:previous>
        </table:cell-content-change>
        <table:cell-content-change table:id="ct60">
          <table:cell-address table:column="3" table:row="1" table:table="2"/>
          <office:change-info>
            <dc:creator> </dc:creator>
            <dc:date>2020-02-05T10:45:42.840000000</dc:date>
          </office:change-info>
          <table:previous>
            <table:change-track-table-cell/>
          </table:previous>
        </table:cell-content-change>
        <table:cell-content-change table:id="ct61">
          <table:cell-address table:column="3" table:row="1" table:table="2"/>
          <office:change-info>
            <dc:creator> </dc:creator>
            <dc:date>2020-02-05T10:46:03.731000000</dc:date>
          </office:change-info>
          <table:previous table:id="ct60">
            <table:change-track-table-cell office:value-type="string">
              <text:p>Submit </text:p>
            </table:change-track-table-cell>
          </table:previous>
        </table:cell-content-change>
        <table:cell-content-change table:id="ct62">
          <table:cell-address table:column="5" table:row="1" table:table="2"/>
          <office:change-info>
            <dc:creator> </dc:creator>
            <dc:date>2020-02-05T10:46:21.896000000</dc:date>
          </office:change-info>
          <table:previous>
            <table:change-track-table-cell/>
          </table:previous>
        </table:cell-content-change>
        <table:cell-content-change table:id="ct63">
          <table:cell-address table:column="6" table:row="1" table:table="2"/>
          <office:change-info>
            <dc:creator> </dc:creator>
            <dc:date>2020-02-05T10:46:29.279000000</dc:date>
          </office:change-info>
          <table:previous>
            <table:change-track-table-cell/>
          </table:previous>
        </table:cell-content-change>
        <table:cell-content-change table:id="ct64">
          <table:cell-address table:column="9" table:row="1" table:table="2"/>
          <office:change-info>
            <dc:creator> </dc:creator>
            <dc:date>2020-02-05T10:46:41.344000000</dc:date>
          </office:change-info>
          <table:previous>
            <table:change-track-table-cell/>
          </table:previous>
        </table:cell-content-change>
        <table:cell-content-change table:id="ct65">
          <table:cell-address table:column="3" table:row="2" table:table="2"/>
          <office:change-info>
            <dc:creator> </dc:creator>
            <dc:date>2020-02-05T10:58:02.888000000</dc:date>
          </office:change-info>
          <table:previous>
            <table:change-track-table-cell/>
          </table:previous>
        </table:cell-content-change>
        <table:cell-content-change table:id="ct66">
          <table:cell-address table:column="5" table:row="2" table:table="2"/>
          <office:change-info>
            <dc:creator> </dc:creator>
            <dc:date>2020-02-05T10:58:11.706000000</dc:date>
          </office:change-info>
          <table:previous>
            <table:change-track-table-cell/>
          </table:previous>
        </table:cell-content-change>
        <table:cell-content-change table:id="ct67">
          <table:cell-address table:column="6" table:row="2" table:table="2"/>
          <office:change-info>
            <dc:creator> </dc:creator>
            <dc:date>2020-02-05T10:58:16.609000000</dc:date>
          </office:change-info>
          <table:previous>
            <table:change-track-table-cell/>
          </table:previous>
        </table:cell-content-change>
        <table:cell-content-change table:id="ct68">
          <table:cell-address table:column="6" table:row="1" table:table="2"/>
          <office:change-info>
            <dc:creator> </dc:creator>
            <dc:date>2020-02-05T10:58:19.577000000</dc:date>
          </office:change-info>
          <table:previous table:id="ct63">
            <table:change-track-table-cell office:value-type="string">
              <text:p>L1</text:p>
            </table:change-track-table-cell>
          </table:previous>
        </table:cell-content-change>
        <table:cell-content-change table:id="ct69">
          <table:cell-address table:column="5" table:row="1" table:table="2"/>
          <office:change-info>
            <dc:creator> </dc:creator>
            <dc:date>2020-02-05T10:58:42.367000000</dc:date>
          </office:change-info>
          <table:previous table:id="ct62">
            <table:change-track-table-cell office:value-type="float" office:value="43936"/>
          </table:previous>
        </table:cell-content-change>
        <table:cell-content-change table:id="ct70">
          <table:cell-address table:column="5" table:row="2" table:table="2"/>
          <office:change-info>
            <dc:creator> </dc:creator>
            <dc:date>2020-02-05T11:01:11.997000000</dc:date>
          </office:change-info>
          <table:previous table:id="ct66">
            <table:change-track-table-cell office:value-type="float" office:value="43985"/>
          </table:previous>
        </table:cell-content-change>
        <table:cell-content-change table:id="ct71">
          <table:cell-address table:column="8" table:row="2" table:table="2"/>
          <office:change-info>
            <dc:creator> </dc:creator>
            <dc:date>2020-02-05T11:04:01.175000000</dc:date>
          </office:change-info>
          <table:previous>
            <table:change-track-table-cell/>
          </table:previous>
        </table:cell-content-change>
        <table:cell-content-change table:id="ct72">
          <table:cell-address table:column="7" table:row="2" table:table="2"/>
          <office:change-info>
            <dc:creator> </dc:creator>
            <dc:date>2020-02-05T11:04:12.315000000</dc:date>
          </office:change-info>
          <table:previous>
            <table:change-track-table-cell/>
          </table:previous>
        </table:cell-content-change>
        <table:cell-content-change table:id="ct73">
          <table:cell-address table:column="8" table:row="2" table:table="2"/>
          <office:change-info>
            <dc:creator> </dc:creator>
            <dc:date>2020-02-05T11:04:20.181000000</dc:date>
          </office:change-info>
          <table:previous table:id="ct71">
            <table:change-track-table-cell office:value-type="float" office:value="100"/>
          </table:previous>
        </table:cell-content-change>
        <table:cell-content-change table:id="ct74">
          <table:cell-address table:column="8" table:row="2" table:table="2"/>
          <office:change-info>
            <dc:creator> </dc:creator>
            <dc:date>2020-02-05T11:04:24.042000000</dc:date>
          </office:change-info>
          <table:previous table:id="ct73">
            <table:change-track-table-cell/>
          </table:previous>
        </table:cell-content-change>
        <table:cell-content-change table:id="ct75">
          <table:cell-address table:column="9" table:row="2" table:table="2"/>
          <office:change-info>
            <dc:creator> </dc:creator>
            <dc:date>2020-02-05T11:04:31.363000000</dc:date>
          </office:change-info>
          <table:previous>
            <table:change-track-table-cell/>
          </table:previous>
        </table:cell-content-change>
        <table:cell-content-change table:id="ct76">
          <table:cell-address table:column="0" table:row="1" table:table="2"/>
          <office:change-info>
            <dc:creator> </dc:creator>
            <dc:date>2020-02-05T11:04:43.306000000</dc:date>
          </office:change-info>
          <table:previous>
            <table:change-track-table-cell/>
          </table:previous>
        </table:cell-content-change>
        <table:cell-content-change table:id="ct77">
          <table:cell-address table:column="0" table:row="2" table:table="2"/>
          <office:change-info>
            <dc:creator> </dc:creator>
            <dc:date>2020-02-05T11:04:43.741000000</dc:date>
          </office:change-info>
          <table:previous>
            <table:change-track-table-cell/>
          </table:previous>
        </table:cell-content-change>
        <table:cell-content-change table:id="ct78">
          <table:cell-address table:column="8" table:row="1" table:table="2"/>
          <office:change-info>
            <dc:creator> </dc:creator>
            <dc:date>2020-02-05T11:05:59.212000000</dc:date>
          </office:change-info>
          <table:previous>
            <table:change-track-table-cell/>
          </table:previous>
        </table:cell-content-change>
        <table:cell-content-change table:id="ct79">
          <table:cell-address table:column="6" table:row="1" table:table="2"/>
          <office:change-info>
            <dc:creator> </dc:creator>
            <dc:date>2020-02-05T11:06:07.493000000</dc:date>
          </office:change-info>
          <table:previous table:id="ct68">
            <table:change-track-table-cell office:value-type="string">
              <text:p>Study guide</text:p>
            </table:change-track-table-cell>
          </table:previous>
        </table:cell-content-change>
        <table:cell-content-change table:id="ct80">
          <table:cell-address table:column="6" table:row="2" table:table="2"/>
          <office:change-info>
            <dc:creator> </dc:creator>
            <dc:date>2020-02-05T11:06:12.839000000</dc:date>
          </office:change-info>
          <table:previous table:id="ct67">
            <table:change-track-table-cell office:value-type="string">
              <text:p>Study guide</text:p>
            </table:change-track-table-cell>
          </table:previous>
        </table:cell-content-change>
        <table:cell-content-change table:id="ct81">
          <table:cell-address table:column="1" table:row="1" table:table="3"/>
          <office:change-info>
            <dc:creator> </dc:creator>
            <dc:date>2020-02-05T11:08:41.419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82">
          <table:cell-address table:column="1" table:row="2" table:table="3"/>
          <office:change-info>
            <dc:creator> </dc:creator>
            <dc:date>2020-02-05T11:08:41.420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83">
          <table:cell-address table:column="1" table:row="3" table:table="3"/>
          <office:change-info>
            <dc:creator> </dc:creator>
            <dc:date>2020-02-05T11:08:41.420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84">
          <table:cell-address table:column="1" table:row="4" table:table="3"/>
          <office:change-info>
            <dc:creator> </dc:creator>
            <dc:date>2020-02-05T11:08:41.420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85">
          <table:cell-address table:column="1" table:row="5" table:table="3"/>
          <office:change-info>
            <dc:creator> </dc:creator>
            <dc:date>2020-02-05T11:08:41.420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86">
          <table:cell-address table:column="1" table:row="6" table:table="3"/>
          <office:change-info>
            <dc:creator> </dc:creator>
            <dc:date>2020-02-05T11:08:41.420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87">
          <table:cell-address table:column="1" table:row="7" table:table="3"/>
          <office:change-info>
            <dc:creator> </dc:creator>
            <dc:date>2020-02-05T11:08:41.420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88">
          <table:cell-address table:column="1" table:row="8" table:table="3"/>
          <office:change-info>
            <dc:creator> </dc:creator>
            <dc:date>2020-02-05T11:08:41.420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89">
          <table:cell-address table:column="1" table:row="9" table:table="3"/>
          <office:change-info>
            <dc:creator> </dc:creator>
            <dc:date>2020-02-05T11:08:41.420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90">
          <table:cell-address table:column="1" table:row="10" table:table="3"/>
          <office:change-info>
            <dc:creator> </dc:creator>
            <dc:date>2020-02-05T11:08:41.420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91">
          <table:cell-address table:column="1" table:row="11" table:table="3"/>
          <office:change-info>
            <dc:creator> </dc:creator>
            <dc:date>2020-02-05T11:08:41.420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92">
          <table:cell-address table:column="1" table:row="12" table:table="3"/>
          <office:change-info>
            <dc:creator> </dc:creator>
            <dc:date>2020-02-05T11:08:41.420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93">
          <table:cell-address table:column="1" table:row="13" table:table="3"/>
          <office:change-info>
            <dc:creator> </dc:creator>
            <dc:date>2020-02-05T11:08:41.420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94">
          <table:cell-address table:column="1" table:row="14" table:table="3"/>
          <office:change-info>
            <dc:creator> </dc:creator>
            <dc:date>2020-02-05T11:08:41.420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95">
          <table:cell-address table:column="1" table:row="15" table:table="3"/>
          <office:change-info>
            <dc:creator> </dc:creator>
            <dc:date>2020-02-05T11:08:41.420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96">
          <table:cell-address table:column="1" table:row="16" table:table="3"/>
          <office:change-info>
            <dc:creator> </dc:creator>
            <dc:date>2020-02-05T11:08:41.420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97">
          <table:cell-address table:column="1" table:row="17" table:table="3"/>
          <office:change-info>
            <dc:creator> </dc:creator>
            <dc:date>2020-02-05T11:08:41.420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98">
          <table:cell-address table:column="1" table:row="18" table:table="3"/>
          <office:change-info>
            <dc:creator> </dc:creator>
            <dc:date>2020-02-05T11:08:41.420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99">
          <table:cell-address table:column="1" table:row="19" table:table="3"/>
          <office:change-info>
            <dc:creator> </dc:creator>
            <dc:date>2020-02-05T11:08:41.420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00">
          <table:cell-address table:column="1" table:row="20" table:table="3"/>
          <office:change-info>
            <dc:creator> </dc:creator>
            <dc:date>2020-02-05T11:08:41.420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01">
          <table:cell-address table:column="1" table:row="21" table:table="3"/>
          <office:change-info>
            <dc:creator> </dc:creator>
            <dc:date>2020-02-05T11:08:41.420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02">
          <table:cell-address table:column="1" table:row="22" table:table="3"/>
          <office:change-info>
            <dc:creator> </dc:creator>
            <dc:date>2020-02-05T11:08:41.420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03">
          <table:cell-address table:column="1" table:row="23" table:table="3"/>
          <office:change-info>
            <dc:creator> </dc:creator>
            <dc:date>2020-02-05T11:08:41.420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04">
          <table:cell-address table:column="1" table:row="24" table:table="3"/>
          <office:change-info>
            <dc:creator> </dc:creator>
            <dc:date>2020-02-05T11:08:41.420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05">
          <table:cell-address table:column="1" table:row="25" table:table="3"/>
          <office:change-info>
            <dc:creator> </dc:creator>
            <dc:date>2020-02-05T11:08:41.420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06">
          <table:cell-address table:column="1" table:row="26" table:table="3"/>
          <office:change-info>
            <dc:creator> </dc:creator>
            <dc:date>2020-02-05T11:08:41.420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07">
          <table:cell-address table:column="1" table:row="27" table:table="3"/>
          <office:change-info>
            <dc:creator> </dc:creator>
            <dc:date>2020-02-05T11:08:41.420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08">
          <table:cell-address table:column="1" table:row="28" table:table="3"/>
          <office:change-info>
            <dc:creator> </dc:creator>
            <dc:date>2020-02-05T11:08:41.420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09">
          <table:cell-address table:column="1" table:row="29" table:table="3"/>
          <office:change-info>
            <dc:creator> </dc:creator>
            <dc:date>2020-02-05T11:08:41.420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10">
          <table:cell-address table:column="1" table:row="30" table:table="3"/>
          <office:change-info>
            <dc:creator> </dc:creator>
            <dc:date>2020-02-05T11:08:41.420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11">
          <table:cell-address table:column="1" table:row="31" table:table="3"/>
          <office:change-info>
            <dc:creator> </dc:creator>
            <dc:date>2020-02-05T11:08:41.420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12">
          <table:cell-address table:column="1" table:row="32" table:table="3"/>
          <office:change-info>
            <dc:creator> </dc:creator>
            <dc:date>2020-02-05T11:08:41.420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13">
          <table:cell-address table:column="1" table:row="33" table:table="3"/>
          <office:change-info>
            <dc:creator> </dc:creator>
            <dc:date>2020-02-05T11:08:41.420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14">
          <table:cell-address table:column="1" table:row="34" table:table="3"/>
          <office:change-info>
            <dc:creator> </dc:creator>
            <dc:date>2020-02-05T11:08:41.420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15">
          <table:cell-address table:column="1" table:row="35" table:table="3"/>
          <office:change-info>
            <dc:creator> </dc:creator>
            <dc:date>2020-02-05T11:08:41.420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16">
          <table:cell-address table:column="1" table:row="36" table:table="3"/>
          <office:change-info>
            <dc:creator> </dc:creator>
            <dc:date>2020-02-05T11:08:41.420000000</dc:date>
          </office:change-info>
          <table:previous>
            <table:change-track-table-cell office:value-type="string">
              <text:p>StudeerSnel</text:p>
            </table:change-track-table-cell>
          </table:previous>
        </table:cell-content-change>
        <table:cell-content-change table:id="ct117">
          <table:cell-address table:column="1" table:row="37" table:table="3"/>
          <office:change-info>
            <dc:creator> </dc:creator>
            <dc:date>2020-02-05T11:08:41.420000000</dc:date>
          </office:change-info>
          <table:previous>
            <table:change-track-table-cell office:value-type="string">
              <text:p>StudeerSnel</text:p>
            </table:change-track-table-cell>
          </table:previous>
        </table:cell-content-change>
        <table:cell-content-change table:id="ct118">
          <table:cell-address table:column="1" table:row="38" table:table="3"/>
          <office:change-info>
            <dc:creator> </dc:creator>
            <dc:date>2020-02-05T11:08:41.420000000</dc:date>
          </office:change-info>
          <table:previous>
            <table:change-track-table-cell office:value-type="string">
              <text:p>StudeerSnel</text:p>
            </table:change-track-table-cell>
          </table:previous>
        </table:cell-content-change>
        <table:cell-content-change table:id="ct119">
          <table:cell-address table:column="1" table:row="39" table:table="3"/>
          <office:change-info>
            <dc:creator> </dc:creator>
            <dc:date>2020-02-05T11:08:41.420000000</dc:date>
          </office:change-info>
          <table:previous>
            <table:change-track-table-cell office:value-type="string">
              <text:p>StudeerSnel</text:p>
            </table:change-track-table-cell>
          </table:previous>
        </table:cell-content-change>
        <table:cell-content-change table:id="ct120">
          <table:cell-address table:column="1" table:row="40" table:table="3"/>
          <office:change-info>
            <dc:creator> </dc:creator>
            <dc:date>2020-02-05T11:08:41.420000000</dc:date>
          </office:change-info>
          <table:previous>
            <table:change-track-table-cell office:value-type="string">
              <text:p>StudeerSnel</text:p>
            </table:change-track-table-cell>
          </table:previous>
        </table:cell-content-change>
        <table:cell-content-change table:id="ct121">
          <table:cell-address table:column="1" table:row="41" table:table="3"/>
          <office:change-info>
            <dc:creator> </dc:creator>
            <dc:date>2020-02-05T11:08:41.420000000</dc:date>
          </office:change-info>
          <table:previous>
            <table:change-track-table-cell office:value-type="string">
              <text:p>StudeerSnel</text:p>
            </table:change-track-table-cell>
          </table:previous>
        </table:cell-content-change>
        <table:cell-content-change table:id="ct122">
          <table:cell-address table:column="1" table:row="42" table:table="3"/>
          <office:change-info>
            <dc:creator> </dc:creator>
            <dc:date>2020-02-05T11:08:41.420000000</dc:date>
          </office:change-info>
          <table:previous>
            <table:change-track-table-cell office:value-type="string">
              <text:p>StudeerSnel</text:p>
            </table:change-track-table-cell>
          </table:previous>
        </table:cell-content-change>
        <table:cell-content-change table:id="ct123">
          <table:cell-address table:column="1" table:row="43" table:table="3"/>
          <office:change-info>
            <dc:creator> </dc:creator>
            <dc:date>2020-02-05T11:08:41.420000000</dc:date>
          </office:change-info>
          <table:previous>
            <table:change-track-table-cell office:value-type="string">
              <text:p>StudeerSnel</text:p>
            </table:change-track-table-cell>
          </table:previous>
        </table:cell-content-change>
        <table:cell-content-change table:id="ct124">
          <table:cell-address table:column="1" table:row="44" table:table="3"/>
          <office:change-info>
            <dc:creator> </dc:creator>
            <dc:date>2020-02-05T11:08:41.420000000</dc:date>
          </office:change-info>
          <table:previous>
            <table:change-track-table-cell office:value-type="string">
              <text:p>StudeerSnel</text:p>
            </table:change-track-table-cell>
          </table:previous>
        </table:cell-content-change>
        <table:cell-content-change table:id="ct125">
          <table:cell-address table:column="1" table:row="45" table:table="3"/>
          <office:change-info>
            <dc:creator> </dc:creator>
            <dc:date>2020-02-05T11:08:41.420000000</dc:date>
          </office:change-info>
          <table:previous>
            <table:change-track-table-cell office:value-type="string">
              <text:p>StudeerSnel</text:p>
            </table:change-track-table-cell>
          </table:previous>
        </table:cell-content-change>
        <table:cell-content-change table:id="ct126">
          <table:cell-address table:column="1" table:row="46" table:table="3"/>
          <office:change-info>
            <dc:creator> </dc:creator>
            <dc:date>2020-02-05T11:08:41.420000000</dc:date>
          </office:change-info>
          <table:previous>
            <table:change-track-table-cell office:value-type="string">
              <text:p>Brightspace</text:p>
            </table:change-track-table-cell>
          </table:previous>
        </table:cell-content-change>
        <table:cell-content-change table:id="ct127">
          <table:cell-address table:column="1" table:row="47" table:table="3"/>
          <office:change-info>
            <dc:creator> </dc:creator>
            <dc:date>2020-02-05T11:08:41.420000000</dc:date>
          </office:change-info>
          <table:previous>
            <table:change-track-table-cell office:value-type="string">
              <text:p>Brightspace</text:p>
            </table:change-track-table-cell>
          </table:previous>
        </table:cell-content-change>
        <table:cell-content-change table:id="ct128">
          <table:cell-address table:column="1" table:row="48" table:table="3"/>
          <office:change-info>
            <dc:creator> </dc:creator>
            <dc:date>2020-02-05T11:08:41.420000000</dc:date>
          </office:change-info>
          <table:previous>
            <table:change-track-table-cell office:value-type="string">
              <text:p>Brightspace</text:p>
            </table:change-track-table-cell>
          </table:previous>
        </table:cell-content-change>
        <table:cell-content-change table:id="ct129">
          <table:cell-address table:column="1" table:row="49" table:table="3"/>
          <office:change-info>
            <dc:creator> </dc:creator>
            <dc:date>2020-02-05T11:08:41.420000000</dc:date>
          </office:change-info>
          <table:previous>
            <table:change-track-table-cell office:value-type="string">
              <text:p>Brightspace</text:p>
            </table:change-track-table-cell>
          </table:previous>
        </table:cell-content-change>
        <table:cell-content-change table:id="ct130">
          <table:cell-address table:column="1" table:row="50" table:table="3"/>
          <office:change-info>
            <dc:creator> </dc:creator>
            <dc:date>2020-02-05T11:08:41.420000000</dc:date>
          </office:change-info>
          <table:previous>
            <table:change-track-table-cell office:value-type="string">
              <text:p>Brightspace</text:p>
            </table:change-track-table-cell>
          </table:previous>
        </table:cell-content-change>
        <table:cell-content-change table:id="ct131">
          <table:cell-address table:column="1" table:row="51" table:table="3"/>
          <office:change-info>
            <dc:creator> </dc:creator>
            <dc:date>2020-02-05T11:08:41.420000000</dc:date>
          </office:change-info>
          <table:previous>
            <table:change-track-table-cell office:value-type="string">
              <text:p>Brightspace</text:p>
            </table:change-track-table-cell>
          </table:previous>
        </table:cell-content-change>
        <table:cell-content-change table:id="ct132">
          <table:cell-address table:column="1" table:row="52" table:table="3"/>
          <office:change-info>
            <dc:creator> </dc:creator>
            <dc:date>2020-02-05T11:08:41.420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33">
          <table:cell-address table:column="1" table:row="53" table:table="3"/>
          <office:change-info>
            <dc:creator> </dc:creator>
            <dc:date>2020-02-05T11:08:41.420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34">
          <table:cell-address table:column="1" table:row="54" table:table="3"/>
          <office:change-info>
            <dc:creator> </dc:creator>
            <dc:date>2020-02-05T11:08:41.420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35">
          <table:cell-address table:column="1" table:row="55" table:table="3"/>
          <office:change-info>
            <dc:creator> </dc:creator>
            <dc:date>2020-02-05T11:08:41.420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36">
          <table:cell-address table:column="1" table:row="56" table:table="3"/>
          <office:change-info>
            <dc:creator> </dc:creator>
            <dc:date>2020-02-05T11:08:41.420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37">
          <table:cell-address table:column="2" table:row="1" table:table="3"/>
          <office:change-info>
            <dc:creator> </dc:creator>
            <dc:date>2020-02-05T11:09:00.338000000</dc:date>
          </office:change-info>
          <table:previous>
            <table:change-track-table-cell office:value-type="float" office:value="1"/>
          </table:previous>
        </table:cell-content-change>
        <table:cell-content-change table:id="ct138">
          <table:cell-address table:column="2" table:row="2" table:table="3"/>
          <office:change-info>
            <dc:creator> </dc:creator>
            <dc:date>2020-02-05T11:09:00.339000000</dc:date>
          </office:change-info>
          <table:previous>
            <table:change-track-table-cell office:value-type="float" office:value="1"/>
          </table:previous>
        </table:cell-content-change>
        <table:cell-content-change table:id="ct139">
          <table:cell-address table:column="2" table:row="3" table:table="3"/>
          <office:change-info>
            <dc:creator> </dc:creator>
            <dc:date>2020-02-05T11:09:00.339000000</dc:date>
          </office:change-info>
          <table:previous>
            <table:change-track-table-cell office:value-type="float" office:value="1"/>
          </table:previous>
        </table:cell-content-change>
        <table:cell-content-change table:id="ct140">
          <table:cell-address table:column="2" table:row="4" table:table="3"/>
          <office:change-info>
            <dc:creator> </dc:creator>
            <dc:date>2020-02-05T11:09:00.339000000</dc:date>
          </office:change-info>
          <table:previous>
            <table:change-track-table-cell office:value-type="float" office:value="1"/>
          </table:previous>
        </table:cell-content-change>
        <table:cell-content-change table:id="ct141">
          <table:cell-address table:column="2" table:row="5" table:table="3"/>
          <office:change-info>
            <dc:creator> </dc:creator>
            <dc:date>2020-02-05T11:09:00.339000000</dc:date>
          </office:change-info>
          <table:previous>
            <table:change-track-table-cell office:value-type="float" office:value="2"/>
          </table:previous>
        </table:cell-content-change>
        <table:cell-content-change table:id="ct142">
          <table:cell-address table:column="2" table:row="6" table:table="3"/>
          <office:change-info>
            <dc:creator> </dc:creator>
            <dc:date>2020-02-05T11:09:00.339000000</dc:date>
          </office:change-info>
          <table:previous>
            <table:change-track-table-cell office:value-type="float" office:value="2"/>
          </table:previous>
        </table:cell-content-change>
        <table:cell-content-change table:id="ct143">
          <table:cell-address table:column="2" table:row="7" table:table="3"/>
          <office:change-info>
            <dc:creator> </dc:creator>
            <dc:date>2020-02-05T11:09:00.339000000</dc:date>
          </office:change-info>
          <table:previous>
            <table:change-track-table-cell office:value-type="float" office:value="2"/>
          </table:previous>
        </table:cell-content-change>
        <table:cell-content-change table:id="ct144">
          <table:cell-address table:column="2" table:row="8" table:table="3"/>
          <office:change-info>
            <dc:creator> </dc:creator>
            <dc:date>2020-02-05T11:09:00.339000000</dc:date>
          </office:change-info>
          <table:previous>
            <table:change-track-table-cell office:value-type="float" office:value="2"/>
          </table:previous>
        </table:cell-content-change>
        <table:cell-content-change table:id="ct145">
          <table:cell-address table:column="2" table:row="9" table:table="3"/>
          <office:change-info>
            <dc:creator> </dc:creator>
            <dc:date>2020-02-05T11:09:00.339000000</dc:date>
          </office:change-info>
          <table:previous>
            <table:change-track-table-cell office:value-type="float" office:value="3"/>
          </table:previous>
        </table:cell-content-change>
        <table:cell-content-change table:id="ct146">
          <table:cell-address table:column="2" table:row="10" table:table="3"/>
          <office:change-info>
            <dc:creator> </dc:creator>
            <dc:date>2020-02-05T11:09:00.339000000</dc:date>
          </office:change-info>
          <table:previous>
            <table:change-track-table-cell office:value-type="float" office:value="3"/>
          </table:previous>
        </table:cell-content-change>
        <table:cell-content-change table:id="ct147">
          <table:cell-address table:column="2" table:row="11" table:table="3"/>
          <office:change-info>
            <dc:creator> </dc:creator>
            <dc:date>2020-02-05T11:09:00.339000000</dc:date>
          </office:change-info>
          <table:previous>
            <table:change-track-table-cell office:value-type="float" office:value="3"/>
          </table:previous>
        </table:cell-content-change>
        <table:cell-content-change table:id="ct148">
          <table:cell-address table:column="2" table:row="12" table:table="3"/>
          <office:change-info>
            <dc:creator> </dc:creator>
            <dc:date>2020-02-05T11:09:00.339000000</dc:date>
          </office:change-info>
          <table:previous>
            <table:change-track-table-cell office:value-type="float" office:value="3"/>
          </table:previous>
        </table:cell-content-change>
        <table:cell-content-change table:id="ct149">
          <table:cell-address table:column="2" table:row="13" table:table="3"/>
          <office:change-info>
            <dc:creator> </dc:creator>
            <dc:date>2020-02-05T11:09:00.339000000</dc:date>
          </office:change-info>
          <table:previous>
            <table:change-track-table-cell office:value-type="float" office:value="4"/>
          </table:previous>
        </table:cell-content-change>
        <table:cell-content-change table:id="ct150">
          <table:cell-address table:column="2" table:row="14" table:table="3"/>
          <office:change-info>
            <dc:creator> </dc:creator>
            <dc:date>2020-02-05T11:09:00.339000000</dc:date>
          </office:change-info>
          <table:previous>
            <table:change-track-table-cell office:value-type="float" office:value="4"/>
          </table:previous>
        </table:cell-content-change>
        <table:cell-content-change table:id="ct151">
          <table:cell-address table:column="2" table:row="15" table:table="3"/>
          <office:change-info>
            <dc:creator> </dc:creator>
            <dc:date>2020-02-05T11:09:00.339000000</dc:date>
          </office:change-info>
          <table:previous>
            <table:change-track-table-cell office:value-type="float" office:value="4"/>
          </table:previous>
        </table:cell-content-change>
        <table:cell-content-change table:id="ct152">
          <table:cell-address table:column="2" table:row="16" table:table="3"/>
          <office:change-info>
            <dc:creator> </dc:creator>
            <dc:date>2020-02-05T11:09:00.339000000</dc:date>
          </office:change-info>
          <table:previous>
            <table:change-track-table-cell office:value-type="float" office:value="4"/>
          </table:previous>
        </table:cell-content-change>
        <table:cell-content-change table:id="ct153">
          <table:cell-address table:column="2" table:row="17" table:table="3"/>
          <office:change-info>
            <dc:creator> </dc:creator>
            <dc:date>2020-02-05T11:09:00.339000000</dc:date>
          </office:change-info>
          <table:previous>
            <table:change-track-table-cell office:value-type="float" office:value="5"/>
          </table:previous>
        </table:cell-content-change>
        <table:cell-content-change table:id="ct154">
          <table:cell-address table:column="2" table:row="18" table:table="3"/>
          <office:change-info>
            <dc:creator> </dc:creator>
            <dc:date>2020-02-05T11:09:00.339000000</dc:date>
          </office:change-info>
          <table:previous>
            <table:change-track-table-cell office:value-type="float" office:value="5"/>
          </table:previous>
        </table:cell-content-change>
        <table:cell-content-change table:id="ct155">
          <table:cell-address table:column="2" table:row="19" table:table="3"/>
          <office:change-info>
            <dc:creator> </dc:creator>
            <dc:date>2020-02-05T11:09:00.339000000</dc:date>
          </office:change-info>
          <table:previous>
            <table:change-track-table-cell office:value-type="float" office:value="5"/>
          </table:previous>
        </table:cell-content-change>
        <table:cell-content-change table:id="ct156">
          <table:cell-address table:column="2" table:row="20" table:table="3"/>
          <office:change-info>
            <dc:creator> </dc:creator>
            <dc:date>2020-02-05T11:09:00.339000000</dc:date>
          </office:change-info>
          <table:previous>
            <table:change-track-table-cell office:value-type="float" office:value="5"/>
          </table:previous>
        </table:cell-content-change>
        <table:cell-content-change table:id="ct157">
          <table:cell-address table:column="2" table:row="21" table:table="3"/>
          <office:change-info>
            <dc:creator> </dc:creator>
            <dc:date>2020-02-05T11:09:00.339000000</dc:date>
          </office:change-info>
          <table:previous>
            <table:change-track-table-cell office:value-type="float" office:value="6"/>
          </table:previous>
        </table:cell-content-change>
        <table:cell-content-change table:id="ct158">
          <table:cell-address table:column="2" table:row="22" table:table="3"/>
          <office:change-info>
            <dc:creator> </dc:creator>
            <dc:date>2020-02-05T11:09:00.339000000</dc:date>
          </office:change-info>
          <table:previous>
            <table:change-track-table-cell office:value-type="float" office:value="6"/>
          </table:previous>
        </table:cell-content-change>
        <table:cell-content-change table:id="ct159">
          <table:cell-address table:column="2" table:row="23" table:table="3"/>
          <office:change-info>
            <dc:creator> </dc:creator>
            <dc:date>2020-02-05T11:09:00.339000000</dc:date>
          </office:change-info>
          <table:previous>
            <table:change-track-table-cell office:value-type="float" office:value="6"/>
          </table:previous>
        </table:cell-content-change>
        <table:cell-content-change table:id="ct160">
          <table:cell-address table:column="2" table:row="24" table:table="3"/>
          <office:change-info>
            <dc:creator> </dc:creator>
            <dc:date>2020-02-05T11:09:00.339000000</dc:date>
          </office:change-info>
          <table:previous>
            <table:change-track-table-cell office:value-type="float" office:value="6"/>
          </table:previous>
        </table:cell-content-change>
        <table:cell-content-change table:id="ct161">
          <table:cell-address table:column="2" table:row="25" table:table="3"/>
          <office:change-info>
            <dc:creator> </dc:creator>
            <dc:date>2020-02-05T11:09:00.339000000</dc:date>
          </office:change-info>
          <table:previous>
            <table:change-track-table-cell office:value-type="float" office:value="6"/>
          </table:previous>
        </table:cell-content-change>
        <table:cell-content-change table:id="ct162">
          <table:cell-address table:column="2" table:row="26" table:table="3"/>
          <office:change-info>
            <dc:creator> </dc:creator>
            <dc:date>2020-02-05T11:09:00.339000000</dc:date>
          </office:change-info>
          <table:previous>
            <table:change-track-table-cell office:value-type="float" office:value="7"/>
          </table:previous>
        </table:cell-content-change>
        <table:cell-content-change table:id="ct163">
          <table:cell-address table:column="2" table:row="27" table:table="3"/>
          <office:change-info>
            <dc:creator> </dc:creator>
            <dc:date>2020-02-05T11:09:00.339000000</dc:date>
          </office:change-info>
          <table:previous>
            <table:change-track-table-cell office:value-type="float" office:value="7"/>
          </table:previous>
        </table:cell-content-change>
        <table:cell-content-change table:id="ct164">
          <table:cell-address table:column="2" table:row="28" table:table="3"/>
          <office:change-info>
            <dc:creator> </dc:creator>
            <dc:date>2020-02-05T11:09:00.339000000</dc:date>
          </office:change-info>
          <table:previous>
            <table:change-track-table-cell office:value-type="float" office:value="7"/>
          </table:previous>
        </table:cell-content-change>
        <table:cell-content-change table:id="ct165">
          <table:cell-address table:column="2" table:row="29" table:table="3"/>
          <office:change-info>
            <dc:creator> </dc:creator>
            <dc:date>2020-02-05T11:09:00.339000000</dc:date>
          </office:change-info>
          <table:previous>
            <table:change-track-table-cell office:value-type="float" office:value="7"/>
          </table:previous>
        </table:cell-content-change>
        <table:cell-content-change table:id="ct166">
          <table:cell-address table:column="2" table:row="30" table:table="3"/>
          <office:change-info>
            <dc:creator> </dc:creator>
            <dc:date>2020-02-05T11:09:00.339000000</dc:date>
          </office:change-info>
          <table:previous>
            <table:change-track-table-cell office:value-type="float" office:value="7"/>
          </table:previous>
        </table:cell-content-change>
        <table:cell-content-change table:id="ct167">
          <table:cell-address table:column="2" table:row="31" table:table="3"/>
          <office:change-info>
            <dc:creator> </dc:creator>
            <dc:date>2020-02-05T11:09:00.339000000</dc:date>
          </office:change-info>
          <table:previous>
            <table:change-track-table-cell office:value-type="float" office:value="8"/>
          </table:previous>
        </table:cell-content-change>
        <table:cell-content-change table:id="ct168">
          <table:cell-address table:column="2" table:row="32" table:table="3"/>
          <office:change-info>
            <dc:creator> </dc:creator>
            <dc:date>2020-02-05T11:09:00.339000000</dc:date>
          </office:change-info>
          <table:previous>
            <table:change-track-table-cell office:value-type="float" office:value="8"/>
          </table:previous>
        </table:cell-content-change>
        <table:cell-content-change table:id="ct169">
          <table:cell-address table:column="2" table:row="33" table:table="3"/>
          <office:change-info>
            <dc:creator> </dc:creator>
            <dc:date>2020-02-05T11:09:00.339000000</dc:date>
          </office:change-info>
          <table:previous>
            <table:change-track-table-cell office:value-type="float" office:value="8"/>
          </table:previous>
        </table:cell-content-change>
        <table:cell-content-change table:id="ct170">
          <table:cell-address table:column="2" table:row="34" table:table="3"/>
          <office:change-info>
            <dc:creator> </dc:creator>
            <dc:date>2020-02-05T11:09:00.339000000</dc:date>
          </office:change-info>
          <table:previous>
            <table:change-track-table-cell office:value-type="float" office:value="8"/>
          </table:previous>
        </table:cell-content-change>
        <table:cell-content-change table:id="ct171">
          <table:cell-address table:column="2" table:row="35" table:table="3"/>
          <office:change-info>
            <dc:creator> </dc:creator>
            <dc:date>2020-02-05T11:09:00.339000000</dc:date>
          </office:change-info>
          <table:previous>
            <table:change-track-table-cell office:value-type="float" office:value="8"/>
          </table:previous>
        </table:cell-content-change>
        <table:cell-content-change table:id="ct172">
          <table:cell-address table:column="2" table:row="36" table:table="3"/>
          <office:change-info>
            <dc:creator> </dc:creator>
            <dc:date>2020-02-05T11:09:00.339000000</dc:date>
          </office:change-info>
          <table:previous>
            <table:change-track-table-cell office:value-type="float" office:value="9"/>
          </table:previous>
        </table:cell-content-change>
        <table:cell-content-change table:id="ct173">
          <table:cell-address table:column="2" table:row="37" table:table="3"/>
          <office:change-info>
            <dc:creator> </dc:creator>
            <dc:date>2020-02-05T11:09:00.339000000</dc:date>
          </office:change-info>
          <table:previous>
            <table:change-track-table-cell office:value-type="float" office:value="9"/>
          </table:previous>
        </table:cell-content-change>
        <table:cell-content-change table:id="ct174">
          <table:cell-address table:column="2" table:row="38" table:table="3"/>
          <office:change-info>
            <dc:creator> </dc:creator>
            <dc:date>2020-02-05T11:09:00.339000000</dc:date>
          </office:change-info>
          <table:previous>
            <table:change-track-table-cell office:value-type="float" office:value="9"/>
          </table:previous>
        </table:cell-content-change>
        <table:cell-content-change table:id="ct175">
          <table:cell-address table:column="2" table:row="39" table:table="3"/>
          <office:change-info>
            <dc:creator> </dc:creator>
            <dc:date>2020-02-05T11:09:00.339000000</dc:date>
          </office:change-info>
          <table:previous>
            <table:change-track-table-cell office:value-type="float" office:value="9"/>
          </table:previous>
        </table:cell-content-change>
        <table:cell-content-change table:id="ct176">
          <table:cell-address table:column="2" table:row="40" table:table="3"/>
          <office:change-info>
            <dc:creator> </dc:creator>
            <dc:date>2020-02-05T11:09:00.339000000</dc:date>
          </office:change-info>
          <table:previous>
            <table:change-track-table-cell office:value-type="float" office:value="9"/>
          </table:previous>
        </table:cell-content-change>
        <table:cell-content-change table:id="ct177">
          <table:cell-address table:column="2" table:row="41" table:table="3"/>
          <office:change-info>
            <dc:creator> </dc:creator>
            <dc:date>2020-02-05T11:09:00.339000000</dc:date>
          </office:change-info>
          <table:previous>
            <table:change-track-table-cell office:value-type="float" office:value="10"/>
          </table:previous>
        </table:cell-content-change>
        <table:cell-content-change table:id="ct178">
          <table:cell-address table:column="2" table:row="42" table:table="3"/>
          <office:change-info>
            <dc:creator> </dc:creator>
            <dc:date>2020-02-05T11:09:00.339000000</dc:date>
          </office:change-info>
          <table:previous>
            <table:change-track-table-cell office:value-type="float" office:value="10"/>
          </table:previous>
        </table:cell-content-change>
        <table:cell-content-change table:id="ct179">
          <table:cell-address table:column="2" table:row="43" table:table="3"/>
          <office:change-info>
            <dc:creator> </dc:creator>
            <dc:date>2020-02-05T11:09:00.339000000</dc:date>
          </office:change-info>
          <table:previous>
            <table:change-track-table-cell office:value-type="float" office:value="10"/>
          </table:previous>
        </table:cell-content-change>
        <table:cell-content-change table:id="ct180">
          <table:cell-address table:column="2" table:row="44" table:table="3"/>
          <office:change-info>
            <dc:creator> </dc:creator>
            <dc:date>2020-02-05T11:09:00.339000000</dc:date>
          </office:change-info>
          <table:previous>
            <table:change-track-table-cell office:value-type="float" office:value="10"/>
          </table:previous>
        </table:cell-content-change>
        <table:cell-content-change table:id="ct181">
          <table:cell-address table:column="2" table:row="45" table:table="3"/>
          <office:change-info>
            <dc:creator> </dc:creator>
            <dc:date>2020-02-05T11:09:00.339000000</dc:date>
          </office:change-info>
          <table:previous>
            <table:change-track-table-cell office:value-type="float" office:value="10"/>
          </table:previous>
        </table:cell-content-change>
        <table:cell-content-change table:id="ct182">
          <table:cell-address table:column="2" table:row="46" table:table="3"/>
          <office:change-info>
            <dc:creator> </dc:creator>
            <dc:date>2020-02-05T11:09:00.339000000</dc:date>
          </office:change-info>
          <table:previous>
            <table:change-track-table-cell office:value-type="float" office:value="9"/>
          </table:previous>
        </table:cell-content-change>
        <table:cell-content-change table:id="ct183">
          <table:cell-address table:column="2" table:row="47" table:table="3"/>
          <office:change-info>
            <dc:creator> </dc:creator>
            <dc:date>2020-02-05T11:09:00.339000000</dc:date>
          </office:change-info>
          <table:previous>
            <table:change-track-table-cell office:value-type="float" office:value="9"/>
          </table:previous>
        </table:cell-content-change>
        <table:cell-content-change table:id="ct184">
          <table:cell-address table:column="2" table:row="48" table:table="3"/>
          <office:change-info>
            <dc:creator> </dc:creator>
            <dc:date>2020-02-05T11:09:00.340000000</dc:date>
          </office:change-info>
          <table:previous>
            <table:change-track-table-cell office:value-type="float" office:value="9"/>
          </table:previous>
        </table:cell-content-change>
        <table:cell-content-change table:id="ct185">
          <table:cell-address table:column="2" table:row="49" table:table="3"/>
          <office:change-info>
            <dc:creator> </dc:creator>
            <dc:date>2020-02-05T11:09:00.340000000</dc:date>
          </office:change-info>
          <table:previous>
            <table:change-track-table-cell office:value-type="float" office:value="9"/>
          </table:previous>
        </table:cell-content-change>
        <table:cell-content-change table:id="ct186">
          <table:cell-address table:column="2" table:row="50" table:table="3"/>
          <office:change-info>
            <dc:creator> </dc:creator>
            <dc:date>2020-02-05T11:09:00.340000000</dc:date>
          </office:change-info>
          <table:previous>
            <table:change-track-table-cell office:value-type="float" office:value="9"/>
          </table:previous>
        </table:cell-content-change>
        <table:cell-content-change table:id="ct187">
          <table:cell-address table:column="2" table:row="51" table:table="3"/>
          <office:change-info>
            <dc:creator> </dc:creator>
            <dc:date>2020-02-05T11:09:00.340000000</dc:date>
          </office:change-info>
          <table:previous>
            <table:change-track-table-cell office:value-type="float" office:value="9"/>
          </table:previous>
        </table:cell-content-change>
        <table:cell-content-change table:id="ct188">
          <table:cell-address table:column="2" table:row="52" table:table="3"/>
          <office:change-info>
            <dc:creator> </dc:creator>
            <dc:date>2020-02-05T11:09:00.340000000</dc:date>
          </office:change-info>
          <table:previous>
            <table:change-track-table-cell office:value-type="float" office:value="10"/>
          </table:previous>
        </table:cell-content-change>
        <table:cell-content-change table:id="ct189">
          <table:cell-address table:column="2" table:row="53" table:table="3"/>
          <office:change-info>
            <dc:creator> </dc:creator>
            <dc:date>2020-02-05T11:09:00.340000000</dc:date>
          </office:change-info>
          <table:previous>
            <table:change-track-table-cell office:value-type="float" office:value="10"/>
          </table:previous>
        </table:cell-content-change>
        <table:cell-content-change table:id="ct190">
          <table:cell-address table:column="2" table:row="54" table:table="3"/>
          <office:change-info>
            <dc:creator> </dc:creator>
            <dc:date>2020-02-05T11:09:00.340000000</dc:date>
          </office:change-info>
          <table:previous>
            <table:change-track-table-cell office:value-type="float" office:value="10"/>
          </table:previous>
        </table:cell-content-change>
        <table:cell-content-change table:id="ct191">
          <table:cell-address table:column="2" table:row="55" table:table="3"/>
          <office:change-info>
            <dc:creator> </dc:creator>
            <dc:date>2020-02-05T11:09:00.340000000</dc:date>
          </office:change-info>
          <table:previous>
            <table:change-track-table-cell office:value-type="float" office:value="10"/>
          </table:previous>
        </table:cell-content-change>
        <table:cell-content-change table:id="ct192">
          <table:cell-address table:column="2" table:row="56" table:table="3"/>
          <office:change-info>
            <dc:creator> </dc:creator>
            <dc:date>2020-02-05T11:09:00.340000000</dc:date>
          </office:change-info>
          <table:previous>
            <table:change-track-table-cell office:value-type="float" office:value="10"/>
          </table:previous>
        </table:cell-content-change>
        <table:cell-content-change table:id="ct193">
          <table:cell-address table:column="3" table:row="1" table:table="3"/>
          <office:change-info>
            <dc:creator> </dc:creator>
            <dc:date>2020-02-05T11:09:00.340000000</dc:date>
          </office:change-info>
          <table:previous>
            <table:change-track-table-cell office:value-type="float" office:value="39104"/>
          </table:previous>
        </table:cell-content-change>
        <table:cell-content-change table:id="ct194">
          <table:cell-address table:column="3" table:row="2" table:table="3"/>
          <office:change-info>
            <dc:creator> </dc:creator>
            <dc:date>2020-02-05T11:09:00.340000000</dc:date>
          </office:change-info>
          <table:previous>
            <table:change-track-table-cell office:value-type="float" office:value="39104"/>
          </table:previous>
        </table:cell-content-change>
        <table:cell-content-change table:id="ct195">
          <table:cell-address table:column="3" table:row="3" table:table="3"/>
          <office:change-info>
            <dc:creator> </dc:creator>
            <dc:date>2020-02-05T11:09:00.340000000</dc:date>
          </office:change-info>
          <table:previous>
            <table:change-track-table-cell office:value-type="float" office:value="39104"/>
          </table:previous>
        </table:cell-content-change>
        <table:cell-content-change table:id="ct196">
          <table:cell-address table:column="3" table:row="4" table:table="3"/>
          <office:change-info>
            <dc:creator> </dc:creator>
            <dc:date>2020-02-05T11:09:00.340000000</dc:date>
          </office:change-info>
          <table:previous>
            <table:change-track-table-cell office:value-type="float" office:value="39104"/>
          </table:previous>
        </table:cell-content-change>
        <table:cell-content-change table:id="ct197">
          <table:cell-address table:column="3" table:row="5" table:table="3"/>
          <office:change-info>
            <dc:creator> </dc:creator>
            <dc:date>2020-02-05T11:09:00.340000000</dc:date>
          </office:change-info>
          <table:previous>
            <table:change-track-table-cell office:value-type="float" office:value="39234"/>
          </table:previous>
        </table:cell-content-change>
        <table:cell-content-change table:id="ct198">
          <table:cell-address table:column="3" table:row="6" table:table="3"/>
          <office:change-info>
            <dc:creator> </dc:creator>
            <dc:date>2020-02-05T11:09:00.340000000</dc:date>
          </office:change-info>
          <table:previous>
            <table:change-track-table-cell office:value-type="float" office:value="39234"/>
          </table:previous>
        </table:cell-content-change>
        <table:cell-content-change table:id="ct199">
          <table:cell-address table:column="3" table:row="7" table:table="3"/>
          <office:change-info>
            <dc:creator> </dc:creator>
            <dc:date>2020-02-05T11:09:00.340000000</dc:date>
          </office:change-info>
          <table:previous>
            <table:change-track-table-cell office:value-type="float" office:value="39234"/>
          </table:previous>
        </table:cell-content-change>
        <table:cell-content-change table:id="ct200">
          <table:cell-address table:column="3" table:row="8" table:table="3"/>
          <office:change-info>
            <dc:creator> </dc:creator>
            <dc:date>2020-02-05T11:09:00.340000000</dc:date>
          </office:change-info>
          <table:previous>
            <table:change-track-table-cell office:value-type="float" office:value="39234"/>
          </table:previous>
        </table:cell-content-change>
        <table:cell-content-change table:id="ct201">
          <table:cell-address table:column="3" table:row="9" table:table="3"/>
          <office:change-info>
            <dc:creator> </dc:creator>
            <dc:date>2020-02-05T11:09:00.340000000</dc:date>
          </office:change-info>
          <table:previous>
            <table:change-track-table-cell office:value-type="float" office:value="41089"/>
          </table:previous>
        </table:cell-content-change>
        <table:cell-content-change table:id="ct202">
          <table:cell-address table:column="3" table:row="10" table:table="3"/>
          <office:change-info>
            <dc:creator> </dc:creator>
            <dc:date>2020-02-05T11:09:00.340000000</dc:date>
          </office:change-info>
          <table:previous>
            <table:change-track-table-cell office:value-type="float" office:value="41089"/>
          </table:previous>
        </table:cell-content-change>
        <table:cell-content-change table:id="ct203">
          <table:cell-address table:column="3" table:row="11" table:table="3"/>
          <office:change-info>
            <dc:creator> </dc:creator>
            <dc:date>2020-02-05T11:09:00.340000000</dc:date>
          </office:change-info>
          <table:previous>
            <table:change-track-table-cell office:value-type="float" office:value="41089"/>
          </table:previous>
        </table:cell-content-change>
        <table:cell-content-change table:id="ct204">
          <table:cell-address table:column="3" table:row="12" table:table="3"/>
          <office:change-info>
            <dc:creator> </dc:creator>
            <dc:date>2020-02-05T11:09:00.340000000</dc:date>
          </office:change-info>
          <table:previous>
            <table:change-track-table-cell office:value-type="float" office:value="41089"/>
          </table:previous>
        </table:cell-content-change>
        <table:cell-content-change table:id="ct205">
          <table:cell-address table:column="3" table:row="13" table:table="3"/>
          <office:change-info>
            <dc:creator> </dc:creator>
            <dc:date>2020-02-05T11:09:00.340000000</dc:date>
          </office:change-info>
          <table:previous>
            <table:change-track-table-cell office:value-type="float" office:value="41152"/>
          </table:previous>
        </table:cell-content-change>
        <table:cell-content-change table:id="ct206">
          <table:cell-address table:column="3" table:row="14" table:table="3"/>
          <office:change-info>
            <dc:creator> </dc:creator>
            <dc:date>2020-02-05T11:09:00.340000000</dc:date>
          </office:change-info>
          <table:previous>
            <table:change-track-table-cell office:value-type="float" office:value="41152"/>
          </table:previous>
        </table:cell-content-change>
        <table:cell-content-change table:id="ct207">
          <table:cell-address table:column="3" table:row="15" table:table="3"/>
          <office:change-info>
            <dc:creator> </dc:creator>
            <dc:date>2020-02-05T11:09:00.340000000</dc:date>
          </office:change-info>
          <table:previous>
            <table:change-track-table-cell office:value-type="float" office:value="41152"/>
          </table:previous>
        </table:cell-content-change>
        <table:cell-content-change table:id="ct208">
          <table:cell-address table:column="3" table:row="16" table:table="3"/>
          <office:change-info>
            <dc:creator> </dc:creator>
            <dc:date>2020-02-05T11:09:00.340000000</dc:date>
          </office:change-info>
          <table:previous>
            <table:change-track-table-cell office:value-type="float" office:value="41152"/>
          </table:previous>
        </table:cell-content-change>
        <table:cell-content-change table:id="ct209">
          <table:cell-address table:column="3" table:row="17" table:table="3"/>
          <office:change-info>
            <dc:creator> </dc:creator>
            <dc:date>2020-02-05T11:09:00.340000000</dc:date>
          </office:change-info>
          <table:previous>
            <table:change-track-table-cell office:value-type="float" office:value="41383"/>
          </table:previous>
        </table:cell-content-change>
        <table:cell-content-change table:id="ct210">
          <table:cell-address table:column="3" table:row="18" table:table="3"/>
          <office:change-info>
            <dc:creator> </dc:creator>
            <dc:date>2020-02-05T11:09:00.340000000</dc:date>
          </office:change-info>
          <table:previous>
            <table:change-track-table-cell office:value-type="float" office:value="41383"/>
          </table:previous>
        </table:cell-content-change>
        <table:cell-content-change table:id="ct211">
          <table:cell-address table:column="3" table:row="19" table:table="3"/>
          <office:change-info>
            <dc:creator> </dc:creator>
            <dc:date>2020-02-05T11:09:00.340000000</dc:date>
          </office:change-info>
          <table:previous>
            <table:change-track-table-cell office:value-type="float" office:value="41383"/>
          </table:previous>
        </table:cell-content-change>
        <table:cell-content-change table:id="ct212">
          <table:cell-address table:column="3" table:row="20" table:table="3"/>
          <office:change-info>
            <dc:creator> </dc:creator>
            <dc:date>2020-02-05T11:09:00.340000000</dc:date>
          </office:change-info>
          <table:previous>
            <table:change-track-table-cell office:value-type="float" office:value="41383"/>
          </table:previous>
        </table:cell-content-change>
        <table:cell-content-change table:id="ct213">
          <table:cell-address table:column="3" table:row="21" table:table="3"/>
          <office:change-info>
            <dc:creator> </dc:creator>
            <dc:date>2020-02-05T11:09:00.340000000</dc:date>
          </office:change-info>
          <table:previous>
            <table:change-track-table-cell office:value-type="float" office:value="41740"/>
          </table:previous>
        </table:cell-content-change>
        <table:cell-content-change table:id="ct214">
          <table:cell-address table:column="3" table:row="22" table:table="3"/>
          <office:change-info>
            <dc:creator> </dc:creator>
            <dc:date>2020-02-05T11:09:00.340000000</dc:date>
          </office:change-info>
          <table:previous>
            <table:change-track-table-cell office:value-type="float" office:value="41740"/>
          </table:previous>
        </table:cell-content-change>
        <table:cell-content-change table:id="ct215">
          <table:cell-address table:column="3" table:row="23" table:table="3"/>
          <office:change-info>
            <dc:creator> </dc:creator>
            <dc:date>2020-02-05T11:09:00.340000000</dc:date>
          </office:change-info>
          <table:previous>
            <table:change-track-table-cell office:value-type="float" office:value="41740"/>
          </table:previous>
        </table:cell-content-change>
        <table:cell-content-change table:id="ct216">
          <table:cell-address table:column="3" table:row="24" table:table="3"/>
          <office:change-info>
            <dc:creator> </dc:creator>
            <dc:date>2020-02-05T11:09:00.340000000</dc:date>
          </office:change-info>
          <table:previous>
            <table:change-track-table-cell office:value-type="float" office:value="41740"/>
          </table:previous>
        </table:cell-content-change>
        <table:cell-content-change table:id="ct217">
          <table:cell-address table:column="3" table:row="25" table:table="3"/>
          <office:change-info>
            <dc:creator> </dc:creator>
            <dc:date>2020-02-05T11:09:00.340000000</dc:date>
          </office:change-info>
          <table:previous>
            <table:change-track-table-cell office:value-type="float" office:value="41740"/>
          </table:previous>
        </table:cell-content-change>
        <table:cell-content-change table:id="ct218">
          <table:cell-address table:column="3" table:row="26" table:table="3"/>
          <office:change-info>
            <dc:creator> </dc:creator>
            <dc:date>2020-02-05T11:09:00.340000000</dc:date>
          </office:change-info>
          <table:previous>
            <table:change-track-table-cell office:value-type="float" office:value="42187"/>
          </table:previous>
        </table:cell-content-change>
        <table:cell-content-change table:id="ct219">
          <table:cell-address table:column="3" table:row="27" table:table="3"/>
          <office:change-info>
            <dc:creator> </dc:creator>
            <dc:date>2020-02-05T11:09:00.340000000</dc:date>
          </office:change-info>
          <table:previous>
            <table:change-track-table-cell office:value-type="float" office:value="42187"/>
          </table:previous>
        </table:cell-content-change>
        <table:cell-content-change table:id="ct220">
          <table:cell-address table:column="3" table:row="28" table:table="3"/>
          <office:change-info>
            <dc:creator> </dc:creator>
            <dc:date>2020-02-05T11:09:00.340000000</dc:date>
          </office:change-info>
          <table:previous>
            <table:change-track-table-cell office:value-type="float" office:value="42187"/>
          </table:previous>
        </table:cell-content-change>
        <table:cell-content-change table:id="ct221">
          <table:cell-address table:column="3" table:row="29" table:table="3"/>
          <office:change-info>
            <dc:creator> </dc:creator>
            <dc:date>2020-02-05T11:09:00.340000000</dc:date>
          </office:change-info>
          <table:previous>
            <table:change-track-table-cell office:value-type="float" office:value="42187"/>
          </table:previous>
        </table:cell-content-change>
        <table:cell-content-change table:id="ct222">
          <table:cell-address table:column="3" table:row="30" table:table="3"/>
          <office:change-info>
            <dc:creator> </dc:creator>
            <dc:date>2020-02-05T11:09:00.340000000</dc:date>
          </office:change-info>
          <table:previous>
            <table:change-track-table-cell office:value-type="float" office:value="42187"/>
          </table:previous>
        </table:cell-content-change>
        <table:cell-content-change table:id="ct223">
          <table:cell-address table:column="3" table:row="31" table:table="3"/>
          <office:change-info>
            <dc:creator> </dc:creator>
            <dc:date>2020-02-05T11:09:00.340000000</dc:date>
          </office:change-info>
          <table:previous>
            <table:change-track-table-cell office:value-type="float" office:value="42104"/>
          </table:previous>
        </table:cell-content-change>
        <table:cell-content-change table:id="ct224">
          <table:cell-address table:column="3" table:row="32" table:table="3"/>
          <office:change-info>
            <dc:creator> </dc:creator>
            <dc:date>2020-02-05T11:09:00.340000000</dc:date>
          </office:change-info>
          <table:previous>
            <table:change-track-table-cell office:value-type="float" office:value="42104"/>
          </table:previous>
        </table:cell-content-change>
        <table:cell-content-change table:id="ct225">
          <table:cell-address table:column="3" table:row="33" table:table="3"/>
          <office:change-info>
            <dc:creator> </dc:creator>
            <dc:date>2020-02-05T11:09:00.340000000</dc:date>
          </office:change-info>
          <table:previous>
            <table:change-track-table-cell office:value-type="float" office:value="42104"/>
          </table:previous>
        </table:cell-content-change>
        <table:cell-content-change table:id="ct226">
          <table:cell-address table:column="3" table:row="34" table:table="3"/>
          <office:change-info>
            <dc:creator> </dc:creator>
            <dc:date>2020-02-05T11:09:00.340000000</dc:date>
          </office:change-info>
          <table:previous>
            <table:change-track-table-cell office:value-type="float" office:value="42104"/>
          </table:previous>
        </table:cell-content-change>
        <table:cell-content-change table:id="ct227">
          <table:cell-address table:column="3" table:row="35" table:table="3"/>
          <office:change-info>
            <dc:creator> </dc:creator>
            <dc:date>2020-02-05T11:09:00.340000000</dc:date>
          </office:change-info>
          <table:previous>
            <table:change-track-table-cell office:value-type="float" office:value="42104"/>
          </table:previous>
        </table:cell-content-change>
        <table:cell-content-change table:id="ct228">
          <table:cell-address table:column="3" table:row="36" table:table="3"/>
          <office:change-info>
            <dc:creator> </dc:creator>
            <dc:date>2020-02-05T11:09:00.340000000</dc:date>
          </office:change-info>
          <table:previous>
            <table:change-track-table-cell office:value-type="string">
              <text:p>2016-22-01</text:p>
            </table:change-track-table-cell>
          </table:previous>
        </table:cell-content-change>
        <table:cell-content-change table:id="ct229">
          <table:cell-address table:column="3" table:row="37" table:table="3"/>
          <office:change-info>
            <dc:creator> </dc:creator>
            <dc:date>2020-02-05T11:09:00.340000000</dc:date>
          </office:change-info>
          <table:previous>
            <table:change-track-table-cell office:value-type="string">
              <text:p>2016-22-01</text:p>
            </table:change-track-table-cell>
          </table:previous>
        </table:cell-content-change>
        <table:cell-content-change table:id="ct230">
          <table:cell-address table:column="3" table:row="38" table:table="3"/>
          <office:change-info>
            <dc:creator> </dc:creator>
            <dc:date>2020-02-05T11:09:00.341000000</dc:date>
          </office:change-info>
          <table:previous>
            <table:change-track-table-cell office:value-type="string">
              <text:p>2016-22-01</text:p>
            </table:change-track-table-cell>
          </table:previous>
        </table:cell-content-change>
        <table:cell-content-change table:id="ct231">
          <table:cell-address table:column="3" table:row="39" table:table="3"/>
          <office:change-info>
            <dc:creator> </dc:creator>
            <dc:date>2020-02-05T11:09:00.341000000</dc:date>
          </office:change-info>
          <table:previous>
            <table:change-track-table-cell office:value-type="string">
              <text:p>2016-22-01</text:p>
            </table:change-track-table-cell>
          </table:previous>
        </table:cell-content-change>
        <table:cell-content-change table:id="ct232">
          <table:cell-address table:column="3" table:row="40" table:table="3"/>
          <office:change-info>
            <dc:creator> </dc:creator>
            <dc:date>2020-02-05T11:09:00.341000000</dc:date>
          </office:change-info>
          <table:previous>
            <table:change-track-table-cell office:value-type="string">
              <text:p>2016-22-01</text:p>
            </table:change-track-table-cell>
          </table:previous>
        </table:cell-content-change>
        <table:cell-content-change table:id="ct233">
          <table:cell-address table:column="3" table:row="41" table:table="3"/>
          <office:change-info>
            <dc:creator> </dc:creator>
            <dc:date>2020-02-05T11:09:00.341000000</dc:date>
          </office:change-info>
          <table:previous>
            <table:change-track-table-cell office:value-type="string">
              <text:p>2016-04-12</text:p>
            </table:change-track-table-cell>
          </table:previous>
        </table:cell-content-change>
        <table:cell-content-change table:id="ct234">
          <table:cell-address table:column="3" table:row="42" table:table="3"/>
          <office:change-info>
            <dc:creator> </dc:creator>
            <dc:date>2020-02-05T11:09:00.341000000</dc:date>
          </office:change-info>
          <table:previous>
            <table:change-track-table-cell office:value-type="string">
              <text:p>2016-04-12</text:p>
            </table:change-track-table-cell>
          </table:previous>
        </table:cell-content-change>
        <table:cell-content-change table:id="ct235">
          <table:cell-address table:column="3" table:row="43" table:table="3"/>
          <office:change-info>
            <dc:creator> </dc:creator>
            <dc:date>2020-02-05T11:09:00.341000000</dc:date>
          </office:change-info>
          <table:previous>
            <table:change-track-table-cell office:value-type="string">
              <text:p>2016-04-12</text:p>
            </table:change-track-table-cell>
          </table:previous>
        </table:cell-content-change>
        <table:cell-content-change table:id="ct236">
          <table:cell-address table:column="3" table:row="44" table:table="3"/>
          <office:change-info>
            <dc:creator> </dc:creator>
            <dc:date>2020-02-05T11:09:00.341000000</dc:date>
          </office:change-info>
          <table:previous>
            <table:change-track-table-cell office:value-type="string">
              <text:p>2016-04-12</text:p>
            </table:change-track-table-cell>
          </table:previous>
        </table:cell-content-change>
        <table:cell-content-change table:id="ct237">
          <table:cell-address table:column="3" table:row="45" table:table="3"/>
          <office:change-info>
            <dc:creator> </dc:creator>
            <dc:date>2020-02-05T11:09:00.341000000</dc:date>
          </office:change-info>
          <table:previous>
            <table:change-track-table-cell office:value-type="string">
              <text:p>2016-04-12</text:p>
            </table:change-track-table-cell>
          </table:previous>
        </table:cell-content-change>
        <table:cell-content-change table:id="ct238">
          <table:cell-address table:column="3" table:row="46" table:table="3"/>
          <office:change-info>
            <dc:creator> </dc:creator>
            <dc:date>2020-02-05T11:09:00.341000000</dc:date>
          </office:change-info>
          <table:previous>
            <table:change-track-table-cell office:value-type="float" office:value="43126"/>
          </table:previous>
        </table:cell-content-change>
        <table:cell-content-change table:id="ct239">
          <table:cell-address table:column="3" table:row="47" table:table="3"/>
          <office:change-info>
            <dc:creator> </dc:creator>
            <dc:date>2020-02-05T11:09:00.341000000</dc:date>
          </office:change-info>
          <table:previous>
            <table:change-track-table-cell office:value-type="float" office:value="43126"/>
          </table:previous>
        </table:cell-content-change>
        <table:cell-content-change table:id="ct240">
          <table:cell-address table:column="3" table:row="48" table:table="3"/>
          <office:change-info>
            <dc:creator> </dc:creator>
            <dc:date>2020-02-05T11:09:00.341000000</dc:date>
          </office:change-info>
          <table:previous>
            <table:change-track-table-cell office:value-type="float" office:value="43126"/>
          </table:previous>
        </table:cell-content-change>
        <table:cell-content-change table:id="ct241">
          <table:cell-address table:column="3" table:row="49" table:table="3"/>
          <office:change-info>
            <dc:creator> </dc:creator>
            <dc:date>2020-02-05T11:09:00.341000000</dc:date>
          </office:change-info>
          <table:previous>
            <table:change-track-table-cell office:value-type="float" office:value="43126"/>
          </table:previous>
        </table:cell-content-change>
        <table:cell-content-change table:id="ct242">
          <table:cell-address table:column="3" table:row="50" table:table="3"/>
          <office:change-info>
            <dc:creator> </dc:creator>
            <dc:date>2020-02-05T11:09:00.341000000</dc:date>
          </office:change-info>
          <table:previous>
            <table:change-track-table-cell office:value-type="float" office:value="43126"/>
          </table:previous>
        </table:cell-content-change>
        <table:cell-content-change table:id="ct243">
          <table:cell-address table:column="3" table:row="51" table:table="3"/>
          <office:change-info>
            <dc:creator> </dc:creator>
            <dc:date>2020-02-05T11:09:00.341000000</dc:date>
          </office:change-info>
          <table:previous>
            <table:change-track-table-cell office:value-type="float" office:value="43126"/>
          </table:previous>
        </table:cell-content-change>
        <table:cell-content-change table:id="ct244">
          <table:cell-address table:column="3" table:row="52" table:table="3"/>
          <office:change-info>
            <dc:creator> </dc:creator>
            <dc:date>2020-02-05T11:09:00.341000000</dc:date>
          </office:change-info>
          <table:previous>
            <table:change-track-table-cell office:value-type="float" office:value="40909"/>
          </table:previous>
        </table:cell-content-change>
        <table:cell-content-change table:id="ct245">
          <table:cell-address table:column="3" table:row="53" table:table="3"/>
          <office:change-info>
            <dc:creator> </dc:creator>
            <dc:date>2020-02-05T11:09:00.341000000</dc:date>
          </office:change-info>
          <table:previous>
            <table:change-track-table-cell office:value-type="float" office:value="40909"/>
          </table:previous>
        </table:cell-content-change>
        <table:cell-content-change table:id="ct246">
          <table:cell-address table:column="3" table:row="54" table:table="3"/>
          <office:change-info>
            <dc:creator> </dc:creator>
            <dc:date>2020-02-05T11:09:00.341000000</dc:date>
          </office:change-info>
          <table:previous>
            <table:change-track-table-cell office:value-type="float" office:value="40909"/>
          </table:previous>
        </table:cell-content-change>
        <table:cell-content-change table:id="ct247">
          <table:cell-address table:column="3" table:row="55" table:table="3"/>
          <office:change-info>
            <dc:creator> </dc:creator>
            <dc:date>2020-02-05T11:09:00.341000000</dc:date>
          </office:change-info>
          <table:previous>
            <table:change-track-table-cell office:value-type="float" office:value="40909"/>
          </table:previous>
        </table:cell-content-change>
        <table:cell-content-change table:id="ct248">
          <table:cell-address table:column="3" table:row="56" table:table="3"/>
          <office:change-info>
            <dc:creator> </dc:creator>
            <dc:date>2020-02-05T11:09:00.341000000</dc:date>
          </office:change-info>
          <table:previous>
            <table:change-track-table-cell office:value-type="float" office:value="40909"/>
          </table:previous>
        </table:cell-content-change>
        <table:cell-content-change table:id="ct249">
          <table:cell-address table:column="4" table:row="1" table:table="3"/>
          <office:change-info>
            <dc:creator> </dc:creator>
            <dc:date>2020-02-05T11:09:00.341000000</dc:date>
          </office:change-info>
          <table:previous>
            <table:change-track-table-cell office:value-type="float" office:value="4"/>
          </table:previous>
        </table:cell-content-change>
        <table:cell-content-change table:id="ct250">
          <table:cell-address table:column="4" table:row="2" table:table="3"/>
          <office:change-info>
            <dc:creator> </dc:creator>
            <dc:date>2020-02-05T11:09:00.341000000</dc:date>
          </office:change-info>
          <table:previous>
            <table:change-track-table-cell office:value-type="float" office:value="4"/>
          </table:previous>
        </table:cell-content-change>
        <table:cell-content-change table:id="ct251">
          <table:cell-address table:column="4" table:row="3" table:table="3"/>
          <office:change-info>
            <dc:creator> </dc:creator>
            <dc:date>2020-02-05T11:09:00.341000000</dc:date>
          </office:change-info>
          <table:previous>
            <table:change-track-table-cell office:value-type="float" office:value="4"/>
          </table:previous>
        </table:cell-content-change>
        <table:cell-content-change table:id="ct252">
          <table:cell-address table:column="4" table:row="4" table:table="3"/>
          <office:change-info>
            <dc:creator> </dc:creator>
            <dc:date>2020-02-05T11:09:00.341000000</dc:date>
          </office:change-info>
          <table:previous>
            <table:change-track-table-cell office:value-type="float" office:value="4"/>
          </table:previous>
        </table:cell-content-change>
        <table:cell-content-change table:id="ct253">
          <table:cell-address table:column="4" table:row="5" table:table="3"/>
          <office:change-info>
            <dc:creator> </dc:creator>
            <dc:date>2020-02-05T11:09:00.341000000</dc:date>
          </office:change-info>
          <table:previous>
            <table:change-track-table-cell office:value-type="float" office:value="4"/>
          </table:previous>
        </table:cell-content-change>
        <table:cell-content-change table:id="ct254">
          <table:cell-address table:column="4" table:row="6" table:table="3"/>
          <office:change-info>
            <dc:creator> </dc:creator>
            <dc:date>2020-02-05T11:09:00.341000000</dc:date>
          </office:change-info>
          <table:previous>
            <table:change-track-table-cell office:value-type="float" office:value="4"/>
          </table:previous>
        </table:cell-content-change>
        <table:cell-content-change table:id="ct255">
          <table:cell-address table:column="4" table:row="7" table:table="3"/>
          <office:change-info>
            <dc:creator> </dc:creator>
            <dc:date>2020-02-05T11:09:00.341000000</dc:date>
          </office:change-info>
          <table:previous>
            <table:change-track-table-cell office:value-type="float" office:value="4"/>
          </table:previous>
        </table:cell-content-change>
        <table:cell-content-change table:id="ct256">
          <table:cell-address table:column="4" table:row="8" table:table="3"/>
          <office:change-info>
            <dc:creator> </dc:creator>
            <dc:date>2020-02-05T11:09:00.341000000</dc:date>
          </office:change-info>
          <table:previous>
            <table:change-track-table-cell office:value-type="float" office:value="4"/>
          </table:previous>
        </table:cell-content-change>
        <table:cell-content-change table:id="ct257">
          <table:cell-address table:column="4" table:row="9" table:table="3"/>
          <office:change-info>
            <dc:creator> </dc:creator>
            <dc:date>2020-02-05T11:09:00.341000000</dc:date>
          </office:change-info>
          <table:previous>
            <table:change-track-table-cell office:value-type="float" office:value="4"/>
          </table:previous>
        </table:cell-content-change>
        <table:cell-content-change table:id="ct258">
          <table:cell-address table:column="4" table:row="10" table:table="3"/>
          <office:change-info>
            <dc:creator> </dc:creator>
            <dc:date>2020-02-05T11:09:00.341000000</dc:date>
          </office:change-info>
          <table:previous>
            <table:change-track-table-cell office:value-type="float" office:value="4"/>
          </table:previous>
        </table:cell-content-change>
        <table:cell-content-change table:id="ct259">
          <table:cell-address table:column="4" table:row="11" table:table="3"/>
          <office:change-info>
            <dc:creator> </dc:creator>
            <dc:date>2020-02-05T11:09:00.341000000</dc:date>
          </office:change-info>
          <table:previous>
            <table:change-track-table-cell office:value-type="float" office:value="4"/>
          </table:previous>
        </table:cell-content-change>
        <table:cell-content-change table:id="ct260">
          <table:cell-address table:column="4" table:row="12" table:table="3"/>
          <office:change-info>
            <dc:creator> </dc:creator>
            <dc:date>2020-02-05T11:09:00.341000000</dc:date>
          </office:change-info>
          <table:previous>
            <table:change-track-table-cell office:value-type="float" office:value="4"/>
          </table:previous>
        </table:cell-content-change>
        <table:cell-content-change table:id="ct261">
          <table:cell-address table:column="4" table:row="13" table:table="3"/>
          <office:change-info>
            <dc:creator> </dc:creator>
            <dc:date>2020-02-05T11:09:00.341000000</dc:date>
          </office:change-info>
          <table:previous>
            <table:change-track-table-cell office:value-type="float" office:value="4"/>
          </table:previous>
        </table:cell-content-change>
        <table:cell-content-change table:id="ct262">
          <table:cell-address table:column="4" table:row="14" table:table="3"/>
          <office:change-info>
            <dc:creator> </dc:creator>
            <dc:date>2020-02-05T11:09:00.341000000</dc:date>
          </office:change-info>
          <table:previous>
            <table:change-track-table-cell office:value-type="float" office:value="4"/>
          </table:previous>
        </table:cell-content-change>
        <table:cell-content-change table:id="ct263">
          <table:cell-address table:column="4" table:row="15" table:table="3"/>
          <office:change-info>
            <dc:creator> </dc:creator>
            <dc:date>2020-02-05T11:09:00.341000000</dc:date>
          </office:change-info>
          <table:previous>
            <table:change-track-table-cell office:value-type="float" office:value="4"/>
          </table:previous>
        </table:cell-content-change>
        <table:cell-content-change table:id="ct264">
          <table:cell-address table:column="4" table:row="16" table:table="3"/>
          <office:change-info>
            <dc:creator> </dc:creator>
            <dc:date>2020-02-05T11:09:00.341000000</dc:date>
          </office:change-info>
          <table:previous>
            <table:change-track-table-cell office:value-type="float" office:value="4"/>
          </table:previous>
        </table:cell-content-change>
        <table:cell-content-change table:id="ct265">
          <table:cell-address table:column="4" table:row="17" table:table="3"/>
          <office:change-info>
            <dc:creator> </dc:creator>
            <dc:date>2020-02-05T11:09:00.341000000</dc:date>
          </office:change-info>
          <table:previous>
            <table:change-track-table-cell office:value-type="float" office:value="4"/>
          </table:previous>
        </table:cell-content-change>
        <table:cell-content-change table:id="ct266">
          <table:cell-address table:column="4" table:row="18" table:table="3"/>
          <office:change-info>
            <dc:creator> </dc:creator>
            <dc:date>2020-02-05T11:09:00.341000000</dc:date>
          </office:change-info>
          <table:previous>
            <table:change-track-table-cell office:value-type="float" office:value="4"/>
          </table:previous>
        </table:cell-content-change>
        <table:cell-content-change table:id="ct267">
          <table:cell-address table:column="4" table:row="19" table:table="3"/>
          <office:change-info>
            <dc:creator> </dc:creator>
            <dc:date>2020-02-05T11:09:00.341000000</dc:date>
          </office:change-info>
          <table:previous>
            <table:change-track-table-cell office:value-type="float" office:value="4"/>
          </table:previous>
        </table:cell-content-change>
        <table:cell-content-change table:id="ct268">
          <table:cell-address table:column="4" table:row="20" table:table="3"/>
          <office:change-info>
            <dc:creator> </dc:creator>
            <dc:date>2020-02-05T11:09:00.341000000</dc:date>
          </office:change-info>
          <table:previous>
            <table:change-track-table-cell office:value-type="float" office:value="4"/>
          </table:previous>
        </table:cell-content-change>
        <table:cell-content-change table:id="ct269">
          <table:cell-address table:column="4" table:row="21" table:table="3"/>
          <office:change-info>
            <dc:creator> </dc:creator>
            <dc:date>2020-02-05T11:09:00.341000000</dc:date>
          </office:change-info>
          <table:previous>
            <table:change-track-table-cell office:value-type="float" office:value="5"/>
          </table:previous>
        </table:cell-content-change>
        <table:cell-content-change table:id="ct270">
          <table:cell-address table:column="4" table:row="22" table:table="3"/>
          <office:change-info>
            <dc:creator> </dc:creator>
            <dc:date>2020-02-05T11:09:00.341000000</dc:date>
          </office:change-info>
          <table:previous>
            <table:change-track-table-cell office:value-type="float" office:value="5"/>
          </table:previous>
        </table:cell-content-change>
        <table:cell-content-change table:id="ct271">
          <table:cell-address table:column="4" table:row="23" table:table="3"/>
          <office:change-info>
            <dc:creator> </dc:creator>
            <dc:date>2020-02-05T11:09:00.341000000</dc:date>
          </office:change-info>
          <table:previous>
            <table:change-track-table-cell office:value-type="float" office:value="5"/>
          </table:previous>
        </table:cell-content-change>
        <table:cell-content-change table:id="ct272">
          <table:cell-address table:column="4" table:row="24" table:table="3"/>
          <office:change-info>
            <dc:creator> </dc:creator>
            <dc:date>2020-02-05T11:09:00.341000000</dc:date>
          </office:change-info>
          <table:previous>
            <table:change-track-table-cell office:value-type="float" office:value="5"/>
          </table:previous>
        </table:cell-content-change>
        <table:cell-content-change table:id="ct273">
          <table:cell-address table:column="4" table:row="25" table:table="3"/>
          <office:change-info>
            <dc:creator> </dc:creator>
            <dc:date>2020-02-05T11:09:00.341000000</dc:date>
          </office:change-info>
          <table:previous>
            <table:change-track-table-cell office:value-type="float" office:value="5"/>
          </table:previous>
        </table:cell-content-change>
        <table:cell-content-change table:id="ct274">
          <table:cell-address table:column="4" table:row="26" table:table="3"/>
          <office:change-info>
            <dc:creator> </dc:creator>
            <dc:date>2020-02-05T11:09:00.341000000</dc:date>
          </office:change-info>
          <table:previous>
            <table:change-track-table-cell office:value-type="float" office:value="5"/>
          </table:previous>
        </table:cell-content-change>
        <table:cell-content-change table:id="ct275">
          <table:cell-address table:column="4" table:row="27" table:table="3"/>
          <office:change-info>
            <dc:creator> </dc:creator>
            <dc:date>2020-02-05T11:09:00.342000000</dc:date>
          </office:change-info>
          <table:previous>
            <table:change-track-table-cell office:value-type="float" office:value="5"/>
          </table:previous>
        </table:cell-content-change>
        <table:cell-content-change table:id="ct276">
          <table:cell-address table:column="4" table:row="28" table:table="3"/>
          <office:change-info>
            <dc:creator> </dc:creator>
            <dc:date>2020-02-05T11:09:00.342000000</dc:date>
          </office:change-info>
          <table:previous>
            <table:change-track-table-cell office:value-type="float" office:value="5"/>
          </table:previous>
        </table:cell-content-change>
        <table:cell-content-change table:id="ct277">
          <table:cell-address table:column="4" table:row="29" table:table="3"/>
          <office:change-info>
            <dc:creator> </dc:creator>
            <dc:date>2020-02-05T11:09:00.342000000</dc:date>
          </office:change-info>
          <table:previous>
            <table:change-track-table-cell office:value-type="float" office:value="5"/>
          </table:previous>
        </table:cell-content-change>
        <table:cell-content-change table:id="ct278">
          <table:cell-address table:column="4" table:row="30" table:table="3"/>
          <office:change-info>
            <dc:creator> </dc:creator>
            <dc:date>2020-02-05T11:09:00.342000000</dc:date>
          </office:change-info>
          <table:previous>
            <table:change-track-table-cell office:value-type="float" office:value="5"/>
          </table:previous>
        </table:cell-content-change>
        <table:cell-content-change table:id="ct279">
          <table:cell-address table:column="4" table:row="31" table:table="3"/>
          <office:change-info>
            <dc:creator> </dc:creator>
            <dc:date>2020-02-05T11:09:00.342000000</dc:date>
          </office:change-info>
          <table:previous>
            <table:change-track-table-cell office:value-type="float" office:value="5"/>
          </table:previous>
        </table:cell-content-change>
        <table:cell-content-change table:id="ct280">
          <table:cell-address table:column="4" table:row="32" table:table="3"/>
          <office:change-info>
            <dc:creator> </dc:creator>
            <dc:date>2020-02-05T11:09:00.342000000</dc:date>
          </office:change-info>
          <table:previous>
            <table:change-track-table-cell office:value-type="float" office:value="5"/>
          </table:previous>
        </table:cell-content-change>
        <table:cell-content-change table:id="ct281">
          <table:cell-address table:column="4" table:row="33" table:table="3"/>
          <office:change-info>
            <dc:creator> </dc:creator>
            <dc:date>2020-02-05T11:09:00.342000000</dc:date>
          </office:change-info>
          <table:previous>
            <table:change-track-table-cell office:value-type="float" office:value="5"/>
          </table:previous>
        </table:cell-content-change>
        <table:cell-content-change table:id="ct282">
          <table:cell-address table:column="4" table:row="34" table:table="3"/>
          <office:change-info>
            <dc:creator> </dc:creator>
            <dc:date>2020-02-05T11:09:00.342000000</dc:date>
          </office:change-info>
          <table:previous>
            <table:change-track-table-cell office:value-type="float" office:value="5"/>
          </table:previous>
        </table:cell-content-change>
        <table:cell-content-change table:id="ct283">
          <table:cell-address table:column="4" table:row="35" table:table="3"/>
          <office:change-info>
            <dc:creator> </dc:creator>
            <dc:date>2020-02-05T11:09:00.342000000</dc:date>
          </office:change-info>
          <table:previous>
            <table:change-track-table-cell office:value-type="float" office:value="5"/>
          </table:previous>
        </table:cell-content-change>
        <table:cell-content-change table:id="ct284">
          <table:cell-address table:column="4" table:row="36" table:table="3"/>
          <office:change-info>
            <dc:creator> </dc:creator>
            <dc:date>2020-02-05T11:09:00.342000000</dc:date>
          </office:change-info>
          <table:previous>
            <table:change-track-table-cell office:value-type="float" office:value="5"/>
          </table:previous>
        </table:cell-content-change>
        <table:cell-content-change table:id="ct285">
          <table:cell-address table:column="4" table:row="37" table:table="3"/>
          <office:change-info>
            <dc:creator> </dc:creator>
            <dc:date>2020-02-05T11:09:00.342000000</dc:date>
          </office:change-info>
          <table:previous>
            <table:change-track-table-cell office:value-type="float" office:value="5"/>
          </table:previous>
        </table:cell-content-change>
        <table:cell-content-change table:id="ct286">
          <table:cell-address table:column="4" table:row="38" table:table="3"/>
          <office:change-info>
            <dc:creator> </dc:creator>
            <dc:date>2020-02-05T11:09:00.342000000</dc:date>
          </office:change-info>
          <table:previous>
            <table:change-track-table-cell office:value-type="float" office:value="5"/>
          </table:previous>
        </table:cell-content-change>
        <table:cell-content-change table:id="ct287">
          <table:cell-address table:column="4" table:row="39" table:table="3"/>
          <office:change-info>
            <dc:creator> </dc:creator>
            <dc:date>2020-02-05T11:09:00.342000000</dc:date>
          </office:change-info>
          <table:previous>
            <table:change-track-table-cell office:value-type="float" office:value="5"/>
          </table:previous>
        </table:cell-content-change>
        <table:cell-content-change table:id="ct288">
          <table:cell-address table:column="4" table:row="40" table:table="3"/>
          <office:change-info>
            <dc:creator> </dc:creator>
            <dc:date>2020-02-05T11:09:00.342000000</dc:date>
          </office:change-info>
          <table:previous>
            <table:change-track-table-cell office:value-type="float" office:value="5"/>
          </table:previous>
        </table:cell-content-change>
        <table:cell-content-change table:id="ct289">
          <table:cell-address table:column="4" table:row="41" table:table="3"/>
          <office:change-info>
            <dc:creator> </dc:creator>
            <dc:date>2020-02-05T11:09:00.342000000</dc:date>
          </office:change-info>
          <table:previous>
            <table:change-track-table-cell office:value-type="float" office:value="5"/>
          </table:previous>
        </table:cell-content-change>
        <table:cell-content-change table:id="ct290">
          <table:cell-address table:column="4" table:row="42" table:table="3"/>
          <office:change-info>
            <dc:creator> </dc:creator>
            <dc:date>2020-02-05T11:09:00.342000000</dc:date>
          </office:change-info>
          <table:previous>
            <table:change-track-table-cell office:value-type="float" office:value="5"/>
          </table:previous>
        </table:cell-content-change>
        <table:cell-content-change table:id="ct291">
          <table:cell-address table:column="4" table:row="43" table:table="3"/>
          <office:change-info>
            <dc:creator> </dc:creator>
            <dc:date>2020-02-05T11:09:00.342000000</dc:date>
          </office:change-info>
          <table:previous>
            <table:change-track-table-cell office:value-type="float" office:value="5"/>
          </table:previous>
        </table:cell-content-change>
        <table:cell-content-change table:id="ct292">
          <table:cell-address table:column="4" table:row="44" table:table="3"/>
          <office:change-info>
            <dc:creator> </dc:creator>
            <dc:date>2020-02-05T11:09:00.342000000</dc:date>
          </office:change-info>
          <table:previous>
            <table:change-track-table-cell office:value-type="float" office:value="5"/>
          </table:previous>
        </table:cell-content-change>
        <table:cell-content-change table:id="ct293">
          <table:cell-address table:column="4" table:row="45" table:table="3"/>
          <office:change-info>
            <dc:creator> </dc:creator>
            <dc:date>2020-02-05T11:09:00.342000000</dc:date>
          </office:change-info>
          <table:previous>
            <table:change-track-table-cell office:value-type="float" office:value="5"/>
          </table:previous>
        </table:cell-content-change>
        <table:cell-content-change table:id="ct294">
          <table:cell-address table:column="4" table:row="46" table:table="3"/>
          <office:change-info>
            <dc:creator> </dc:creator>
            <dc:date>2020-02-05T11:09:00.342000000</dc:date>
          </office:change-info>
          <table:previous>
            <table:change-track-table-cell office:value-type="float" office:value="6"/>
          </table:previous>
        </table:cell-content-change>
        <table:cell-content-change table:id="ct295">
          <table:cell-address table:column="4" table:row="47" table:table="3"/>
          <office:change-info>
            <dc:creator> </dc:creator>
            <dc:date>2020-02-05T11:09:00.342000000</dc:date>
          </office:change-info>
          <table:previous>
            <table:change-track-table-cell office:value-type="float" office:value="6"/>
          </table:previous>
        </table:cell-content-change>
        <table:cell-content-change table:id="ct296">
          <table:cell-address table:column="4" table:row="48" table:table="3"/>
          <office:change-info>
            <dc:creator> </dc:creator>
            <dc:date>2020-02-05T11:09:00.342000000</dc:date>
          </office:change-info>
          <table:previous>
            <table:change-track-table-cell office:value-type="float" office:value="6"/>
          </table:previous>
        </table:cell-content-change>
        <table:cell-content-change table:id="ct297">
          <table:cell-address table:column="4" table:row="49" table:table="3"/>
          <office:change-info>
            <dc:creator> </dc:creator>
            <dc:date>2020-02-05T11:09:00.342000000</dc:date>
          </office:change-info>
          <table:previous>
            <table:change-track-table-cell office:value-type="float" office:value="6"/>
          </table:previous>
        </table:cell-content-change>
        <table:cell-content-change table:id="ct298">
          <table:cell-address table:column="4" table:row="50" table:table="3"/>
          <office:change-info>
            <dc:creator> </dc:creator>
            <dc:date>2020-02-05T11:09:00.342000000</dc:date>
          </office:change-info>
          <table:previous>
            <table:change-track-table-cell office:value-type="float" office:value="6"/>
          </table:previous>
        </table:cell-content-change>
        <table:cell-content-change table:id="ct299">
          <table:cell-address table:column="4" table:row="51" table:table="3"/>
          <office:change-info>
            <dc:creator> </dc:creator>
            <dc:date>2020-02-05T11:09:00.342000000</dc:date>
          </office:change-info>
          <table:previous>
            <table:change-track-table-cell office:value-type="float" office:value="6"/>
          </table:previous>
        </table:cell-content-change>
        <table:cell-content-change table:id="ct300">
          <table:cell-address table:column="4" table:row="52" table:table="3"/>
          <office:change-info>
            <dc:creator> </dc:creator>
            <dc:date>2020-02-05T11:09:00.342000000</dc:date>
          </office:change-info>
          <table:previous>
            <table:change-track-table-cell office:value-type="float" office:value="5"/>
          </table:previous>
        </table:cell-content-change>
        <table:cell-content-change table:id="ct301">
          <table:cell-address table:column="4" table:row="53" table:table="3"/>
          <office:change-info>
            <dc:creator> </dc:creator>
            <dc:date>2020-02-05T11:09:00.342000000</dc:date>
          </office:change-info>
          <table:previous>
            <table:change-track-table-cell office:value-type="float" office:value="5"/>
          </table:previous>
        </table:cell-content-change>
        <table:cell-content-change table:id="ct302">
          <table:cell-address table:column="4" table:row="54" table:table="3"/>
          <office:change-info>
            <dc:creator> </dc:creator>
            <dc:date>2020-02-05T11:09:00.342000000</dc:date>
          </office:change-info>
          <table:previous>
            <table:change-track-table-cell office:value-type="float" office:value="5"/>
          </table:previous>
        </table:cell-content-change>
        <table:cell-content-change table:id="ct303">
          <table:cell-address table:column="4" table:row="55" table:table="3"/>
          <office:change-info>
            <dc:creator> </dc:creator>
            <dc:date>2020-02-05T11:09:00.342000000</dc:date>
          </office:change-info>
          <table:previous>
            <table:change-track-table-cell office:value-type="float" office:value="5"/>
          </table:previous>
        </table:cell-content-change>
        <table:cell-content-change table:id="ct304">
          <table:cell-address table:column="4" table:row="56" table:table="3"/>
          <office:change-info>
            <dc:creator> </dc:creator>
            <dc:date>2020-02-05T11:09:00.342000000</dc:date>
          </office:change-info>
          <table:previous>
            <table:change-track-table-cell office:value-type="float" office:value="5"/>
          </table:previous>
        </table:cell-content-change>
        <table:cell-content-change table:id="ct305">
          <table:cell-address table:column="5" table:row="1" table:table="3"/>
          <office:change-info>
            <dc:creator> </dc:creator>
            <dc:date>2020-02-05T11:09:00.342000000</dc:date>
          </office:change-info>
          <table:previous>
            <table:change-track-table-cell office:value-type="float" office:value="1"/>
          </table:previous>
        </table:cell-content-change>
        <table:cell-content-change table:id="ct306">
          <table:cell-address table:column="5" table:row="2" table:table="3"/>
          <office:change-info>
            <dc:creator> </dc:creator>
            <dc:date>2020-02-05T11:09:00.342000000</dc:date>
          </office:change-info>
          <table:previous>
            <table:change-track-table-cell office:value-type="float" office:value="2"/>
          </table:previous>
        </table:cell-content-change>
        <table:cell-content-change table:id="ct307">
          <table:cell-address table:column="5" table:row="3" table:table="3"/>
          <office:change-info>
            <dc:creator> </dc:creator>
            <dc:date>2020-02-05T11:09:00.342000000</dc:date>
          </office:change-info>
          <table:previous>
            <table:change-track-table-cell office:value-type="float" office:value="3"/>
          </table:previous>
        </table:cell-content-change>
        <table:cell-content-change table:id="ct308">
          <table:cell-address table:column="5" table:row="4" table:table="3"/>
          <office:change-info>
            <dc:creator> </dc:creator>
            <dc:date>2020-02-05T11:09:00.342000000</dc:date>
          </office:change-info>
          <table:previous>
            <table:change-track-table-cell office:value-type="float" office:value="4"/>
          </table:previous>
        </table:cell-content-change>
        <table:cell-content-change table:id="ct309">
          <table:cell-address table:column="5" table:row="5" table:table="3"/>
          <office:change-info>
            <dc:creator> </dc:creator>
            <dc:date>2020-02-05T11:09:00.342000000</dc:date>
          </office:change-info>
          <table:previous>
            <table:change-track-table-cell office:value-type="float" office:value="1"/>
          </table:previous>
        </table:cell-content-change>
        <table:cell-content-change table:id="ct310">
          <table:cell-address table:column="5" table:row="6" table:table="3"/>
          <office:change-info>
            <dc:creator> </dc:creator>
            <dc:date>2020-02-05T11:09:00.342000000</dc:date>
          </office:change-info>
          <table:previous>
            <table:change-track-table-cell office:value-type="float" office:value="2"/>
          </table:previous>
        </table:cell-content-change>
        <table:cell-content-change table:id="ct311">
          <table:cell-address table:column="5" table:row="7" table:table="3"/>
          <office:change-info>
            <dc:creator> </dc:creator>
            <dc:date>2020-02-05T11:09:00.342000000</dc:date>
          </office:change-info>
          <table:previous>
            <table:change-track-table-cell office:value-type="float" office:value="3"/>
          </table:previous>
        </table:cell-content-change>
        <table:cell-content-change table:id="ct312">
          <table:cell-address table:column="5" table:row="8" table:table="3"/>
          <office:change-info>
            <dc:creator> </dc:creator>
            <dc:date>2020-02-05T11:09:00.342000000</dc:date>
          </office:change-info>
          <table:previous>
            <table:change-track-table-cell office:value-type="float" office:value="4"/>
          </table:previous>
        </table:cell-content-change>
        <table:cell-content-change table:id="ct313">
          <table:cell-address table:column="5" table:row="9" table:table="3"/>
          <office:change-info>
            <dc:creator> </dc:creator>
            <dc:date>2020-02-05T11:09:00.342000000</dc:date>
          </office:change-info>
          <table:previous>
            <table:change-track-table-cell office:value-type="float" office:value="1"/>
          </table:previous>
        </table:cell-content-change>
        <table:cell-content-change table:id="ct314">
          <table:cell-address table:column="5" table:row="10" table:table="3"/>
          <office:change-info>
            <dc:creator> </dc:creator>
            <dc:date>2020-02-05T11:09:00.342000000</dc:date>
          </office:change-info>
          <table:previous>
            <table:change-track-table-cell office:value-type="float" office:value="2"/>
          </table:previous>
        </table:cell-content-change>
        <table:cell-content-change table:id="ct315">
          <table:cell-address table:column="5" table:row="11" table:table="3"/>
          <office:change-info>
            <dc:creator> </dc:creator>
            <dc:date>2020-02-05T11:09:00.342000000</dc:date>
          </office:change-info>
          <table:previous>
            <table:change-track-table-cell office:value-type="float" office:value="3"/>
          </table:previous>
        </table:cell-content-change>
        <table:cell-content-change table:id="ct316">
          <table:cell-address table:column="5" table:row="12" table:table="3"/>
          <office:change-info>
            <dc:creator> </dc:creator>
            <dc:date>2020-02-05T11:09:00.343000000</dc:date>
          </office:change-info>
          <table:previous>
            <table:change-track-table-cell office:value-type="float" office:value="4"/>
          </table:previous>
        </table:cell-content-change>
        <table:cell-content-change table:id="ct317">
          <table:cell-address table:column="5" table:row="13" table:table="3"/>
          <office:change-info>
            <dc:creator> </dc:creator>
            <dc:date>2020-02-05T11:09:00.343000000</dc:date>
          </office:change-info>
          <table:previous>
            <table:change-track-table-cell office:value-type="float" office:value="1"/>
          </table:previous>
        </table:cell-content-change>
        <table:cell-content-change table:id="ct318">
          <table:cell-address table:column="5" table:row="14" table:table="3"/>
          <office:change-info>
            <dc:creator> </dc:creator>
            <dc:date>2020-02-05T11:09:00.343000000</dc:date>
          </office:change-info>
          <table:previous>
            <table:change-track-table-cell office:value-type="float" office:value="2"/>
          </table:previous>
        </table:cell-content-change>
        <table:cell-content-change table:id="ct319">
          <table:cell-address table:column="5" table:row="15" table:table="3"/>
          <office:change-info>
            <dc:creator> </dc:creator>
            <dc:date>2020-02-05T11:09:00.343000000</dc:date>
          </office:change-info>
          <table:previous>
            <table:change-track-table-cell office:value-type="float" office:value="3"/>
          </table:previous>
        </table:cell-content-change>
        <table:cell-content-change table:id="ct320">
          <table:cell-address table:column="5" table:row="16" table:table="3"/>
          <office:change-info>
            <dc:creator> </dc:creator>
            <dc:date>2020-02-05T11:09:00.343000000</dc:date>
          </office:change-info>
          <table:previous>
            <table:change-track-table-cell office:value-type="float" office:value="4"/>
          </table:previous>
        </table:cell-content-change>
        <table:cell-content-change table:id="ct321">
          <table:cell-address table:column="5" table:row="17" table:table="3"/>
          <office:change-info>
            <dc:creator> </dc:creator>
            <dc:date>2020-02-05T11:09:00.343000000</dc:date>
          </office:change-info>
          <table:previous>
            <table:change-track-table-cell office:value-type="float" office:value="1"/>
          </table:previous>
        </table:cell-content-change>
        <table:cell-content-change table:id="ct322">
          <table:cell-address table:column="5" table:row="18" table:table="3"/>
          <office:change-info>
            <dc:creator> </dc:creator>
            <dc:date>2020-02-05T11:09:00.343000000</dc:date>
          </office:change-info>
          <table:previous>
            <table:change-track-table-cell office:value-type="float" office:value="2"/>
          </table:previous>
        </table:cell-content-change>
        <table:cell-content-change table:id="ct323">
          <table:cell-address table:column="5" table:row="19" table:table="3"/>
          <office:change-info>
            <dc:creator> </dc:creator>
            <dc:date>2020-02-05T11:09:00.343000000</dc:date>
          </office:change-info>
          <table:previous>
            <table:change-track-table-cell office:value-type="float" office:value="3"/>
          </table:previous>
        </table:cell-content-change>
        <table:cell-content-change table:id="ct324">
          <table:cell-address table:column="5" table:row="20" table:table="3"/>
          <office:change-info>
            <dc:creator> </dc:creator>
            <dc:date>2020-02-05T11:09:00.343000000</dc:date>
          </office:change-info>
          <table:previous>
            <table:change-track-table-cell office:value-type="float" office:value="4"/>
          </table:previous>
        </table:cell-content-change>
        <table:cell-content-change table:id="ct325">
          <table:cell-address table:column="5" table:row="21" table:table="3"/>
          <office:change-info>
            <dc:creator> </dc:creator>
            <dc:date>2020-02-05T11:09:00.343000000</dc:date>
          </office:change-info>
          <table:previous>
            <table:change-track-table-cell office:value-type="float" office:value="1"/>
          </table:previous>
        </table:cell-content-change>
        <table:cell-content-change table:id="ct326">
          <table:cell-address table:column="5" table:row="22" table:table="3"/>
          <office:change-info>
            <dc:creator> </dc:creator>
            <dc:date>2020-02-05T11:09:00.343000000</dc:date>
          </office:change-info>
          <table:previous>
            <table:change-track-table-cell office:value-type="float" office:value="2"/>
          </table:previous>
        </table:cell-content-change>
        <table:cell-content-change table:id="ct327">
          <table:cell-address table:column="5" table:row="23" table:table="3"/>
          <office:change-info>
            <dc:creator> </dc:creator>
            <dc:date>2020-02-05T11:09:00.343000000</dc:date>
          </office:change-info>
          <table:previous>
            <table:change-track-table-cell office:value-type="float" office:value="3"/>
          </table:previous>
        </table:cell-content-change>
        <table:cell-content-change table:id="ct328">
          <table:cell-address table:column="5" table:row="24" table:table="3"/>
          <office:change-info>
            <dc:creator> </dc:creator>
            <dc:date>2020-02-05T11:09:00.343000000</dc:date>
          </office:change-info>
          <table:previous>
            <table:change-track-table-cell office:value-type="float" office:value="4"/>
          </table:previous>
        </table:cell-content-change>
        <table:cell-content-change table:id="ct329">
          <table:cell-address table:column="5" table:row="25" table:table="3"/>
          <office:change-info>
            <dc:creator> </dc:creator>
            <dc:date>2020-02-05T11:09:00.343000000</dc:date>
          </office:change-info>
          <table:previous>
            <table:change-track-table-cell office:value-type="float" office:value="5"/>
          </table:previous>
        </table:cell-content-change>
        <table:cell-content-change table:id="ct330">
          <table:cell-address table:column="5" table:row="26" table:table="3"/>
          <office:change-info>
            <dc:creator> </dc:creator>
            <dc:date>2020-02-05T11:09:00.343000000</dc:date>
          </office:change-info>
          <table:previous>
            <table:change-track-table-cell office:value-type="float" office:value="1"/>
          </table:previous>
        </table:cell-content-change>
        <table:cell-content-change table:id="ct331">
          <table:cell-address table:column="5" table:row="27" table:table="3"/>
          <office:change-info>
            <dc:creator> </dc:creator>
            <dc:date>2020-02-05T11:09:00.343000000</dc:date>
          </office:change-info>
          <table:previous>
            <table:change-track-table-cell office:value-type="float" office:value="2"/>
          </table:previous>
        </table:cell-content-change>
        <table:cell-content-change table:id="ct332">
          <table:cell-address table:column="5" table:row="28" table:table="3"/>
          <office:change-info>
            <dc:creator> </dc:creator>
            <dc:date>2020-02-05T11:09:00.343000000</dc:date>
          </office:change-info>
          <table:previous>
            <table:change-track-table-cell office:value-type="float" office:value="3"/>
          </table:previous>
        </table:cell-content-change>
        <table:cell-content-change table:id="ct333">
          <table:cell-address table:column="5" table:row="29" table:table="3"/>
          <office:change-info>
            <dc:creator> </dc:creator>
            <dc:date>2020-02-05T11:09:00.343000000</dc:date>
          </office:change-info>
          <table:previous>
            <table:change-track-table-cell office:value-type="float" office:value="4"/>
          </table:previous>
        </table:cell-content-change>
        <table:cell-content-change table:id="ct334">
          <table:cell-address table:column="5" table:row="30" table:table="3"/>
          <office:change-info>
            <dc:creator> </dc:creator>
            <dc:date>2020-02-05T11:09:00.343000000</dc:date>
          </office:change-info>
          <table:previous>
            <table:change-track-table-cell office:value-type="float" office:value="5"/>
          </table:previous>
        </table:cell-content-change>
        <table:cell-content-change table:id="ct335">
          <table:cell-address table:column="5" table:row="31" table:table="3"/>
          <office:change-info>
            <dc:creator> </dc:creator>
            <dc:date>2020-02-05T11:09:00.343000000</dc:date>
          </office:change-info>
          <table:previous>
            <table:change-track-table-cell office:value-type="float" office:value="1"/>
          </table:previous>
        </table:cell-content-change>
        <table:cell-content-change table:id="ct336">
          <table:cell-address table:column="5" table:row="32" table:table="3"/>
          <office:change-info>
            <dc:creator> </dc:creator>
            <dc:date>2020-02-05T11:09:00.343000000</dc:date>
          </office:change-info>
          <table:previous>
            <table:change-track-table-cell office:value-type="float" office:value="2"/>
          </table:previous>
        </table:cell-content-change>
        <table:cell-content-change table:id="ct337">
          <table:cell-address table:column="5" table:row="33" table:table="3"/>
          <office:change-info>
            <dc:creator> </dc:creator>
            <dc:date>2020-02-05T11:09:00.343000000</dc:date>
          </office:change-info>
          <table:previous>
            <table:change-track-table-cell office:value-type="float" office:value="3"/>
          </table:previous>
        </table:cell-content-change>
        <table:cell-content-change table:id="ct338">
          <table:cell-address table:column="5" table:row="34" table:table="3"/>
          <office:change-info>
            <dc:creator> </dc:creator>
            <dc:date>2020-02-05T11:09:00.343000000</dc:date>
          </office:change-info>
          <table:previous>
            <table:change-track-table-cell office:value-type="float" office:value="4"/>
          </table:previous>
        </table:cell-content-change>
        <table:cell-content-change table:id="ct339">
          <table:cell-address table:column="5" table:row="35" table:table="3"/>
          <office:change-info>
            <dc:creator> </dc:creator>
            <dc:date>2020-02-05T11:09:00.343000000</dc:date>
          </office:change-info>
          <table:previous>
            <table:change-track-table-cell office:value-type="float" office:value="5"/>
          </table:previous>
        </table:cell-content-change>
        <table:cell-content-change table:id="ct340">
          <table:cell-address table:column="5" table:row="36" table:table="3"/>
          <office:change-info>
            <dc:creator> </dc:creator>
            <dc:date>2020-02-05T11:09:00.343000000</dc:date>
          </office:change-info>
          <table:previous>
            <table:change-track-table-cell office:value-type="float" office:value="1"/>
          </table:previous>
        </table:cell-content-change>
        <table:cell-content-change table:id="ct341">
          <table:cell-address table:column="5" table:row="37" table:table="3"/>
          <office:change-info>
            <dc:creator> </dc:creator>
            <dc:date>2020-02-05T11:09:00.343000000</dc:date>
          </office:change-info>
          <table:previous>
            <table:change-track-table-cell office:value-type="float" office:value="2"/>
          </table:previous>
        </table:cell-content-change>
        <table:cell-content-change table:id="ct342">
          <table:cell-address table:column="5" table:row="38" table:table="3"/>
          <office:change-info>
            <dc:creator> </dc:creator>
            <dc:date>2020-02-05T11:09:00.343000000</dc:date>
          </office:change-info>
          <table:previous>
            <table:change-track-table-cell office:value-type="float" office:value="3"/>
          </table:previous>
        </table:cell-content-change>
        <table:cell-content-change table:id="ct343">
          <table:cell-address table:column="5" table:row="39" table:table="3"/>
          <office:change-info>
            <dc:creator> </dc:creator>
            <dc:date>2020-02-05T11:09:00.343000000</dc:date>
          </office:change-info>
          <table:previous>
            <table:change-track-table-cell office:value-type="float" office:value="4"/>
          </table:previous>
        </table:cell-content-change>
        <table:cell-content-change table:id="ct344">
          <table:cell-address table:column="5" table:row="40" table:table="3"/>
          <office:change-info>
            <dc:creator> </dc:creator>
            <dc:date>2020-02-05T11:09:00.343000000</dc:date>
          </office:change-info>
          <table:previous>
            <table:change-track-table-cell office:value-type="float" office:value="5"/>
          </table:previous>
        </table:cell-content-change>
        <table:cell-content-change table:id="ct345">
          <table:cell-address table:column="5" table:row="41" table:table="3"/>
          <office:change-info>
            <dc:creator> </dc:creator>
            <dc:date>2020-02-05T11:09:00.343000000</dc:date>
          </office:change-info>
          <table:previous>
            <table:change-track-table-cell office:value-type="float" office:value="1"/>
          </table:previous>
        </table:cell-content-change>
        <table:cell-content-change table:id="ct346">
          <table:cell-address table:column="5" table:row="42" table:table="3"/>
          <office:change-info>
            <dc:creator> </dc:creator>
            <dc:date>2020-02-05T11:09:00.343000000</dc:date>
          </office:change-info>
          <table:previous>
            <table:change-track-table-cell office:value-type="float" office:value="2"/>
          </table:previous>
        </table:cell-content-change>
        <table:cell-content-change table:id="ct347">
          <table:cell-address table:column="5" table:row="43" table:table="3"/>
          <office:change-info>
            <dc:creator> </dc:creator>
            <dc:date>2020-02-05T11:09:00.343000000</dc:date>
          </office:change-info>
          <table:previous>
            <table:change-track-table-cell office:value-type="float" office:value="3"/>
          </table:previous>
        </table:cell-content-change>
        <table:cell-content-change table:id="ct348">
          <table:cell-address table:column="5" table:row="44" table:table="3"/>
          <office:change-info>
            <dc:creator> </dc:creator>
            <dc:date>2020-02-05T11:09:00.343000000</dc:date>
          </office:change-info>
          <table:previous>
            <table:change-track-table-cell office:value-type="float" office:value="4"/>
          </table:previous>
        </table:cell-content-change>
        <table:cell-content-change table:id="ct349">
          <table:cell-address table:column="5" table:row="45" table:table="3"/>
          <office:change-info>
            <dc:creator> </dc:creator>
            <dc:date>2020-02-05T11:09:00.343000000</dc:date>
          </office:change-info>
          <table:previous>
            <table:change-track-table-cell office:value-type="float" office:value="5"/>
          </table:previous>
        </table:cell-content-change>
        <table:cell-content-change table:id="ct350">
          <table:cell-address table:column="5" table:row="46" table:table="3"/>
          <office:change-info>
            <dc:creator> </dc:creator>
            <dc:date>2020-02-05T11:09:00.343000000</dc:date>
          </office:change-info>
          <table:previous>
            <table:change-track-table-cell office:value-type="float" office:value="1"/>
          </table:previous>
        </table:cell-content-change>
        <table:cell-content-change table:id="ct351">
          <table:cell-address table:column="5" table:row="47" table:table="3"/>
          <office:change-info>
            <dc:creator> </dc:creator>
            <dc:date>2020-02-05T11:09:00.343000000</dc:date>
          </office:change-info>
          <table:previous>
            <table:change-track-table-cell office:value-type="float" office:value="2"/>
          </table:previous>
        </table:cell-content-change>
        <table:cell-content-change table:id="ct352">
          <table:cell-address table:column="5" table:row="48" table:table="3"/>
          <office:change-info>
            <dc:creator> </dc:creator>
            <dc:date>2020-02-05T11:09:00.343000000</dc:date>
          </office:change-info>
          <table:previous>
            <table:change-track-table-cell office:value-type="float" office:value="3"/>
          </table:previous>
        </table:cell-content-change>
        <table:cell-content-change table:id="ct353">
          <table:cell-address table:column="5" table:row="49" table:table="3"/>
          <office:change-info>
            <dc:creator> </dc:creator>
            <dc:date>2020-02-05T11:09:00.343000000</dc:date>
          </office:change-info>
          <table:previous>
            <table:change-track-table-cell office:value-type="float" office:value="4"/>
          </table:previous>
        </table:cell-content-change>
        <table:cell-content-change table:id="ct354">
          <table:cell-address table:column="5" table:row="50" table:table="3"/>
          <office:change-info>
            <dc:creator> </dc:creator>
            <dc:date>2020-02-05T11:09:00.343000000</dc:date>
          </office:change-info>
          <table:previous>
            <table:change-track-table-cell office:value-type="float" office:value="5"/>
          </table:previous>
        </table:cell-content-change>
        <table:cell-content-change table:id="ct355">
          <table:cell-address table:column="5" table:row="51" table:table="3"/>
          <office:change-info>
            <dc:creator> </dc:creator>
            <dc:date>2020-02-05T11:09:00.343000000</dc:date>
          </office:change-info>
          <table:previous>
            <table:change-track-table-cell office:value-type="float" office:value="6"/>
          </table:previous>
        </table:cell-content-change>
        <table:cell-content-change table:id="ct356">
          <table:cell-address table:column="5" table:row="52" table:table="3"/>
          <office:change-info>
            <dc:creator> </dc:creator>
            <dc:date>2020-02-05T11:09:00.343000000</dc:date>
          </office:change-info>
          <table:previous>
            <table:change-track-table-cell office:value-type="float" office:value="1"/>
          </table:previous>
        </table:cell-content-change>
        <table:cell-content-change table:id="ct357">
          <table:cell-address table:column="5" table:row="53" table:table="3"/>
          <office:change-info>
            <dc:creator> </dc:creator>
            <dc:date>2020-02-05T11:09:00.344000000</dc:date>
          </office:change-info>
          <table:previous>
            <table:change-track-table-cell office:value-type="float" office:value="2"/>
          </table:previous>
        </table:cell-content-change>
        <table:cell-content-change table:id="ct358">
          <table:cell-address table:column="5" table:row="54" table:table="3"/>
          <office:change-info>
            <dc:creator> </dc:creator>
            <dc:date>2020-02-05T11:09:00.344000000</dc:date>
          </office:change-info>
          <table:previous>
            <table:change-track-table-cell office:value-type="float" office:value="3"/>
          </table:previous>
        </table:cell-content-change>
        <table:cell-content-change table:id="ct359">
          <table:cell-address table:column="5" table:row="55" table:table="3"/>
          <office:change-info>
            <dc:creator> </dc:creator>
            <dc:date>2020-02-05T11:09:00.344000000</dc:date>
          </office:change-info>
          <table:previous>
            <table:change-track-table-cell office:value-type="float" office:value="4"/>
          </table:previous>
        </table:cell-content-change>
        <table:cell-content-change table:id="ct360">
          <table:cell-address table:column="5" table:row="56" table:table="3"/>
          <office:change-info>
            <dc:creator> </dc:creator>
            <dc:date>2020-02-05T11:09:00.344000000</dc:date>
          </office:change-info>
          <table:previous>
            <table:change-track-table-cell office:value-type="float" office:value="5"/>
          </table:previous>
        </table:cell-content-change>
        <table:cell-content-change table:id="ct361">
          <table:cell-address table:column="6" table:row="1" table:table="3"/>
          <office:change-info>
            <dc:creator> </dc:creator>
            <dc:date>2020-02-05T11:09:00.344000000</dc:date>
          </office:change-info>
          <table:previous>
            <table:change-track-table-cell office:value-type="float" office:value="25"/>
          </table:previous>
        </table:cell-content-change>
        <table:cell-content-change table:id="ct362">
          <table:cell-address table:column="6" table:row="2" table:table="3"/>
          <office:change-info>
            <dc:creator> </dc:creator>
            <dc:date>2020-02-05T11:09:00.344000000</dc:date>
          </office:change-info>
          <table:previous>
            <table:change-track-table-cell office:value-type="float" office:value="25"/>
          </table:previous>
        </table:cell-content-change>
        <table:cell-content-change table:id="ct363">
          <table:cell-address table:column="6" table:row="3" table:table="3"/>
          <office:change-info>
            <dc:creator> </dc:creator>
            <dc:date>2020-02-05T11:09:00.344000000</dc:date>
          </office:change-info>
          <table:previous>
            <table:change-track-table-cell office:value-type="float" office:value="25"/>
          </table:previous>
        </table:cell-content-change>
        <table:cell-content-change table:id="ct364">
          <table:cell-address table:column="6" table:row="4" table:table="3"/>
          <office:change-info>
            <dc:creator> </dc:creator>
            <dc:date>2020-02-05T11:09:00.344000000</dc:date>
          </office:change-info>
          <table:previous>
            <table:change-track-table-cell office:value-type="float" office:value="25"/>
          </table:previous>
        </table:cell-content-change>
        <table:cell-content-change table:id="ct365">
          <table:cell-address table:column="6" table:row="5" table:table="3"/>
          <office:change-info>
            <dc:creator> </dc:creator>
            <dc:date>2020-02-05T11:09:00.344000000</dc:date>
          </office:change-info>
          <table:previous>
            <table:change-track-table-cell office:value-type="float" office:value="25"/>
          </table:previous>
        </table:cell-content-change>
        <table:cell-content-change table:id="ct366">
          <table:cell-address table:column="6" table:row="6" table:table="3"/>
          <office:change-info>
            <dc:creator> </dc:creator>
            <dc:date>2020-02-05T11:09:00.344000000</dc:date>
          </office:change-info>
          <table:previous>
            <table:change-track-table-cell office:value-type="float" office:value="25"/>
          </table:previous>
        </table:cell-content-change>
        <table:cell-content-change table:id="ct367">
          <table:cell-address table:column="6" table:row="7" table:table="3"/>
          <office:change-info>
            <dc:creator> </dc:creator>
            <dc:date>2020-02-05T11:09:00.344000000</dc:date>
          </office:change-info>
          <table:previous>
            <table:change-track-table-cell office:value-type="float" office:value="25"/>
          </table:previous>
        </table:cell-content-change>
        <table:cell-content-change table:id="ct368">
          <table:cell-address table:column="6" table:row="8" table:table="3"/>
          <office:change-info>
            <dc:creator> </dc:creator>
            <dc:date>2020-02-05T11:09:00.344000000</dc:date>
          </office:change-info>
          <table:previous>
            <table:change-track-table-cell office:value-type="float" office:value="25"/>
          </table:previous>
        </table:cell-content-change>
        <table:cell-content-change table:id="ct369">
          <table:cell-address table:column="6" table:row="9" table:table="3"/>
          <office:change-info>
            <dc:creator> </dc:creator>
            <dc:date>2020-02-05T11:09:00.344000000</dc:date>
          </office:change-info>
          <table:previous>
            <table:change-track-table-cell office:value-type="float" office:value="25"/>
          </table:previous>
        </table:cell-content-change>
        <table:cell-content-change table:id="ct370">
          <table:cell-address table:column="6" table:row="10" table:table="3"/>
          <office:change-info>
            <dc:creator> </dc:creator>
            <dc:date>2020-02-05T11:09:00.344000000</dc:date>
          </office:change-info>
          <table:previous>
            <table:change-track-table-cell office:value-type="float" office:value="25"/>
          </table:previous>
        </table:cell-content-change>
        <table:cell-content-change table:id="ct371">
          <table:cell-address table:column="6" table:row="11" table:table="3"/>
          <office:change-info>
            <dc:creator> </dc:creator>
            <dc:date>2020-02-05T11:09:00.344000000</dc:date>
          </office:change-info>
          <table:previous>
            <table:change-track-table-cell office:value-type="float" office:value="25"/>
          </table:previous>
        </table:cell-content-change>
        <table:cell-content-change table:id="ct372">
          <table:cell-address table:column="6" table:row="12" table:table="3"/>
          <office:change-info>
            <dc:creator> </dc:creator>
            <dc:date>2020-02-05T11:09:00.344000000</dc:date>
          </office:change-info>
          <table:previous>
            <table:change-track-table-cell office:value-type="float" office:value="25"/>
          </table:previous>
        </table:cell-content-change>
        <table:cell-content-change table:id="ct373">
          <table:cell-address table:column="6" table:row="13" table:table="3"/>
          <office:change-info>
            <dc:creator> </dc:creator>
            <dc:date>2020-02-05T11:09:00.344000000</dc:date>
          </office:change-info>
          <table:previous>
            <table:change-track-table-cell office:value-type="float" office:value="25"/>
          </table:previous>
        </table:cell-content-change>
        <table:cell-content-change table:id="ct374">
          <table:cell-address table:column="6" table:row="14" table:table="3"/>
          <office:change-info>
            <dc:creator> </dc:creator>
            <dc:date>2020-02-05T11:09:00.344000000</dc:date>
          </office:change-info>
          <table:previous>
            <table:change-track-table-cell office:value-type="float" office:value="25"/>
          </table:previous>
        </table:cell-content-change>
        <table:cell-content-change table:id="ct375">
          <table:cell-address table:column="6" table:row="15" table:table="3"/>
          <office:change-info>
            <dc:creator> </dc:creator>
            <dc:date>2020-02-05T11:09:00.344000000</dc:date>
          </office:change-info>
          <table:previous>
            <table:change-track-table-cell office:value-type="float" office:value="25"/>
          </table:previous>
        </table:cell-content-change>
        <table:cell-content-change table:id="ct376">
          <table:cell-address table:column="6" table:row="16" table:table="3"/>
          <office:change-info>
            <dc:creator> </dc:creator>
            <dc:date>2020-02-05T11:09:00.344000000</dc:date>
          </office:change-info>
          <table:previous>
            <table:change-track-table-cell office:value-type="float" office:value="25"/>
          </table:previous>
        </table:cell-content-change>
        <table:cell-content-change table:id="ct377">
          <table:cell-address table:column="6" table:row="17" table:table="3"/>
          <office:change-info>
            <dc:creator> </dc:creator>
            <dc:date>2020-02-05T11:09:00.344000000</dc:date>
          </office:change-info>
          <table:previous>
            <table:change-track-table-cell office:value-type="float" office:value="25"/>
          </table:previous>
        </table:cell-content-change>
        <table:cell-content-change table:id="ct378">
          <table:cell-address table:column="6" table:row="18" table:table="3"/>
          <office:change-info>
            <dc:creator> </dc:creator>
            <dc:date>2020-02-05T11:09:00.344000000</dc:date>
          </office:change-info>
          <table:previous>
            <table:change-track-table-cell office:value-type="float" office:value="25"/>
          </table:previous>
        </table:cell-content-change>
        <table:cell-content-change table:id="ct379">
          <table:cell-address table:column="6" table:row="19" table:table="3"/>
          <office:change-info>
            <dc:creator> </dc:creator>
            <dc:date>2020-02-05T11:09:00.344000000</dc:date>
          </office:change-info>
          <table:previous>
            <table:change-track-table-cell office:value-type="float" office:value="25"/>
          </table:previous>
        </table:cell-content-change>
        <table:cell-content-change table:id="ct380">
          <table:cell-address table:column="6" table:row="20" table:table="3"/>
          <office:change-info>
            <dc:creator> </dc:creator>
            <dc:date>2020-02-05T11:09:00.344000000</dc:date>
          </office:change-info>
          <table:previous>
            <table:change-track-table-cell office:value-type="float" office:value="25"/>
          </table:previous>
        </table:cell-content-change>
        <table:cell-content-change table:id="ct381">
          <table:cell-address table:column="6" table:row="21" table:table="3"/>
          <office:change-info>
            <dc:creator> </dc:creator>
            <dc:date>2020-02-05T11:09:00.344000000</dc:date>
          </office:change-info>
          <table:previous>
            <table:change-track-table-cell office:value-type="float" office:value="20"/>
          </table:previous>
        </table:cell-content-change>
        <table:cell-content-change table:id="ct382">
          <table:cell-address table:column="6" table:row="22" table:table="3"/>
          <office:change-info>
            <dc:creator> </dc:creator>
            <dc:date>2020-02-05T11:09:00.344000000</dc:date>
          </office:change-info>
          <table:previous>
            <table:change-track-table-cell office:value-type="float" office:value="20"/>
          </table:previous>
        </table:cell-content-change>
        <table:cell-content-change table:id="ct383">
          <table:cell-address table:column="6" table:row="23" table:table="3"/>
          <office:change-info>
            <dc:creator> </dc:creator>
            <dc:date>2020-02-05T11:09:00.344000000</dc:date>
          </office:change-info>
          <table:previous>
            <table:change-track-table-cell office:value-type="float" office:value="20"/>
          </table:previous>
        </table:cell-content-change>
        <table:cell-content-change table:id="ct384">
          <table:cell-address table:column="6" table:row="24" table:table="3"/>
          <office:change-info>
            <dc:creator> </dc:creator>
            <dc:date>2020-02-05T11:09:00.344000000</dc:date>
          </office:change-info>
          <table:previous>
            <table:change-track-table-cell office:value-type="float" office:value="20"/>
          </table:previous>
        </table:cell-content-change>
        <table:cell-content-change table:id="ct385">
          <table:cell-address table:column="6" table:row="25" table:table="3"/>
          <office:change-info>
            <dc:creator> </dc:creator>
            <dc:date>2020-02-05T11:09:00.344000000</dc:date>
          </office:change-info>
          <table:previous>
            <table:change-track-table-cell office:value-type="float" office:value="20"/>
          </table:previous>
        </table:cell-content-change>
        <table:cell-content-change table:id="ct386">
          <table:cell-address table:column="6" table:row="26" table:table="3"/>
          <office:change-info>
            <dc:creator> </dc:creator>
            <dc:date>2020-02-05T11:09:00.344000000</dc:date>
          </office:change-info>
          <table:previous>
            <table:change-track-table-cell office:value-type="float" office:value="20"/>
          </table:previous>
        </table:cell-content-change>
        <table:cell-content-change table:id="ct387">
          <table:cell-address table:column="6" table:row="27" table:table="3"/>
          <office:change-info>
            <dc:creator> </dc:creator>
            <dc:date>2020-02-05T11:09:00.344000000</dc:date>
          </office:change-info>
          <table:previous>
            <table:change-track-table-cell office:value-type="float" office:value="20"/>
          </table:previous>
        </table:cell-content-change>
        <table:cell-content-change table:id="ct388">
          <table:cell-address table:column="6" table:row="28" table:table="3"/>
          <office:change-info>
            <dc:creator> </dc:creator>
            <dc:date>2020-02-05T11:09:00.344000000</dc:date>
          </office:change-info>
          <table:previous>
            <table:change-track-table-cell office:value-type="float" office:value="20"/>
          </table:previous>
        </table:cell-content-change>
        <table:cell-content-change table:id="ct389">
          <table:cell-address table:column="6" table:row="29" table:table="3"/>
          <office:change-info>
            <dc:creator> </dc:creator>
            <dc:date>2020-02-05T11:09:00.344000000</dc:date>
          </office:change-info>
          <table:previous>
            <table:change-track-table-cell office:value-type="float" office:value="20"/>
          </table:previous>
        </table:cell-content-change>
        <table:cell-content-change table:id="ct390">
          <table:cell-address table:column="6" table:row="30" table:table="3"/>
          <office:change-info>
            <dc:creator> </dc:creator>
            <dc:date>2020-02-05T11:09:00.344000000</dc:date>
          </office:change-info>
          <table:previous>
            <table:change-track-table-cell office:value-type="float" office:value="20"/>
          </table:previous>
        </table:cell-content-change>
        <table:cell-content-change table:id="ct391">
          <table:cell-address table:column="6" table:row="31" table:table="3"/>
          <office:change-info>
            <dc:creator> </dc:creator>
            <dc:date>2020-02-05T11:09:00.344000000</dc:date>
          </office:change-info>
          <table:previous>
            <table:change-track-table-cell office:value-type="float" office:value="20"/>
          </table:previous>
        </table:cell-content-change>
        <table:cell-content-change table:id="ct392">
          <table:cell-address table:column="6" table:row="32" table:table="3"/>
          <office:change-info>
            <dc:creator> </dc:creator>
            <dc:date>2020-02-05T11:09:00.344000000</dc:date>
          </office:change-info>
          <table:previous>
            <table:change-track-table-cell office:value-type="float" office:value="20"/>
          </table:previous>
        </table:cell-content-change>
        <table:cell-content-change table:id="ct393">
          <table:cell-address table:column="6" table:row="33" table:table="3"/>
          <office:change-info>
            <dc:creator> </dc:creator>
            <dc:date>2020-02-05T11:09:00.344000000</dc:date>
          </office:change-info>
          <table:previous>
            <table:change-track-table-cell office:value-type="float" office:value="20"/>
          </table:previous>
        </table:cell-content-change>
        <table:cell-content-change table:id="ct394">
          <table:cell-address table:column="6" table:row="34" table:table="3"/>
          <office:change-info>
            <dc:creator> </dc:creator>
            <dc:date>2020-02-05T11:09:00.344000000</dc:date>
          </office:change-info>
          <table:previous>
            <table:change-track-table-cell office:value-type="float" office:value="20"/>
          </table:previous>
        </table:cell-content-change>
        <table:cell-content-change table:id="ct395">
          <table:cell-address table:column="6" table:row="35" table:table="3"/>
          <office:change-info>
            <dc:creator> </dc:creator>
            <dc:date>2020-02-05T11:09:00.344000000</dc:date>
          </office:change-info>
          <table:previous>
            <table:change-track-table-cell office:value-type="float" office:value="20"/>
          </table:previous>
        </table:cell-content-change>
        <table:cell-content-change table:id="ct396">
          <table:cell-address table:column="6" table:row="36" table:table="3"/>
          <office:change-info>
            <dc:creator> </dc:creator>
            <dc:date>2020-02-05T11:09:00.344000000</dc:date>
          </office:change-info>
          <table:previous>
            <table:change-track-table-cell office:value-type="float" office:value="20"/>
          </table:previous>
        </table:cell-content-change>
        <table:cell-content-change table:id="ct397">
          <table:cell-address table:column="6" table:row="37" table:table="3"/>
          <office:change-info>
            <dc:creator> </dc:creator>
            <dc:date>2020-02-05T11:09:00.345000000</dc:date>
          </office:change-info>
          <table:previous>
            <table:change-track-table-cell office:value-type="float" office:value="20"/>
          </table:previous>
        </table:cell-content-change>
        <table:cell-content-change table:id="ct398">
          <table:cell-address table:column="6" table:row="38" table:table="3"/>
          <office:change-info>
            <dc:creator> </dc:creator>
            <dc:date>2020-02-05T11:09:00.345000000</dc:date>
          </office:change-info>
          <table:previous>
            <table:change-track-table-cell office:value-type="float" office:value="15"/>
          </table:previous>
        </table:cell-content-change>
        <table:cell-content-change table:id="ct399">
          <table:cell-address table:column="6" table:row="39" table:table="3"/>
          <office:change-info>
            <dc:creator> </dc:creator>
            <dc:date>2020-02-05T11:09:00.345000000</dc:date>
          </office:change-info>
          <table:previous>
            <table:change-track-table-cell office:value-type="float" office:value="25"/>
          </table:previous>
        </table:cell-content-change>
        <table:cell-content-change table:id="ct400">
          <table:cell-address table:column="6" table:row="40" table:table="3"/>
          <office:change-info>
            <dc:creator> </dc:creator>
            <dc:date>2020-02-05T11:09:00.345000000</dc:date>
          </office:change-info>
          <table:previous>
            <table:change-track-table-cell office:value-type="float" office:value="20"/>
          </table:previous>
        </table:cell-content-change>
        <table:cell-content-change table:id="ct401">
          <table:cell-address table:column="6" table:row="41" table:table="3"/>
          <office:change-info>
            <dc:creator> </dc:creator>
            <dc:date>2020-02-05T11:09:00.345000000</dc:date>
          </office:change-info>
          <table:previous>
            <table:change-track-table-cell office:value-type="float" office:value="20"/>
          </table:previous>
        </table:cell-content-change>
        <table:cell-content-change table:id="ct402">
          <table:cell-address table:column="6" table:row="42" table:table="3"/>
          <office:change-info>
            <dc:creator> </dc:creator>
            <dc:date>2020-02-05T11:09:00.345000000</dc:date>
          </office:change-info>
          <table:previous>
            <table:change-track-table-cell office:value-type="float" office:value="20"/>
          </table:previous>
        </table:cell-content-change>
        <table:cell-content-change table:id="ct403">
          <table:cell-address table:column="6" table:row="43" table:table="3"/>
          <office:change-info>
            <dc:creator> </dc:creator>
            <dc:date>2020-02-05T11:09:00.345000000</dc:date>
          </office:change-info>
          <table:previous>
            <table:change-track-table-cell office:value-type="float" office:value="15"/>
          </table:previous>
        </table:cell-content-change>
        <table:cell-content-change table:id="ct404">
          <table:cell-address table:column="6" table:row="44" table:table="3"/>
          <office:change-info>
            <dc:creator> </dc:creator>
            <dc:date>2020-02-05T11:09:00.345000000</dc:date>
          </office:change-info>
          <table:previous>
            <table:change-track-table-cell office:value-type="float" office:value="20"/>
          </table:previous>
        </table:cell-content-change>
        <table:cell-content-change table:id="ct405">
          <table:cell-address table:column="6" table:row="45" table:table="3"/>
          <office:change-info>
            <dc:creator> </dc:creator>
            <dc:date>2020-02-05T11:09:00.345000000</dc:date>
          </office:change-info>
          <table:previous>
            <table:change-track-table-cell office:value-type="float" office:value="25"/>
          </table:previous>
        </table:cell-content-change>
        <table:cell-content-change table:id="ct406">
          <table:cell-address table:column="6" table:row="46" table:table="3"/>
          <office:change-info>
            <dc:creator> </dc:creator>
            <dc:date>2020-02-05T11:09:00.345000000</dc:date>
          </office:change-info>
          <table:previous>
            <table:change-track-table-cell office:value-type="float" office:value="20"/>
          </table:previous>
        </table:cell-content-change>
        <table:cell-content-change table:id="ct407">
          <table:cell-address table:column="6" table:row="47" table:table="3"/>
          <office:change-info>
            <dc:creator> </dc:creator>
            <dc:date>2020-02-05T11:09:00.345000000</dc:date>
          </office:change-info>
          <table:previous>
            <table:change-track-table-cell office:value-type="float" office:value="20"/>
          </table:previous>
        </table:cell-content-change>
        <table:cell-content-change table:id="ct408">
          <table:cell-address table:column="6" table:row="48" table:table="3"/>
          <office:change-info>
            <dc:creator> </dc:creator>
            <dc:date>2020-02-05T11:09:00.345000000</dc:date>
          </office:change-info>
          <table:previous>
            <table:change-track-table-cell office:value-type="float" office:value="10"/>
          </table:previous>
        </table:cell-content-change>
        <table:cell-content-change table:id="ct409">
          <table:cell-address table:column="6" table:row="49" table:table="3"/>
          <office:change-info>
            <dc:creator> </dc:creator>
            <dc:date>2020-02-05T11:09:00.345000000</dc:date>
          </office:change-info>
          <table:previous>
            <table:change-track-table-cell office:value-type="float" office:value="18"/>
          </table:previous>
        </table:cell-content-change>
        <table:cell-content-change table:id="ct410">
          <table:cell-address table:column="6" table:row="50" table:table="3"/>
          <office:change-info>
            <dc:creator> </dc:creator>
            <dc:date>2020-02-05T11:09:00.345000000</dc:date>
          </office:change-info>
          <table:previous>
            <table:change-track-table-cell office:value-type="float" office:value="22"/>
          </table:previous>
        </table:cell-content-change>
        <table:cell-content-change table:id="ct411">
          <table:cell-address table:column="6" table:row="51" table:table="3"/>
          <office:change-info>
            <dc:creator> </dc:creator>
            <dc:date>2020-02-05T11:09:00.345000000</dc:date>
          </office:change-info>
          <table:previous>
            <table:change-track-table-cell office:value-type="float" office:value="10"/>
          </table:previous>
        </table:cell-content-change>
        <table:cell-content-change table:id="ct412">
          <table:cell-address table:column="6" table:row="52" table:table="3"/>
          <office:change-info>
            <dc:creator> </dc:creator>
            <dc:date>2020-02-05T11:09:00.345000000</dc:date>
          </office:change-info>
          <table:previous>
            <table:change-track-table-cell office:value-type="float" office:value="20"/>
          </table:previous>
        </table:cell-content-change>
        <table:cell-content-change table:id="ct413">
          <table:cell-address table:column="6" table:row="53" table:table="3"/>
          <office:change-info>
            <dc:creator> </dc:creator>
            <dc:date>2020-02-05T11:09:00.345000000</dc:date>
          </office:change-info>
          <table:previous>
            <table:change-track-table-cell office:value-type="float" office:value="20"/>
          </table:previous>
        </table:cell-content-change>
        <table:cell-content-change table:id="ct414">
          <table:cell-address table:column="6" table:row="54" table:table="3"/>
          <office:change-info>
            <dc:creator> </dc:creator>
            <dc:date>2020-02-05T11:09:00.345000000</dc:date>
          </office:change-info>
          <table:previous>
            <table:change-track-table-cell office:value-type="float" office:value="20"/>
          </table:previous>
        </table:cell-content-change>
        <table:cell-content-change table:id="ct415">
          <table:cell-address table:column="6" table:row="55" table:table="3"/>
          <office:change-info>
            <dc:creator> </dc:creator>
            <dc:date>2020-02-05T11:09:00.345000000</dc:date>
          </office:change-info>
          <table:previous>
            <table:change-track-table-cell office:value-type="float" office:value="20"/>
          </table:previous>
        </table:cell-content-change>
        <table:cell-content-change table:id="ct416">
          <table:cell-address table:column="6" table:row="56" table:table="3"/>
          <office:change-info>
            <dc:creator> </dc:creator>
            <dc:date>2020-02-05T11:09:00.345000000</dc:date>
          </office:change-info>
          <table:previous>
            <table:change-track-table-cell office:value-type="float" office:value="20"/>
          </table:previous>
        </table:cell-content-change>
        <table:cell-content-change table:id="ct417">
          <table:cell-address table:column="7" table:row="1" table:table="3"/>
          <office:change-info>
            <dc:creator> </dc:creator>
            <dc:date>2020-02-05T11:09:00.345000000</dc:date>
          </office:change-info>
          <table:previous>
            <table:change-track-table-cell office:value-type="string">
              <text:p>Planetary Interiors</text:p>
            </table:change-track-table-cell>
          </table:previous>
        </table:cell-content-change>
        <table:cell-content-change table:id="ct418">
          <table:cell-address table:column="7" table:row="2" table:table="3"/>
          <office:change-info>
            <dc:creator> </dc:creator>
            <dc:date>2020-02-05T11:09:00.345000000</dc:date>
          </office:change-info>
          <table:previous>
            <table:change-track-table-cell office:value-type="string">
              <text:p>Extrasolar Planets</text:p>
            </table:change-track-table-cell>
          </table:previous>
        </table:cell-content-change>
        <table:cell-content-change table:id="ct419">
          <table:cell-address table:column="7" table:row="3" table:table="3"/>
          <office:change-info>
            <dc:creator> </dc:creator>
            <dc:date>2020-02-05T11:09:00.345000000</dc:date>
          </office:change-info>
          <table:previous>
            <table:change-track-table-cell office:value-type="string">
              <text:p>Solar system dynamics</text:p>
            </table:change-track-table-cell>
          </table:previous>
        </table:cell-content-change>
        <table:cell-content-change table:id="ct420">
          <table:cell-address table:column="7" table:row="4" table:table="3"/>
          <office:change-info>
            <dc:creator> </dc:creator>
            <dc:date>2020-02-05T11:09:00.345000000</dc:date>
          </office:change-info>
          <table:previous>
            <table:change-track-table-cell office:value-type="string">
              <text:p>Temperatures on Mars</text:p>
            </table:change-track-table-cell>
          </table:previous>
        </table:cell-content-change>
        <table:cell-content-change table:id="ct421">
          <table:cell-address table:column="7" table:row="5" table:table="3"/>
          <office:change-info>
            <dc:creator> </dc:creator>
            <dc:date>2020-02-05T11:09:00.345000000</dc:date>
          </office:change-info>
          <table:previous>
            <table:change-track-table-cell office:value-type="string">
              <text:p>Planetary Interiors</text:p>
            </table:change-track-table-cell>
          </table:previous>
        </table:cell-content-change>
        <table:cell-content-change table:id="ct422">
          <table:cell-address table:column="7" table:row="6" table:table="3"/>
          <office:change-info>
            <dc:creator> </dc:creator>
            <dc:date>2020-02-05T11:09:00.345000000</dc:date>
          </office:change-info>
          <table:previous>
            <table:change-track-table-cell office:value-type="string">
              <text:p>Extrasolar planets</text:p>
            </table:change-track-table-cell>
          </table:previous>
        </table:cell-content-change>
        <table:cell-content-change table:id="ct423">
          <table:cell-address table:column="7" table:row="7" table:table="3"/>
          <office:change-info>
            <dc:creator> </dc:creator>
            <dc:date>2020-02-05T11:09:00.345000000</dc:date>
          </office:change-info>
          <table:previous>
            <table:change-track-table-cell office:value-type="string">
              <text:p>Solar system dynamics</text:p>
            </table:change-track-table-cell>
          </table:previous>
        </table:cell-content-change>
        <table:cell-content-change table:id="ct424">
          <table:cell-address table:column="7" table:row="8" table:table="3"/>
          <office:change-info>
            <dc:creator> </dc:creator>
            <dc:date>2020-02-05T11:09:00.345000000</dc:date>
          </office:change-info>
          <table:previous>
            <table:change-track-table-cell office:value-type="string">
              <text:p>Temperatures on Mars</text:p>
            </table:change-track-table-cell>
          </table:previous>
        </table:cell-content-change>
        <table:cell-content-change table:id="ct425">
          <table:cell-address table:column="7" table:row="9" table:table="3"/>
          <office:change-info>
            <dc:creator> </dc:creator>
            <dc:date>2020-02-05T11:09:00.345000000</dc:date>
          </office:change-info>
          <table:previous>
            <table:change-track-table-cell office:value-type="string">
              <text:p>Formation of the solar system</text:p>
            </table:change-track-table-cell>
          </table:previous>
        </table:cell-content-change>
        <table:cell-content-change table:id="ct426">
          <table:cell-address table:column="7" table:row="10" table:table="3"/>
          <office:change-info>
            <dc:creator> </dc:creator>
            <dc:date>2020-02-05T11:09:00.345000000</dc:date>
          </office:change-info>
          <table:previous>
            <table:change-track-table-cell office:value-type="string">
              <text:p>Planetary Volcanism and Interiors</text:p>
            </table:change-track-table-cell>
          </table:previous>
        </table:cell-content-change>
        <table:cell-content-change table:id="ct427">
          <table:cell-address table:column="7" table:row="11" table:table="3"/>
          <office:change-info>
            <dc:creator> </dc:creator>
            <dc:date>2020-02-05T11:09:00.345000000</dc:date>
          </office:change-info>
          <table:previous>
            <table:change-track-table-cell office:value-type="string">
              <text:p>Solar system dynamics</text:p>
            </table:change-track-table-cell>
          </table:previous>
        </table:cell-content-change>
        <table:cell-content-change table:id="ct428">
          <table:cell-address table:column="7" table:row="12" table:table="3"/>
          <office:change-info>
            <dc:creator> </dc:creator>
            <dc:date>2020-02-05T11:09:00.345000000</dc:date>
          </office:change-info>
          <table:previous>
            <table:change-track-table-cell office:value-type="string">
              <text:p>Planetary Spectra</text:p>
            </table:change-track-table-cell>
          </table:previous>
        </table:cell-content-change>
        <table:cell-content-change table:id="ct429">
          <table:cell-address table:column="7" table:row="13" table:table="3"/>
          <office:change-info>
            <dc:creator> </dc:creator>
            <dc:date>2020-02-05T11:09:00.345000000</dc:date>
          </office:change-info>
          <table:previous>
            <table:change-track-table-cell office:value-type="string">
              <text:p>Formation of the solar system</text:p>
            </table:change-track-table-cell>
          </table:previous>
        </table:cell-content-change>
        <table:cell-content-change table:id="ct430">
          <table:cell-address table:column="7" table:row="14" table:table="3"/>
          <office:change-info>
            <dc:creator> </dc:creator>
            <dc:date>2020-02-05T11:09:00.345000000</dc:date>
          </office:change-info>
          <table:previous>
            <table:change-track-table-cell office:value-type="string">
              <text:p>Planetary Volcanism and Interiors</text:p>
            </table:change-track-table-cell>
          </table:previous>
        </table:cell-content-change>
        <table:cell-content-change table:id="ct431">
          <table:cell-address table:column="7" table:row="15" table:table="3"/>
          <office:change-info>
            <dc:creator> </dc:creator>
            <dc:date>2020-02-05T11:09:00.345000000</dc:date>
          </office:change-info>
          <table:previous>
            <table:change-track-table-cell office:value-type="string">
              <text:p>Solar system dynamics</text:p>
            </table:change-track-table-cell>
          </table:previous>
        </table:cell-content-change>
        <table:cell-content-change table:id="ct432">
          <table:cell-address table:column="7" table:row="16" table:table="3"/>
          <office:change-info>
            <dc:creator> </dc:creator>
            <dc:date>2020-02-05T11:09:00.345000000</dc:date>
          </office:change-info>
          <table:previous>
            <table:change-track-table-cell office:value-type="string">
              <text:p>Exoplanets and Planetary Spectra</text:p>
            </table:change-track-table-cell>
          </table:previous>
        </table:cell-content-change>
        <table:cell-content-change table:id="ct433">
          <table:cell-address table:column="7" table:row="17" table:table="3"/>
          <office:change-info>
            <dc:creator> </dc:creator>
            <dc:date>2020-02-05T11:09:00.345000000</dc:date>
          </office:change-info>
          <table:previous>
            <table:change-track-table-cell office:value-type="string">
              <text:p>Dynamics and Rings</text:p>
            </table:change-track-table-cell>
          </table:previous>
        </table:cell-content-change>
        <table:cell-content-change table:id="ct434">
          <table:cell-address table:column="7" table:row="18" table:table="3"/>
          <office:change-info>
            <dc:creator> </dc:creator>
            <dc:date>2020-02-05T11:09:00.345000000</dc:date>
          </office:change-info>
          <table:previous>
            <table:change-track-table-cell office:value-type="string">
              <text:p>Planetary Volcanism and Interiors</text:p>
            </table:change-track-table-cell>
          </table:previous>
        </table:cell-content-change>
        <table:cell-content-change table:id="ct435">
          <table:cell-address table:column="7" table:row="19" table:table="3"/>
          <office:change-info>
            <dc:creator> </dc:creator>
            <dc:date>2020-02-05T11:09:00.345000000</dc:date>
          </office:change-info>
          <table:previous>
            <table:change-track-table-cell office:value-type="string">
              <text:p>Radiation</text:p>
            </table:change-track-table-cell>
          </table:previous>
        </table:cell-content-change>
        <table:cell-content-change table:id="ct436">
          <table:cell-address table:column="7" table:row="20" table:table="3"/>
          <office:change-info>
            <dc:creator> </dc:creator>
            <dc:date>2020-02-05T11:09:00.345000000</dc:date>
          </office:change-info>
          <table:previous>
            <table:change-track-table-cell office:value-type="string">
              <text:p>Detecting Exomoons</text:p>
            </table:change-track-table-cell>
          </table:previous>
        </table:cell-content-change>
        <table:cell-content-change table:id="ct437">
          <table:cell-address table:column="7" table:row="21" table:table="3"/>
          <office:change-info>
            <dc:creator> </dc:creator>
            <dc:date>2020-02-05T11:09:00.345000000</dc:date>
          </office:change-info>
          <table:previous>
            <table:change-track-table-cell office:value-type="string">
              <text:p>Dynamics </text:p>
            </table:change-track-table-cell>
          </table:previous>
        </table:cell-content-change>
        <table:cell-content-change table:id="ct438">
          <table:cell-address table:column="7" table:row="22" table:table="3"/>
          <office:change-info>
            <dc:creator> </dc:creator>
            <dc:date>2020-02-05T11:09:00.345000000</dc:date>
          </office:change-info>
          <table:previous>
            <table:change-track-table-cell office:value-type="string">
              <text:p>Volcanism and Planetary Interiors</text:p>
            </table:change-track-table-cell>
          </table:previous>
        </table:cell-content-change>
        <table:cell-content-change table:id="ct439">
          <table:cell-address table:column="7" table:row="23" table:table="3"/>
          <office:change-info>
            <dc:creator> </dc:creator>
            <dc:date>2020-02-05T11:09:00.345000000</dc:date>
          </office:change-info>
          <table:previous>
            <table:change-track-table-cell office:value-type="string">
              <text:p>Solar system formation</text:p>
            </table:change-track-table-cell>
          </table:previous>
        </table:cell-content-change>
        <table:cell-content-change table:id="ct440">
          <table:cell-address table:column="7" table:row="24" table:table="3"/>
          <office:change-info>
            <dc:creator> </dc:creator>
            <dc:date>2020-02-05T11:09:00.345000000</dc:date>
          </office:change-info>
          <table:previous>
            <table:change-track-table-cell office:value-type="string">
              <text:p>Atmospheres</text:p>
            </table:change-track-table-cell>
          </table:previous>
        </table:cell-content-change>
        <table:cell-content-change table:id="ct441">
          <table:cell-address table:column="7" table:row="25" table:table="3"/>
          <office:change-info>
            <dc:creator> </dc:creator>
            <dc:date>2020-02-05T11:09:00.346000000</dc:date>
          </office:change-info>
          <table:previous>
            <table:change-track-table-cell office:value-type="string">
              <text:p>Exoplanets</text:p>
            </table:change-track-table-cell>
          </table:previous>
        </table:cell-content-change>
        <table:cell-content-change table:id="ct442">
          <table:cell-address table:column="7" table:row="26" table:table="3"/>
          <office:change-info>
            <dc:creator> </dc:creator>
            <dc:date>2020-02-05T11:09:00.346000000</dc:date>
          </office:change-info>
          <table:previous>
            <table:change-track-table-cell office:value-type="string">
              <text:p>Solar System Dynamics, Meteorites &amp; Cratering</text:p>
            </table:change-track-table-cell>
          </table:previous>
        </table:cell-content-change>
        <table:cell-content-change table:id="ct443">
          <table:cell-address table:column="7" table:row="27" table:table="3"/>
          <office:change-info>
            <dc:creator> </dc:creator>
            <dc:date>2020-02-05T11:09:00.346000000</dc:date>
          </office:change-info>
          <table:previous>
            <table:change-track-table-cell office:value-type="string">
              <text:p>Volcanism and Planetary Interiors</text:p>
            </table:change-track-table-cell>
          </table:previous>
        </table:cell-content-change>
        <table:cell-content-change table:id="ct444">
          <table:cell-address table:column="7" table:row="28" table:table="3"/>
          <office:change-info>
            <dc:creator> </dc:creator>
            <dc:date>2020-02-05T11:09:00.346000000</dc:date>
          </office:change-info>
          <table:previous>
            <table:change-track-table-cell office:value-type="string">
              <text:p>Magnetism</text:p>
            </table:change-track-table-cell>
          </table:previous>
        </table:cell-content-change>
        <table:cell-content-change table:id="ct445">
          <table:cell-address table:column="7" table:row="29" table:table="3"/>
          <office:change-info>
            <dc:creator> </dc:creator>
            <dc:date>2020-02-05T11:09:00.346000000</dc:date>
          </office:change-info>
          <table:previous>
            <table:change-track-table-cell office:value-type="string">
              <text:p>Atmospheres</text:p>
            </table:change-track-table-cell>
          </table:previous>
        </table:cell-content-change>
        <table:cell-content-change table:id="ct446">
          <table:cell-address table:column="7" table:row="30" table:table="3"/>
          <office:change-info>
            <dc:creator> </dc:creator>
            <dc:date>2020-02-05T11:09:00.346000000</dc:date>
          </office:change-info>
          <table:previous>
            <table:change-track-table-cell office:value-type="string">
              <text:p>Exoplanets</text:p>
            </table:change-track-table-cell>
          </table:previous>
        </table:cell-content-change>
        <table:cell-content-change table:id="ct447">
          <table:cell-address table:column="7" table:row="31" table:table="3"/>
          <office:change-info>
            <dc:creator> </dc:creator>
            <dc:date>2020-02-05T11:09:00.346000000</dc:date>
          </office:change-info>
          <table:previous>
            <table:change-track-table-cell office:value-type="string">
              <text:p>Solar System Dynamics, Meteorites &amp; Cratering</text:p>
            </table:change-track-table-cell>
          </table:previous>
        </table:cell-content-change>
        <table:cell-content-change table:id="ct448">
          <table:cell-address table:column="7" table:row="32" table:table="3"/>
          <office:change-info>
            <dc:creator> </dc:creator>
            <dc:date>2020-02-05T11:09:00.346000000</dc:date>
          </office:change-info>
          <table:previous>
            <table:change-track-table-cell office:value-type="string">
              <text:p>Volcanism and Planetary Interiors</text:p>
            </table:change-track-table-cell>
          </table:previous>
        </table:cell-content-change>
        <table:cell-content-change table:id="ct449">
          <table:cell-address table:column="7" table:row="33" table:table="3"/>
          <office:change-info>
            <dc:creator> </dc:creator>
            <dc:date>2020-02-05T11:09:00.346000000</dc:date>
          </office:change-info>
          <table:previous>
            <table:change-track-table-cell office:value-type="string">
              <text:p>Magnetism</text:p>
            </table:change-track-table-cell>
          </table:previous>
        </table:cell-content-change>
        <table:cell-content-change table:id="ct450">
          <table:cell-address table:column="7" table:row="34" table:table="3"/>
          <office:change-info>
            <dc:creator> </dc:creator>
            <dc:date>2020-02-05T11:09:00.346000000</dc:date>
          </office:change-info>
          <table:previous>
            <table:change-track-table-cell office:value-type="string">
              <text:p>Atmospheres</text:p>
            </table:change-track-table-cell>
          </table:previous>
        </table:cell-content-change>
        <table:cell-content-change table:id="ct451">
          <table:cell-address table:column="7" table:row="35" table:table="3"/>
          <office:change-info>
            <dc:creator> </dc:creator>
            <dc:date>2020-02-05T11:09:00.346000000</dc:date>
          </office:change-info>
          <table:previous>
            <table:change-track-table-cell office:value-type="string">
              <text:p>Exoplanets</text:p>
            </table:change-track-table-cell>
          </table:previous>
        </table:cell-content-change>
        <table:cell-content-change table:id="ct452">
          <table:cell-address table:column="7" table:row="36" table:table="3"/>
          <office:change-info>
            <dc:creator> </dc:creator>
            <dc:date>2020-02-05T11:09:00.346000000</dc:date>
          </office:change-info>
          <table:previous>
            <table:change-track-table-cell office:value-type="string">
              <text:p>Solar System Dynamics, Meteorites &amp; Cratering</text:p>
            </table:change-track-table-cell>
          </table:previous>
        </table:cell-content-change>
        <table:cell-content-change table:id="ct453">
          <table:cell-address table:column="7" table:row="37" table:table="3"/>
          <office:change-info>
            <dc:creator> </dc:creator>
            <dc:date>2020-02-05T11:09:00.346000000</dc:date>
          </office:change-info>
          <table:previous>
            <table:change-track-table-cell office:value-type="string">
              <text:p>Volcanism and Planetary Interiors</text:p>
            </table:change-track-table-cell>
          </table:previous>
        </table:cell-content-change>
        <table:cell-content-change table:id="ct454">
          <table:cell-address table:column="7" table:row="38" table:table="3"/>
          <office:change-info>
            <dc:creator> </dc:creator>
            <dc:date>2020-02-05T11:09:00.346000000</dc:date>
          </office:change-info>
          <table:previous>
            <table:change-track-table-cell office:value-type="string">
              <text:p>Magnetism</text:p>
            </table:change-track-table-cell>
          </table:previous>
        </table:cell-content-change>
        <table:cell-content-change table:id="ct455">
          <table:cell-address table:column="7" table:row="39" table:table="3"/>
          <office:change-info>
            <dc:creator> </dc:creator>
            <dc:date>2020-02-05T11:09:00.346000000</dc:date>
          </office:change-info>
          <table:previous>
            <table:change-track-table-cell office:value-type="string">
              <text:p>Atmospheres</text:p>
            </table:change-track-table-cell>
          </table:previous>
        </table:cell-content-change>
        <table:cell-content-change table:id="ct456">
          <table:cell-address table:column="7" table:row="40" table:table="3"/>
          <office:change-info>
            <dc:creator> </dc:creator>
            <dc:date>2020-02-05T11:09:00.346000000</dc:date>
          </office:change-info>
          <table:previous>
            <table:change-track-table-cell office:value-type="string">
              <text:p>Exoplanets</text:p>
            </table:change-track-table-cell>
          </table:previous>
        </table:cell-content-change>
        <table:cell-content-change table:id="ct457">
          <table:cell-address table:column="7" table:row="41" table:table="3"/>
          <office:change-info>
            <dc:creator> </dc:creator>
            <dc:date>2020-02-05T11:09:00.346000000</dc:date>
          </office:change-info>
          <table:previous>
            <table:change-track-table-cell office:value-type="string">
              <text:p>Solar System Dynamics, Meteorites &amp; Cratering</text:p>
            </table:change-track-table-cell>
          </table:previous>
        </table:cell-content-change>
        <table:cell-content-change table:id="ct458">
          <table:cell-address table:column="7" table:row="42" table:table="3"/>
          <office:change-info>
            <dc:creator> </dc:creator>
            <dc:date>2020-02-05T11:09:00.346000000</dc:date>
          </office:change-info>
          <table:previous>
            <table:change-track-table-cell office:value-type="string">
              <text:p>Volcanism and Planetary Interiors</text:p>
            </table:change-track-table-cell>
          </table:previous>
        </table:cell-content-change>
        <table:cell-content-change table:id="ct459">
          <table:cell-address table:column="7" table:row="43" table:table="3"/>
          <office:change-info>
            <dc:creator> </dc:creator>
            <dc:date>2020-02-05T11:09:00.346000000</dc:date>
          </office:change-info>
          <table:previous>
            <table:change-track-table-cell office:value-type="string">
              <text:p>Magnetism</text:p>
            </table:change-track-table-cell>
          </table:previous>
        </table:cell-content-change>
        <table:cell-content-change table:id="ct460">
          <table:cell-address table:column="7" table:row="44" table:table="3"/>
          <office:change-info>
            <dc:creator> </dc:creator>
            <dc:date>2020-02-05T11:09:00.346000000</dc:date>
          </office:change-info>
          <table:previous>
            <table:change-track-table-cell office:value-type="string">
              <text:p>Atmospheres</text:p>
            </table:change-track-table-cell>
          </table:previous>
        </table:cell-content-change>
        <table:cell-content-change table:id="ct461">
          <table:cell-address table:column="7" table:row="45" table:table="3"/>
          <office:change-info>
            <dc:creator> </dc:creator>
            <dc:date>2020-02-05T11:09:00.346000000</dc:date>
          </office:change-info>
          <table:previous>
            <table:change-track-table-cell office:value-type="string">
              <text:p>Exoplanets</text:p>
            </table:change-track-table-cell>
          </table:previous>
        </table:cell-content-change>
        <table:cell-content-change table:id="ct462">
          <table:cell-address table:column="7" table:row="46" table:table="3"/>
          <office:change-info>
            <dc:creator> </dc:creator>
            <dc:date>2020-02-05T11:09:00.346000000</dc:date>
          </office:change-info>
          <table:previous>
            <table:change-track-table-cell office:value-type="string">
              <text:p>Solar System Dynamics, Meteorites &amp; Cratering</text:p>
            </table:change-track-table-cell>
          </table:previous>
        </table:cell-content-change>
        <table:cell-content-change table:id="ct463">
          <table:cell-address table:column="7" table:row="47" table:table="3"/>
          <office:change-info>
            <dc:creator> </dc:creator>
            <dc:date>2020-02-05T11:09:00.346000000</dc:date>
          </office:change-info>
          <table:previous>
            <table:change-track-table-cell office:value-type="string">
              <text:p>Volcanism and Planetary Interiors</text:p>
            </table:change-track-table-cell>
          </table:previous>
        </table:cell-content-change>
        <table:cell-content-change table:id="ct464">
          <table:cell-address table:column="7" table:row="48" table:table="3"/>
          <office:change-info>
            <dc:creator> </dc:creator>
            <dc:date>2020-02-05T11:09:00.346000000</dc:date>
          </office:change-info>
          <table:previous>
            <table:change-track-table-cell office:value-type="string">
              <text:p>Planetary Oceanography</text:p>
            </table:change-track-table-cell>
          </table:previous>
        </table:cell-content-change>
        <table:cell-content-change table:id="ct465">
          <table:cell-address table:column="7" table:row="49" table:table="3"/>
          <office:change-info>
            <dc:creator> </dc:creator>
            <dc:date>2020-02-05T11:09:00.346000000</dc:date>
          </office:change-info>
          <table:previous>
            <table:change-track-table-cell office:value-type="string">
              <text:p>Planetary Atmospheres</text:p>
            </table:change-track-table-cell>
          </table:previous>
        </table:cell-content-change>
        <table:cell-content-change table:id="ct466">
          <table:cell-address table:column="7" table:row="50" table:table="3"/>
          <office:change-info>
            <dc:creator> </dc:creator>
            <dc:date>2020-02-05T11:09:00.346000000</dc:date>
          </office:change-info>
          <table:previous>
            <table:change-track-table-cell office:value-type="string">
              <text:p>Exoplanets</text:p>
            </table:change-track-table-cell>
          </table:previous>
        </table:cell-content-change>
        <table:cell-content-change table:id="ct467">
          <table:cell-address table:column="7" table:row="51" table:table="3"/>
          <office:change-info>
            <dc:creator> </dc:creator>
            <dc:date>2020-02-05T11:09:00.346000000</dc:date>
          </office:change-info>
          <table:previous>
            <table:change-track-table-cell office:value-type="string">
              <text:p>Minor Bodies &amp; Comets</text:p>
            </table:change-track-table-cell>
          </table:previous>
        </table:cell-content-change>
        <table:cell-content-change table:id="ct468">
          <table:cell-address table:column="7" table:row="52" table:table="3"/>
          <office:change-info>
            <dc:creator> </dc:creator>
            <dc:date>2020-02-05T11:09:00.346000000</dc:date>
          </office:change-info>
          <table:previous>
            <table:change-track-table-cell office:value-type="string">
              <text:p>Small bodies and asteroids</text:p>
            </table:change-track-table-cell>
          </table:previous>
        </table:cell-content-change>
        <table:cell-content-change table:id="ct469">
          <table:cell-address table:column="7" table:row="53" table:table="3"/>
          <office:change-info>
            <dc:creator> </dc:creator>
            <dc:date>2020-02-05T11:09:00.346000000</dc:date>
          </office:change-info>
          <table:previous>
            <table:change-track-table-cell office:value-type="string">
              <text:p>Planetary Volcanism and Interiors</text:p>
            </table:change-track-table-cell>
          </table:previous>
        </table:cell-content-change>
        <table:cell-content-change table:id="ct470">
          <table:cell-address table:column="7" table:row="54" table:table="3"/>
          <office:change-info>
            <dc:creator> </dc:creator>
            <dc:date>2020-02-05T11:09:00.346000000</dc:date>
          </office:change-info>
          <table:previous>
            <table:change-track-table-cell office:value-type="string">
              <text:p>Orbits around a planet with an atmopshere</text:p>
            </table:change-track-table-cell>
          </table:previous>
        </table:cell-content-change>
        <table:cell-content-change table:id="ct471">
          <table:cell-address table:column="7" table:row="55" table:table="3"/>
          <office:change-info>
            <dc:creator> </dc:creator>
            <dc:date>2020-02-05T11:09:00.346000000</dc:date>
          </office:change-info>
          <table:previous>
            <table:change-track-table-cell office:value-type="string">
              <text:p>Planetary Temperatures</text:p>
            </table:change-track-table-cell>
          </table:previous>
        </table:cell-content-change>
        <table:cell-content-change table:id="ct472">
          <table:cell-address table:column="7" table:row="56" table:table="3"/>
          <office:change-info>
            <dc:creator> </dc:creator>
            <dc:date>2020-02-05T11:09:00.346000000</dc:date>
          </office:change-info>
          <table:previous>
            <table:change-track-table-cell office:value-type="string">
              <text:p>Cratering and surface age</text:p>
            </table:change-track-table-cell>
          </table:previous>
        </table:cell-content-change>
        <table:cell-content-change table:id="ct473">
          <table:cell-address table:column="8" table:row="1" table:table="3"/>
          <office:change-info>
            <dc:creator> </dc:creator>
            <dc:date>2020-02-05T11:09:00.346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74">
          <table:cell-address table:column="8" table:row="2" table:table="3"/>
          <office:change-info>
            <dc:creator> </dc:creator>
            <dc:date>2020-02-05T11:09:00.346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75">
          <table:cell-address table:column="8" table:row="3" table:table="3"/>
          <office:change-info>
            <dc:creator> </dc:creator>
            <dc:date>2020-02-05T11:09:00.346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76">
          <table:cell-address table:column="8" table:row="4" table:table="3"/>
          <office:change-info>
            <dc:creator> </dc:creator>
            <dc:date>2020-02-05T11:09:00.346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77">
          <table:cell-address table:column="8" table:row="5" table:table="3"/>
          <office:change-info>
            <dc:creator> </dc:creator>
            <dc:date>2020-02-05T11:09:00.346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78">
          <table:cell-address table:column="8" table:row="6" table:table="3"/>
          <office:change-info>
            <dc:creator> </dc:creator>
            <dc:date>2020-02-05T11:09:00.34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79">
          <table:cell-address table:column="8" table:row="7" table:table="3"/>
          <office:change-info>
            <dc:creator> </dc:creator>
            <dc:date>2020-02-05T11:09:00.34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80">
          <table:cell-address table:column="8" table:row="8" table:table="3"/>
          <office:change-info>
            <dc:creator> </dc:creator>
            <dc:date>2020-02-05T11:09:00.34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81">
          <table:cell-address table:column="8" table:row="9" table:table="3"/>
          <office:change-info>
            <dc:creator> </dc:creator>
            <dc:date>2020-02-05T11:09:00.34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82">
          <table:cell-address table:column="8" table:row="10" table:table="3"/>
          <office:change-info>
            <dc:creator> </dc:creator>
            <dc:date>2020-02-05T11:09:00.34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83">
          <table:cell-address table:column="8" table:row="11" table:table="3"/>
          <office:change-info>
            <dc:creator> </dc:creator>
            <dc:date>2020-02-05T11:09:00.34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84">
          <table:cell-address table:column="8" table:row="12" table:table="3"/>
          <office:change-info>
            <dc:creator> </dc:creator>
            <dc:date>2020-02-05T11:09:00.34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85">
          <table:cell-address table:column="8" table:row="13" table:table="3"/>
          <office:change-info>
            <dc:creator> </dc:creator>
            <dc:date>2020-02-05T11:09:00.34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86">
          <table:cell-address table:column="8" table:row="14" table:table="3"/>
          <office:change-info>
            <dc:creator> </dc:creator>
            <dc:date>2020-02-05T11:09:00.34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87">
          <table:cell-address table:column="8" table:row="15" table:table="3"/>
          <office:change-info>
            <dc:creator> </dc:creator>
            <dc:date>2020-02-05T11:09:00.34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88">
          <table:cell-address table:column="8" table:row="16" table:table="3"/>
          <office:change-info>
            <dc:creator> </dc:creator>
            <dc:date>2020-02-05T11:09:00.34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89">
          <table:cell-address table:column="8" table:row="17" table:table="3"/>
          <office:change-info>
            <dc:creator> </dc:creator>
            <dc:date>2020-02-05T11:09:00.34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90">
          <table:cell-address table:column="8" table:row="18" table:table="3"/>
          <office:change-info>
            <dc:creator> </dc:creator>
            <dc:date>2020-02-05T11:09:00.34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91">
          <table:cell-address table:column="8" table:row="19" table:table="3"/>
          <office:change-info>
            <dc:creator> </dc:creator>
            <dc:date>2020-02-05T11:09:00.34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92">
          <table:cell-address table:column="8" table:row="20" table:table="3"/>
          <office:change-info>
            <dc:creator> </dc:creator>
            <dc:date>2020-02-05T11:09:00.34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93">
          <table:cell-address table:column="8" table:row="21" table:table="3"/>
          <office:change-info>
            <dc:creator> </dc:creator>
            <dc:date>2020-02-05T11:09:00.34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94">
          <table:cell-address table:column="8" table:row="22" table:table="3"/>
          <office:change-info>
            <dc:creator> </dc:creator>
            <dc:date>2020-02-05T11:09:00.34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95">
          <table:cell-address table:column="8" table:row="23" table:table="3"/>
          <office:change-info>
            <dc:creator> </dc:creator>
            <dc:date>2020-02-05T11:09:00.34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96">
          <table:cell-address table:column="8" table:row="24" table:table="3"/>
          <office:change-info>
            <dc:creator> </dc:creator>
            <dc:date>2020-02-05T11:09:00.34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97">
          <table:cell-address table:column="8" table:row="25" table:table="3"/>
          <office:change-info>
            <dc:creator> </dc:creator>
            <dc:date>2020-02-05T11:09:00.34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98">
          <table:cell-address table:column="8" table:row="26" table:table="3"/>
          <office:change-info>
            <dc:creator> </dc:creator>
            <dc:date>2020-02-05T11:09:00.34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99">
          <table:cell-address table:column="8" table:row="27" table:table="3"/>
          <office:change-info>
            <dc:creator> </dc:creator>
            <dc:date>2020-02-05T11:09:00.34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00">
          <table:cell-address table:column="8" table:row="28" table:table="3"/>
          <office:change-info>
            <dc:creator> </dc:creator>
            <dc:date>2020-02-05T11:09:00.34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01">
          <table:cell-address table:column="8" table:row="29" table:table="3"/>
          <office:change-info>
            <dc:creator> </dc:creator>
            <dc:date>2020-02-05T11:09:00.34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02">
          <table:cell-address table:column="8" table:row="30" table:table="3"/>
          <office:change-info>
            <dc:creator> </dc:creator>
            <dc:date>2020-02-05T11:09:00.34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03">
          <table:cell-address table:column="8" table:row="31" table:table="3"/>
          <office:change-info>
            <dc:creator> </dc:creator>
            <dc:date>2020-02-05T11:09:00.34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04">
          <table:cell-address table:column="8" table:row="32" table:table="3"/>
          <office:change-info>
            <dc:creator> </dc:creator>
            <dc:date>2020-02-05T11:09:00.34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05">
          <table:cell-address table:column="8" table:row="33" table:table="3"/>
          <office:change-info>
            <dc:creator> </dc:creator>
            <dc:date>2020-02-05T11:09:00.34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06">
          <table:cell-address table:column="8" table:row="34" table:table="3"/>
          <office:change-info>
            <dc:creator> </dc:creator>
            <dc:date>2020-02-05T11:09:00.34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07">
          <table:cell-address table:column="8" table:row="35" table:table="3"/>
          <office:change-info>
            <dc:creator> </dc:creator>
            <dc:date>2020-02-05T11:09:00.34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08">
          <table:cell-address table:column="8" table:row="36" table:table="3"/>
          <office:change-info>
            <dc:creator> </dc:creator>
            <dc:date>2020-02-05T11:09:00.34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09">
          <table:cell-address table:column="8" table:row="37" table:table="3"/>
          <office:change-info>
            <dc:creator> </dc:creator>
            <dc:date>2020-02-05T11:09:00.34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10">
          <table:cell-address table:column="8" table:row="38" table:table="3"/>
          <office:change-info>
            <dc:creator> </dc:creator>
            <dc:date>2020-02-05T11:09:00.34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11">
          <table:cell-address table:column="8" table:row="39" table:table="3"/>
          <office:change-info>
            <dc:creator> </dc:creator>
            <dc:date>2020-02-05T11:09:00.34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12">
          <table:cell-address table:column="8" table:row="40" table:table="3"/>
          <office:change-info>
            <dc:creator> </dc:creator>
            <dc:date>2020-02-05T11:09:00.34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13">
          <table:cell-address table:column="8" table:row="41" table:table="3"/>
          <office:change-info>
            <dc:creator> </dc:creator>
            <dc:date>2020-02-05T11:09:00.34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14">
          <table:cell-address table:column="8" table:row="42" table:table="3"/>
          <office:change-info>
            <dc:creator> </dc:creator>
            <dc:date>2020-02-05T11:09:00.34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15">
          <table:cell-address table:column="8" table:row="43" table:table="3"/>
          <office:change-info>
            <dc:creator> </dc:creator>
            <dc:date>2020-02-05T11:09:00.34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16">
          <table:cell-address table:column="8" table:row="44" table:table="3"/>
          <office:change-info>
            <dc:creator> </dc:creator>
            <dc:date>2020-02-05T11:09:00.34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17">
          <table:cell-address table:column="8" table:row="45" table:table="3"/>
          <office:change-info>
            <dc:creator> </dc:creator>
            <dc:date>2020-02-05T11:09:00.34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18">
          <table:cell-address table:column="8" table:row="46" table:table="3"/>
          <office:change-info>
            <dc:creator> </dc:creator>
            <dc:date>2020-02-05T11:09:00.34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19">
          <table:cell-address table:column="8" table:row="47" table:table="3"/>
          <office:change-info>
            <dc:creator> </dc:creator>
            <dc:date>2020-02-05T11:09:00.34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20">
          <table:cell-address table:column="8" table:row="48" table:table="3"/>
          <office:change-info>
            <dc:creator> </dc:creator>
            <dc:date>2020-02-05T11:09:00.34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21">
          <table:cell-address table:column="8" table:row="49" table:table="3"/>
          <office:change-info>
            <dc:creator> </dc:creator>
            <dc:date>2020-02-05T11:09:00.34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22">
          <table:cell-address table:column="8" table:row="50" table:table="3"/>
          <office:change-info>
            <dc:creator> </dc:creator>
            <dc:date>2020-02-05T11:09:00.348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23">
          <table:cell-address table:column="8" table:row="51" table:table="3"/>
          <office:change-info>
            <dc:creator> </dc:creator>
            <dc:date>2020-02-05T11:09:00.348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24">
          <table:cell-address table:column="8" table:row="52" table:table="3"/>
          <office:change-info>
            <dc:creator> </dc:creator>
            <dc:date>2020-02-05T11:09:00.348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25">
          <table:cell-address table:column="8" table:row="53" table:table="3"/>
          <office:change-info>
            <dc:creator> </dc:creator>
            <dc:date>2020-02-05T11:09:00.348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26">
          <table:cell-address table:column="8" table:row="54" table:table="3"/>
          <office:change-info>
            <dc:creator> </dc:creator>
            <dc:date>2020-02-05T11:09:00.348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27">
          <table:cell-address table:column="8" table:row="55" table:table="3"/>
          <office:change-info>
            <dc:creator> </dc:creator>
            <dc:date>2020-02-05T11:09:00.348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28">
          <table:cell-address table:column="8" table:row="56" table:table="3"/>
          <office:change-info>
            <dc:creator> </dc:creator>
            <dc:date>2020-02-05T11:09:00.348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29">
          <table:cell-address table:column="11" table:row="1" table:table="3"/>
          <office:change-info>
            <dc:creator> </dc:creator>
            <dc:date>2020-02-05T11:09:09.69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30">
          <table:cell-address table:column="11" table:row="2" table:table="3"/>
          <office:change-info>
            <dc:creator> </dc:creator>
            <dc:date>2020-02-05T11:09:09.69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31">
          <table:cell-address table:column="11" table:row="3" table:table="3"/>
          <office:change-info>
            <dc:creator> </dc:creator>
            <dc:date>2020-02-05T11:09:09.69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32">
          <table:cell-address table:column="11" table:row="4" table:table="3"/>
          <office:change-info>
            <dc:creator> </dc:creator>
            <dc:date>2020-02-05T11:09:09.69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33">
          <table:cell-address table:column="11" table:row="5" table:table="3"/>
          <office:change-info>
            <dc:creator> </dc:creator>
            <dc:date>2020-02-05T11:09:09.69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34">
          <table:cell-address table:column="11" table:row="6" table:table="3"/>
          <office:change-info>
            <dc:creator> </dc:creator>
            <dc:date>2020-02-05T11:09:09.69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35">
          <table:cell-address table:column="11" table:row="7" table:table="3"/>
          <office:change-info>
            <dc:creator> </dc:creator>
            <dc:date>2020-02-05T11:09:09.69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36">
          <table:cell-address table:column="11" table:row="8" table:table="3"/>
          <office:change-info>
            <dc:creator> </dc:creator>
            <dc:date>2020-02-05T11:09:09.69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37">
          <table:cell-address table:column="11" table:row="9" table:table="3"/>
          <office:change-info>
            <dc:creator> </dc:creator>
            <dc:date>2020-02-05T11:09:09.69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38">
          <table:cell-address table:column="11" table:row="10" table:table="3"/>
          <office:change-info>
            <dc:creator> </dc:creator>
            <dc:date>2020-02-05T11:09:09.69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39">
          <table:cell-address table:column="11" table:row="11" table:table="3"/>
          <office:change-info>
            <dc:creator> </dc:creator>
            <dc:date>2020-02-05T11:09:09.69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40">
          <table:cell-address table:column="11" table:row="12" table:table="3"/>
          <office:change-info>
            <dc:creator> </dc:creator>
            <dc:date>2020-02-05T11:09:09.69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41">
          <table:cell-address table:column="11" table:row="13" table:table="3"/>
          <office:change-info>
            <dc:creator> </dc:creator>
            <dc:date>2020-02-05T11:09:09.69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42">
          <table:cell-address table:column="11" table:row="14" table:table="3"/>
          <office:change-info>
            <dc:creator> </dc:creator>
            <dc:date>2020-02-05T11:09:09.69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43">
          <table:cell-address table:column="11" table:row="15" table:table="3"/>
          <office:change-info>
            <dc:creator> </dc:creator>
            <dc:date>2020-02-05T11:09:09.69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44">
          <table:cell-address table:column="11" table:row="16" table:table="3"/>
          <office:change-info>
            <dc:creator> </dc:creator>
            <dc:date>2020-02-05T11:09:09.69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45">
          <table:cell-address table:column="11" table:row="17" table:table="3"/>
          <office:change-info>
            <dc:creator> </dc:creator>
            <dc:date>2020-02-05T11:09:09.69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46">
          <table:cell-address table:column="11" table:row="18" table:table="3"/>
          <office:change-info>
            <dc:creator> </dc:creator>
            <dc:date>2020-02-05T11:09:09.69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47">
          <table:cell-address table:column="11" table:row="19" table:table="3"/>
          <office:change-info>
            <dc:creator> </dc:creator>
            <dc:date>2020-02-05T11:09:09.69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48">
          <table:cell-address table:column="11" table:row="20" table:table="3"/>
          <office:change-info>
            <dc:creator> </dc:creator>
            <dc:date>2020-02-05T11:09:09.69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49">
          <table:cell-address table:column="11" table:row="21" table:table="3"/>
          <office:change-info>
            <dc:creator> </dc:creator>
            <dc:date>2020-02-05T11:09:09.69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50">
          <table:cell-address table:column="11" table:row="22" table:table="3"/>
          <office:change-info>
            <dc:creator> </dc:creator>
            <dc:date>2020-02-05T11:09:09.69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51">
          <table:cell-address table:column="11" table:row="23" table:table="3"/>
          <office:change-info>
            <dc:creator> </dc:creator>
            <dc:date>2020-02-05T11:09:09.69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52">
          <table:cell-address table:column="11" table:row="24" table:table="3"/>
          <office:change-info>
            <dc:creator> </dc:creator>
            <dc:date>2020-02-05T11:09:09.69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53">
          <table:cell-address table:column="11" table:row="25" table:table="3"/>
          <office:change-info>
            <dc:creator> </dc:creator>
            <dc:date>2020-02-05T11:09:09.69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54">
          <table:cell-address table:column="11" table:row="26" table:table="3"/>
          <office:change-info>
            <dc:creator> </dc:creator>
            <dc:date>2020-02-05T11:09:09.69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55">
          <table:cell-address table:column="11" table:row="27" table:table="3"/>
          <office:change-info>
            <dc:creator> </dc:creator>
            <dc:date>2020-02-05T11:09:09.69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56">
          <table:cell-address table:column="11" table:row="28" table:table="3"/>
          <office:change-info>
            <dc:creator> </dc:creator>
            <dc:date>2020-02-05T11:09:09.69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57">
          <table:cell-address table:column="11" table:row="29" table:table="3"/>
          <office:change-info>
            <dc:creator> </dc:creator>
            <dc:date>2020-02-05T11:09:09.69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58">
          <table:cell-address table:column="11" table:row="30" table:table="3"/>
          <office:change-info>
            <dc:creator> </dc:creator>
            <dc:date>2020-02-05T11:09:09.69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59">
          <table:cell-address table:column="11" table:row="31" table:table="3"/>
          <office:change-info>
            <dc:creator> </dc:creator>
            <dc:date>2020-02-05T11:09:09.69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60">
          <table:cell-address table:column="11" table:row="32" table:table="3"/>
          <office:change-info>
            <dc:creator> </dc:creator>
            <dc:date>2020-02-05T11:09:09.69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61">
          <table:cell-address table:column="11" table:row="33" table:table="3"/>
          <office:change-info>
            <dc:creator> </dc:creator>
            <dc:date>2020-02-05T11:09:09.69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62">
          <table:cell-address table:column="11" table:row="34" table:table="3"/>
          <office:change-info>
            <dc:creator> </dc:creator>
            <dc:date>2020-02-05T11:09:09.69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63">
          <table:cell-address table:column="11" table:row="35" table:table="3"/>
          <office:change-info>
            <dc:creator> </dc:creator>
            <dc:date>2020-02-05T11:09:09.69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64">
          <table:cell-address table:column="11" table:row="36" table:table="3"/>
          <office:change-info>
            <dc:creator> </dc:creator>
            <dc:date>2020-02-05T11:09:09.69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65">
          <table:cell-address table:column="11" table:row="37" table:table="3"/>
          <office:change-info>
            <dc:creator> </dc:creator>
            <dc:date>2020-02-05T11:09:09.69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66">
          <table:cell-address table:column="11" table:row="38" table:table="3"/>
          <office:change-info>
            <dc:creator> </dc:creator>
            <dc:date>2020-02-05T11:09:09.69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67">
          <table:cell-address table:column="11" table:row="39" table:table="3"/>
          <office:change-info>
            <dc:creator> </dc:creator>
            <dc:date>2020-02-05T11:09:09.69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68">
          <table:cell-address table:column="11" table:row="40" table:table="3"/>
          <office:change-info>
            <dc:creator> </dc:creator>
            <dc:date>2020-02-05T11:09:09.69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69">
          <table:cell-address table:column="11" table:row="41" table:table="3"/>
          <office:change-info>
            <dc:creator> </dc:creator>
            <dc:date>2020-02-05T11:09:09.69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70">
          <table:cell-address table:column="11" table:row="42" table:table="3"/>
          <office:change-info>
            <dc:creator> </dc:creator>
            <dc:date>2020-02-05T11:09:09.69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71">
          <table:cell-address table:column="11" table:row="43" table:table="3"/>
          <office:change-info>
            <dc:creator> </dc:creator>
            <dc:date>2020-02-05T11:09:09.69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72">
          <table:cell-address table:column="11" table:row="44" table:table="3"/>
          <office:change-info>
            <dc:creator> </dc:creator>
            <dc:date>2020-02-05T11:09:09.69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73">
          <table:cell-address table:column="11" table:row="45" table:table="3"/>
          <office:change-info>
            <dc:creator> </dc:creator>
            <dc:date>2020-02-05T11:09:09.69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74">
          <table:cell-address table:column="11" table:row="46" table:table="3"/>
          <office:change-info>
            <dc:creator> </dc:creator>
            <dc:date>2020-02-05T11:09:09.699000000</dc:date>
          </office:change-info>
          <table:previous>
            <table:change-track-table-cell office:value-type="string">
              <text:p>Yes</text:p>
            </table:change-track-table-cell>
          </table:previous>
        </table:cell-content-change>
        <table:cell-content-change table:id="ct575">
          <table:cell-address table:column="11" table:row="47" table:table="3"/>
          <office:change-info>
            <dc:creator> </dc:creator>
            <dc:date>2020-02-05T11:09:09.699000000</dc:date>
          </office:change-info>
          <table:previous>
            <table:change-track-table-cell office:value-type="string">
              <text:p>Yes</text:p>
            </table:change-track-table-cell>
          </table:previous>
        </table:cell-content-change>
        <table:cell-content-change table:id="ct576">
          <table:cell-address table:column="11" table:row="48" table:table="3"/>
          <office:change-info>
            <dc:creator> </dc:creator>
            <dc:date>2020-02-05T11:09:09.699000000</dc:date>
          </office:change-info>
          <table:previous>
            <table:change-track-table-cell office:value-type="string">
              <text:p>Yes</text:p>
            </table:change-track-table-cell>
          </table:previous>
        </table:cell-content-change>
        <table:cell-content-change table:id="ct577">
          <table:cell-address table:column="11" table:row="49" table:table="3"/>
          <office:change-info>
            <dc:creator> </dc:creator>
            <dc:date>2020-02-05T11:09:09.699000000</dc:date>
          </office:change-info>
          <table:previous>
            <table:change-track-table-cell office:value-type="string">
              <text:p>Yes</text:p>
            </table:change-track-table-cell>
          </table:previous>
        </table:cell-content-change>
        <table:cell-content-change table:id="ct578">
          <table:cell-address table:column="11" table:row="50" table:table="3"/>
          <office:change-info>
            <dc:creator> </dc:creator>
            <dc:date>2020-02-05T11:09:09.699000000</dc:date>
          </office:change-info>
          <table:previous>
            <table:change-track-table-cell office:value-type="string">
              <text:p>Yes</text:p>
            </table:change-track-table-cell>
          </table:previous>
        </table:cell-content-change>
        <table:cell-content-change table:id="ct579">
          <table:cell-address table:column="11" table:row="51" table:table="3"/>
          <office:change-info>
            <dc:creator> </dc:creator>
            <dc:date>2020-02-05T11:09:09.699000000</dc:date>
          </office:change-info>
          <table:previous>
            <table:change-track-table-cell office:value-type="string">
              <text:p>Yes</text:p>
            </table:change-track-table-cell>
          </table:previous>
        </table:cell-content-change>
        <table:cell-content-change table:id="ct580">
          <table:cell-address table:column="11" table:row="52" table:table="3"/>
          <office:change-info>
            <dc:creator> </dc:creator>
            <dc:date>2020-02-05T11:09:09.69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81">
          <table:cell-address table:column="11" table:row="53" table:table="3"/>
          <office:change-info>
            <dc:creator> </dc:creator>
            <dc:date>2020-02-05T11:09:09.69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82">
          <table:cell-address table:column="11" table:row="54" table:table="3"/>
          <office:change-info>
            <dc:creator> </dc:creator>
            <dc:date>2020-02-05T11:09:09.69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83">
          <table:cell-address table:column="11" table:row="55" table:table="3"/>
          <office:change-info>
            <dc:creator> </dc:creator>
            <dc:date>2020-02-05T11:09:09.69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84">
          <table:cell-address table:column="11" table:row="56" table:table="3"/>
          <office:change-info>
            <dc:creator> </dc:creator>
            <dc:date>2020-02-05T11:09:09.69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85">
          <table:cell-address table:column="11" table:row="57" table:table="3"/>
          <office:change-info>
            <dc:creator> </dc:creator>
            <dc:date>2020-02-05T11:09:09.69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86">
          <table:cell-address table:column="11" table:row="58" table:table="3"/>
          <office:change-info>
            <dc:creator> </dc:creator>
            <dc:date>2020-02-05T11:09:09.69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87">
          <table:cell-address table:column="11" table:row="59" table:table="3"/>
          <office:change-info>
            <dc:creator> </dc:creator>
            <dc:date>2020-02-05T11:09:09.69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88">
          <table:cell-address table:column="11" table:row="60" table:table="3"/>
          <office:change-info>
            <dc:creator> </dc:creator>
            <dc:date>2020-02-05T11:09:09.69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89">
          <table:cell-address table:column="11" table:row="61" table:table="3"/>
          <office:change-info>
            <dc:creator> </dc:creator>
            <dc:date>2020-02-05T11:09:09.69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90">
          <table:cell-address table:column="11" table:row="62" table:table="3"/>
          <office:change-info>
            <dc:creator> </dc:creator>
            <dc:date>2020-02-05T11:09:09.69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91">
          <table:cell-address table:column="11" table:row="63" table:table="3"/>
          <office:change-info>
            <dc:creator> </dc:creator>
            <dc:date>2020-02-05T11:09:09.69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92">
          <table:cell-address table:column="11" table:row="64" table:table="3"/>
          <office:change-info>
            <dc:creator> </dc:creator>
            <dc:date>2020-02-05T11:09:09.69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93">
          <table:cell-address table:column="11" table:row="65" table:table="3"/>
          <office:change-info>
            <dc:creator> </dc:creator>
            <dc:date>2020-02-05T11:09:09.69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94">
          <table:cell-address table:column="11" table:row="66" table:table="3"/>
          <office:change-info>
            <dc:creator> </dc:creator>
            <dc:date>2020-02-05T11:09:09.69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95">
          <table:cell-address table:column="11" table:row="67" table:table="3"/>
          <office:change-info>
            <dc:creator> </dc:creator>
            <dc:date>2020-02-05T11:09:09.69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96">
          <table:cell-address table:column="11" table:row="68" table:table="3"/>
          <office:change-info>
            <dc:creator> </dc:creator>
            <dc:date>2020-02-05T11:09:09.69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97">
          <table:cell-address table:column="11" table:row="69" table:table="3"/>
          <office:change-info>
            <dc:creator> </dc:creator>
            <dc:date>2020-02-05T11:09:09.69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98">
          <table:cell-address table:column="11" table:row="70" table:table="3"/>
          <office:change-info>
            <dc:creator> </dc:creator>
            <dc:date>2020-02-05T11:09:09.69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99">
          <table:cell-address table:column="11" table:row="71" table:table="3"/>
          <office:change-info>
            <dc:creator> </dc:creator>
            <dc:date>2020-02-05T11:09:09.69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00">
          <table:cell-address table:column="11" table:row="72" table:table="3"/>
          <office:change-info>
            <dc:creator> </dc:creator>
            <dc:date>2020-02-05T11:09:09.69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01">
          <table:cell-address table:column="11" table:row="73" table:table="3"/>
          <office:change-info>
            <dc:creator> </dc:creator>
            <dc:date>2020-02-05T11:09:09.69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02">
          <table:cell-address table:column="11" table:row="74" table:table="3"/>
          <office:change-info>
            <dc:creator> </dc:creator>
            <dc:date>2020-02-05T11:09:09.69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03">
          <table:cell-address table:column="11" table:row="75" table:table="3"/>
          <office:change-info>
            <dc:creator> </dc:creator>
            <dc:date>2020-02-05T11:09:09.69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04">
          <table:cell-address table:column="11" table:row="76" table:table="3"/>
          <office:change-info>
            <dc:creator> </dc:creator>
            <dc:date>2020-02-05T11:09:09.69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05">
          <table:cell-address table:column="11" table:row="77" table:table="3"/>
          <office:change-info>
            <dc:creator> </dc:creator>
            <dc:date>2020-02-05T11:09:09.69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06">
          <table:cell-address table:column="11" table:row="78" table:table="3"/>
          <office:change-info>
            <dc:creator> </dc:creator>
            <dc:date>2020-02-05T11:09:09.69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07">
          <table:cell-address table:column="11" table:row="79" table:table="3"/>
          <office:change-info>
            <dc:creator> </dc:creator>
            <dc:date>2020-02-05T11:09:09.69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08">
          <table:cell-address table:column="11" table:row="80" table:table="3"/>
          <office:change-info>
            <dc:creator> </dc:creator>
            <dc:date>2020-02-05T11:09:09.69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09">
          <table:cell-address table:column="11" table:row="81" table:table="3"/>
          <office:change-info>
            <dc:creator> </dc:creator>
            <dc:date>2020-02-05T11:09:09.69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10">
          <table:cell-address table:column="11" table:row="82" table:table="3"/>
          <office:change-info>
            <dc:creator> </dc:creator>
            <dc:date>2020-02-05T11:09:09.69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11">
          <table:cell-address table:column="11" table:row="83" table:table="3"/>
          <office:change-info>
            <dc:creator> </dc:creator>
            <dc:date>2020-02-05T11:09:09.69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12">
          <table:cell-address table:column="11" table:row="84" table:table="3"/>
          <office:change-info>
            <dc:creator> </dc:creator>
            <dc:date>2020-02-05T11:09:09.69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13">
          <table:cell-address table:column="11" table:row="85" table:table="3"/>
          <office:change-info>
            <dc:creator> </dc:creator>
            <dc:date>2020-02-05T11:09:09.69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14">
          <table:cell-address table:column="11" table:row="86" table:table="3"/>
          <office:change-info>
            <dc:creator> </dc:creator>
            <dc:date>2020-02-05T11:09:09.69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15">
          <table:cell-address table:column="11" table:row="87" table:table="3"/>
          <office:change-info>
            <dc:creator> </dc:creator>
            <dc:date>2020-02-05T11:09:09.69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16">
          <table:cell-address table:column="11" table:row="88" table:table="3"/>
          <office:change-info>
            <dc:creator> </dc:creator>
            <dc:date>2020-02-05T11:09:09.70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17">
          <table:cell-address table:column="11" table:row="89" table:table="3"/>
          <office:change-info>
            <dc:creator> </dc:creator>
            <dc:date>2020-02-05T11:09:09.70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18">
          <table:cell-address table:column="11" table:row="90" table:table="3"/>
          <office:change-info>
            <dc:creator> </dc:creator>
            <dc:date>2020-02-05T11:09:09.70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19">
          <table:cell-address table:column="11" table:row="91" table:table="3"/>
          <office:change-info>
            <dc:creator> </dc:creator>
            <dc:date>2020-02-05T11:09:09.70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20">
          <table:cell-address table:column="11" table:row="92" table:table="3"/>
          <office:change-info>
            <dc:creator> </dc:creator>
            <dc:date>2020-02-05T11:09:09.70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21">
          <table:cell-address table:column="11" table:row="93" table:table="3"/>
          <office:change-info>
            <dc:creator> </dc:creator>
            <dc:date>2020-02-05T11:09:09.70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22">
          <table:cell-address table:column="11" table:row="94" table:table="3"/>
          <office:change-info>
            <dc:creator> </dc:creator>
            <dc:date>2020-02-05T11:09:09.70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23">
          <table:cell-address table:column="11" table:row="95" table:table="3"/>
          <office:change-info>
            <dc:creator> </dc:creator>
            <dc:date>2020-02-05T11:09:09.70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24">
          <table:cell-address table:column="11" table:row="96" table:table="3"/>
          <office:change-info>
            <dc:creator> </dc:creator>
            <dc:date>2020-02-05T11:09:09.70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25">
          <table:cell-address table:column="11" table:row="97" table:table="3"/>
          <office:change-info>
            <dc:creator> </dc:creator>
            <dc:date>2020-02-05T11:09:09.70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26">
          <table:cell-address table:column="11" table:row="98" table:table="3"/>
          <office:change-info>
            <dc:creator> </dc:creator>
            <dc:date>2020-02-05T11:09:09.70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27">
          <table:cell-address table:column="11" table:row="99" table:table="3"/>
          <office:change-info>
            <dc:creator> </dc:creator>
            <dc:date>2020-02-05T11:09:09.70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28">
          <table:cell-address table:column="11" table:row="100" table:table="3"/>
          <office:change-info>
            <dc:creator> </dc:creator>
            <dc:date>2020-02-05T11:09:09.70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29">
          <table:cell-address table:column="11" table:row="101" table:table="3"/>
          <office:change-info>
            <dc:creator> </dc:creator>
            <dc:date>2020-02-05T11:09:09.70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30">
          <table:cell-address table:column="11" table:row="102" table:table="3"/>
          <office:change-info>
            <dc:creator> </dc:creator>
            <dc:date>2020-02-05T11:09:09.70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31">
          <table:cell-address table:column="11" table:row="103" table:table="3"/>
          <office:change-info>
            <dc:creator> </dc:creator>
            <dc:date>2020-02-05T11:09:09.70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32">
          <table:cell-address table:column="11" table:row="104" table:table="3"/>
          <office:change-info>
            <dc:creator> </dc:creator>
            <dc:date>2020-02-05T11:09:09.70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33">
          <table:cell-address table:column="11" table:row="105" table:table="3"/>
          <office:change-info>
            <dc:creator> </dc:creator>
            <dc:date>2020-02-05T11:09:09.70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34">
          <table:cell-address table:column="11" table:row="106" table:table="3"/>
          <office:change-info>
            <dc:creator> </dc:creator>
            <dc:date>2020-02-05T11:09:09.70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35">
          <table:cell-address table:column="11" table:row="107" table:table="3"/>
          <office:change-info>
            <dc:creator> </dc:creator>
            <dc:date>2020-02-05T11:09:09.70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36">
          <table:cell-address table:column="11" table:row="108" table:table="3"/>
          <office:change-info>
            <dc:creator> </dc:creator>
            <dc:date>2020-02-05T11:09:09.70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37">
          <table:cell-address table:column="11" table:row="109" table:table="3"/>
          <office:change-info>
            <dc:creator> </dc:creator>
            <dc:date>2020-02-05T11:09:09.70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38">
          <table:cell-address table:column="11" table:row="110" table:table="3"/>
          <office:change-info>
            <dc:creator> </dc:creator>
            <dc:date>2020-02-05T11:09:09.70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39">
          <table:cell-address table:column="11" table:row="111" table:table="3"/>
          <office:change-info>
            <dc:creator> </dc:creator>
            <dc:date>2020-02-05T11:09:09.70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40">
          <table:cell-address table:column="11" table:row="112" table:table="3"/>
          <office:change-info>
            <dc:creator> </dc:creator>
            <dc:date>2020-02-05T11:09:09.70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41">
          <table:cell-address table:column="11" table:row="113" table:table="3"/>
          <office:change-info>
            <dc:creator> </dc:creator>
            <dc:date>2020-02-05T11:09:09.70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42">
          <table:cell-address table:column="11" table:row="114" table:table="3"/>
          <office:change-info>
            <dc:creator> </dc:creator>
            <dc:date>2020-02-05T11:09:09.70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43">
          <table:cell-address table:column="11" table:row="115" table:table="3"/>
          <office:change-info>
            <dc:creator> </dc:creator>
            <dc:date>2020-02-05T11:09:09.70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44">
          <table:cell-address table:column="11" table:row="116" table:table="3"/>
          <office:change-info>
            <dc:creator> </dc:creator>
            <dc:date>2020-02-05T11:09:09.70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45">
          <table:cell-address table:column="11" table:row="117" table:table="3"/>
          <office:change-info>
            <dc:creator> </dc:creator>
            <dc:date>2020-02-05T11:09:09.70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46">
          <table:cell-address table:column="11" table:row="118" table:table="3"/>
          <office:change-info>
            <dc:creator> </dc:creator>
            <dc:date>2020-02-05T11:09:09.70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47">
          <table:cell-address table:column="11" table:row="119" table:table="3"/>
          <office:change-info>
            <dc:creator> </dc:creator>
            <dc:date>2020-02-05T11:09:09.70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48">
          <table:cell-address table:column="11" table:row="120" table:table="3"/>
          <office:change-info>
            <dc:creator> </dc:creator>
            <dc:date>2020-02-05T11:09:09.70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49">
          <table:cell-address table:column="11" table:row="121" table:table="3"/>
          <office:change-info>
            <dc:creator> </dc:creator>
            <dc:date>2020-02-05T11:09:09.70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50">
          <table:cell-address table:column="11" table:row="122" table:table="3"/>
          <office:change-info>
            <dc:creator> </dc:creator>
            <dc:date>2020-02-05T11:09:09.70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51">
          <table:cell-address table:column="11" table:row="123" table:table="3"/>
          <office:change-info>
            <dc:creator> </dc:creator>
            <dc:date>2020-02-05T11:09:09.70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52">
          <table:cell-address table:column="11" table:row="124" table:table="3"/>
          <office:change-info>
            <dc:creator> </dc:creator>
            <dc:date>2020-02-05T11:09:09.70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53">
          <table:cell-address table:column="11" table:row="125" table:table="3"/>
          <office:change-info>
            <dc:creator> </dc:creator>
            <dc:date>2020-02-05T11:09:09.70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54">
          <table:cell-address table:column="11" table:row="126" table:table="3"/>
          <office:change-info>
            <dc:creator> </dc:creator>
            <dc:date>2020-02-05T11:09:09.70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55">
          <table:cell-address table:column="11" table:row="127" table:table="3"/>
          <office:change-info>
            <dc:creator> </dc:creator>
            <dc:date>2020-02-05T11:09:09.70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56">
          <table:cell-address table:column="11" table:row="128" table:table="3"/>
          <office:change-info>
            <dc:creator> </dc:creator>
            <dc:date>2020-02-05T11:09:09.70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57">
          <table:cell-address table:column="11" table:row="129" table:table="3"/>
          <office:change-info>
            <dc:creator> </dc:creator>
            <dc:date>2020-02-05T11:09:09.70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58">
          <table:cell-address table:column="11" table:row="130" table:table="3"/>
          <office:change-info>
            <dc:creator> </dc:creator>
            <dc:date>2020-02-05T11:09:09.70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59">
          <table:cell-address table:column="11" table:row="131" table:table="3"/>
          <office:change-info>
            <dc:creator> </dc:creator>
            <dc:date>2020-02-05T11:09:09.70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60">
          <table:cell-address table:column="11" table:row="132" table:table="3"/>
          <office:change-info>
            <dc:creator> </dc:creator>
            <dc:date>2020-02-05T11:09:09.70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61">
          <table:cell-address table:column="11" table:row="133" table:table="3"/>
          <office:change-info>
            <dc:creator> </dc:creator>
            <dc:date>2020-02-05T11:09:09.70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62">
          <table:cell-address table:column="11" table:row="134" table:table="3"/>
          <office:change-info>
            <dc:creator> </dc:creator>
            <dc:date>2020-02-05T11:09:09.70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63">
          <table:cell-address table:column="11" table:row="135" table:table="3"/>
          <office:change-info>
            <dc:creator> </dc:creator>
            <dc:date>2020-02-05T11:09:09.70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64">
          <table:cell-address table:column="11" table:row="136" table:table="3"/>
          <office:change-info>
            <dc:creator> </dc:creator>
            <dc:date>2020-02-05T11:09:09.70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65">
          <table:cell-address table:column="11" table:row="137" table:table="3"/>
          <office:change-info>
            <dc:creator> </dc:creator>
            <dc:date>2020-02-05T11:09:09.70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66">
          <table:cell-address table:column="11" table:row="138" table:table="3"/>
          <office:change-info>
            <dc:creator> </dc:creator>
            <dc:date>2020-02-05T11:09:09.70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67">
          <table:cell-address table:column="11" table:row="139" table:table="3"/>
          <office:change-info>
            <dc:creator> </dc:creator>
            <dc:date>2020-02-05T11:09:09.70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68">
          <table:cell-address table:column="11" table:row="140" table:table="3"/>
          <office:change-info>
            <dc:creator> </dc:creator>
            <dc:date>2020-02-05T11:09:09.70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69">
          <table:cell-address table:column="11" table:row="141" table:table="3"/>
          <office:change-info>
            <dc:creator> </dc:creator>
            <dc:date>2020-02-05T11:09:09.70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70">
          <table:cell-address table:column="11" table:row="142" table:table="3"/>
          <office:change-info>
            <dc:creator> </dc:creator>
            <dc:date>2020-02-05T11:09:09.70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71">
          <table:cell-address table:column="11" table:row="143" table:table="3"/>
          <office:change-info>
            <dc:creator> </dc:creator>
            <dc:date>2020-02-05T11:09:09.70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72">
          <table:cell-address table:column="11" table:row="144" table:table="3"/>
          <office:change-info>
            <dc:creator> </dc:creator>
            <dc:date>2020-02-05T11:09:09.70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73">
          <table:cell-address table:column="11" table:row="145" table:table="3"/>
          <office:change-info>
            <dc:creator> </dc:creator>
            <dc:date>2020-02-05T11:09:09.70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74">
          <table:cell-address table:column="11" table:row="146" table:table="3"/>
          <office:change-info>
            <dc:creator> </dc:creator>
            <dc:date>2020-02-05T11:09:09.70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75">
          <table:cell-address table:column="11" table:row="147" table:table="3"/>
          <office:change-info>
            <dc:creator> </dc:creator>
            <dc:date>2020-02-05T11:09:09.70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76">
          <table:cell-address table:column="11" table:row="148" table:table="3"/>
          <office:change-info>
            <dc:creator> </dc:creator>
            <dc:date>2020-02-05T11:09:09.70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77">
          <table:cell-address table:column="11" table:row="149" table:table="3"/>
          <office:change-info>
            <dc:creator> </dc:creator>
            <dc:date>2020-02-05T11:09:09.70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78">
          <table:cell-address table:column="11" table:row="150" table:table="3"/>
          <office:change-info>
            <dc:creator> </dc:creator>
            <dc:date>2020-02-05T11:09:09.70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79">
          <table:cell-address table:column="11" table:row="151" table:table="3"/>
          <office:change-info>
            <dc:creator> </dc:creator>
            <dc:date>2020-02-05T11:09:09.70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80">
          <table:cell-address table:column="11" table:row="152" table:table="3"/>
          <office:change-info>
            <dc:creator> </dc:creator>
            <dc:date>2020-02-05T11:09:09.70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81">
          <table:cell-address table:column="11" table:row="153" table:table="3"/>
          <office:change-info>
            <dc:creator> </dc:creator>
            <dc:date>2020-02-05T11:09:09.70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82">
          <table:cell-address table:column="11" table:row="154" table:table="3"/>
          <office:change-info>
            <dc:creator> </dc:creator>
            <dc:date>2020-02-05T11:09:09.70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83">
          <table:cell-address table:column="11" table:row="155" table:table="3"/>
          <office:change-info>
            <dc:creator> </dc:creator>
            <dc:date>2020-02-05T11:09:09.70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84">
          <table:cell-address table:column="11" table:row="156" table:table="3"/>
          <office:change-info>
            <dc:creator> </dc:creator>
            <dc:date>2020-02-05T11:09:09.70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85">
          <table:cell-address table:column="11" table:row="157" table:table="3"/>
          <office:change-info>
            <dc:creator> </dc:creator>
            <dc:date>2020-02-05T11:09:09.70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86">
          <table:cell-address table:column="11" table:row="158" table:table="3"/>
          <office:change-info>
            <dc:creator> </dc:creator>
            <dc:date>2020-02-05T11:09:09.70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87">
          <table:cell-address table:column="11" table:row="159" table:table="3"/>
          <office:change-info>
            <dc:creator> </dc:creator>
            <dc:date>2020-02-05T11:09:09.70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88">
          <table:cell-address table:column="11" table:row="160" table:table="3"/>
          <office:change-info>
            <dc:creator> </dc:creator>
            <dc:date>2020-02-05T11:09:09.70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89">
          <table:cell-address table:column="11" table:row="161" table:table="3"/>
          <office:change-info>
            <dc:creator> </dc:creator>
            <dc:date>2020-02-05T11:09:09.70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90">
          <table:cell-address table:column="11" table:row="162" table:table="3"/>
          <office:change-info>
            <dc:creator> </dc:creator>
            <dc:date>2020-02-05T11:09:09.70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91">
          <table:cell-address table:column="11" table:row="163" table:table="3"/>
          <office:change-info>
            <dc:creator> </dc:creator>
            <dc:date>2020-02-05T11:09:09.70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92">
          <table:cell-address table:column="11" table:row="164" table:table="3"/>
          <office:change-info>
            <dc:creator> </dc:creator>
            <dc:date>2020-02-05T11:09:09.70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93">
          <table:cell-address table:column="11" table:row="165" table:table="3"/>
          <office:change-info>
            <dc:creator> </dc:creator>
            <dc:date>2020-02-05T11:09:09.70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94">
          <table:cell-address table:column="11" table:row="166" table:table="3"/>
          <office:change-info>
            <dc:creator> </dc:creator>
            <dc:date>2020-02-05T11:09:09.70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95">
          <table:cell-address table:column="11" table:row="167" table:table="3"/>
          <office:change-info>
            <dc:creator> </dc:creator>
            <dc:date>2020-02-05T11:09:09.70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96">
          <table:cell-address table:column="11" table:row="168" table:table="3"/>
          <office:change-info>
            <dc:creator> </dc:creator>
            <dc:date>2020-02-05T11:09:09.70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97">
          <table:cell-address table:column="11" table:row="169" table:table="3"/>
          <office:change-info>
            <dc:creator> </dc:creator>
            <dc:date>2020-02-05T11:09:09.70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98">
          <table:cell-address table:column="11" table:row="170" table:table="3"/>
          <office:change-info>
            <dc:creator> </dc:creator>
            <dc:date>2020-02-05T11:09:09.70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99">
          <table:cell-address table:column="11" table:row="171" table:table="3"/>
          <office:change-info>
            <dc:creator> </dc:creator>
            <dc:date>2020-02-05T11:09:09.70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00">
          <table:cell-address table:column="11" table:row="172" table:table="3"/>
          <office:change-info>
            <dc:creator> </dc:creator>
            <dc:date>2020-02-05T11:09:09.70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01">
          <table:cell-address table:column="11" table:row="173" table:table="3"/>
          <office:change-info>
            <dc:creator> </dc:creator>
            <dc:date>2020-02-05T11:09:09.70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02">
          <table:cell-address table:column="11" table:row="174" table:table="3"/>
          <office:change-info>
            <dc:creator> </dc:creator>
            <dc:date>2020-02-05T11:09:09.70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03">
          <table:cell-address table:column="11" table:row="175" table:table="3"/>
          <office:change-info>
            <dc:creator> </dc:creator>
            <dc:date>2020-02-05T11:09:09.70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04">
          <table:cell-address table:column="11" table:row="176" table:table="3"/>
          <office:change-info>
            <dc:creator> </dc:creator>
            <dc:date>2020-02-05T11:09:09.70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05">
          <table:cell-address table:column="11" table:row="177" table:table="3"/>
          <office:change-info>
            <dc:creator> </dc:creator>
            <dc:date>2020-02-05T11:09:09.70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06">
          <table:cell-address table:column="11" table:row="178" table:table="3"/>
          <office:change-info>
            <dc:creator> </dc:creator>
            <dc:date>2020-02-05T11:09:09.70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07">
          <table:cell-address table:column="11" table:row="179" table:table="3"/>
          <office:change-info>
            <dc:creator> </dc:creator>
            <dc:date>2020-02-05T11:09:09.70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08">
          <table:cell-address table:column="11" table:row="180" table:table="3"/>
          <office:change-info>
            <dc:creator> </dc:creator>
            <dc:date>2020-02-05T11:09:09.70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09">
          <table:cell-address table:column="11" table:row="181" table:table="3"/>
          <office:change-info>
            <dc:creator> </dc:creator>
            <dc:date>2020-02-05T11:09:09.70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10">
          <table:cell-address table:column="11" table:row="182" table:table="3"/>
          <office:change-info>
            <dc:creator> </dc:creator>
            <dc:date>2020-02-05T11:09:09.70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11">
          <table:cell-address table:column="11" table:row="183" table:table="3"/>
          <office:change-info>
            <dc:creator> </dc:creator>
            <dc:date>2020-02-05T11:09:09.70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12">
          <table:cell-address table:column="11" table:row="184" table:table="3"/>
          <office:change-info>
            <dc:creator> </dc:creator>
            <dc:date>2020-02-05T11:09:09.70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13">
          <table:cell-address table:column="11" table:row="185" table:table="3"/>
          <office:change-info>
            <dc:creator> </dc:creator>
            <dc:date>2020-02-05T11:09:09.70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14">
          <table:cell-address table:column="11" table:row="186" table:table="3"/>
          <office:change-info>
            <dc:creator> </dc:creator>
            <dc:date>2020-02-05T11:09:09.70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15">
          <table:cell-address table:column="11" table:row="187" table:table="3"/>
          <office:change-info>
            <dc:creator> </dc:creator>
            <dc:date>2020-02-05T11:09:09.70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16">
          <table:cell-address table:column="11" table:row="188" table:table="3"/>
          <office:change-info>
            <dc:creator> </dc:creator>
            <dc:date>2020-02-05T11:09:09.70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17">
          <table:cell-address table:column="11" table:row="189" table:table="3"/>
          <office:change-info>
            <dc:creator> </dc:creator>
            <dc:date>2020-02-05T11:09:09.70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18">
          <table:cell-address table:column="11" table:row="190" table:table="3"/>
          <office:change-info>
            <dc:creator> </dc:creator>
            <dc:date>2020-02-05T11:09:09.70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19">
          <table:cell-address table:column="11" table:row="191" table:table="3"/>
          <office:change-info>
            <dc:creator> </dc:creator>
            <dc:date>2020-02-05T11:09:09.70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20">
          <table:cell-address table:column="11" table:row="192" table:table="3"/>
          <office:change-info>
            <dc:creator> </dc:creator>
            <dc:date>2020-02-05T11:09:09.70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21">
          <table:cell-address table:column="11" table:row="193" table:table="3"/>
          <office:change-info>
            <dc:creator> </dc:creator>
            <dc:date>2020-02-05T11:09:09.70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22">
          <table:cell-address table:column="11" table:row="194" table:table="3"/>
          <office:change-info>
            <dc:creator> </dc:creator>
            <dc:date>2020-02-05T11:09:09.70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23">
          <table:cell-address table:column="11" table:row="195" table:table="3"/>
          <office:change-info>
            <dc:creator> </dc:creator>
            <dc:date>2020-02-05T11:09:09.70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24">
          <table:cell-address table:column="11" table:row="196" table:table="3"/>
          <office:change-info>
            <dc:creator> </dc:creator>
            <dc:date>2020-02-05T11:09:09.70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25">
          <table:cell-address table:column="11" table:row="197" table:table="3"/>
          <office:change-info>
            <dc:creator> </dc:creator>
            <dc:date>2020-02-05T11:09:09.70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26">
          <table:cell-address table:column="11" table:row="198" table:table="3"/>
          <office:change-info>
            <dc:creator> </dc:creator>
            <dc:date>2020-02-05T11:09:09.70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27">
          <table:cell-address table:column="11" table:row="199" table:table="3"/>
          <office:change-info>
            <dc:creator> </dc:creator>
            <dc:date>2020-02-05T11:09:09.70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28">
          <table:cell-address table:column="11" table:row="200" table:table="3"/>
          <office:change-info>
            <dc:creator> </dc:creator>
            <dc:date>2020-02-05T11:09:09.70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29">
          <table:cell-address table:column="11" table:row="201" table:table="3"/>
          <office:change-info>
            <dc:creator> </dc:creator>
            <dc:date>2020-02-05T11:09:09.70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30">
          <table:cell-address table:column="11" table:row="202" table:table="3"/>
          <office:change-info>
            <dc:creator> </dc:creator>
            <dc:date>2020-02-05T11:09:09.70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31">
          <table:cell-address table:column="11" table:row="203" table:table="3"/>
          <office:change-info>
            <dc:creator> </dc:creator>
            <dc:date>2020-02-05T11:09:09.70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32">
          <table:cell-address table:column="11" table:row="204" table:table="3"/>
          <office:change-info>
            <dc:creator> </dc:creator>
            <dc:date>2020-02-05T11:09:09.70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33">
          <table:cell-address table:column="11" table:row="205" table:table="3"/>
          <office:change-info>
            <dc:creator> </dc:creator>
            <dc:date>2020-02-05T11:09:09.70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34">
          <table:cell-address table:column="11" table:row="206" table:table="3"/>
          <office:change-info>
            <dc:creator> </dc:creator>
            <dc:date>2020-02-05T11:09:09.70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35">
          <table:cell-address table:column="11" table:row="207" table:table="3"/>
          <office:change-info>
            <dc:creator> </dc:creator>
            <dc:date>2020-02-05T11:09:09.70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36">
          <table:cell-address table:column="11" table:row="208" table:table="3"/>
          <office:change-info>
            <dc:creator> </dc:creator>
            <dc:date>2020-02-05T11:09:09.70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37">
          <table:cell-address table:column="11" table:row="209" table:table="3"/>
          <office:change-info>
            <dc:creator> </dc:creator>
            <dc:date>2020-02-05T11:09:09.70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38">
          <table:cell-address table:column="11" table:row="210" table:table="3"/>
          <office:change-info>
            <dc:creator> </dc:creator>
            <dc:date>2020-02-05T11:09:09.70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39">
          <table:cell-address table:column="11" table:row="211" table:table="3"/>
          <office:change-info>
            <dc:creator> </dc:creator>
            <dc:date>2020-02-05T11:09:09.70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40">
          <table:cell-address table:column="11" table:row="212" table:table="3"/>
          <office:change-info>
            <dc:creator> </dc:creator>
            <dc:date>2020-02-05T11:09:09.70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41">
          <table:cell-address table:column="11" table:row="213" table:table="3"/>
          <office:change-info>
            <dc:creator> </dc:creator>
            <dc:date>2020-02-05T11:09:09.70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42">
          <table:cell-address table:column="11" table:row="214" table:table="3"/>
          <office:change-info>
            <dc:creator> </dc:creator>
            <dc:date>2020-02-05T11:09:09.70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43">
          <table:cell-address table:column="11" table:row="215" table:table="3"/>
          <office:change-info>
            <dc:creator> </dc:creator>
            <dc:date>2020-02-05T11:09:09.70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44">
          <table:cell-address table:column="11" table:row="216" table:table="3"/>
          <office:change-info>
            <dc:creator> </dc:creator>
            <dc:date>2020-02-05T11:09:09.70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45">
          <table:cell-address table:column="11" table:row="217" table:table="3"/>
          <office:change-info>
            <dc:creator> </dc:creator>
            <dc:date>2020-02-05T11:09:09.70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46">
          <table:cell-address table:column="11" table:row="218" table:table="3"/>
          <office:change-info>
            <dc:creator> </dc:creator>
            <dc:date>2020-02-05T11:09:09.70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47">
          <table:cell-address table:column="11" table:row="219" table:table="3"/>
          <office:change-info>
            <dc:creator> </dc:creator>
            <dc:date>2020-02-05T11:09:09.70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48">
          <table:cell-address table:column="11" table:row="220" table:table="3"/>
          <office:change-info>
            <dc:creator> </dc:creator>
            <dc:date>2020-02-05T11:09:09.70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49">
          <table:cell-address table:column="11" table:row="221" table:table="3"/>
          <office:change-info>
            <dc:creator> </dc:creator>
            <dc:date>2020-02-05T11:09:09.70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50">
          <table:cell-address table:column="11" table:row="222" table:table="3"/>
          <office:change-info>
            <dc:creator> </dc:creator>
            <dc:date>2020-02-05T11:09:09.70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51">
          <table:cell-address table:column="11" table:row="223" table:table="3"/>
          <office:change-info>
            <dc:creator> </dc:creator>
            <dc:date>2020-02-05T11:09:09.70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52">
          <table:cell-address table:column="11" table:row="224" table:table="3"/>
          <office:change-info>
            <dc:creator> </dc:creator>
            <dc:date>2020-02-05T11:09:09.70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53">
          <table:cell-address table:column="11" table:row="225" table:table="3"/>
          <office:change-info>
            <dc:creator> </dc:creator>
            <dc:date>2020-02-05T11:09:09.70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54">
          <table:cell-address table:column="11" table:row="226" table:table="3"/>
          <office:change-info>
            <dc:creator> </dc:creator>
            <dc:date>2020-02-05T11:09:09.70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55">
          <table:cell-address table:column="11" table:row="227" table:table="3"/>
          <office:change-info>
            <dc:creator> </dc:creator>
            <dc:date>2020-02-05T11:09:09.70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56">
          <table:cell-address table:column="11" table:row="228" table:table="3"/>
          <office:change-info>
            <dc:creator> </dc:creator>
            <dc:date>2020-02-05T11:09:09.70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57">
          <table:cell-address table:column="11" table:row="229" table:table="3"/>
          <office:change-info>
            <dc:creator> </dc:creator>
            <dc:date>2020-02-05T11:09:09.70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58">
          <table:cell-address table:column="11" table:row="230" table:table="3"/>
          <office:change-info>
            <dc:creator> </dc:creator>
            <dc:date>2020-02-05T11:09:09.70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59">
          <table:cell-address table:column="11" table:row="231" table:table="3"/>
          <office:change-info>
            <dc:creator> </dc:creator>
            <dc:date>2020-02-05T11:09:09.70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60">
          <table:cell-address table:column="11" table:row="232" table:table="3"/>
          <office:change-info>
            <dc:creator> </dc:creator>
            <dc:date>2020-02-05T11:09:09.70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61">
          <table:cell-address table:column="11" table:row="233" table:table="3"/>
          <office:change-info>
            <dc:creator> </dc:creator>
            <dc:date>2020-02-05T11:09:09.70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62">
          <table:cell-address table:column="11" table:row="234" table:table="3"/>
          <office:change-info>
            <dc:creator> </dc:creator>
            <dc:date>2020-02-05T11:09:09.70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63">
          <table:cell-address table:column="11" table:row="235" table:table="3"/>
          <office:change-info>
            <dc:creator> </dc:creator>
            <dc:date>2020-02-05T11:09:09.70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64">
          <table:cell-address table:column="11" table:row="236" table:table="3"/>
          <office:change-info>
            <dc:creator> </dc:creator>
            <dc:date>2020-02-05T11:09:09.70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65">
          <table:cell-address table:column="11" table:row="237" table:table="3"/>
          <office:change-info>
            <dc:creator> </dc:creator>
            <dc:date>2020-02-05T11:09:09.70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66">
          <table:cell-address table:column="11" table:row="238" table:table="3"/>
          <office:change-info>
            <dc:creator> </dc:creator>
            <dc:date>2020-02-05T11:09:09.70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67">
          <table:cell-address table:column="11" table:row="239" table:table="3"/>
          <office:change-info>
            <dc:creator> </dc:creator>
            <dc:date>2020-02-05T11:09:09.70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68">
          <table:cell-address table:column="11" table:row="240" table:table="3"/>
          <office:change-info>
            <dc:creator> </dc:creator>
            <dc:date>2020-02-05T11:09:09.70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69">
          <table:cell-address table:column="11" table:row="241" table:table="3"/>
          <office:change-info>
            <dc:creator> </dc:creator>
            <dc:date>2020-02-05T11:09:09.70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70">
          <table:cell-address table:column="11" table:row="242" table:table="3"/>
          <office:change-info>
            <dc:creator> </dc:creator>
            <dc:date>2020-02-05T11:09:09.70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71">
          <table:cell-address table:column="11" table:row="243" table:table="3"/>
          <office:change-info>
            <dc:creator> </dc:creator>
            <dc:date>2020-02-05T11:09:09.70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72">
          <table:cell-address table:column="11" table:row="244" table:table="3"/>
          <office:change-info>
            <dc:creator> </dc:creator>
            <dc:date>2020-02-05T11:09:09.70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73">
          <table:cell-address table:column="11" table:row="245" table:table="3"/>
          <office:change-info>
            <dc:creator> </dc:creator>
            <dc:date>2020-02-05T11:09:09.70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74">
          <table:cell-address table:column="11" table:row="246" table:table="3"/>
          <office:change-info>
            <dc:creator> </dc:creator>
            <dc:date>2020-02-05T11:09:09.70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75">
          <table:cell-address table:column="11" table:row="247" table:table="3"/>
          <office:change-info>
            <dc:creator> </dc:creator>
            <dc:date>2020-02-05T11:09:09.70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76">
          <table:cell-address table:column="11" table:row="248" table:table="3"/>
          <office:change-info>
            <dc:creator> </dc:creator>
            <dc:date>2020-02-05T11:09:09.70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77">
          <table:cell-address table:column="11" table:row="249" table:table="3"/>
          <office:change-info>
            <dc:creator> </dc:creator>
            <dc:date>2020-02-05T11:09:09.70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78">
          <table:cell-address table:column="11" table:row="250" table:table="3"/>
          <office:change-info>
            <dc:creator> </dc:creator>
            <dc:date>2020-02-05T11:09:09.70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79">
          <table:cell-address table:column="11" table:row="251" table:table="3"/>
          <office:change-info>
            <dc:creator> </dc:creator>
            <dc:date>2020-02-05T11:09:09.70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80">
          <table:cell-address table:column="11" table:row="252" table:table="3"/>
          <office:change-info>
            <dc:creator> </dc:creator>
            <dc:date>2020-02-05T11:09:09.70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81">
          <table:cell-address table:column="11" table:row="253" table:table="3"/>
          <office:change-info>
            <dc:creator> </dc:creator>
            <dc:date>2020-02-05T11:09:09.70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82">
          <table:cell-address table:column="11" table:row="254" table:table="3"/>
          <office:change-info>
            <dc:creator> </dc:creator>
            <dc:date>2020-02-05T11:09:09.70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83">
          <table:cell-address table:column="11" table:row="255" table:table="3"/>
          <office:change-info>
            <dc:creator> </dc:creator>
            <dc:date>2020-02-05T11:09:09.70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84">
          <table:cell-address table:column="11" table:row="256" table:table="3"/>
          <office:change-info>
            <dc:creator> </dc:creator>
            <dc:date>2020-02-05T11:09:09.70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85">
          <table:cell-address table:column="11" table:row="257" table:table="3"/>
          <office:change-info>
            <dc:creator> </dc:creator>
            <dc:date>2020-02-05T11:09:09.70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86">
          <table:cell-address table:column="11" table:row="258" table:table="3"/>
          <office:change-info>
            <dc:creator> </dc:creator>
            <dc:date>2020-02-05T11:09:09.70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87">
          <table:cell-address table:column="11" table:row="259" table:table="3"/>
          <office:change-info>
            <dc:creator> </dc:creator>
            <dc:date>2020-02-05T11:09:09.70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88">
          <table:cell-address table:column="11" table:row="260" table:table="3"/>
          <office:change-info>
            <dc:creator> </dc:creator>
            <dc:date>2020-02-05T11:09:09.70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89">
          <table:cell-address table:column="11" table:row="261" table:table="3"/>
          <office:change-info>
            <dc:creator> </dc:creator>
            <dc:date>2020-02-05T11:09:09.70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90">
          <table:cell-address table:column="11" table:row="262" table:table="3"/>
          <office:change-info>
            <dc:creator> </dc:creator>
            <dc:date>2020-02-05T11:09:09.70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91">
          <table:cell-address table:column="11" table:row="263" table:table="3"/>
          <office:change-info>
            <dc:creator> </dc:creator>
            <dc:date>2020-02-05T11:09:09.70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92">
          <table:cell-address table:column="11" table:row="264" table:table="3"/>
          <office:change-info>
            <dc:creator> </dc:creator>
            <dc:date>2020-02-05T11:09:09.70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93">
          <table:cell-address table:column="11" table:row="265" table:table="3"/>
          <office:change-info>
            <dc:creator> </dc:creator>
            <dc:date>2020-02-05T11:09:09.70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94">
          <table:cell-address table:column="11" table:row="266" table:table="3"/>
          <office:change-info>
            <dc:creator> </dc:creator>
            <dc:date>2020-02-05T11:09:09.70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95">
          <table:cell-address table:column="11" table:row="267" table:table="3"/>
          <office:change-info>
            <dc:creator> </dc:creator>
            <dc:date>2020-02-05T11:09:09.70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96">
          <table:cell-address table:column="11" table:row="268" table:table="3"/>
          <office:change-info>
            <dc:creator> </dc:creator>
            <dc:date>2020-02-05T11:09:09.70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97">
          <table:cell-address table:column="11" table:row="269" table:table="3"/>
          <office:change-info>
            <dc:creator> </dc:creator>
            <dc:date>2020-02-05T11:09:09.70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98">
          <table:cell-address table:column="11" table:row="270" table:table="3"/>
          <office:change-info>
            <dc:creator> </dc:creator>
            <dc:date>2020-02-05T11:09:09.70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99">
          <table:cell-address table:column="11" table:row="271" table:table="3"/>
          <office:change-info>
            <dc:creator> </dc:creator>
            <dc:date>2020-02-05T11:09:09.70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00">
          <table:cell-address table:column="11" table:row="272" table:table="3"/>
          <office:change-info>
            <dc:creator> </dc:creator>
            <dc:date>2020-02-05T11:09:09.70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01">
          <table:cell-address table:column="11" table:row="273" table:table="3"/>
          <office:change-info>
            <dc:creator> </dc:creator>
            <dc:date>2020-02-05T11:09:09.70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02">
          <table:cell-address table:column="11" table:row="274" table:table="3"/>
          <office:change-info>
            <dc:creator> </dc:creator>
            <dc:date>2020-02-05T11:09:09.70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03">
          <table:cell-address table:column="11" table:row="275" table:table="3"/>
          <office:change-info>
            <dc:creator> </dc:creator>
            <dc:date>2020-02-05T11:09:09.70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04">
          <table:cell-address table:column="11" table:row="276" table:table="3"/>
          <office:change-info>
            <dc:creator> </dc:creator>
            <dc:date>2020-02-05T11:09:09.70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05">
          <table:cell-address table:column="11" table:row="277" table:table="3"/>
          <office:change-info>
            <dc:creator> </dc:creator>
            <dc:date>2020-02-05T11:09:09.70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06">
          <table:cell-address table:column="11" table:row="278" table:table="3"/>
          <office:change-info>
            <dc:creator> </dc:creator>
            <dc:date>2020-02-05T11:09:09.70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07">
          <table:cell-address table:column="11" table:row="279" table:table="3"/>
          <office:change-info>
            <dc:creator> </dc:creator>
            <dc:date>2020-02-05T11:09:09.70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08">
          <table:cell-address table:column="11" table:row="280" table:table="3"/>
          <office:change-info>
            <dc:creator> </dc:creator>
            <dc:date>2020-02-05T11:09:09.70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09">
          <table:cell-address table:column="11" table:row="281" table:table="3"/>
          <office:change-info>
            <dc:creator> </dc:creator>
            <dc:date>2020-02-05T11:09:09.70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10">
          <table:cell-address table:column="11" table:row="282" table:table="3"/>
          <office:change-info>
            <dc:creator> </dc:creator>
            <dc:date>2020-02-05T11:09:09.70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11">
          <table:cell-address table:column="11" table:row="283" table:table="3"/>
          <office:change-info>
            <dc:creator> </dc:creator>
            <dc:date>2020-02-05T11:09:09.70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12">
          <table:cell-address table:column="11" table:row="284" table:table="3"/>
          <office:change-info>
            <dc:creator> </dc:creator>
            <dc:date>2020-02-05T11:09:09.70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13">
          <table:cell-address table:column="11" table:row="285" table:table="3"/>
          <office:change-info>
            <dc:creator> </dc:creator>
            <dc:date>2020-02-05T11:09:09.70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14">
          <table:cell-address table:column="11" table:row="286" table:table="3"/>
          <office:change-info>
            <dc:creator> </dc:creator>
            <dc:date>2020-02-05T11:09:09.70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15">
          <table:cell-address table:column="11" table:row="287" table:table="3"/>
          <office:change-info>
            <dc:creator> </dc:creator>
            <dc:date>2020-02-05T11:09:09.70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16">
          <table:cell-address table:column="11" table:row="288" table:table="3"/>
          <office:change-info>
            <dc:creator> </dc:creator>
            <dc:date>2020-02-05T11:09:09.70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17">
          <table:cell-address table:column="11" table:row="289" table:table="3"/>
          <office:change-info>
            <dc:creator> </dc:creator>
            <dc:date>2020-02-05T11:09:09.70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18">
          <table:cell-address table:column="11" table:row="290" table:table="3"/>
          <office:change-info>
            <dc:creator> </dc:creator>
            <dc:date>2020-02-05T11:09:09.70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19">
          <table:cell-address table:column="11" table:row="291" table:table="3"/>
          <office:change-info>
            <dc:creator> </dc:creator>
            <dc:date>2020-02-05T11:09:09.70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20">
          <table:cell-address table:column="11" table:row="292" table:table="3"/>
          <office:change-info>
            <dc:creator> </dc:creator>
            <dc:date>2020-02-05T11:09:09.70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21">
          <table:cell-address table:column="11" table:row="293" table:table="3"/>
          <office:change-info>
            <dc:creator> </dc:creator>
            <dc:date>2020-02-05T11:09:09.70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22">
          <table:cell-address table:column="11" table:row="294" table:table="3"/>
          <office:change-info>
            <dc:creator> </dc:creator>
            <dc:date>2020-02-05T11:09:09.70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23">
          <table:cell-address table:column="11" table:row="295" table:table="3"/>
          <office:change-info>
            <dc:creator> </dc:creator>
            <dc:date>2020-02-05T11:09:09.70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24">
          <table:cell-address table:column="11" table:row="296" table:table="3"/>
          <office:change-info>
            <dc:creator> </dc:creator>
            <dc:date>2020-02-05T11:09:09.70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25">
          <table:cell-address table:column="11" table:row="297" table:table="3"/>
          <office:change-info>
            <dc:creator> </dc:creator>
            <dc:date>2020-02-05T11:09:09.70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26">
          <table:cell-address table:column="11" table:row="298" table:table="3"/>
          <office:change-info>
            <dc:creator> </dc:creator>
            <dc:date>2020-02-05T11:09:09.70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27">
          <table:cell-address table:column="11" table:row="299" table:table="3"/>
          <office:change-info>
            <dc:creator> </dc:creator>
            <dc:date>2020-02-05T11:09:09.70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28">
          <table:cell-address table:column="11" table:row="300" table:table="3"/>
          <office:change-info>
            <dc:creator> </dc:creator>
            <dc:date>2020-02-05T11:09:09.70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29">
          <table:cell-address table:column="11" table:row="301" table:table="3"/>
          <office:change-info>
            <dc:creator> </dc:creator>
            <dc:date>2020-02-05T11:09:09.70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30">
          <table:cell-address table:column="11" table:row="302" table:table="3"/>
          <office:change-info>
            <dc:creator> </dc:creator>
            <dc:date>2020-02-05T11:09:09.70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31">
          <table:cell-address table:column="11" table:row="303" table:table="3"/>
          <office:change-info>
            <dc:creator> </dc:creator>
            <dc:date>2020-02-05T11:09:09.70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32">
          <table:cell-address table:column="11" table:row="304" table:table="3"/>
          <office:change-info>
            <dc:creator> </dc:creator>
            <dc:date>2020-02-05T11:09:09.70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33">
          <table:cell-address table:column="11" table:row="305" table:table="3"/>
          <office:change-info>
            <dc:creator> </dc:creator>
            <dc:date>2020-02-05T11:09:09.70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34">
          <table:cell-address table:column="11" table:row="306" table:table="3"/>
          <office:change-info>
            <dc:creator> </dc:creator>
            <dc:date>2020-02-05T11:09:09.70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35">
          <table:cell-address table:column="11" table:row="307" table:table="3"/>
          <office:change-info>
            <dc:creator> </dc:creator>
            <dc:date>2020-02-05T11:09:09.70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36">
          <table:cell-address table:column="11" table:row="308" table:table="3"/>
          <office:change-info>
            <dc:creator> </dc:creator>
            <dc:date>2020-02-05T11:09:09.70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37">
          <table:cell-address table:column="11" table:row="309" table:table="3"/>
          <office:change-info>
            <dc:creator> </dc:creator>
            <dc:date>2020-02-05T11:09:09.70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38">
          <table:cell-address table:column="11" table:row="310" table:table="3"/>
          <office:change-info>
            <dc:creator> </dc:creator>
            <dc:date>2020-02-05T11:09:09.70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39">
          <table:cell-address table:column="11" table:row="311" table:table="3"/>
          <office:change-info>
            <dc:creator> </dc:creator>
            <dc:date>2020-02-05T11:09:09.70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40">
          <table:cell-address table:column="11" table:row="312" table:table="3"/>
          <office:change-info>
            <dc:creator> </dc:creator>
            <dc:date>2020-02-05T11:09:09.70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41">
          <table:cell-address table:column="11" table:row="313" table:table="3"/>
          <office:change-info>
            <dc:creator> </dc:creator>
            <dc:date>2020-02-05T11:09:09.70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42">
          <table:cell-address table:column="11" table:row="314" table:table="3"/>
          <office:change-info>
            <dc:creator> </dc:creator>
            <dc:date>2020-02-05T11:09:09.70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43">
          <table:cell-address table:column="11" table:row="315" table:table="3"/>
          <office:change-info>
            <dc:creator> </dc:creator>
            <dc:date>2020-02-05T11:09:09.70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44">
          <table:cell-address table:column="11" table:row="316" table:table="3"/>
          <office:change-info>
            <dc:creator> </dc:creator>
            <dc:date>2020-02-05T11:09:09.70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45">
          <table:cell-address table:column="11" table:row="317" table:table="3"/>
          <office:change-info>
            <dc:creator> </dc:creator>
            <dc:date>2020-02-05T11:09:09.70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46">
          <table:cell-address table:column="11" table:row="318" table:table="3"/>
          <office:change-info>
            <dc:creator> </dc:creator>
            <dc:date>2020-02-05T11:09:09.70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47">
          <table:cell-address table:column="11" table:row="319" table:table="3"/>
          <office:change-info>
            <dc:creator> </dc:creator>
            <dc:date>2020-02-05T11:09:09.70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48">
          <table:cell-address table:column="11" table:row="320" table:table="3"/>
          <office:change-info>
            <dc:creator> </dc:creator>
            <dc:date>2020-02-05T11:09:09.70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49">
          <table:cell-address table:column="11" table:row="321" table:table="3"/>
          <office:change-info>
            <dc:creator> </dc:creator>
            <dc:date>2020-02-05T11:09:09.70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50">
          <table:cell-address table:column="11" table:row="322" table:table="3"/>
          <office:change-info>
            <dc:creator> </dc:creator>
            <dc:date>2020-02-05T11:09:09.70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51">
          <table:cell-address table:column="11" table:row="323" table:table="3"/>
          <office:change-info>
            <dc:creator> </dc:creator>
            <dc:date>2020-02-05T11:09:09.70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52">
          <table:cell-address table:column="11" table:row="324" table:table="3"/>
          <office:change-info>
            <dc:creator> </dc:creator>
            <dc:date>2020-02-05T11:09:09.70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53">
          <table:cell-address table:column="11" table:row="325" table:table="3"/>
          <office:change-info>
            <dc:creator> </dc:creator>
            <dc:date>2020-02-05T11:09:09.70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54">
          <table:cell-address table:column="11" table:row="326" table:table="3"/>
          <office:change-info>
            <dc:creator> </dc:creator>
            <dc:date>2020-02-05T11:09:09.70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55">
          <table:cell-address table:column="11" table:row="327" table:table="3"/>
          <office:change-info>
            <dc:creator> </dc:creator>
            <dc:date>2020-02-05T11:09:09.70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56">
          <table:cell-address table:column="11" table:row="328" table:table="3"/>
          <office:change-info>
            <dc:creator> </dc:creator>
            <dc:date>2020-02-05T11:09:09.70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57">
          <table:cell-address table:column="11" table:row="329" table:table="3"/>
          <office:change-info>
            <dc:creator> </dc:creator>
            <dc:date>2020-02-05T11:09:09.70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58">
          <table:cell-address table:column="11" table:row="330" table:table="3"/>
          <office:change-info>
            <dc:creator> </dc:creator>
            <dc:date>2020-02-05T11:09:09.70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59">
          <table:cell-address table:column="11" table:row="331" table:table="3"/>
          <office:change-info>
            <dc:creator> </dc:creator>
            <dc:date>2020-02-05T11:09:09.70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60">
          <table:cell-address table:column="11" table:row="332" table:table="3"/>
          <office:change-info>
            <dc:creator> </dc:creator>
            <dc:date>2020-02-05T11:09:09.70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61">
          <table:cell-address table:column="11" table:row="333" table:table="3"/>
          <office:change-info>
            <dc:creator> </dc:creator>
            <dc:date>2020-02-05T11:09:09.70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62">
          <table:cell-address table:column="11" table:row="334" table:table="3"/>
          <office:change-info>
            <dc:creator> </dc:creator>
            <dc:date>2020-02-05T11:09:09.70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63">
          <table:cell-address table:column="11" table:row="335" table:table="3"/>
          <office:change-info>
            <dc:creator> </dc:creator>
            <dc:date>2020-02-05T11:09:09.70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64">
          <table:cell-address table:column="11" table:row="336" table:table="3"/>
          <office:change-info>
            <dc:creator> </dc:creator>
            <dc:date>2020-02-05T11:09:09.70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65">
          <table:cell-address table:column="11" table:row="337" table:table="3"/>
          <office:change-info>
            <dc:creator> </dc:creator>
            <dc:date>2020-02-05T11:09:09.70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66">
          <table:cell-address table:column="11" table:row="338" table:table="3"/>
          <office:change-info>
            <dc:creator> </dc:creator>
            <dc:date>2020-02-05T11:09:09.70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67">
          <table:cell-address table:column="11" table:row="339" table:table="3"/>
          <office:change-info>
            <dc:creator> </dc:creator>
            <dc:date>2020-02-05T11:09:09.70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68">
          <table:cell-address table:column="11" table:row="340" table:table="3"/>
          <office:change-info>
            <dc:creator> </dc:creator>
            <dc:date>2020-02-05T11:09:09.70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69">
          <table:cell-address table:column="11" table:row="341" table:table="3"/>
          <office:change-info>
            <dc:creator> </dc:creator>
            <dc:date>2020-02-05T11:09:09.70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70">
          <table:cell-address table:column="11" table:row="342" table:table="3"/>
          <office:change-info>
            <dc:creator> </dc:creator>
            <dc:date>2020-02-05T11:09:09.70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71">
          <table:cell-address table:column="11" table:row="343" table:table="3"/>
          <office:change-info>
            <dc:creator> </dc:creator>
            <dc:date>2020-02-05T11:09:09.70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72">
          <table:cell-address table:column="11" table:row="344" table:table="3"/>
          <office:change-info>
            <dc:creator> </dc:creator>
            <dc:date>2020-02-05T11:09:09.70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73">
          <table:cell-address table:column="11" table:row="345" table:table="3"/>
          <office:change-info>
            <dc:creator> </dc:creator>
            <dc:date>2020-02-05T11:09:09.70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74">
          <table:cell-address table:column="11" table:row="346" table:table="3"/>
          <office:change-info>
            <dc:creator> </dc:creator>
            <dc:date>2020-02-05T11:09:09.70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75">
          <table:cell-address table:column="11" table:row="347" table:table="3"/>
          <office:change-info>
            <dc:creator> </dc:creator>
            <dc:date>2020-02-05T11:09:09.70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76">
          <table:cell-address table:column="11" table:row="348" table:table="3"/>
          <office:change-info>
            <dc:creator> </dc:creator>
            <dc:date>2020-02-05T11:09:09.70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77">
          <table:cell-address table:column="11" table:row="349" table:table="3"/>
          <office:change-info>
            <dc:creator> </dc:creator>
            <dc:date>2020-02-05T11:09:09.70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78">
          <table:cell-address table:column="11" table:row="350" table:table="3"/>
          <office:change-info>
            <dc:creator> </dc:creator>
            <dc:date>2020-02-05T11:09:09.70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79">
          <table:cell-address table:column="11" table:row="351" table:table="3"/>
          <office:change-info>
            <dc:creator> </dc:creator>
            <dc:date>2020-02-05T11:09:09.70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80">
          <table:cell-address table:column="11" table:row="352" table:table="3"/>
          <office:change-info>
            <dc:creator> </dc:creator>
            <dc:date>2020-02-05T11:09:09.70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81">
          <table:cell-address table:column="11" table:row="353" table:table="3"/>
          <office:change-info>
            <dc:creator> </dc:creator>
            <dc:date>2020-02-05T11:09:09.70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82">
          <table:cell-address table:column="11" table:row="354" table:table="3"/>
          <office:change-info>
            <dc:creator> </dc:creator>
            <dc:date>2020-02-05T11:09:09.70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83">
          <table:cell-address table:column="11" table:row="355" table:table="3"/>
          <office:change-info>
            <dc:creator> </dc:creator>
            <dc:date>2020-02-05T11:09:09.70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84">
          <table:cell-address table:column="11" table:row="356" table:table="3"/>
          <office:change-info>
            <dc:creator> </dc:creator>
            <dc:date>2020-02-05T11:09:09.70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85">
          <table:cell-address table:column="11" table:row="357" table:table="3"/>
          <office:change-info>
            <dc:creator> </dc:creator>
            <dc:date>2020-02-05T11:09:09.70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86">
          <table:cell-address table:column="11" table:row="358" table:table="3"/>
          <office:change-info>
            <dc:creator> </dc:creator>
            <dc:date>2020-02-05T11:09:09.70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87">
          <table:cell-address table:column="11" table:row="359" table:table="3"/>
          <office:change-info>
            <dc:creator> </dc:creator>
            <dc:date>2020-02-05T11:09:09.70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88">
          <table:cell-address table:column="11" table:row="360" table:table="3"/>
          <office:change-info>
            <dc:creator> </dc:creator>
            <dc:date>2020-02-05T11:09:09.70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89">
          <table:cell-address table:column="11" table:row="361" table:table="3"/>
          <office:change-info>
            <dc:creator> </dc:creator>
            <dc:date>2020-02-05T11:09:09.70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90">
          <table:cell-address table:column="11" table:row="362" table:table="3"/>
          <office:change-info>
            <dc:creator> </dc:creator>
            <dc:date>2020-02-05T11:09:09.70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91">
          <table:cell-address table:column="11" table:row="363" table:table="3"/>
          <office:change-info>
            <dc:creator> </dc:creator>
            <dc:date>2020-02-05T11:09:09.70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92">
          <table:cell-address table:column="11" table:row="364" table:table="3"/>
          <office:change-info>
            <dc:creator> </dc:creator>
            <dc:date>2020-02-05T11:09:09.70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93">
          <table:cell-address table:column="11" table:row="365" table:table="3"/>
          <office:change-info>
            <dc:creator> </dc:creator>
            <dc:date>2020-02-05T11:09:09.70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94">
          <table:cell-address table:column="11" table:row="366" table:table="3"/>
          <office:change-info>
            <dc:creator> </dc:creator>
            <dc:date>2020-02-05T11:09:09.70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95">
          <table:cell-address table:column="11" table:row="367" table:table="3"/>
          <office:change-info>
            <dc:creator> </dc:creator>
            <dc:date>2020-02-05T11:09:09.70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96">
          <table:cell-address table:column="11" table:row="368" table:table="3"/>
          <office:change-info>
            <dc:creator> </dc:creator>
            <dc:date>2020-02-05T11:09:09.70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97">
          <table:cell-address table:column="11" table:row="369" table:table="3"/>
          <office:change-info>
            <dc:creator> </dc:creator>
            <dc:date>2020-02-05T11:09:09.70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98">
          <table:cell-address table:column="11" table:row="370" table:table="3"/>
          <office:change-info>
            <dc:creator> </dc:creator>
            <dc:date>2020-02-05T11:09:09.70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99">
          <table:cell-address table:column="11" table:row="371" table:table="3"/>
          <office:change-info>
            <dc:creator> </dc:creator>
            <dc:date>2020-02-05T11:09:09.70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00">
          <table:cell-address table:column="11" table:row="372" table:table="3"/>
          <office:change-info>
            <dc:creator> </dc:creator>
            <dc:date>2020-02-05T11:09:09.70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01">
          <table:cell-address table:column="11" table:row="373" table:table="3"/>
          <office:change-info>
            <dc:creator> </dc:creator>
            <dc:date>2020-02-05T11:09:09.70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02">
          <table:cell-address table:column="11" table:row="374" table:table="3"/>
          <office:change-info>
            <dc:creator> </dc:creator>
            <dc:date>2020-02-05T11:09:09.70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03">
          <table:cell-address table:column="11" table:row="375" table:table="3"/>
          <office:change-info>
            <dc:creator> </dc:creator>
            <dc:date>2020-02-05T11:09:09.70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04">
          <table:cell-address table:column="11" table:row="376" table:table="3"/>
          <office:change-info>
            <dc:creator> </dc:creator>
            <dc:date>2020-02-05T11:09:09.70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05">
          <table:cell-address table:column="11" table:row="377" table:table="3"/>
          <office:change-info>
            <dc:creator> </dc:creator>
            <dc:date>2020-02-05T11:09:09.70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06">
          <table:cell-address table:column="11" table:row="378" table:table="3"/>
          <office:change-info>
            <dc:creator> </dc:creator>
            <dc:date>2020-02-05T11:09:09.70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07">
          <table:cell-address table:column="11" table:row="379" table:table="3"/>
          <office:change-info>
            <dc:creator> </dc:creator>
            <dc:date>2020-02-05T11:09:09.70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08">
          <table:cell-address table:column="11" table:row="380" table:table="3"/>
          <office:change-info>
            <dc:creator> </dc:creator>
            <dc:date>2020-02-05T11:09:09.70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09">
          <table:cell-address table:column="11" table:row="381" table:table="3"/>
          <office:change-info>
            <dc:creator> </dc:creator>
            <dc:date>2020-02-05T11:09:09.70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10">
          <table:cell-address table:column="11" table:row="382" table:table="3"/>
          <office:change-info>
            <dc:creator> </dc:creator>
            <dc:date>2020-02-05T11:09:09.70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11">
          <table:cell-address table:column="11" table:row="383" table:table="3"/>
          <office:change-info>
            <dc:creator> </dc:creator>
            <dc:date>2020-02-05T11:09:09.70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12">
          <table:cell-address table:column="11" table:row="384" table:table="3"/>
          <office:change-info>
            <dc:creator> </dc:creator>
            <dc:date>2020-02-05T11:09:09.70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13">
          <table:cell-address table:column="11" table:row="385" table:table="3"/>
          <office:change-info>
            <dc:creator> </dc:creator>
            <dc:date>2020-02-05T11:09:09.70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14">
          <table:cell-address table:column="11" table:row="386" table:table="3"/>
          <office:change-info>
            <dc:creator> </dc:creator>
            <dc:date>2020-02-05T11:09:09.70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15">
          <table:cell-address table:column="11" table:row="387" table:table="3"/>
          <office:change-info>
            <dc:creator> </dc:creator>
            <dc:date>2020-02-05T11:09:09.70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16">
          <table:cell-address table:column="11" table:row="388" table:table="3"/>
          <office:change-info>
            <dc:creator> </dc:creator>
            <dc:date>2020-02-05T11:09:09.70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17">
          <table:cell-address table:column="11" table:row="389" table:table="3"/>
          <office:change-info>
            <dc:creator> </dc:creator>
            <dc:date>2020-02-05T11:09:09.70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18">
          <table:cell-address table:column="11" table:row="390" table:table="3"/>
          <office:change-info>
            <dc:creator> </dc:creator>
            <dc:date>2020-02-05T11:09:09.70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19">
          <table:cell-address table:column="11" table:row="391" table:table="3"/>
          <office:change-info>
            <dc:creator> </dc:creator>
            <dc:date>2020-02-05T11:09:09.70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20">
          <table:cell-address table:column="11" table:row="392" table:table="3"/>
          <office:change-info>
            <dc:creator> </dc:creator>
            <dc:date>2020-02-05T11:09:09.70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21">
          <table:cell-address table:column="11" table:row="393" table:table="3"/>
          <office:change-info>
            <dc:creator> </dc:creator>
            <dc:date>2020-02-05T11:09:09.70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22">
          <table:cell-address table:column="11" table:row="394" table:table="3"/>
          <office:change-info>
            <dc:creator> </dc:creator>
            <dc:date>2020-02-05T11:09:09.70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23">
          <table:cell-address table:column="11" table:row="395" table:table="3"/>
          <office:change-info>
            <dc:creator> </dc:creator>
            <dc:date>2020-02-05T11:09:09.70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24">
          <table:cell-address table:column="11" table:row="396" table:table="3"/>
          <office:change-info>
            <dc:creator> </dc:creator>
            <dc:date>2020-02-05T11:09:09.70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25">
          <table:cell-address table:column="11" table:row="397" table:table="3"/>
          <office:change-info>
            <dc:creator> </dc:creator>
            <dc:date>2020-02-05T11:09:09.70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26">
          <table:cell-address table:column="11" table:row="398" table:table="3"/>
          <office:change-info>
            <dc:creator> </dc:creator>
            <dc:date>2020-02-05T11:09:09.70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27">
          <table:cell-address table:column="11" table:row="399" table:table="3"/>
          <office:change-info>
            <dc:creator> </dc:creator>
            <dc:date>2020-02-05T11:09:09.70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28">
          <table:cell-address table:column="11" table:row="400" table:table="3"/>
          <office:change-info>
            <dc:creator> </dc:creator>
            <dc:date>2020-02-05T11:09:09.70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29">
          <table:cell-address table:column="11" table:row="401" table:table="3"/>
          <office:change-info>
            <dc:creator> </dc:creator>
            <dc:date>2020-02-05T11:09:09.70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30">
          <table:cell-address table:column="11" table:row="402" table:table="3"/>
          <office:change-info>
            <dc:creator> </dc:creator>
            <dc:date>2020-02-05T11:09:09.70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31">
          <table:cell-address table:column="11" table:row="403" table:table="3"/>
          <office:change-info>
            <dc:creator> </dc:creator>
            <dc:date>2020-02-05T11:09:09.70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32">
          <table:cell-address table:column="11" table:row="404" table:table="3"/>
          <office:change-info>
            <dc:creator> </dc:creator>
            <dc:date>2020-02-05T11:09:09.70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33">
          <table:cell-address table:column="11" table:row="405" table:table="3"/>
          <office:change-info>
            <dc:creator> </dc:creator>
            <dc:date>2020-02-05T11:09:09.70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34">
          <table:cell-address table:column="11" table:row="406" table:table="3"/>
          <office:change-info>
            <dc:creator> </dc:creator>
            <dc:date>2020-02-05T11:09:09.70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35">
          <table:cell-address table:column="11" table:row="407" table:table="3"/>
          <office:change-info>
            <dc:creator> </dc:creator>
            <dc:date>2020-02-05T11:09:09.70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36">
          <table:cell-address table:column="11" table:row="408" table:table="3"/>
          <office:change-info>
            <dc:creator> </dc:creator>
            <dc:date>2020-02-05T11:09:09.70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37">
          <table:cell-address table:column="11" table:row="409" table:table="3"/>
          <office:change-info>
            <dc:creator> </dc:creator>
            <dc:date>2020-02-05T11:09:09.70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38">
          <table:cell-address table:column="11" table:row="410" table:table="3"/>
          <office:change-info>
            <dc:creator> </dc:creator>
            <dc:date>2020-02-05T11:09:09.70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39">
          <table:cell-address table:column="11" table:row="411" table:table="3"/>
          <office:change-info>
            <dc:creator> </dc:creator>
            <dc:date>2020-02-05T11:09:09.70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40">
          <table:cell-address table:column="11" table:row="412" table:table="3"/>
          <office:change-info>
            <dc:creator> </dc:creator>
            <dc:date>2020-02-05T11:09:09.70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41">
          <table:cell-address table:column="11" table:row="413" table:table="3"/>
          <office:change-info>
            <dc:creator> </dc:creator>
            <dc:date>2020-02-05T11:09:09.70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42">
          <table:cell-address table:column="11" table:row="414" table:table="3"/>
          <office:change-info>
            <dc:creator> </dc:creator>
            <dc:date>2020-02-05T11:09:09.70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43">
          <table:cell-address table:column="11" table:row="415" table:table="3"/>
          <office:change-info>
            <dc:creator> </dc:creator>
            <dc:date>2020-02-05T11:09:09.70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44">
          <table:cell-address table:column="11" table:row="416" table:table="3"/>
          <office:change-info>
            <dc:creator> </dc:creator>
            <dc:date>2020-02-05T11:09:09.70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45">
          <table:cell-address table:column="11" table:row="417" table:table="3"/>
          <office:change-info>
            <dc:creator> </dc:creator>
            <dc:date>2020-02-05T11:09:09.70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46">
          <table:cell-address table:column="11" table:row="418" table:table="3"/>
          <office:change-info>
            <dc:creator> </dc:creator>
            <dc:date>2020-02-05T11:09:09.70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47">
          <table:cell-address table:column="11" table:row="419" table:table="3"/>
          <office:change-info>
            <dc:creator> </dc:creator>
            <dc:date>2020-02-05T11:09:09.70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48">
          <table:cell-address table:column="11" table:row="420" table:table="3"/>
          <office:change-info>
            <dc:creator> </dc:creator>
            <dc:date>2020-02-05T11:09:09.70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49">
          <table:cell-address table:column="11" table:row="421" table:table="3"/>
          <office:change-info>
            <dc:creator> </dc:creator>
            <dc:date>2020-02-05T11:09:09.70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50">
          <table:cell-address table:column="11" table:row="422" table:table="3"/>
          <office:change-info>
            <dc:creator> </dc:creator>
            <dc:date>2020-02-05T11:09:09.70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51">
          <table:cell-address table:column="11" table:row="423" table:table="3"/>
          <office:change-info>
            <dc:creator> </dc:creator>
            <dc:date>2020-02-05T11:09:09.70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52">
          <table:cell-address table:column="11" table:row="424" table:table="3"/>
          <office:change-info>
            <dc:creator> </dc:creator>
            <dc:date>2020-02-05T11:09:09.70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53">
          <table:cell-address table:column="11" table:row="425" table:table="3"/>
          <office:change-info>
            <dc:creator> </dc:creator>
            <dc:date>2020-02-05T11:09:09.70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54">
          <table:cell-address table:column="11" table:row="426" table:table="3"/>
          <office:change-info>
            <dc:creator> </dc:creator>
            <dc:date>2020-02-05T11:09:09.70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55">
          <table:cell-address table:column="11" table:row="427" table:table="3"/>
          <office:change-info>
            <dc:creator> </dc:creator>
            <dc:date>2020-02-05T11:09:09.70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56">
          <table:cell-address table:column="11" table:row="428" table:table="3"/>
          <office:change-info>
            <dc:creator> </dc:creator>
            <dc:date>2020-02-05T11:09:09.70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57">
          <table:cell-address table:column="11" table:row="429" table:table="3"/>
          <office:change-info>
            <dc:creator> </dc:creator>
            <dc:date>2020-02-05T11:09:09.70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58">
          <table:cell-address table:column="11" table:row="430" table:table="3"/>
          <office:change-info>
            <dc:creator> </dc:creator>
            <dc:date>2020-02-05T11:09:09.70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59">
          <table:cell-address table:column="11" table:row="431" table:table="3"/>
          <office:change-info>
            <dc:creator> </dc:creator>
            <dc:date>2020-02-05T11:09:09.70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60">
          <table:cell-address table:column="11" table:row="432" table:table="3"/>
          <office:change-info>
            <dc:creator> </dc:creator>
            <dc:date>2020-02-05T11:09:09.70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61">
          <table:cell-address table:column="11" table:row="433" table:table="3"/>
          <office:change-info>
            <dc:creator> </dc:creator>
            <dc:date>2020-02-05T11:09:09.70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62">
          <table:cell-address table:column="11" table:row="434" table:table="3"/>
          <office:change-info>
            <dc:creator> </dc:creator>
            <dc:date>2020-02-05T11:09:09.70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63">
          <table:cell-address table:column="11" table:row="435" table:table="3"/>
          <office:change-info>
            <dc:creator> </dc:creator>
            <dc:date>2020-02-05T11:09:09.70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64">
          <table:cell-address table:column="11" table:row="436" table:table="3"/>
          <office:change-info>
            <dc:creator> </dc:creator>
            <dc:date>2020-02-05T11:09:09.70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65">
          <table:cell-address table:column="11" table:row="437" table:table="3"/>
          <office:change-info>
            <dc:creator> </dc:creator>
            <dc:date>2020-02-05T11:09:09.70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66">
          <table:cell-address table:column="11" table:row="438" table:table="3"/>
          <office:change-info>
            <dc:creator> </dc:creator>
            <dc:date>2020-02-05T11:09:09.70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67">
          <table:cell-address table:column="11" table:row="439" table:table="3"/>
          <office:change-info>
            <dc:creator> </dc:creator>
            <dc:date>2020-02-05T11:09:09.70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68">
          <table:cell-address table:column="11" table:row="440" table:table="3"/>
          <office:change-info>
            <dc:creator> </dc:creator>
            <dc:date>2020-02-05T11:09:09.70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69">
          <table:cell-address table:column="11" table:row="441" table:table="3"/>
          <office:change-info>
            <dc:creator> </dc:creator>
            <dc:date>2020-02-05T11:09:09.70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70">
          <table:cell-address table:column="11" table:row="442" table:table="3"/>
          <office:change-info>
            <dc:creator> </dc:creator>
            <dc:date>2020-02-05T11:09:09.70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71">
          <table:cell-address table:column="11" table:row="443" table:table="3"/>
          <office:change-info>
            <dc:creator> </dc:creator>
            <dc:date>2020-02-05T11:09:09.70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72">
          <table:cell-address table:column="11" table:row="444" table:table="3"/>
          <office:change-info>
            <dc:creator> </dc:creator>
            <dc:date>2020-02-05T11:09:09.70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73">
          <table:cell-address table:column="11" table:row="445" table:table="3"/>
          <office:change-info>
            <dc:creator> </dc:creator>
            <dc:date>2020-02-05T11:09:09.70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74">
          <table:cell-address table:column="11" table:row="446" table:table="3"/>
          <office:change-info>
            <dc:creator> </dc:creator>
            <dc:date>2020-02-05T11:09:09.70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75">
          <table:cell-address table:column="11" table:row="447" table:table="3"/>
          <office:change-info>
            <dc:creator> </dc:creator>
            <dc:date>2020-02-05T11:09:09.70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76">
          <table:cell-address table:column="11" table:row="448" table:table="3"/>
          <office:change-info>
            <dc:creator> </dc:creator>
            <dc:date>2020-02-05T11:09:09.70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77">
          <table:cell-address table:column="11" table:row="449" table:table="3"/>
          <office:change-info>
            <dc:creator> </dc:creator>
            <dc:date>2020-02-05T11:09:09.70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78">
          <table:cell-address table:column="11" table:row="450" table:table="3"/>
          <office:change-info>
            <dc:creator> </dc:creator>
            <dc:date>2020-02-05T11:09:09.70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79">
          <table:cell-address table:column="11" table:row="451" table:table="3"/>
          <office:change-info>
            <dc:creator> </dc:creator>
            <dc:date>2020-02-05T11:09:09.70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80">
          <table:cell-address table:column="11" table:row="452" table:table="3"/>
          <office:change-info>
            <dc:creator> </dc:creator>
            <dc:date>2020-02-05T11:09:09.70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81">
          <table:cell-address table:column="11" table:row="453" table:table="3"/>
          <office:change-info>
            <dc:creator> </dc:creator>
            <dc:date>2020-02-05T11:09:09.70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82">
          <table:cell-address table:column="11" table:row="454" table:table="3"/>
          <office:change-info>
            <dc:creator> </dc:creator>
            <dc:date>2020-02-05T11:09:09.70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83">
          <table:cell-address table:column="11" table:row="455" table:table="3"/>
          <office:change-info>
            <dc:creator> </dc:creator>
            <dc:date>2020-02-05T11:09:09.70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84">
          <table:cell-address table:column="11" table:row="456" table:table="3"/>
          <office:change-info>
            <dc:creator> </dc:creator>
            <dc:date>2020-02-05T11:09:09.70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85">
          <table:cell-address table:column="11" table:row="457" table:table="3"/>
          <office:change-info>
            <dc:creator> </dc:creator>
            <dc:date>2020-02-05T11:09:09.70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86">
          <table:cell-address table:column="11" table:row="458" table:table="3"/>
          <office:change-info>
            <dc:creator> </dc:creator>
            <dc:date>2020-02-05T11:09:09.70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87">
          <table:cell-address table:column="11" table:row="459" table:table="3"/>
          <office:change-info>
            <dc:creator> </dc:creator>
            <dc:date>2020-02-05T11:09:09.70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88">
          <table:cell-address table:column="11" table:row="460" table:table="3"/>
          <office:change-info>
            <dc:creator> </dc:creator>
            <dc:date>2020-02-05T11:09:09.70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89">
          <table:cell-address table:column="11" table:row="461" table:table="3"/>
          <office:change-info>
            <dc:creator> </dc:creator>
            <dc:date>2020-02-05T11:09:09.70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90">
          <table:cell-address table:column="11" table:row="462" table:table="3"/>
          <office:change-info>
            <dc:creator> </dc:creator>
            <dc:date>2020-02-05T11:09:09.70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91">
          <table:cell-address table:column="11" table:row="463" table:table="3"/>
          <office:change-info>
            <dc:creator> </dc:creator>
            <dc:date>2020-02-05T11:09:09.70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92">
          <table:cell-address table:column="11" table:row="464" table:table="3"/>
          <office:change-info>
            <dc:creator> </dc:creator>
            <dc:date>2020-02-05T11:09:09.70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93">
          <table:cell-address table:column="11" table:row="465" table:table="3"/>
          <office:change-info>
            <dc:creator> </dc:creator>
            <dc:date>2020-02-05T11:09:09.70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94">
          <table:cell-address table:column="11" table:row="466" table:table="3"/>
          <office:change-info>
            <dc:creator> </dc:creator>
            <dc:date>2020-02-05T11:09:09.70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95">
          <table:cell-address table:column="11" table:row="467" table:table="3"/>
          <office:change-info>
            <dc:creator> </dc:creator>
            <dc:date>2020-02-05T11:09:09.70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96">
          <table:cell-address table:column="11" table:row="468" table:table="3"/>
          <office:change-info>
            <dc:creator> </dc:creator>
            <dc:date>2020-02-05T11:09:09.70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97">
          <table:cell-address table:column="11" table:row="469" table:table="3"/>
          <office:change-info>
            <dc:creator> </dc:creator>
            <dc:date>2020-02-05T11:09:09.70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98">
          <table:cell-address table:column="11" table:row="470" table:table="3"/>
          <office:change-info>
            <dc:creator> </dc:creator>
            <dc:date>2020-02-05T11:09:09.70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99">
          <table:cell-address table:column="11" table:row="471" table:table="3"/>
          <office:change-info>
            <dc:creator> </dc:creator>
            <dc:date>2020-02-05T11:09:09.70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00">
          <table:cell-address table:column="11" table:row="472" table:table="3"/>
          <office:change-info>
            <dc:creator> </dc:creator>
            <dc:date>2020-02-05T11:09:09.70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01">
          <table:cell-address table:column="11" table:row="473" table:table="3"/>
          <office:change-info>
            <dc:creator> </dc:creator>
            <dc:date>2020-02-05T11:09:09.70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02">
          <table:cell-address table:column="11" table:row="474" table:table="3"/>
          <office:change-info>
            <dc:creator> </dc:creator>
            <dc:date>2020-02-05T11:09:09.70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03">
          <table:cell-address table:column="11" table:row="475" table:table="3"/>
          <office:change-info>
            <dc:creator> </dc:creator>
            <dc:date>2020-02-05T11:09:09.70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04">
          <table:cell-address table:column="11" table:row="476" table:table="3"/>
          <office:change-info>
            <dc:creator> </dc:creator>
            <dc:date>2020-02-05T11:09:09.70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05">
          <table:cell-address table:column="11" table:row="477" table:table="3"/>
          <office:change-info>
            <dc:creator> </dc:creator>
            <dc:date>2020-02-05T11:09:09.70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06">
          <table:cell-address table:column="11" table:row="478" table:table="3"/>
          <office:change-info>
            <dc:creator> </dc:creator>
            <dc:date>2020-02-05T11:09:09.70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07">
          <table:cell-address table:column="11" table:row="479" table:table="3"/>
          <office:change-info>
            <dc:creator> </dc:creator>
            <dc:date>2020-02-05T11:09:09.70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08">
          <table:cell-address table:column="11" table:row="480" table:table="3"/>
          <office:change-info>
            <dc:creator> </dc:creator>
            <dc:date>2020-02-05T11:09:09.70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09">
          <table:cell-address table:column="11" table:row="481" table:table="3"/>
          <office:change-info>
            <dc:creator> </dc:creator>
            <dc:date>2020-02-05T11:09:09.70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10">
          <table:cell-address table:column="11" table:row="482" table:table="3"/>
          <office:change-info>
            <dc:creator> </dc:creator>
            <dc:date>2020-02-05T11:09:09.70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11">
          <table:cell-address table:column="11" table:row="483" table:table="3"/>
          <office:change-info>
            <dc:creator> </dc:creator>
            <dc:date>2020-02-05T11:09:09.70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12">
          <table:cell-address table:column="11" table:row="484" table:table="3"/>
          <office:change-info>
            <dc:creator> </dc:creator>
            <dc:date>2020-02-05T11:09:09.70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13">
          <table:cell-address table:column="11" table:row="485" table:table="3"/>
          <office:change-info>
            <dc:creator> </dc:creator>
            <dc:date>2020-02-05T11:09:09.70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14">
          <table:cell-address table:column="11" table:row="486" table:table="3"/>
          <office:change-info>
            <dc:creator> </dc:creator>
            <dc:date>2020-02-05T11:09:09.70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15">
          <table:cell-address table:column="11" table:row="487" table:table="3"/>
          <office:change-info>
            <dc:creator> </dc:creator>
            <dc:date>2020-02-05T11:09:09.70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16">
          <table:cell-address table:column="11" table:row="488" table:table="3"/>
          <office:change-info>
            <dc:creator> </dc:creator>
            <dc:date>2020-02-05T11:09:09.70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17">
          <table:cell-address table:column="11" table:row="489" table:table="3"/>
          <office:change-info>
            <dc:creator> </dc:creator>
            <dc:date>2020-02-05T11:09:09.70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18">
          <table:cell-address table:column="11" table:row="490" table:table="3"/>
          <office:change-info>
            <dc:creator> </dc:creator>
            <dc:date>2020-02-05T11:09:09.70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19">
          <table:cell-address table:column="11" table:row="491" table:table="3"/>
          <office:change-info>
            <dc:creator> </dc:creator>
            <dc:date>2020-02-05T11:09:09.70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20">
          <table:cell-address table:column="11" table:row="492" table:table="3"/>
          <office:change-info>
            <dc:creator> </dc:creator>
            <dc:date>2020-02-05T11:09:09.70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21">
          <table:cell-address table:column="11" table:row="493" table:table="3"/>
          <office:change-info>
            <dc:creator> </dc:creator>
            <dc:date>2020-02-05T11:09:09.704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22">
          <table:cell-address table:column="11" table:row="494" table:table="3"/>
          <office:change-info>
            <dc:creator> </dc:creator>
            <dc:date>2020-02-05T11:09:09.70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23">
          <table:cell-address table:column="11" table:row="495" table:table="3"/>
          <office:change-info>
            <dc:creator> </dc:creator>
            <dc:date>2020-02-05T11:09:09.70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24">
          <table:cell-address table:column="11" table:row="496" table:table="3"/>
          <office:change-info>
            <dc:creator> </dc:creator>
            <dc:date>2020-02-05T11:09:09.70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25">
          <table:cell-address table:column="11" table:row="497" table:table="3"/>
          <office:change-info>
            <dc:creator> </dc:creator>
            <dc:date>2020-02-05T11:09:09.70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26">
          <table:cell-address table:column="11" table:row="498" table:table="3"/>
          <office:change-info>
            <dc:creator> </dc:creator>
            <dc:date>2020-02-05T11:09:09.70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27">
          <table:cell-address table:column="11" table:row="499" table:table="3"/>
          <office:change-info>
            <dc:creator> </dc:creator>
            <dc:date>2020-02-05T11:09:09.70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28">
          <table:cell-address table:column="11" table:row="500" table:table="3"/>
          <office:change-info>
            <dc:creator> </dc:creator>
            <dc:date>2020-02-05T11:09:09.70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29">
          <table:cell-address table:column="11" table:row="501" table:table="3"/>
          <office:change-info>
            <dc:creator> </dc:creator>
            <dc:date>2020-02-05T11:09:09.70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30">
          <table:cell-address table:column="11" table:row="502" table:table="3"/>
          <office:change-info>
            <dc:creator> </dc:creator>
            <dc:date>2020-02-05T11:09:09.70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31">
          <table:cell-address table:column="11" table:row="503" table:table="3"/>
          <office:change-info>
            <dc:creator> </dc:creator>
            <dc:date>2020-02-05T11:09:09.70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32">
          <table:cell-address table:column="11" table:row="504" table:table="3"/>
          <office:change-info>
            <dc:creator> </dc:creator>
            <dc:date>2020-02-05T11:09:09.70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33">
          <table:cell-address table:column="11" table:row="505" table:table="3"/>
          <office:change-info>
            <dc:creator> </dc:creator>
            <dc:date>2020-02-05T11:09:09.70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34">
          <table:cell-address table:column="11" table:row="506" table:table="3"/>
          <office:change-info>
            <dc:creator> </dc:creator>
            <dc:date>2020-02-05T11:09:09.70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35">
          <table:cell-address table:column="11" table:row="507" table:table="3"/>
          <office:change-info>
            <dc:creator> </dc:creator>
            <dc:date>2020-02-05T11:09:09.70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36">
          <table:cell-address table:column="11" table:row="508" table:table="3"/>
          <office:change-info>
            <dc:creator> </dc:creator>
            <dc:date>2020-02-05T11:09:09.70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37">
          <table:cell-address table:column="11" table:row="509" table:table="3"/>
          <office:change-info>
            <dc:creator> </dc:creator>
            <dc:date>2020-02-05T11:09:09.70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38">
          <table:cell-address table:column="11" table:row="510" table:table="3"/>
          <office:change-info>
            <dc:creator> </dc:creator>
            <dc:date>2020-02-05T11:09:09.70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39">
          <table:cell-address table:column="11" table:row="511" table:table="3"/>
          <office:change-info>
            <dc:creator> </dc:creator>
            <dc:date>2020-02-05T11:09:09.70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40">
          <table:cell-address table:column="11" table:row="512" table:table="3"/>
          <office:change-info>
            <dc:creator> </dc:creator>
            <dc:date>2020-02-05T11:09:09.70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41">
          <table:cell-address table:column="11" table:row="513" table:table="3"/>
          <office:change-info>
            <dc:creator> </dc:creator>
            <dc:date>2020-02-05T11:09:09.70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42">
          <table:cell-address table:column="11" table:row="514" table:table="3"/>
          <office:change-info>
            <dc:creator> </dc:creator>
            <dc:date>2020-02-05T11:09:09.70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43">
          <table:cell-address table:column="11" table:row="515" table:table="3"/>
          <office:change-info>
            <dc:creator> </dc:creator>
            <dc:date>2020-02-05T11:09:09.70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44">
          <table:cell-address table:column="11" table:row="516" table:table="3"/>
          <office:change-info>
            <dc:creator> </dc:creator>
            <dc:date>2020-02-05T11:09:09.70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45">
          <table:cell-address table:column="11" table:row="517" table:table="3"/>
          <office:change-info>
            <dc:creator> </dc:creator>
            <dc:date>2020-02-05T11:09:09.70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46">
          <table:cell-address table:column="11" table:row="518" table:table="3"/>
          <office:change-info>
            <dc:creator> </dc:creator>
            <dc:date>2020-02-05T11:09:09.70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47">
          <table:cell-address table:column="11" table:row="519" table:table="3"/>
          <office:change-info>
            <dc:creator> </dc:creator>
            <dc:date>2020-02-05T11:09:09.70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48">
          <table:cell-address table:column="11" table:row="520" table:table="3"/>
          <office:change-info>
            <dc:creator> </dc:creator>
            <dc:date>2020-02-05T11:09:09.70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49">
          <table:cell-address table:column="11" table:row="521" table:table="3"/>
          <office:change-info>
            <dc:creator> </dc:creator>
            <dc:date>2020-02-05T11:09:09.70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50">
          <table:cell-address table:column="11" table:row="522" table:table="3"/>
          <office:change-info>
            <dc:creator> </dc:creator>
            <dc:date>2020-02-05T11:09:09.70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51">
          <table:cell-address table:column="11" table:row="523" table:table="3"/>
          <office:change-info>
            <dc:creator> </dc:creator>
            <dc:date>2020-02-05T11:09:09.70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52">
          <table:cell-address table:column="11" table:row="524" table:table="3"/>
          <office:change-info>
            <dc:creator> </dc:creator>
            <dc:date>2020-02-05T11:09:09.70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53">
          <table:cell-address table:column="11" table:row="525" table:table="3"/>
          <office:change-info>
            <dc:creator> </dc:creator>
            <dc:date>2020-02-05T11:09:09.70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54">
          <table:cell-address table:column="11" table:row="526" table:table="3"/>
          <office:change-info>
            <dc:creator> </dc:creator>
            <dc:date>2020-02-05T11:09:09.70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55">
          <table:cell-address table:column="11" table:row="527" table:table="3"/>
          <office:change-info>
            <dc:creator> </dc:creator>
            <dc:date>2020-02-05T11:09:09.70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56">
          <table:cell-address table:column="11" table:row="528" table:table="3"/>
          <office:change-info>
            <dc:creator> </dc:creator>
            <dc:date>2020-02-05T11:09:09.70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57">
          <table:cell-address table:column="11" table:row="529" table:table="3"/>
          <office:change-info>
            <dc:creator> </dc:creator>
            <dc:date>2020-02-05T11:09:09.70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58">
          <table:cell-address table:column="11" table:row="530" table:table="3"/>
          <office:change-info>
            <dc:creator> </dc:creator>
            <dc:date>2020-02-05T11:09:09.70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59">
          <table:cell-address table:column="11" table:row="531" table:table="3"/>
          <office:change-info>
            <dc:creator> </dc:creator>
            <dc:date>2020-02-05T11:09:09.70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60">
          <table:cell-address table:column="11" table:row="532" table:table="3"/>
          <office:change-info>
            <dc:creator> </dc:creator>
            <dc:date>2020-02-05T11:09:09.70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61">
          <table:cell-address table:column="11" table:row="533" table:table="3"/>
          <office:change-info>
            <dc:creator> </dc:creator>
            <dc:date>2020-02-05T11:09:09.70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62">
          <table:cell-address table:column="11" table:row="534" table:table="3"/>
          <office:change-info>
            <dc:creator> </dc:creator>
            <dc:date>2020-02-05T11:09:09.70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63">
          <table:cell-address table:column="11" table:row="535" table:table="3"/>
          <office:change-info>
            <dc:creator> </dc:creator>
            <dc:date>2020-02-05T11:09:09.70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64">
          <table:cell-address table:column="11" table:row="536" table:table="3"/>
          <office:change-info>
            <dc:creator> </dc:creator>
            <dc:date>2020-02-05T11:09:09.70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65">
          <table:cell-address table:column="11" table:row="537" table:table="3"/>
          <office:change-info>
            <dc:creator> </dc:creator>
            <dc:date>2020-02-05T11:09:09.70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66">
          <table:cell-address table:column="11" table:row="538" table:table="3"/>
          <office:change-info>
            <dc:creator> </dc:creator>
            <dc:date>2020-02-05T11:09:09.70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67">
          <table:cell-address table:column="11" table:row="539" table:table="3"/>
          <office:change-info>
            <dc:creator> </dc:creator>
            <dc:date>2020-02-05T11:09:09.70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68">
          <table:cell-address table:column="11" table:row="540" table:table="3"/>
          <office:change-info>
            <dc:creator> </dc:creator>
            <dc:date>2020-02-05T11:09:09.70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69">
          <table:cell-address table:column="11" table:row="541" table:table="3"/>
          <office:change-info>
            <dc:creator> </dc:creator>
            <dc:date>2020-02-05T11:09:09.70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70">
          <table:cell-address table:column="11" table:row="542" table:table="3"/>
          <office:change-info>
            <dc:creator> </dc:creator>
            <dc:date>2020-02-05T11:09:09.70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71">
          <table:cell-address table:column="11" table:row="543" table:table="3"/>
          <office:change-info>
            <dc:creator> </dc:creator>
            <dc:date>2020-02-05T11:09:09.70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72">
          <table:cell-address table:column="11" table:row="544" table:table="3"/>
          <office:change-info>
            <dc:creator> </dc:creator>
            <dc:date>2020-02-05T11:09:09.70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73">
          <table:cell-address table:column="11" table:row="545" table:table="3"/>
          <office:change-info>
            <dc:creator> </dc:creator>
            <dc:date>2020-02-05T11:09:09.70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74">
          <table:cell-address table:column="11" table:row="546" table:table="3"/>
          <office:change-info>
            <dc:creator> </dc:creator>
            <dc:date>2020-02-05T11:09:09.70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75">
          <table:cell-address table:column="11" table:row="547" table:table="3"/>
          <office:change-info>
            <dc:creator> </dc:creator>
            <dc:date>2020-02-05T11:09:09.70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76">
          <table:cell-address table:column="11" table:row="548" table:table="3"/>
          <office:change-info>
            <dc:creator> </dc:creator>
            <dc:date>2020-02-05T11:09:09.70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77">
          <table:cell-address table:column="11" table:row="549" table:table="3"/>
          <office:change-info>
            <dc:creator> </dc:creator>
            <dc:date>2020-02-05T11:09:09.70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78">
          <table:cell-address table:column="11" table:row="550" table:table="3"/>
          <office:change-info>
            <dc:creator> </dc:creator>
            <dc:date>2020-02-05T11:09:09.70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79">
          <table:cell-address table:column="11" table:row="551" table:table="3"/>
          <office:change-info>
            <dc:creator> </dc:creator>
            <dc:date>2020-02-05T11:09:09.70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80">
          <table:cell-address table:column="11" table:row="552" table:table="3"/>
          <office:change-info>
            <dc:creator> </dc:creator>
            <dc:date>2020-02-05T11:09:09.70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81">
          <table:cell-address table:column="11" table:row="553" table:table="3"/>
          <office:change-info>
            <dc:creator> </dc:creator>
            <dc:date>2020-02-05T11:09:09.70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82">
          <table:cell-address table:column="11" table:row="554" table:table="3"/>
          <office:change-info>
            <dc:creator> </dc:creator>
            <dc:date>2020-02-05T11:09:09.70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83">
          <table:cell-address table:column="11" table:row="555" table:table="3"/>
          <office:change-info>
            <dc:creator> </dc:creator>
            <dc:date>2020-02-05T11:09:09.70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84">
          <table:cell-address table:column="11" table:row="556" table:table="3"/>
          <office:change-info>
            <dc:creator> </dc:creator>
            <dc:date>2020-02-05T11:09:09.70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85">
          <table:cell-address table:column="11" table:row="557" table:table="3"/>
          <office:change-info>
            <dc:creator> </dc:creator>
            <dc:date>2020-02-05T11:09:09.70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86">
          <table:cell-address table:column="11" table:row="558" table:table="3"/>
          <office:change-info>
            <dc:creator> </dc:creator>
            <dc:date>2020-02-05T11:09:09.70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87">
          <table:cell-address table:column="11" table:row="559" table:table="3"/>
          <office:change-info>
            <dc:creator> </dc:creator>
            <dc:date>2020-02-05T11:09:09.70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88">
          <table:cell-address table:column="11" table:row="560" table:table="3"/>
          <office:change-info>
            <dc:creator> </dc:creator>
            <dc:date>2020-02-05T11:09:09.70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89">
          <table:cell-address table:column="11" table:row="561" table:table="3"/>
          <office:change-info>
            <dc:creator> </dc:creator>
            <dc:date>2020-02-05T11:09:09.70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90">
          <table:cell-address table:column="11" table:row="562" table:table="3"/>
          <office:change-info>
            <dc:creator> </dc:creator>
            <dc:date>2020-02-05T11:09:09.70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91">
          <table:cell-address table:column="11" table:row="563" table:table="3"/>
          <office:change-info>
            <dc:creator> </dc:creator>
            <dc:date>2020-02-05T11:09:09.70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92">
          <table:cell-address table:column="11" table:row="564" table:table="3"/>
          <office:change-info>
            <dc:creator> </dc:creator>
            <dc:date>2020-02-05T11:09:09.70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93">
          <table:cell-address table:column="11" table:row="565" table:table="3"/>
          <office:change-info>
            <dc:creator> </dc:creator>
            <dc:date>2020-02-05T11:09:09.70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94">
          <table:cell-address table:column="11" table:row="566" table:table="3"/>
          <office:change-info>
            <dc:creator> </dc:creator>
            <dc:date>2020-02-05T11:09:09.70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95">
          <table:cell-address table:column="11" table:row="567" table:table="3"/>
          <office:change-info>
            <dc:creator> </dc:creator>
            <dc:date>2020-02-05T11:09:09.70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96">
          <table:cell-address table:column="11" table:row="568" table:table="3"/>
          <office:change-info>
            <dc:creator> </dc:creator>
            <dc:date>2020-02-05T11:09:09.70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97">
          <table:cell-address table:column="11" table:row="569" table:table="3"/>
          <office:change-info>
            <dc:creator> </dc:creator>
            <dc:date>2020-02-05T11:09:09.70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98">
          <table:cell-address table:column="11" table:row="570" table:table="3"/>
          <office:change-info>
            <dc:creator> </dc:creator>
            <dc:date>2020-02-05T11:09:09.70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99">
          <table:cell-address table:column="11" table:row="571" table:table="3"/>
          <office:change-info>
            <dc:creator> </dc:creator>
            <dc:date>2020-02-05T11:09:09.70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00">
          <table:cell-address table:column="11" table:row="572" table:table="3"/>
          <office:change-info>
            <dc:creator> </dc:creator>
            <dc:date>2020-02-05T11:09:09.70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01">
          <table:cell-address table:column="11" table:row="573" table:table="3"/>
          <office:change-info>
            <dc:creator> </dc:creator>
            <dc:date>2020-02-05T11:09:09.70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02">
          <table:cell-address table:column="11" table:row="574" table:table="3"/>
          <office:change-info>
            <dc:creator> </dc:creator>
            <dc:date>2020-02-05T11:09:09.70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03">
          <table:cell-address table:column="11" table:row="575" table:table="3"/>
          <office:change-info>
            <dc:creator> </dc:creator>
            <dc:date>2020-02-05T11:09:09.70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04">
          <table:cell-address table:column="11" table:row="576" table:table="3"/>
          <office:change-info>
            <dc:creator> </dc:creator>
            <dc:date>2020-02-05T11:09:09.70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05">
          <table:cell-address table:column="11" table:row="577" table:table="3"/>
          <office:change-info>
            <dc:creator> </dc:creator>
            <dc:date>2020-02-05T11:09:09.70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06">
          <table:cell-address table:column="11" table:row="578" table:table="3"/>
          <office:change-info>
            <dc:creator> </dc:creator>
            <dc:date>2020-02-05T11:09:09.70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07">
          <table:cell-address table:column="11" table:row="579" table:table="3"/>
          <office:change-info>
            <dc:creator> </dc:creator>
            <dc:date>2020-02-05T11:09:09.70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08">
          <table:cell-address table:column="11" table:row="580" table:table="3"/>
          <office:change-info>
            <dc:creator> </dc:creator>
            <dc:date>2020-02-05T11:09:09.70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09">
          <table:cell-address table:column="11" table:row="581" table:table="3"/>
          <office:change-info>
            <dc:creator> </dc:creator>
            <dc:date>2020-02-05T11:09:09.70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10">
          <table:cell-address table:column="11" table:row="582" table:table="3"/>
          <office:change-info>
            <dc:creator> </dc:creator>
            <dc:date>2020-02-05T11:09:09.70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11">
          <table:cell-address table:column="11" table:row="583" table:table="3"/>
          <office:change-info>
            <dc:creator> </dc:creator>
            <dc:date>2020-02-05T11:09:09.70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12">
          <table:cell-address table:column="11" table:row="584" table:table="3"/>
          <office:change-info>
            <dc:creator> </dc:creator>
            <dc:date>2020-02-05T11:09:09.70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13">
          <table:cell-address table:column="11" table:row="585" table:table="3"/>
          <office:change-info>
            <dc:creator> </dc:creator>
            <dc:date>2020-02-05T11:09:09.70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14">
          <table:cell-address table:column="11" table:row="586" table:table="3"/>
          <office:change-info>
            <dc:creator> </dc:creator>
            <dc:date>2020-02-05T11:09:09.70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15">
          <table:cell-address table:column="11" table:row="587" table:table="3"/>
          <office:change-info>
            <dc:creator> </dc:creator>
            <dc:date>2020-02-05T11:09:09.70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16">
          <table:cell-address table:column="11" table:row="588" table:table="3"/>
          <office:change-info>
            <dc:creator> </dc:creator>
            <dc:date>2020-02-05T11:09:09.70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17">
          <table:cell-address table:column="11" table:row="589" table:table="3"/>
          <office:change-info>
            <dc:creator> </dc:creator>
            <dc:date>2020-02-05T11:09:09.70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18">
          <table:cell-address table:column="11" table:row="590" table:table="3"/>
          <office:change-info>
            <dc:creator> </dc:creator>
            <dc:date>2020-02-05T11:09:09.70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19">
          <table:cell-address table:column="11" table:row="591" table:table="3"/>
          <office:change-info>
            <dc:creator> </dc:creator>
            <dc:date>2020-02-05T11:09:09.70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20">
          <table:cell-address table:column="11" table:row="592" table:table="3"/>
          <office:change-info>
            <dc:creator> </dc:creator>
            <dc:date>2020-02-05T11:09:09.70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21">
          <table:cell-address table:column="11" table:row="593" table:table="3"/>
          <office:change-info>
            <dc:creator> </dc:creator>
            <dc:date>2020-02-05T11:09:09.70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22">
          <table:cell-address table:column="11" table:row="594" table:table="3"/>
          <office:change-info>
            <dc:creator> </dc:creator>
            <dc:date>2020-02-05T11:09:09.70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23">
          <table:cell-address table:column="11" table:row="595" table:table="3"/>
          <office:change-info>
            <dc:creator> </dc:creator>
            <dc:date>2020-02-05T11:09:09.70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24">
          <table:cell-address table:column="11" table:row="596" table:table="3"/>
          <office:change-info>
            <dc:creator> </dc:creator>
            <dc:date>2020-02-05T11:09:09.70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25">
          <table:cell-address table:column="11" table:row="597" table:table="3"/>
          <office:change-info>
            <dc:creator> </dc:creator>
            <dc:date>2020-02-05T11:09:09.70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26">
          <table:cell-address table:column="11" table:row="598" table:table="3"/>
          <office:change-info>
            <dc:creator> </dc:creator>
            <dc:date>2020-02-05T11:09:09.70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27">
          <table:cell-address table:column="11" table:row="599" table:table="3"/>
          <office:change-info>
            <dc:creator> </dc:creator>
            <dc:date>2020-02-05T11:09:09.70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28">
          <table:cell-address table:column="11" table:row="600" table:table="3"/>
          <office:change-info>
            <dc:creator> </dc:creator>
            <dc:date>2020-02-05T11:09:09.70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29">
          <table:cell-address table:column="11" table:row="601" table:table="3"/>
          <office:change-info>
            <dc:creator> </dc:creator>
            <dc:date>2020-02-05T11:09:09.70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30">
          <table:cell-address table:column="11" table:row="602" table:table="3"/>
          <office:change-info>
            <dc:creator> </dc:creator>
            <dc:date>2020-02-05T11:09:09.70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31">
          <table:cell-address table:column="11" table:row="603" table:table="3"/>
          <office:change-info>
            <dc:creator> </dc:creator>
            <dc:date>2020-02-05T11:09:09.70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32">
          <table:cell-address table:column="11" table:row="604" table:table="3"/>
          <office:change-info>
            <dc:creator> </dc:creator>
            <dc:date>2020-02-05T11:09:09.70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33">
          <table:cell-address table:column="11" table:row="605" table:table="3"/>
          <office:change-info>
            <dc:creator> </dc:creator>
            <dc:date>2020-02-05T11:09:09.70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34">
          <table:cell-address table:column="11" table:row="606" table:table="3"/>
          <office:change-info>
            <dc:creator> </dc:creator>
            <dc:date>2020-02-05T11:09:09.70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35">
          <table:cell-address table:column="11" table:row="607" table:table="3"/>
          <office:change-info>
            <dc:creator> </dc:creator>
            <dc:date>2020-02-05T11:09:09.70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36">
          <table:cell-address table:column="11" table:row="608" table:table="3"/>
          <office:change-info>
            <dc:creator> </dc:creator>
            <dc:date>2020-02-05T11:09:09.70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37">
          <table:cell-address table:column="11" table:row="609" table:table="3"/>
          <office:change-info>
            <dc:creator> </dc:creator>
            <dc:date>2020-02-05T11:09:09.70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38">
          <table:cell-address table:column="11" table:row="610" table:table="3"/>
          <office:change-info>
            <dc:creator> </dc:creator>
            <dc:date>2020-02-05T11:09:09.70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39">
          <table:cell-address table:column="11" table:row="611" table:table="3"/>
          <office:change-info>
            <dc:creator> </dc:creator>
            <dc:date>2020-02-05T11:09:09.70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40">
          <table:cell-address table:column="11" table:row="612" table:table="3"/>
          <office:change-info>
            <dc:creator> </dc:creator>
            <dc:date>2020-02-05T11:09:09.70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41">
          <table:cell-address table:column="11" table:row="613" table:table="3"/>
          <office:change-info>
            <dc:creator> </dc:creator>
            <dc:date>2020-02-05T11:09:09.70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42">
          <table:cell-address table:column="11" table:row="614" table:table="3"/>
          <office:change-info>
            <dc:creator> </dc:creator>
            <dc:date>2020-02-05T11:09:09.70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43">
          <table:cell-address table:column="11" table:row="615" table:table="3"/>
          <office:change-info>
            <dc:creator> </dc:creator>
            <dc:date>2020-02-05T11:09:09.70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44">
          <table:cell-address table:column="11" table:row="616" table:table="3"/>
          <office:change-info>
            <dc:creator> </dc:creator>
            <dc:date>2020-02-05T11:09:09.70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45">
          <table:cell-address table:column="11" table:row="617" table:table="3"/>
          <office:change-info>
            <dc:creator> </dc:creator>
            <dc:date>2020-02-05T11:09:09.70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46">
          <table:cell-address table:column="11" table:row="618" table:table="3"/>
          <office:change-info>
            <dc:creator> </dc:creator>
            <dc:date>2020-02-05T11:09:09.70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47">
          <table:cell-address table:column="11" table:row="619" table:table="3"/>
          <office:change-info>
            <dc:creator> </dc:creator>
            <dc:date>2020-02-05T11:09:09.70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48">
          <table:cell-address table:column="11" table:row="620" table:table="3"/>
          <office:change-info>
            <dc:creator> </dc:creator>
            <dc:date>2020-02-05T11:09:09.70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49">
          <table:cell-address table:column="11" table:row="621" table:table="3"/>
          <office:change-info>
            <dc:creator> </dc:creator>
            <dc:date>2020-02-05T11:09:09.70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50">
          <table:cell-address table:column="11" table:row="622" table:table="3"/>
          <office:change-info>
            <dc:creator> </dc:creator>
            <dc:date>2020-02-05T11:09:09.70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51">
          <table:cell-address table:column="11" table:row="623" table:table="3"/>
          <office:change-info>
            <dc:creator> </dc:creator>
            <dc:date>2020-02-05T11:09:09.70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52">
          <table:cell-address table:column="11" table:row="624" table:table="3"/>
          <office:change-info>
            <dc:creator> </dc:creator>
            <dc:date>2020-02-05T11:09:09.70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53">
          <table:cell-address table:column="11" table:row="625" table:table="3"/>
          <office:change-info>
            <dc:creator> </dc:creator>
            <dc:date>2020-02-05T11:09:09.70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54">
          <table:cell-address table:column="11" table:row="626" table:table="3"/>
          <office:change-info>
            <dc:creator> </dc:creator>
            <dc:date>2020-02-05T11:09:09.70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55">
          <table:cell-address table:column="11" table:row="627" table:table="3"/>
          <office:change-info>
            <dc:creator> </dc:creator>
            <dc:date>2020-02-05T11:09:09.70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56">
          <table:cell-address table:column="11" table:row="628" table:table="3"/>
          <office:change-info>
            <dc:creator> </dc:creator>
            <dc:date>2020-02-05T11:09:09.70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57">
          <table:cell-address table:column="11" table:row="629" table:table="3"/>
          <office:change-info>
            <dc:creator> </dc:creator>
            <dc:date>2020-02-05T11:09:09.70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58">
          <table:cell-address table:column="11" table:row="630" table:table="3"/>
          <office:change-info>
            <dc:creator> </dc:creator>
            <dc:date>2020-02-05T11:09:09.70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59">
          <table:cell-address table:column="11" table:row="631" table:table="3"/>
          <office:change-info>
            <dc:creator> </dc:creator>
            <dc:date>2020-02-05T11:09:09.70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60">
          <table:cell-address table:column="11" table:row="632" table:table="3"/>
          <office:change-info>
            <dc:creator> </dc:creator>
            <dc:date>2020-02-05T11:09:09.70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61">
          <table:cell-address table:column="11" table:row="633" table:table="3"/>
          <office:change-info>
            <dc:creator> </dc:creator>
            <dc:date>2020-02-05T11:09:09.70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62">
          <table:cell-address table:column="11" table:row="634" table:table="3"/>
          <office:change-info>
            <dc:creator> </dc:creator>
            <dc:date>2020-02-05T11:09:09.70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63">
          <table:cell-address table:column="11" table:row="635" table:table="3"/>
          <office:change-info>
            <dc:creator> </dc:creator>
            <dc:date>2020-02-05T11:09:09.70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64">
          <table:cell-address table:column="11" table:row="636" table:table="3"/>
          <office:change-info>
            <dc:creator> </dc:creator>
            <dc:date>2020-02-05T11:09:09.70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65">
          <table:cell-address table:column="11" table:row="637" table:table="3"/>
          <office:change-info>
            <dc:creator> </dc:creator>
            <dc:date>2020-02-05T11:09:09.70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66">
          <table:cell-address table:column="11" table:row="638" table:table="3"/>
          <office:change-info>
            <dc:creator> </dc:creator>
            <dc:date>2020-02-05T11:09:09.70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67">
          <table:cell-address table:column="11" table:row="639" table:table="3"/>
          <office:change-info>
            <dc:creator> </dc:creator>
            <dc:date>2020-02-05T11:09:09.70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68">
          <table:cell-address table:column="11" table:row="640" table:table="3"/>
          <office:change-info>
            <dc:creator> </dc:creator>
            <dc:date>2020-02-05T11:09:09.70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69">
          <table:cell-address table:column="11" table:row="641" table:table="3"/>
          <office:change-info>
            <dc:creator> </dc:creator>
            <dc:date>2020-02-05T11:09:09.70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70">
          <table:cell-address table:column="11" table:row="642" table:table="3"/>
          <office:change-info>
            <dc:creator> </dc:creator>
            <dc:date>2020-02-05T11:09:09.70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71">
          <table:cell-address table:column="11" table:row="643" table:table="3"/>
          <office:change-info>
            <dc:creator> </dc:creator>
            <dc:date>2020-02-05T11:09:09.70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72">
          <table:cell-address table:column="11" table:row="644" table:table="3"/>
          <office:change-info>
            <dc:creator> </dc:creator>
            <dc:date>2020-02-05T11:09:09.70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73">
          <table:cell-address table:column="11" table:row="645" table:table="3"/>
          <office:change-info>
            <dc:creator> </dc:creator>
            <dc:date>2020-02-05T11:09:09.70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74">
          <table:cell-address table:column="11" table:row="646" table:table="3"/>
          <office:change-info>
            <dc:creator> </dc:creator>
            <dc:date>2020-02-05T11:09:09.70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75">
          <table:cell-address table:column="11" table:row="647" table:table="3"/>
          <office:change-info>
            <dc:creator> </dc:creator>
            <dc:date>2020-02-05T11:09:09.70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76">
          <table:cell-address table:column="11" table:row="648" table:table="3"/>
          <office:change-info>
            <dc:creator> </dc:creator>
            <dc:date>2020-02-05T11:09:09.70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77">
          <table:cell-address table:column="11" table:row="649" table:table="3"/>
          <office:change-info>
            <dc:creator> </dc:creator>
            <dc:date>2020-02-05T11:09:09.70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78">
          <table:cell-address table:column="11" table:row="650" table:table="3"/>
          <office:change-info>
            <dc:creator> </dc:creator>
            <dc:date>2020-02-05T11:09:09.70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79">
          <table:cell-address table:column="11" table:row="651" table:table="3"/>
          <office:change-info>
            <dc:creator> </dc:creator>
            <dc:date>2020-02-05T11:09:09.70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80">
          <table:cell-address table:column="11" table:row="652" table:table="3"/>
          <office:change-info>
            <dc:creator> </dc:creator>
            <dc:date>2020-02-05T11:09:09.70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81">
          <table:cell-address table:column="11" table:row="653" table:table="3"/>
          <office:change-info>
            <dc:creator> </dc:creator>
            <dc:date>2020-02-05T11:09:09.70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82">
          <table:cell-address table:column="11" table:row="654" table:table="3"/>
          <office:change-info>
            <dc:creator> </dc:creator>
            <dc:date>2020-02-05T11:09:09.70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83">
          <table:cell-address table:column="11" table:row="655" table:table="3"/>
          <office:change-info>
            <dc:creator> </dc:creator>
            <dc:date>2020-02-05T11:09:09.70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84">
          <table:cell-address table:column="11" table:row="656" table:table="3"/>
          <office:change-info>
            <dc:creator> </dc:creator>
            <dc:date>2020-02-05T11:09:09.70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85">
          <table:cell-address table:column="11" table:row="657" table:table="3"/>
          <office:change-info>
            <dc:creator> </dc:creator>
            <dc:date>2020-02-05T11:09:09.70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86">
          <table:cell-address table:column="11" table:row="658" table:table="3"/>
          <office:change-info>
            <dc:creator> </dc:creator>
            <dc:date>2020-02-05T11:09:09.70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87">
          <table:cell-address table:column="11" table:row="659" table:table="3"/>
          <office:change-info>
            <dc:creator> </dc:creator>
            <dc:date>2020-02-05T11:09:09.70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88">
          <table:cell-address table:column="11" table:row="660" table:table="3"/>
          <office:change-info>
            <dc:creator> </dc:creator>
            <dc:date>2020-02-05T11:09:09.70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89">
          <table:cell-address table:column="11" table:row="661" table:table="3"/>
          <office:change-info>
            <dc:creator> </dc:creator>
            <dc:date>2020-02-05T11:09:09.70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90">
          <table:cell-address table:column="11" table:row="662" table:table="3"/>
          <office:change-info>
            <dc:creator> </dc:creator>
            <dc:date>2020-02-05T11:09:09.70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91">
          <table:cell-address table:column="11" table:row="663" table:table="3"/>
          <office:change-info>
            <dc:creator> </dc:creator>
            <dc:date>2020-02-05T11:09:09.70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92">
          <table:cell-address table:column="11" table:row="664" table:table="3"/>
          <office:change-info>
            <dc:creator> </dc:creator>
            <dc:date>2020-02-05T11:09:09.70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93">
          <table:cell-address table:column="11" table:row="665" table:table="3"/>
          <office:change-info>
            <dc:creator> </dc:creator>
            <dc:date>2020-02-05T11:09:09.70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94">
          <table:cell-address table:column="11" table:row="666" table:table="3"/>
          <office:change-info>
            <dc:creator> </dc:creator>
            <dc:date>2020-02-05T11:09:09.70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95">
          <table:cell-address table:column="11" table:row="667" table:table="3"/>
          <office:change-info>
            <dc:creator> </dc:creator>
            <dc:date>2020-02-05T11:09:09.70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96">
          <table:cell-address table:column="11" table:row="668" table:table="3"/>
          <office:change-info>
            <dc:creator> </dc:creator>
            <dc:date>2020-02-05T11:09:09.70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97">
          <table:cell-address table:column="11" table:row="669" table:table="3"/>
          <office:change-info>
            <dc:creator> </dc:creator>
            <dc:date>2020-02-05T11:09:09.70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98">
          <table:cell-address table:column="11" table:row="670" table:table="3"/>
          <office:change-info>
            <dc:creator> </dc:creator>
            <dc:date>2020-02-05T11:09:09.70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99">
          <table:cell-address table:column="11" table:row="671" table:table="3"/>
          <office:change-info>
            <dc:creator> </dc:creator>
            <dc:date>2020-02-05T11:09:09.70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00">
          <table:cell-address table:column="11" table:row="672" table:table="3"/>
          <office:change-info>
            <dc:creator> </dc:creator>
            <dc:date>2020-02-05T11:09:09.70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01">
          <table:cell-address table:column="11" table:row="673" table:table="3"/>
          <office:change-info>
            <dc:creator> </dc:creator>
            <dc:date>2020-02-05T11:09:09.70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02">
          <table:cell-address table:column="11" table:row="674" table:table="3"/>
          <office:change-info>
            <dc:creator> </dc:creator>
            <dc:date>2020-02-05T11:09:09.70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03">
          <table:cell-address table:column="11" table:row="675" table:table="3"/>
          <office:change-info>
            <dc:creator> </dc:creator>
            <dc:date>2020-02-05T11:09:09.70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04">
          <table:cell-address table:column="11" table:row="676" table:table="3"/>
          <office:change-info>
            <dc:creator> </dc:creator>
            <dc:date>2020-02-05T11:09:09.70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05">
          <table:cell-address table:column="11" table:row="677" table:table="3"/>
          <office:change-info>
            <dc:creator> </dc:creator>
            <dc:date>2020-02-05T11:09:09.70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06">
          <table:cell-address table:column="11" table:row="678" table:table="3"/>
          <office:change-info>
            <dc:creator> </dc:creator>
            <dc:date>2020-02-05T11:09:09.70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07">
          <table:cell-address table:column="11" table:row="679" table:table="3"/>
          <office:change-info>
            <dc:creator> </dc:creator>
            <dc:date>2020-02-05T11:09:09.70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08">
          <table:cell-address table:column="11" table:row="680" table:table="3"/>
          <office:change-info>
            <dc:creator> </dc:creator>
            <dc:date>2020-02-05T11:09:09.70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09">
          <table:cell-address table:column="11" table:row="681" table:table="3"/>
          <office:change-info>
            <dc:creator> </dc:creator>
            <dc:date>2020-02-05T11:09:09.70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10">
          <table:cell-address table:column="11" table:row="682" table:table="3"/>
          <office:change-info>
            <dc:creator> </dc:creator>
            <dc:date>2020-02-05T11:09:09.70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11">
          <table:cell-address table:column="11" table:row="683" table:table="3"/>
          <office:change-info>
            <dc:creator> </dc:creator>
            <dc:date>2020-02-05T11:09:09.70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12">
          <table:cell-address table:column="11" table:row="684" table:table="3"/>
          <office:change-info>
            <dc:creator> </dc:creator>
            <dc:date>2020-02-05T11:09:09.70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13">
          <table:cell-address table:column="11" table:row="685" table:table="3"/>
          <office:change-info>
            <dc:creator> </dc:creator>
            <dc:date>2020-02-05T11:09:09.70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14">
          <table:cell-address table:column="11" table:row="686" table:table="3"/>
          <office:change-info>
            <dc:creator> </dc:creator>
            <dc:date>2020-02-05T11:09:09.70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15">
          <table:cell-address table:column="11" table:row="687" table:table="3"/>
          <office:change-info>
            <dc:creator> </dc:creator>
            <dc:date>2020-02-05T11:09:09.70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16">
          <table:cell-address table:column="11" table:row="688" table:table="3"/>
          <office:change-info>
            <dc:creator> </dc:creator>
            <dc:date>2020-02-05T11:09:09.70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17">
          <table:cell-address table:column="11" table:row="689" table:table="3"/>
          <office:change-info>
            <dc:creator> </dc:creator>
            <dc:date>2020-02-05T11:09:09.70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18">
          <table:cell-address table:column="11" table:row="690" table:table="3"/>
          <office:change-info>
            <dc:creator> </dc:creator>
            <dc:date>2020-02-05T11:09:09.70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19">
          <table:cell-address table:column="11" table:row="691" table:table="3"/>
          <office:change-info>
            <dc:creator> </dc:creator>
            <dc:date>2020-02-05T11:09:09.70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20">
          <table:cell-address table:column="11" table:row="692" table:table="3"/>
          <office:change-info>
            <dc:creator> </dc:creator>
            <dc:date>2020-02-05T11:09:09.70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21">
          <table:cell-address table:column="11" table:row="693" table:table="3"/>
          <office:change-info>
            <dc:creator> </dc:creator>
            <dc:date>2020-02-05T11:09:09.70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22">
          <table:cell-address table:column="11" table:row="694" table:table="3"/>
          <office:change-info>
            <dc:creator> </dc:creator>
            <dc:date>2020-02-05T11:09:09.70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23">
          <table:cell-address table:column="11" table:row="695" table:table="3"/>
          <office:change-info>
            <dc:creator> </dc:creator>
            <dc:date>2020-02-05T11:09:09.70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24">
          <table:cell-address table:column="11" table:row="696" table:table="3"/>
          <office:change-info>
            <dc:creator> </dc:creator>
            <dc:date>2020-02-05T11:09:09.70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25">
          <table:cell-address table:column="11" table:row="697" table:table="3"/>
          <office:change-info>
            <dc:creator> </dc:creator>
            <dc:date>2020-02-05T11:09:09.70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26">
          <table:cell-address table:column="11" table:row="698" table:table="3"/>
          <office:change-info>
            <dc:creator> </dc:creator>
            <dc:date>2020-02-05T11:09:09.70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27">
          <table:cell-address table:column="11" table:row="699" table:table="3"/>
          <office:change-info>
            <dc:creator> </dc:creator>
            <dc:date>2020-02-05T11:09:09.70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28">
          <table:cell-address table:column="11" table:row="700" table:table="3"/>
          <office:change-info>
            <dc:creator> </dc:creator>
            <dc:date>2020-02-05T11:09:09.70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29">
          <table:cell-address table:column="11" table:row="701" table:table="3"/>
          <office:change-info>
            <dc:creator> </dc:creator>
            <dc:date>2020-02-05T11:09:09.70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30">
          <table:cell-address table:column="11" table:row="702" table:table="3"/>
          <office:change-info>
            <dc:creator> </dc:creator>
            <dc:date>2020-02-05T11:09:09.70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31">
          <table:cell-address table:column="11" table:row="703" table:table="3"/>
          <office:change-info>
            <dc:creator> </dc:creator>
            <dc:date>2020-02-05T11:09:09.70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32">
          <table:cell-address table:column="11" table:row="704" table:table="3"/>
          <office:change-info>
            <dc:creator> </dc:creator>
            <dc:date>2020-02-05T11:09:09.70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33">
          <table:cell-address table:column="11" table:row="705" table:table="3"/>
          <office:change-info>
            <dc:creator> </dc:creator>
            <dc:date>2020-02-05T11:09:09.70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34">
          <table:cell-address table:column="11" table:row="706" table:table="3"/>
          <office:change-info>
            <dc:creator> </dc:creator>
            <dc:date>2020-02-05T11:09:09.70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35">
          <table:cell-address table:column="11" table:row="707" table:table="3"/>
          <office:change-info>
            <dc:creator> </dc:creator>
            <dc:date>2020-02-05T11:09:09.70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36">
          <table:cell-address table:column="11" table:row="708" table:table="3"/>
          <office:change-info>
            <dc:creator> </dc:creator>
            <dc:date>2020-02-05T11:09:09.70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37">
          <table:cell-address table:column="11" table:row="709" table:table="3"/>
          <office:change-info>
            <dc:creator> </dc:creator>
            <dc:date>2020-02-05T11:09:09.70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38">
          <table:cell-address table:column="11" table:row="710" table:table="3"/>
          <office:change-info>
            <dc:creator> </dc:creator>
            <dc:date>2020-02-05T11:09:09.70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39">
          <table:cell-address table:column="11" table:row="711" table:table="3"/>
          <office:change-info>
            <dc:creator> </dc:creator>
            <dc:date>2020-02-05T11:09:09.70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40">
          <table:cell-address table:column="11" table:row="712" table:table="3"/>
          <office:change-info>
            <dc:creator> </dc:creator>
            <dc:date>2020-02-05T11:09:09.70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41">
          <table:cell-address table:column="11" table:row="713" table:table="3"/>
          <office:change-info>
            <dc:creator> </dc:creator>
            <dc:date>2020-02-05T11:09:09.70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42">
          <table:cell-address table:column="11" table:row="714" table:table="3"/>
          <office:change-info>
            <dc:creator> </dc:creator>
            <dc:date>2020-02-05T11:09:09.70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43">
          <table:cell-address table:column="11" table:row="715" table:table="3"/>
          <office:change-info>
            <dc:creator> </dc:creator>
            <dc:date>2020-02-05T11:09:09.70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44">
          <table:cell-address table:column="11" table:row="716" table:table="3"/>
          <office:change-info>
            <dc:creator> </dc:creator>
            <dc:date>2020-02-05T11:09:09.70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45">
          <table:cell-address table:column="11" table:row="717" table:table="3"/>
          <office:change-info>
            <dc:creator> </dc:creator>
            <dc:date>2020-02-05T11:09:09.70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46">
          <table:cell-address table:column="11" table:row="718" table:table="3"/>
          <office:change-info>
            <dc:creator> </dc:creator>
            <dc:date>2020-02-05T11:09:09.70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47">
          <table:cell-address table:column="11" table:row="719" table:table="3"/>
          <office:change-info>
            <dc:creator> </dc:creator>
            <dc:date>2020-02-05T11:09:09.70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48">
          <table:cell-address table:column="11" table:row="720" table:table="3"/>
          <office:change-info>
            <dc:creator> </dc:creator>
            <dc:date>2020-02-05T11:09:09.70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49">
          <table:cell-address table:column="11" table:row="721" table:table="3"/>
          <office:change-info>
            <dc:creator> </dc:creator>
            <dc:date>2020-02-05T11:09:09.70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50">
          <table:cell-address table:column="11" table:row="722" table:table="3"/>
          <office:change-info>
            <dc:creator> </dc:creator>
            <dc:date>2020-02-05T11:09:09.70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51">
          <table:cell-address table:column="11" table:row="723" table:table="3"/>
          <office:change-info>
            <dc:creator> </dc:creator>
            <dc:date>2020-02-05T11:09:09.70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52">
          <table:cell-address table:column="11" table:row="724" table:table="3"/>
          <office:change-info>
            <dc:creator> </dc:creator>
            <dc:date>2020-02-05T11:09:09.70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53">
          <table:cell-address table:column="11" table:row="725" table:table="3"/>
          <office:change-info>
            <dc:creator> </dc:creator>
            <dc:date>2020-02-05T11:09:09.70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54">
          <table:cell-address table:column="11" table:row="726" table:table="3"/>
          <office:change-info>
            <dc:creator> </dc:creator>
            <dc:date>2020-02-05T11:09:09.70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55">
          <table:cell-address table:column="11" table:row="727" table:table="3"/>
          <office:change-info>
            <dc:creator> </dc:creator>
            <dc:date>2020-02-05T11:09:09.70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56">
          <table:cell-address table:column="11" table:row="728" table:table="3"/>
          <office:change-info>
            <dc:creator> </dc:creator>
            <dc:date>2020-02-05T11:09:09.70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57">
          <table:cell-address table:column="11" table:row="729" table:table="3"/>
          <office:change-info>
            <dc:creator> </dc:creator>
            <dc:date>2020-02-05T11:09:09.70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58">
          <table:cell-address table:column="11" table:row="730" table:table="3"/>
          <office:change-info>
            <dc:creator> </dc:creator>
            <dc:date>2020-02-05T11:09:09.70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59">
          <table:cell-address table:column="11" table:row="731" table:table="3"/>
          <office:change-info>
            <dc:creator> </dc:creator>
            <dc:date>2020-02-05T11:09:09.70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60">
          <table:cell-address table:column="11" table:row="732" table:table="3"/>
          <office:change-info>
            <dc:creator> </dc:creator>
            <dc:date>2020-02-05T11:09:09.70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61">
          <table:cell-address table:column="11" table:row="733" table:table="3"/>
          <office:change-info>
            <dc:creator> </dc:creator>
            <dc:date>2020-02-05T11:09:09.70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62">
          <table:cell-address table:column="11" table:row="734" table:table="3"/>
          <office:change-info>
            <dc:creator> </dc:creator>
            <dc:date>2020-02-05T11:09:09.70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63">
          <table:cell-address table:column="11" table:row="735" table:table="3"/>
          <office:change-info>
            <dc:creator> </dc:creator>
            <dc:date>2020-02-05T11:09:09.70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64">
          <table:cell-address table:column="11" table:row="736" table:table="3"/>
          <office:change-info>
            <dc:creator> </dc:creator>
            <dc:date>2020-02-05T11:09:09.70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65">
          <table:cell-address table:column="11" table:row="737" table:table="3"/>
          <office:change-info>
            <dc:creator> </dc:creator>
            <dc:date>2020-02-05T11:09:09.70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66">
          <table:cell-address table:column="11" table:row="738" table:table="3"/>
          <office:change-info>
            <dc:creator> </dc:creator>
            <dc:date>2020-02-05T11:09:09.70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67">
          <table:cell-address table:column="11" table:row="739" table:table="3"/>
          <office:change-info>
            <dc:creator> </dc:creator>
            <dc:date>2020-02-05T11:09:09.70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68">
          <table:cell-address table:column="11" table:row="740" table:table="3"/>
          <office:change-info>
            <dc:creator> </dc:creator>
            <dc:date>2020-02-05T11:09:09.70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69">
          <table:cell-address table:column="11" table:row="741" table:table="3"/>
          <office:change-info>
            <dc:creator> </dc:creator>
            <dc:date>2020-02-05T11:09:09.70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70">
          <table:cell-address table:column="11" table:row="742" table:table="3"/>
          <office:change-info>
            <dc:creator> </dc:creator>
            <dc:date>2020-02-05T11:09:09.70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71">
          <table:cell-address table:column="11" table:row="743" table:table="3"/>
          <office:change-info>
            <dc:creator> </dc:creator>
            <dc:date>2020-02-05T11:09:09.70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72">
          <table:cell-address table:column="11" table:row="744" table:table="3"/>
          <office:change-info>
            <dc:creator> </dc:creator>
            <dc:date>2020-02-05T11:09:09.70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73">
          <table:cell-address table:column="11" table:row="745" table:table="3"/>
          <office:change-info>
            <dc:creator> </dc:creator>
            <dc:date>2020-02-05T11:09:09.70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74">
          <table:cell-address table:column="11" table:row="746" table:table="3"/>
          <office:change-info>
            <dc:creator> </dc:creator>
            <dc:date>2020-02-05T11:09:09.70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75">
          <table:cell-address table:column="11" table:row="747" table:table="3"/>
          <office:change-info>
            <dc:creator> </dc:creator>
            <dc:date>2020-02-05T11:09:09.70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76">
          <table:cell-address table:column="11" table:row="748" table:table="3"/>
          <office:change-info>
            <dc:creator> </dc:creator>
            <dc:date>2020-02-05T11:09:09.70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77">
          <table:cell-address table:column="11" table:row="749" table:table="3"/>
          <office:change-info>
            <dc:creator> </dc:creator>
            <dc:date>2020-02-05T11:09:09.70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78">
          <table:cell-address table:column="11" table:row="750" table:table="3"/>
          <office:change-info>
            <dc:creator> </dc:creator>
            <dc:date>2020-02-05T11:09:09.70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79">
          <table:cell-address table:column="11" table:row="751" table:table="3"/>
          <office:change-info>
            <dc:creator> </dc:creator>
            <dc:date>2020-02-05T11:09:09.70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80">
          <table:cell-address table:column="11" table:row="752" table:table="3"/>
          <office:change-info>
            <dc:creator> </dc:creator>
            <dc:date>2020-02-05T11:09:09.70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81">
          <table:cell-address table:column="11" table:row="753" table:table="3"/>
          <office:change-info>
            <dc:creator> </dc:creator>
            <dc:date>2020-02-05T11:09:09.70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82">
          <table:cell-address table:column="11" table:row="754" table:table="3"/>
          <office:change-info>
            <dc:creator> </dc:creator>
            <dc:date>2020-02-05T11:09:09.70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83">
          <table:cell-address table:column="11" table:row="755" table:table="3"/>
          <office:change-info>
            <dc:creator> </dc:creator>
            <dc:date>2020-02-05T11:09:09.70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84">
          <table:cell-address table:column="11" table:row="756" table:table="3"/>
          <office:change-info>
            <dc:creator> </dc:creator>
            <dc:date>2020-02-05T11:09:09.70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85">
          <table:cell-address table:column="11" table:row="757" table:table="3"/>
          <office:change-info>
            <dc:creator> </dc:creator>
            <dc:date>2020-02-05T11:09:09.70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86">
          <table:cell-address table:column="11" table:row="758" table:table="3"/>
          <office:change-info>
            <dc:creator> </dc:creator>
            <dc:date>2020-02-05T11:09:09.70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87">
          <table:cell-address table:column="11" table:row="759" table:table="3"/>
          <office:change-info>
            <dc:creator> </dc:creator>
            <dc:date>2020-02-05T11:09:09.70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88">
          <table:cell-address table:column="11" table:row="760" table:table="3"/>
          <office:change-info>
            <dc:creator> </dc:creator>
            <dc:date>2020-02-05T11:09:09.70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89">
          <table:cell-address table:column="11" table:row="761" table:table="3"/>
          <office:change-info>
            <dc:creator> </dc:creator>
            <dc:date>2020-02-05T11:09:09.70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90">
          <table:cell-address table:column="11" table:row="762" table:table="3"/>
          <office:change-info>
            <dc:creator> </dc:creator>
            <dc:date>2020-02-05T11:09:09.70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91">
          <table:cell-address table:column="11" table:row="763" table:table="3"/>
          <office:change-info>
            <dc:creator> </dc:creator>
            <dc:date>2020-02-05T11:09:09.70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92">
          <table:cell-address table:column="11" table:row="764" table:table="3"/>
          <office:change-info>
            <dc:creator> </dc:creator>
            <dc:date>2020-02-05T11:09:09.70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93">
          <table:cell-address table:column="11" table:row="765" table:table="3"/>
          <office:change-info>
            <dc:creator> </dc:creator>
            <dc:date>2020-02-05T11:09:09.70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94">
          <table:cell-address table:column="11" table:row="766" table:table="3"/>
          <office:change-info>
            <dc:creator> </dc:creator>
            <dc:date>2020-02-05T11:09:09.70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95">
          <table:cell-address table:column="11" table:row="767" table:table="3"/>
          <office:change-info>
            <dc:creator> </dc:creator>
            <dc:date>2020-02-05T11:09:09.70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96">
          <table:cell-address table:column="11" table:row="768" table:table="3"/>
          <office:change-info>
            <dc:creator> </dc:creator>
            <dc:date>2020-02-05T11:09:09.70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97">
          <table:cell-address table:column="11" table:row="769" table:table="3"/>
          <office:change-info>
            <dc:creator> </dc:creator>
            <dc:date>2020-02-05T11:09:09.70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98">
          <table:cell-address table:column="11" table:row="770" table:table="3"/>
          <office:change-info>
            <dc:creator> </dc:creator>
            <dc:date>2020-02-05T11:09:09.70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99">
          <table:cell-address table:column="11" table:row="771" table:table="3"/>
          <office:change-info>
            <dc:creator> </dc:creator>
            <dc:date>2020-02-05T11:09:09.70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00">
          <table:cell-address table:column="11" table:row="772" table:table="3"/>
          <office:change-info>
            <dc:creator> </dc:creator>
            <dc:date>2020-02-05T11:09:09.70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01">
          <table:cell-address table:column="11" table:row="773" table:table="3"/>
          <office:change-info>
            <dc:creator> </dc:creator>
            <dc:date>2020-02-05T11:09:09.70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02">
          <table:cell-address table:column="11" table:row="774" table:table="3"/>
          <office:change-info>
            <dc:creator> </dc:creator>
            <dc:date>2020-02-05T11:09:09.70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03">
          <table:cell-address table:column="11" table:row="775" table:table="3"/>
          <office:change-info>
            <dc:creator> </dc:creator>
            <dc:date>2020-02-05T11:09:09.70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04">
          <table:cell-address table:column="11" table:row="776" table:table="3"/>
          <office:change-info>
            <dc:creator> </dc:creator>
            <dc:date>2020-02-05T11:09:09.70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05">
          <table:cell-address table:column="11" table:row="777" table:table="3"/>
          <office:change-info>
            <dc:creator> </dc:creator>
            <dc:date>2020-02-05T11:09:09.70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06">
          <table:cell-address table:column="11" table:row="778" table:table="3"/>
          <office:change-info>
            <dc:creator> </dc:creator>
            <dc:date>2020-02-05T11:09:09.70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07">
          <table:cell-address table:column="11" table:row="779" table:table="3"/>
          <office:change-info>
            <dc:creator> </dc:creator>
            <dc:date>2020-02-05T11:09:09.70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08">
          <table:cell-address table:column="11" table:row="780" table:table="3"/>
          <office:change-info>
            <dc:creator> </dc:creator>
            <dc:date>2020-02-05T11:09:09.70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09">
          <table:cell-address table:column="11" table:row="781" table:table="3"/>
          <office:change-info>
            <dc:creator> </dc:creator>
            <dc:date>2020-02-05T11:09:09.70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10">
          <table:cell-address table:column="11" table:row="782" table:table="3"/>
          <office:change-info>
            <dc:creator> </dc:creator>
            <dc:date>2020-02-05T11:09:09.70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11">
          <table:cell-address table:column="11" table:row="783" table:table="3"/>
          <office:change-info>
            <dc:creator> </dc:creator>
            <dc:date>2020-02-05T11:09:09.70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12">
          <table:cell-address table:column="11" table:row="784" table:table="3"/>
          <office:change-info>
            <dc:creator> </dc:creator>
            <dc:date>2020-02-05T11:09:09.70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13">
          <table:cell-address table:column="11" table:row="785" table:table="3"/>
          <office:change-info>
            <dc:creator> </dc:creator>
            <dc:date>2020-02-05T11:09:09.70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14">
          <table:cell-address table:column="11" table:row="786" table:table="3"/>
          <office:change-info>
            <dc:creator> </dc:creator>
            <dc:date>2020-02-05T11:09:09.70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15">
          <table:cell-address table:column="11" table:row="787" table:table="3"/>
          <office:change-info>
            <dc:creator> </dc:creator>
            <dc:date>2020-02-05T11:09:09.70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16">
          <table:cell-address table:column="11" table:row="788" table:table="3"/>
          <office:change-info>
            <dc:creator> </dc:creator>
            <dc:date>2020-02-05T11:09:09.70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17">
          <table:cell-address table:column="11" table:row="789" table:table="3"/>
          <office:change-info>
            <dc:creator> </dc:creator>
            <dc:date>2020-02-05T11:09:09.70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18">
          <table:cell-address table:column="11" table:row="790" table:table="3"/>
          <office:change-info>
            <dc:creator> </dc:creator>
            <dc:date>2020-02-05T11:09:09.70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19">
          <table:cell-address table:column="11" table:row="791" table:table="3"/>
          <office:change-info>
            <dc:creator> </dc:creator>
            <dc:date>2020-02-05T11:09:09.70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20">
          <table:cell-address table:column="11" table:row="792" table:table="3"/>
          <office:change-info>
            <dc:creator> </dc:creator>
            <dc:date>2020-02-05T11:09:09.70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21">
          <table:cell-address table:column="11" table:row="793" table:table="3"/>
          <office:change-info>
            <dc:creator> </dc:creator>
            <dc:date>2020-02-05T11:09:09.70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22">
          <table:cell-address table:column="11" table:row="794" table:table="3"/>
          <office:change-info>
            <dc:creator> </dc:creator>
            <dc:date>2020-02-05T11:09:09.70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23">
          <table:cell-address table:column="11" table:row="795" table:table="3"/>
          <office:change-info>
            <dc:creator> </dc:creator>
            <dc:date>2020-02-05T11:09:09.70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24">
          <table:cell-address table:column="11" table:row="796" table:table="3"/>
          <office:change-info>
            <dc:creator> </dc:creator>
            <dc:date>2020-02-05T11:09:09.70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25">
          <table:cell-address table:column="11" table:row="797" table:table="3"/>
          <office:change-info>
            <dc:creator> </dc:creator>
            <dc:date>2020-02-05T11:09:09.70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26">
          <table:cell-address table:column="11" table:row="798" table:table="3"/>
          <office:change-info>
            <dc:creator> </dc:creator>
            <dc:date>2020-02-05T11:09:09.70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27">
          <table:cell-address table:column="11" table:row="799" table:table="3"/>
          <office:change-info>
            <dc:creator> </dc:creator>
            <dc:date>2020-02-05T11:09:09.70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28">
          <table:cell-address table:column="11" table:row="800" table:table="3"/>
          <office:change-info>
            <dc:creator> </dc:creator>
            <dc:date>2020-02-05T11:09:09.70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29">
          <table:cell-address table:column="11" table:row="801" table:table="3"/>
          <office:change-info>
            <dc:creator> </dc:creator>
            <dc:date>2020-02-05T11:09:09.70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30">
          <table:cell-address table:column="11" table:row="802" table:table="3"/>
          <office:change-info>
            <dc:creator> </dc:creator>
            <dc:date>2020-02-05T11:09:09.70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31">
          <table:cell-address table:column="11" table:row="803" table:table="3"/>
          <office:change-info>
            <dc:creator> </dc:creator>
            <dc:date>2020-02-05T11:09:09.70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32">
          <table:cell-address table:column="11" table:row="804" table:table="3"/>
          <office:change-info>
            <dc:creator> </dc:creator>
            <dc:date>2020-02-05T11:09:09.70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33">
          <table:cell-address table:column="11" table:row="805" table:table="3"/>
          <office:change-info>
            <dc:creator> </dc:creator>
            <dc:date>2020-02-05T11:09:09.70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34">
          <table:cell-address table:column="11" table:row="806" table:table="3"/>
          <office:change-info>
            <dc:creator> </dc:creator>
            <dc:date>2020-02-05T11:09:09.70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35">
          <table:cell-address table:column="11" table:row="807" table:table="3"/>
          <office:change-info>
            <dc:creator> </dc:creator>
            <dc:date>2020-02-05T11:09:09.70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36">
          <table:cell-address table:column="11" table:row="808" table:table="3"/>
          <office:change-info>
            <dc:creator> </dc:creator>
            <dc:date>2020-02-05T11:09:09.70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37">
          <table:cell-address table:column="11" table:row="809" table:table="3"/>
          <office:change-info>
            <dc:creator> </dc:creator>
            <dc:date>2020-02-05T11:09:09.70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38">
          <table:cell-address table:column="11" table:row="810" table:table="3"/>
          <office:change-info>
            <dc:creator> </dc:creator>
            <dc:date>2020-02-05T11:09:09.70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39">
          <table:cell-address table:column="11" table:row="811" table:table="3"/>
          <office:change-info>
            <dc:creator> </dc:creator>
            <dc:date>2020-02-05T11:09:09.70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40">
          <table:cell-address table:column="11" table:row="812" table:table="3"/>
          <office:change-info>
            <dc:creator> </dc:creator>
            <dc:date>2020-02-05T11:09:09.70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41">
          <table:cell-address table:column="11" table:row="813" table:table="3"/>
          <office:change-info>
            <dc:creator> </dc:creator>
            <dc:date>2020-02-05T11:09:09.70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42">
          <table:cell-address table:column="11" table:row="814" table:table="3"/>
          <office:change-info>
            <dc:creator> </dc:creator>
            <dc:date>2020-02-05T11:09:09.70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43">
          <table:cell-address table:column="11" table:row="815" table:table="3"/>
          <office:change-info>
            <dc:creator> </dc:creator>
            <dc:date>2020-02-05T11:09:09.70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44">
          <table:cell-address table:column="11" table:row="816" table:table="3"/>
          <office:change-info>
            <dc:creator> </dc:creator>
            <dc:date>2020-02-05T11:09:09.70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45">
          <table:cell-address table:column="11" table:row="817" table:table="3"/>
          <office:change-info>
            <dc:creator> </dc:creator>
            <dc:date>2020-02-05T11:09:09.70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46">
          <table:cell-address table:column="11" table:row="818" table:table="3"/>
          <office:change-info>
            <dc:creator> </dc:creator>
            <dc:date>2020-02-05T11:09:09.70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47">
          <table:cell-address table:column="11" table:row="819" table:table="3"/>
          <office:change-info>
            <dc:creator> </dc:creator>
            <dc:date>2020-02-05T11:09:09.70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48">
          <table:cell-address table:column="11" table:row="820" table:table="3"/>
          <office:change-info>
            <dc:creator> </dc:creator>
            <dc:date>2020-02-05T11:09:09.70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49">
          <table:cell-address table:column="11" table:row="821" table:table="3"/>
          <office:change-info>
            <dc:creator> </dc:creator>
            <dc:date>2020-02-05T11:09:09.70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50">
          <table:cell-address table:column="11" table:row="822" table:table="3"/>
          <office:change-info>
            <dc:creator> </dc:creator>
            <dc:date>2020-02-05T11:09:09.70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51">
          <table:cell-address table:column="11" table:row="823" table:table="3"/>
          <office:change-info>
            <dc:creator> </dc:creator>
            <dc:date>2020-02-05T11:09:09.70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52">
          <table:cell-address table:column="11" table:row="824" table:table="3"/>
          <office:change-info>
            <dc:creator> </dc:creator>
            <dc:date>2020-02-05T11:09:09.70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53">
          <table:cell-address table:column="11" table:row="825" table:table="3"/>
          <office:change-info>
            <dc:creator> </dc:creator>
            <dc:date>2020-02-05T11:09:09.70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54">
          <table:cell-address table:column="11" table:row="826" table:table="3"/>
          <office:change-info>
            <dc:creator> </dc:creator>
            <dc:date>2020-02-05T11:09:09.70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55">
          <table:cell-address table:column="11" table:row="827" table:table="3"/>
          <office:change-info>
            <dc:creator> </dc:creator>
            <dc:date>2020-02-05T11:09:09.70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56">
          <table:cell-address table:column="11" table:row="828" table:table="3"/>
          <office:change-info>
            <dc:creator> </dc:creator>
            <dc:date>2020-02-05T11:09:09.70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57">
          <table:cell-address table:column="11" table:row="829" table:table="3"/>
          <office:change-info>
            <dc:creator> </dc:creator>
            <dc:date>2020-02-05T11:09:09.70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58">
          <table:cell-address table:column="11" table:row="830" table:table="3"/>
          <office:change-info>
            <dc:creator> </dc:creator>
            <dc:date>2020-02-05T11:09:09.70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59">
          <table:cell-address table:column="11" table:row="831" table:table="3"/>
          <office:change-info>
            <dc:creator> </dc:creator>
            <dc:date>2020-02-05T11:09:09.70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60">
          <table:cell-address table:column="11" table:row="832" table:table="3"/>
          <office:change-info>
            <dc:creator> </dc:creator>
            <dc:date>2020-02-05T11:09:09.70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61">
          <table:cell-address table:column="11" table:row="833" table:table="3"/>
          <office:change-info>
            <dc:creator> </dc:creator>
            <dc:date>2020-02-05T11:09:09.70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62">
          <table:cell-address table:column="11" table:row="834" table:table="3"/>
          <office:change-info>
            <dc:creator> </dc:creator>
            <dc:date>2020-02-05T11:09:09.70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63">
          <table:cell-address table:column="11" table:row="835" table:table="3"/>
          <office:change-info>
            <dc:creator> </dc:creator>
            <dc:date>2020-02-05T11:09:09.70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64">
          <table:cell-address table:column="11" table:row="836" table:table="3"/>
          <office:change-info>
            <dc:creator> </dc:creator>
            <dc:date>2020-02-05T11:09:09.70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65">
          <table:cell-address table:column="11" table:row="837" table:table="3"/>
          <office:change-info>
            <dc:creator> </dc:creator>
            <dc:date>2020-02-05T11:09:09.70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66">
          <table:cell-address table:column="11" table:row="838" table:table="3"/>
          <office:change-info>
            <dc:creator> </dc:creator>
            <dc:date>2020-02-05T11:09:09.70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67">
          <table:cell-address table:column="11" table:row="839" table:table="3"/>
          <office:change-info>
            <dc:creator> </dc:creator>
            <dc:date>2020-02-05T11:09:09.70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68">
          <table:cell-address table:column="11" table:row="840" table:table="3"/>
          <office:change-info>
            <dc:creator> </dc:creator>
            <dc:date>2020-02-05T11:09:09.70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69">
          <table:cell-address table:column="11" table:row="841" table:table="3"/>
          <office:change-info>
            <dc:creator> </dc:creator>
            <dc:date>2020-02-05T11:09:09.70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70">
          <table:cell-address table:column="11" table:row="842" table:table="3"/>
          <office:change-info>
            <dc:creator> </dc:creator>
            <dc:date>2020-02-05T11:09:09.70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71">
          <table:cell-address table:column="11" table:row="843" table:table="3"/>
          <office:change-info>
            <dc:creator> </dc:creator>
            <dc:date>2020-02-05T11:09:09.70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72">
          <table:cell-address table:column="11" table:row="844" table:table="3"/>
          <office:change-info>
            <dc:creator> </dc:creator>
            <dc:date>2020-02-05T11:09:09.70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73">
          <table:cell-address table:column="11" table:row="845" table:table="3"/>
          <office:change-info>
            <dc:creator> </dc:creator>
            <dc:date>2020-02-05T11:09:09.70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74">
          <table:cell-address table:column="11" table:row="846" table:table="3"/>
          <office:change-info>
            <dc:creator> </dc:creator>
            <dc:date>2020-02-05T11:09:09.70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75">
          <table:cell-address table:column="11" table:row="847" table:table="3"/>
          <office:change-info>
            <dc:creator> </dc:creator>
            <dc:date>2020-02-05T11:09:09.70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76">
          <table:cell-address table:column="11" table:row="848" table:table="3"/>
          <office:change-info>
            <dc:creator> </dc:creator>
            <dc:date>2020-02-05T11:09:09.70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77">
          <table:cell-address table:column="11" table:row="849" table:table="3"/>
          <office:change-info>
            <dc:creator> </dc:creator>
            <dc:date>2020-02-05T11:09:09.70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78">
          <table:cell-address table:column="11" table:row="850" table:table="3"/>
          <office:change-info>
            <dc:creator> </dc:creator>
            <dc:date>2020-02-05T11:09:09.70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79">
          <table:cell-address table:column="11" table:row="851" table:table="3"/>
          <office:change-info>
            <dc:creator> </dc:creator>
            <dc:date>2020-02-05T11:09:09.70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80">
          <table:cell-address table:column="11" table:row="852" table:table="3"/>
          <office:change-info>
            <dc:creator> </dc:creator>
            <dc:date>2020-02-05T11:09:09.70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81">
          <table:cell-address table:column="11" table:row="853" table:table="3"/>
          <office:change-info>
            <dc:creator> </dc:creator>
            <dc:date>2020-02-05T11:09:09.70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82">
          <table:cell-address table:column="11" table:row="854" table:table="3"/>
          <office:change-info>
            <dc:creator> </dc:creator>
            <dc:date>2020-02-05T11:09:09.70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83">
          <table:cell-address table:column="11" table:row="855" table:table="3"/>
          <office:change-info>
            <dc:creator> </dc:creator>
            <dc:date>2020-02-05T11:09:09.70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84">
          <table:cell-address table:column="11" table:row="856" table:table="3"/>
          <office:change-info>
            <dc:creator> </dc:creator>
            <dc:date>2020-02-05T11:09:09.70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85">
          <table:cell-address table:column="11" table:row="857" table:table="3"/>
          <office:change-info>
            <dc:creator> </dc:creator>
            <dc:date>2020-02-05T11:09:09.70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86">
          <table:cell-address table:column="11" table:row="858" table:table="3"/>
          <office:change-info>
            <dc:creator> </dc:creator>
            <dc:date>2020-02-05T11:09:09.70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87">
          <table:cell-address table:column="11" table:row="859" table:table="3"/>
          <office:change-info>
            <dc:creator> </dc:creator>
            <dc:date>2020-02-05T11:09:09.70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88">
          <table:cell-address table:column="11" table:row="860" table:table="3"/>
          <office:change-info>
            <dc:creator> </dc:creator>
            <dc:date>2020-02-05T11:09:09.70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89">
          <table:cell-address table:column="11" table:row="861" table:table="3"/>
          <office:change-info>
            <dc:creator> </dc:creator>
            <dc:date>2020-02-05T11:09:09.70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90">
          <table:cell-address table:column="11" table:row="862" table:table="3"/>
          <office:change-info>
            <dc:creator> </dc:creator>
            <dc:date>2020-02-05T11:09:09.70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91">
          <table:cell-address table:column="11" table:row="863" table:table="3"/>
          <office:change-info>
            <dc:creator> </dc:creator>
            <dc:date>2020-02-05T11:09:09.70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92">
          <table:cell-address table:column="11" table:row="864" table:table="3"/>
          <office:change-info>
            <dc:creator> </dc:creator>
            <dc:date>2020-02-05T11:09:09.70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93">
          <table:cell-address table:column="11" table:row="865" table:table="3"/>
          <office:change-info>
            <dc:creator> </dc:creator>
            <dc:date>2020-02-05T11:09:09.70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94">
          <table:cell-address table:column="11" table:row="866" table:table="3"/>
          <office:change-info>
            <dc:creator> </dc:creator>
            <dc:date>2020-02-05T11:09:09.70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95">
          <table:cell-address table:column="11" table:row="867" table:table="3"/>
          <office:change-info>
            <dc:creator> </dc:creator>
            <dc:date>2020-02-05T11:09:09.70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96">
          <table:cell-address table:column="11" table:row="868" table:table="3"/>
          <office:change-info>
            <dc:creator> </dc:creator>
            <dc:date>2020-02-05T11:09:09.70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97">
          <table:cell-address table:column="11" table:row="869" table:table="3"/>
          <office:change-info>
            <dc:creator> </dc:creator>
            <dc:date>2020-02-05T11:09:09.70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98">
          <table:cell-address table:column="11" table:row="870" table:table="3"/>
          <office:change-info>
            <dc:creator> </dc:creator>
            <dc:date>2020-02-05T11:09:09.70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99">
          <table:cell-address table:column="11" table:row="871" table:table="3"/>
          <office:change-info>
            <dc:creator> </dc:creator>
            <dc:date>2020-02-05T11:09:09.70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00">
          <table:cell-address table:column="11" table:row="872" table:table="3"/>
          <office:change-info>
            <dc:creator> </dc:creator>
            <dc:date>2020-02-05T11:09:09.70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01">
          <table:cell-address table:column="11" table:row="873" table:table="3"/>
          <office:change-info>
            <dc:creator> </dc:creator>
            <dc:date>2020-02-05T11:09:09.70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02">
          <table:cell-address table:column="11" table:row="874" table:table="3"/>
          <office:change-info>
            <dc:creator> </dc:creator>
            <dc:date>2020-02-05T11:09:09.70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03">
          <table:cell-address table:column="11" table:row="875" table:table="3"/>
          <office:change-info>
            <dc:creator> </dc:creator>
            <dc:date>2020-02-05T11:09:09.70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04">
          <table:cell-address table:column="11" table:row="876" table:table="3"/>
          <office:change-info>
            <dc:creator> </dc:creator>
            <dc:date>2020-02-05T11:09:09.70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05">
          <table:cell-address table:column="11" table:row="877" table:table="3"/>
          <office:change-info>
            <dc:creator> </dc:creator>
            <dc:date>2020-02-05T11:09:09.70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06">
          <table:cell-address table:column="11" table:row="878" table:table="3"/>
          <office:change-info>
            <dc:creator> </dc:creator>
            <dc:date>2020-02-05T11:09:09.70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07">
          <table:cell-address table:column="11" table:row="879" table:table="3"/>
          <office:change-info>
            <dc:creator> </dc:creator>
            <dc:date>2020-02-05T11:09:09.70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08">
          <table:cell-address table:column="11" table:row="880" table:table="3"/>
          <office:change-info>
            <dc:creator> </dc:creator>
            <dc:date>2020-02-05T11:09:09.70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09">
          <table:cell-address table:column="11" table:row="881" table:table="3"/>
          <office:change-info>
            <dc:creator> </dc:creator>
            <dc:date>2020-02-05T11:09:09.70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10">
          <table:cell-address table:column="11" table:row="882" table:table="3"/>
          <office:change-info>
            <dc:creator> </dc:creator>
            <dc:date>2020-02-05T11:09:09.70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11">
          <table:cell-address table:column="11" table:row="883" table:table="3"/>
          <office:change-info>
            <dc:creator> </dc:creator>
            <dc:date>2020-02-05T11:09:09.70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12">
          <table:cell-address table:column="11" table:row="884" table:table="3"/>
          <office:change-info>
            <dc:creator> </dc:creator>
            <dc:date>2020-02-05T11:09:09.70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13">
          <table:cell-address table:column="11" table:row="885" table:table="3"/>
          <office:change-info>
            <dc:creator> </dc:creator>
            <dc:date>2020-02-05T11:09:09.70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14">
          <table:cell-address table:column="11" table:row="886" table:table="3"/>
          <office:change-info>
            <dc:creator> </dc:creator>
            <dc:date>2020-02-05T11:09:09.70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15">
          <table:cell-address table:column="11" table:row="887" table:table="3"/>
          <office:change-info>
            <dc:creator> </dc:creator>
            <dc:date>2020-02-05T11:09:09.70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16">
          <table:cell-address table:column="11" table:row="888" table:table="3"/>
          <office:change-info>
            <dc:creator> </dc:creator>
            <dc:date>2020-02-05T11:09:09.70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17">
          <table:cell-address table:column="11" table:row="889" table:table="3"/>
          <office:change-info>
            <dc:creator> </dc:creator>
            <dc:date>2020-02-05T11:09:09.70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18">
          <table:cell-address table:column="11" table:row="890" table:table="3"/>
          <office:change-info>
            <dc:creator> </dc:creator>
            <dc:date>2020-02-05T11:09:09.70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19">
          <table:cell-address table:column="11" table:row="891" table:table="3"/>
          <office:change-info>
            <dc:creator> </dc:creator>
            <dc:date>2020-02-05T11:09:09.70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20">
          <table:cell-address table:column="11" table:row="892" table:table="3"/>
          <office:change-info>
            <dc:creator> </dc:creator>
            <dc:date>2020-02-05T11:09:09.70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21">
          <table:cell-address table:column="11" table:row="893" table:table="3"/>
          <office:change-info>
            <dc:creator> </dc:creator>
            <dc:date>2020-02-05T11:09:09.70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22">
          <table:cell-address table:column="11" table:row="894" table:table="3"/>
          <office:change-info>
            <dc:creator> </dc:creator>
            <dc:date>2020-02-05T11:09:09.70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23">
          <table:cell-address table:column="11" table:row="895" table:table="3"/>
          <office:change-info>
            <dc:creator> </dc:creator>
            <dc:date>2020-02-05T11:09:09.70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24">
          <table:cell-address table:column="11" table:row="896" table:table="3"/>
          <office:change-info>
            <dc:creator> </dc:creator>
            <dc:date>2020-02-05T11:09:09.70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25">
          <table:cell-address table:column="11" table:row="897" table:table="3"/>
          <office:change-info>
            <dc:creator> </dc:creator>
            <dc:date>2020-02-05T11:09:09.70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26">
          <table:cell-address table:column="11" table:row="898" table:table="3"/>
          <office:change-info>
            <dc:creator> </dc:creator>
            <dc:date>2020-02-05T11:09:09.70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27">
          <table:cell-address table:column="11" table:row="899" table:table="3"/>
          <office:change-info>
            <dc:creator> </dc:creator>
            <dc:date>2020-02-05T11:09:09.70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28">
          <table:cell-address table:column="11" table:row="900" table:table="3"/>
          <office:change-info>
            <dc:creator> </dc:creator>
            <dc:date>2020-02-05T11:09:09.70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29">
          <table:cell-address table:column="11" table:row="901" table:table="3"/>
          <office:change-info>
            <dc:creator> </dc:creator>
            <dc:date>2020-02-05T11:09:09.70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30">
          <table:cell-address table:column="11" table:row="902" table:table="3"/>
          <office:change-info>
            <dc:creator> </dc:creator>
            <dc:date>2020-02-05T11:09:09.70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31">
          <table:cell-address table:column="11" table:row="903" table:table="3"/>
          <office:change-info>
            <dc:creator> </dc:creator>
            <dc:date>2020-02-05T11:09:09.70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32">
          <table:cell-address table:column="11" table:row="904" table:table="3"/>
          <office:change-info>
            <dc:creator> </dc:creator>
            <dc:date>2020-02-05T11:09:09.70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33">
          <table:cell-address table:column="11" table:row="905" table:table="3"/>
          <office:change-info>
            <dc:creator> </dc:creator>
            <dc:date>2020-02-05T11:09:09.70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34">
          <table:cell-address table:column="11" table:row="906" table:table="3"/>
          <office:change-info>
            <dc:creator> </dc:creator>
            <dc:date>2020-02-05T11:09:09.70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35">
          <table:cell-address table:column="11" table:row="907" table:table="3"/>
          <office:change-info>
            <dc:creator> </dc:creator>
            <dc:date>2020-02-05T11:09:09.70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36">
          <table:cell-address table:column="11" table:row="908" table:table="3"/>
          <office:change-info>
            <dc:creator> </dc:creator>
            <dc:date>2020-02-05T11:09:09.70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37">
          <table:cell-address table:column="11" table:row="909" table:table="3"/>
          <office:change-info>
            <dc:creator> </dc:creator>
            <dc:date>2020-02-05T11:09:09.70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38">
          <table:cell-address table:column="11" table:row="910" table:table="3"/>
          <office:change-info>
            <dc:creator> </dc:creator>
            <dc:date>2020-02-05T11:09:09.70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39">
          <table:cell-address table:column="11" table:row="911" table:table="3"/>
          <office:change-info>
            <dc:creator> </dc:creator>
            <dc:date>2020-02-05T11:09:09.70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40">
          <table:cell-address table:column="11" table:row="912" table:table="3"/>
          <office:change-info>
            <dc:creator> </dc:creator>
            <dc:date>2020-02-05T11:09:09.70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41">
          <table:cell-address table:column="11" table:row="913" table:table="3"/>
          <office:change-info>
            <dc:creator> </dc:creator>
            <dc:date>2020-02-05T11:09:09.70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42">
          <table:cell-address table:column="11" table:row="914" table:table="3"/>
          <office:change-info>
            <dc:creator> </dc:creator>
            <dc:date>2020-02-05T11:09:09.70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43">
          <table:cell-address table:column="11" table:row="915" table:table="3"/>
          <office:change-info>
            <dc:creator> </dc:creator>
            <dc:date>2020-02-05T11:09:09.70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44">
          <table:cell-address table:column="11" table:row="916" table:table="3"/>
          <office:change-info>
            <dc:creator> </dc:creator>
            <dc:date>2020-02-05T11:09:09.70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45">
          <table:cell-address table:column="11" table:row="917" table:table="3"/>
          <office:change-info>
            <dc:creator> </dc:creator>
            <dc:date>2020-02-05T11:09:09.70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46">
          <table:cell-address table:column="11" table:row="918" table:table="3"/>
          <office:change-info>
            <dc:creator> </dc:creator>
            <dc:date>2020-02-05T11:09:09.70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47">
          <table:cell-address table:column="11" table:row="919" table:table="3"/>
          <office:change-info>
            <dc:creator> </dc:creator>
            <dc:date>2020-02-05T11:09:09.70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48">
          <table:cell-address table:column="11" table:row="920" table:table="3"/>
          <office:change-info>
            <dc:creator> </dc:creator>
            <dc:date>2020-02-05T11:09:09.70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49">
          <table:cell-address table:column="11" table:row="921" table:table="3"/>
          <office:change-info>
            <dc:creator> </dc:creator>
            <dc:date>2020-02-05T11:09:09.70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50">
          <table:cell-address table:column="11" table:row="922" table:table="3"/>
          <office:change-info>
            <dc:creator> </dc:creator>
            <dc:date>2020-02-05T11:09:09.70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51">
          <table:cell-address table:column="11" table:row="923" table:table="3"/>
          <office:change-info>
            <dc:creator> </dc:creator>
            <dc:date>2020-02-05T11:09:09.70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52">
          <table:cell-address table:column="11" table:row="924" table:table="3"/>
          <office:change-info>
            <dc:creator> </dc:creator>
            <dc:date>2020-02-05T11:09:09.70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53">
          <table:cell-address table:column="11" table:row="925" table:table="3"/>
          <office:change-info>
            <dc:creator> </dc:creator>
            <dc:date>2020-02-05T11:09:09.70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54">
          <table:cell-address table:column="11" table:row="926" table:table="3"/>
          <office:change-info>
            <dc:creator> </dc:creator>
            <dc:date>2020-02-05T11:09:09.70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55">
          <table:cell-address table:column="11" table:row="927" table:table="3"/>
          <office:change-info>
            <dc:creator> </dc:creator>
            <dc:date>2020-02-05T11:09:09.70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56">
          <table:cell-address table:column="11" table:row="928" table:table="3"/>
          <office:change-info>
            <dc:creator> </dc:creator>
            <dc:date>2020-02-05T11:09:09.70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57">
          <table:cell-address table:column="11" table:row="929" table:table="3"/>
          <office:change-info>
            <dc:creator> </dc:creator>
            <dc:date>2020-02-05T11:09:09.70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58">
          <table:cell-address table:column="11" table:row="930" table:table="3"/>
          <office:change-info>
            <dc:creator> </dc:creator>
            <dc:date>2020-02-05T11:09:09.70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59">
          <table:cell-address table:column="11" table:row="931" table:table="3"/>
          <office:change-info>
            <dc:creator> </dc:creator>
            <dc:date>2020-02-05T11:09:09.70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60">
          <table:cell-address table:column="11" table:row="932" table:table="3"/>
          <office:change-info>
            <dc:creator> </dc:creator>
            <dc:date>2020-02-05T11:09:09.70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61">
          <table:cell-address table:column="11" table:row="933" table:table="3"/>
          <office:change-info>
            <dc:creator> </dc:creator>
            <dc:date>2020-02-05T11:09:09.70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62">
          <table:cell-address table:column="11" table:row="934" table:table="3"/>
          <office:change-info>
            <dc:creator> </dc:creator>
            <dc:date>2020-02-05T11:09:09.70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63">
          <table:cell-address table:column="11" table:row="935" table:table="3"/>
          <office:change-info>
            <dc:creator> </dc:creator>
            <dc:date>2020-02-05T11:09:09.70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64">
          <table:cell-address table:column="11" table:row="936" table:table="3"/>
          <office:change-info>
            <dc:creator> </dc:creator>
            <dc:date>2020-02-05T11:09:09.70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65">
          <table:cell-address table:column="11" table:row="937" table:table="3"/>
          <office:change-info>
            <dc:creator> </dc:creator>
            <dc:date>2020-02-05T11:09:09.70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66">
          <table:cell-address table:column="11" table:row="938" table:table="3"/>
          <office:change-info>
            <dc:creator> </dc:creator>
            <dc:date>2020-02-05T11:09:09.70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67">
          <table:cell-address table:column="11" table:row="939" table:table="3"/>
          <office:change-info>
            <dc:creator> </dc:creator>
            <dc:date>2020-02-05T11:09:09.70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68">
          <table:cell-address table:column="11" table:row="940" table:table="3"/>
          <office:change-info>
            <dc:creator> </dc:creator>
            <dc:date>2020-02-05T11:09:09.70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69">
          <table:cell-address table:column="11" table:row="941" table:table="3"/>
          <office:change-info>
            <dc:creator> </dc:creator>
            <dc:date>2020-02-05T11:09:09.70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70">
          <table:cell-address table:column="11" table:row="942" table:table="3"/>
          <office:change-info>
            <dc:creator> </dc:creator>
            <dc:date>2020-02-05T11:09:09.70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71">
          <table:cell-address table:column="11" table:row="943" table:table="3"/>
          <office:change-info>
            <dc:creator> </dc:creator>
            <dc:date>2020-02-05T11:09:09.70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72">
          <table:cell-address table:column="11" table:row="944" table:table="3"/>
          <office:change-info>
            <dc:creator> </dc:creator>
            <dc:date>2020-02-05T11:09:09.70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73">
          <table:cell-address table:column="11" table:row="945" table:table="3"/>
          <office:change-info>
            <dc:creator> </dc:creator>
            <dc:date>2020-02-05T11:09:09.70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74">
          <table:cell-address table:column="11" table:row="946" table:table="3"/>
          <office:change-info>
            <dc:creator> </dc:creator>
            <dc:date>2020-02-05T11:09:09.71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75">
          <table:cell-address table:column="11" table:row="947" table:table="3"/>
          <office:change-info>
            <dc:creator> </dc:creator>
            <dc:date>2020-02-05T11:09:09.71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76">
          <table:cell-address table:column="11" table:row="948" table:table="3"/>
          <office:change-info>
            <dc:creator> </dc:creator>
            <dc:date>2020-02-05T11:09:09.71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77">
          <table:cell-address table:column="11" table:row="949" table:table="3"/>
          <office:change-info>
            <dc:creator> </dc:creator>
            <dc:date>2020-02-05T11:09:09.71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78">
          <table:cell-address table:column="11" table:row="950" table:table="3"/>
          <office:change-info>
            <dc:creator> </dc:creator>
            <dc:date>2020-02-05T11:09:09.71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79">
          <table:cell-address table:column="11" table:row="951" table:table="3"/>
          <office:change-info>
            <dc:creator> </dc:creator>
            <dc:date>2020-02-05T11:09:09.71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80">
          <table:cell-address table:column="11" table:row="952" table:table="3"/>
          <office:change-info>
            <dc:creator> </dc:creator>
            <dc:date>2020-02-05T11:09:09.71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81">
          <table:cell-address table:column="11" table:row="953" table:table="3"/>
          <office:change-info>
            <dc:creator> </dc:creator>
            <dc:date>2020-02-05T11:09:09.71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82">
          <table:cell-address table:column="11" table:row="954" table:table="3"/>
          <office:change-info>
            <dc:creator> </dc:creator>
            <dc:date>2020-02-05T11:09:09.71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83">
          <table:cell-address table:column="11" table:row="955" table:table="3"/>
          <office:change-info>
            <dc:creator> </dc:creator>
            <dc:date>2020-02-05T11:09:09.71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84">
          <table:cell-address table:column="11" table:row="956" table:table="3"/>
          <office:change-info>
            <dc:creator> </dc:creator>
            <dc:date>2020-02-05T11:09:09.71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85">
          <table:cell-address table:column="11" table:row="957" table:table="3"/>
          <office:change-info>
            <dc:creator> </dc:creator>
            <dc:date>2020-02-05T11:09:09.71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86">
          <table:cell-address table:column="11" table:row="958" table:table="3"/>
          <office:change-info>
            <dc:creator> </dc:creator>
            <dc:date>2020-02-05T11:09:09.71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87">
          <table:cell-address table:column="11" table:row="959" table:table="3"/>
          <office:change-info>
            <dc:creator> </dc:creator>
            <dc:date>2020-02-05T11:09:09.71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88">
          <table:cell-address table:column="11" table:row="960" table:table="3"/>
          <office:change-info>
            <dc:creator> </dc:creator>
            <dc:date>2020-02-05T11:09:09.71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89">
          <table:cell-address table:column="11" table:row="961" table:table="3"/>
          <office:change-info>
            <dc:creator> </dc:creator>
            <dc:date>2020-02-05T11:09:09.71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90">
          <table:cell-address table:column="11" table:row="962" table:table="3"/>
          <office:change-info>
            <dc:creator> </dc:creator>
            <dc:date>2020-02-05T11:09:09.71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91">
          <table:cell-address table:column="11" table:row="963" table:table="3"/>
          <office:change-info>
            <dc:creator> </dc:creator>
            <dc:date>2020-02-05T11:09:09.71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92">
          <table:cell-address table:column="11" table:row="964" table:table="3"/>
          <office:change-info>
            <dc:creator> </dc:creator>
            <dc:date>2020-02-05T11:09:09.71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93">
          <table:cell-address table:column="11" table:row="965" table:table="3"/>
          <office:change-info>
            <dc:creator> </dc:creator>
            <dc:date>2020-02-05T11:09:09.71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94">
          <table:cell-address table:column="11" table:row="966" table:table="3"/>
          <office:change-info>
            <dc:creator> </dc:creator>
            <dc:date>2020-02-05T11:09:09.71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95">
          <table:cell-address table:column="11" table:row="967" table:table="3"/>
          <office:change-info>
            <dc:creator> </dc:creator>
            <dc:date>2020-02-05T11:09:09.71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96">
          <table:cell-address table:column="11" table:row="968" table:table="3"/>
          <office:change-info>
            <dc:creator> </dc:creator>
            <dc:date>2020-02-05T11:09:09.71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97">
          <table:cell-address table:column="11" table:row="969" table:table="3"/>
          <office:change-info>
            <dc:creator> </dc:creator>
            <dc:date>2020-02-05T11:09:09.71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98">
          <table:cell-address table:column="11" table:row="970" table:table="3"/>
          <office:change-info>
            <dc:creator> </dc:creator>
            <dc:date>2020-02-05T11:09:09.71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99">
          <table:cell-address table:column="11" table:row="971" table:table="3"/>
          <office:change-info>
            <dc:creator> </dc:creator>
            <dc:date>2020-02-05T11:09:09.71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00">
          <table:cell-address table:column="11" table:row="972" table:table="3"/>
          <office:change-info>
            <dc:creator> </dc:creator>
            <dc:date>2020-02-05T11:09:09.71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01">
          <table:cell-address table:column="11" table:row="973" table:table="3"/>
          <office:change-info>
            <dc:creator> </dc:creator>
            <dc:date>2020-02-05T11:09:09.71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02">
          <table:cell-address table:column="11" table:row="974" table:table="3"/>
          <office:change-info>
            <dc:creator> </dc:creator>
            <dc:date>2020-02-05T11:09:09.71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03">
          <table:cell-address table:column="11" table:row="975" table:table="3"/>
          <office:change-info>
            <dc:creator> </dc:creator>
            <dc:date>2020-02-05T11:09:09.71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04">
          <table:cell-address table:column="11" table:row="976" table:table="3"/>
          <office:change-info>
            <dc:creator> </dc:creator>
            <dc:date>2020-02-05T11:09:09.71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05">
          <table:cell-address table:column="11" table:row="977" table:table="3"/>
          <office:change-info>
            <dc:creator> </dc:creator>
            <dc:date>2020-02-05T11:09:09.71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06">
          <table:cell-address table:column="11" table:row="978" table:table="3"/>
          <office:change-info>
            <dc:creator> </dc:creator>
            <dc:date>2020-02-05T11:09:09.71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07">
          <table:cell-address table:column="11" table:row="979" table:table="3"/>
          <office:change-info>
            <dc:creator> </dc:creator>
            <dc:date>2020-02-05T11:09:09.71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08">
          <table:cell-address table:column="11" table:row="980" table:table="3"/>
          <office:change-info>
            <dc:creator> </dc:creator>
            <dc:date>2020-02-05T11:09:09.71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09">
          <table:cell-address table:column="11" table:row="981" table:table="3"/>
          <office:change-info>
            <dc:creator> </dc:creator>
            <dc:date>2020-02-05T11:09:09.71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10">
          <table:cell-address table:column="11" table:row="982" table:table="3"/>
          <office:change-info>
            <dc:creator> </dc:creator>
            <dc:date>2020-02-05T11:09:09.71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11">
          <table:cell-address table:column="11" table:row="983" table:table="3"/>
          <office:change-info>
            <dc:creator> </dc:creator>
            <dc:date>2020-02-05T11:09:09.71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12">
          <table:cell-address table:column="11" table:row="984" table:table="3"/>
          <office:change-info>
            <dc:creator> </dc:creator>
            <dc:date>2020-02-05T11:09:09.71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13">
          <table:cell-address table:column="11" table:row="985" table:table="3"/>
          <office:change-info>
            <dc:creator> </dc:creator>
            <dc:date>2020-02-05T11:09:09.71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14">
          <table:cell-address table:column="11" table:row="986" table:table="3"/>
          <office:change-info>
            <dc:creator> </dc:creator>
            <dc:date>2020-02-05T11:09:09.71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15">
          <table:cell-address table:column="11" table:row="987" table:table="3"/>
          <office:change-info>
            <dc:creator> </dc:creator>
            <dc:date>2020-02-05T11:09:09.71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16">
          <table:cell-address table:column="11" table:row="988" table:table="3"/>
          <office:change-info>
            <dc:creator> </dc:creator>
            <dc:date>2020-02-05T11:09:09.71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17">
          <table:cell-address table:column="11" table:row="989" table:table="3"/>
          <office:change-info>
            <dc:creator> </dc:creator>
            <dc:date>2020-02-05T11:09:09.71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18">
          <table:cell-address table:column="11" table:row="990" table:table="3"/>
          <office:change-info>
            <dc:creator> </dc:creator>
            <dc:date>2020-02-05T11:09:09.71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19">
          <table:cell-address table:column="11" table:row="991" table:table="3"/>
          <office:change-info>
            <dc:creator> </dc:creator>
            <dc:date>2020-02-05T11:09:09.71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20">
          <table:cell-address table:column="11" table:row="992" table:table="3"/>
          <office:change-info>
            <dc:creator> </dc:creator>
            <dc:date>2020-02-05T11:09:09.71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21">
          <table:cell-address table:column="11" table:row="993" table:table="3"/>
          <office:change-info>
            <dc:creator> </dc:creator>
            <dc:date>2020-02-05T11:09:09.71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22">
          <table:cell-address table:column="11" table:row="994" table:table="3"/>
          <office:change-info>
            <dc:creator> </dc:creator>
            <dc:date>2020-02-05T11:09:09.71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23">
          <table:cell-address table:column="11" table:row="995" table:table="3"/>
          <office:change-info>
            <dc:creator> </dc:creator>
            <dc:date>2020-02-05T11:09:09.71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24">
          <table:cell-address table:column="11" table:row="996" table:table="3"/>
          <office:change-info>
            <dc:creator> </dc:creator>
            <dc:date>2020-02-05T11:09:09.71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25">
          <table:cell-address table:column="11" table:row="997" table:table="3"/>
          <office:change-info>
            <dc:creator> </dc:creator>
            <dc:date>2020-02-05T11:09:09.71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26">
          <table:cell-address table:column="11" table:row="998" table:table="3"/>
          <office:change-info>
            <dc:creator> </dc:creator>
            <dc:date>2020-02-05T11:09:09.71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27">
          <table:cell-address table:column="11" table:row="999" table:table="3"/>
          <office:change-info>
            <dc:creator> </dc:creator>
            <dc:date>2020-02-05T11:09:09.71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28">
          <table:cell-address table:column="13" table:row="1" table:table="3"/>
          <office:change-info>
            <dc:creator> </dc:creator>
            <dc:date>2020-02-05T11:09:09.71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29">
          <table:cell-address table:column="13" table:row="2" table:table="3"/>
          <office:change-info>
            <dc:creator> </dc:creator>
            <dc:date>2020-02-05T11:09:09.71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30">
          <table:cell-address table:column="13" table:row="3" table:table="3"/>
          <office:change-info>
            <dc:creator> </dc:creator>
            <dc:date>2020-02-05T11:09:09.71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31">
          <table:cell-address table:column="13" table:row="4" table:table="3"/>
          <office:change-info>
            <dc:creator> </dc:creator>
            <dc:date>2020-02-05T11:09:09.71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32">
          <table:cell-address table:column="13" table:row="5" table:table="3"/>
          <office:change-info>
            <dc:creator> </dc:creator>
            <dc:date>2020-02-05T11:09:09.71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33">
          <table:cell-address table:column="13" table:row="6" table:table="3"/>
          <office:change-info>
            <dc:creator> </dc:creator>
            <dc:date>2020-02-05T11:09:09.71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34">
          <table:cell-address table:column="13" table:row="7" table:table="3"/>
          <office:change-info>
            <dc:creator> </dc:creator>
            <dc:date>2020-02-05T11:09:09.71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35">
          <table:cell-address table:column="13" table:row="8" table:table="3"/>
          <office:change-info>
            <dc:creator> </dc:creator>
            <dc:date>2020-02-05T11:09:09.71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36">
          <table:cell-address table:column="13" table:row="9" table:table="3"/>
          <office:change-info>
            <dc:creator> </dc:creator>
            <dc:date>2020-02-05T11:09:09.71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37">
          <table:cell-address table:column="13" table:row="10" table:table="3"/>
          <office:change-info>
            <dc:creator> </dc:creator>
            <dc:date>2020-02-05T11:09:09.71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38">
          <table:cell-address table:column="13" table:row="11" table:table="3"/>
          <office:change-info>
            <dc:creator> </dc:creator>
            <dc:date>2020-02-05T11:09:09.71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39">
          <table:cell-address table:column="13" table:row="12" table:table="3"/>
          <office:change-info>
            <dc:creator> </dc:creator>
            <dc:date>2020-02-05T11:09:09.71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40">
          <table:cell-address table:column="13" table:row="13" table:table="3"/>
          <office:change-info>
            <dc:creator> </dc:creator>
            <dc:date>2020-02-05T11:09:09.71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41">
          <table:cell-address table:column="13" table:row="14" table:table="3"/>
          <office:change-info>
            <dc:creator> </dc:creator>
            <dc:date>2020-02-05T11:09:09.71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42">
          <table:cell-address table:column="13" table:row="15" table:table="3"/>
          <office:change-info>
            <dc:creator> </dc:creator>
            <dc:date>2020-02-05T11:09:09.71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43">
          <table:cell-address table:column="13" table:row="16" table:table="3"/>
          <office:change-info>
            <dc:creator> </dc:creator>
            <dc:date>2020-02-05T11:09:09.71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44">
          <table:cell-address table:column="13" table:row="17" table:table="3"/>
          <office:change-info>
            <dc:creator> </dc:creator>
            <dc:date>2020-02-05T11:09:09.71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45">
          <table:cell-address table:column="13" table:row="18" table:table="3"/>
          <office:change-info>
            <dc:creator> </dc:creator>
            <dc:date>2020-02-05T11:09:09.71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46">
          <table:cell-address table:column="13" table:row="19" table:table="3"/>
          <office:change-info>
            <dc:creator> </dc:creator>
            <dc:date>2020-02-05T11:09:09.71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47">
          <table:cell-address table:column="13" table:row="20" table:table="3"/>
          <office:change-info>
            <dc:creator> </dc:creator>
            <dc:date>2020-02-05T11:09:09.71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48">
          <table:cell-address table:column="13" table:row="21" table:table="3"/>
          <office:change-info>
            <dc:creator> </dc:creator>
            <dc:date>2020-02-05T11:09:09.71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49">
          <table:cell-address table:column="13" table:row="22" table:table="3"/>
          <office:change-info>
            <dc:creator> </dc:creator>
            <dc:date>2020-02-05T11:09:09.71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50">
          <table:cell-address table:column="13" table:row="23" table:table="3"/>
          <office:change-info>
            <dc:creator> </dc:creator>
            <dc:date>2020-02-05T11:09:09.71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51">
          <table:cell-address table:column="13" table:row="24" table:table="3"/>
          <office:change-info>
            <dc:creator> </dc:creator>
            <dc:date>2020-02-05T11:09:09.71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52">
          <table:cell-address table:column="13" table:row="25" table:table="3"/>
          <office:change-info>
            <dc:creator> </dc:creator>
            <dc:date>2020-02-05T11:09:09.71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53">
          <table:cell-address table:column="13" table:row="26" table:table="3"/>
          <office:change-info>
            <dc:creator> </dc:creator>
            <dc:date>2020-02-05T11:09:09.71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54">
          <table:cell-address table:column="13" table:row="27" table:table="3"/>
          <office:change-info>
            <dc:creator> </dc:creator>
            <dc:date>2020-02-05T11:09:09.71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55">
          <table:cell-address table:column="13" table:row="28" table:table="3"/>
          <office:change-info>
            <dc:creator> </dc:creator>
            <dc:date>2020-02-05T11:09:09.71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56">
          <table:cell-address table:column="13" table:row="29" table:table="3"/>
          <office:change-info>
            <dc:creator> </dc:creator>
            <dc:date>2020-02-05T11:09:09.71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57">
          <table:cell-address table:column="13" table:row="30" table:table="3"/>
          <office:change-info>
            <dc:creator> </dc:creator>
            <dc:date>2020-02-05T11:09:09.71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58">
          <table:cell-address table:column="13" table:row="31" table:table="3"/>
          <office:change-info>
            <dc:creator> </dc:creator>
            <dc:date>2020-02-05T11:09:09.712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59">
          <table:cell-address table:column="13" table:row="32" table:table="3"/>
          <office:change-info>
            <dc:creator> </dc:creator>
            <dc:date>2020-02-05T11:09:09.712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60">
          <table:cell-address table:column="13" table:row="33" table:table="3"/>
          <office:change-info>
            <dc:creator> </dc:creator>
            <dc:date>2020-02-05T11:09:09.712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61">
          <table:cell-address table:column="13" table:row="34" table:table="3"/>
          <office:change-info>
            <dc:creator> </dc:creator>
            <dc:date>2020-02-05T11:09:09.712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62">
          <table:cell-address table:column="13" table:row="35" table:table="3"/>
          <office:change-info>
            <dc:creator> </dc:creator>
            <dc:date>2020-02-05T11:09:09.712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63">
          <table:cell-address table:column="13" table:row="36" table:table="3"/>
          <office:change-info>
            <dc:creator> </dc:creator>
            <dc:date>2020-02-05T11:09:09.712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64">
          <table:cell-address table:column="13" table:row="37" table:table="3"/>
          <office:change-info>
            <dc:creator> </dc:creator>
            <dc:date>2020-02-05T11:09:09.712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65">
          <table:cell-address table:column="13" table:row="38" table:table="3"/>
          <office:change-info>
            <dc:creator> </dc:creator>
            <dc:date>2020-02-05T11:09:09.712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66">
          <table:cell-address table:column="13" table:row="39" table:table="3"/>
          <office:change-info>
            <dc:creator> </dc:creator>
            <dc:date>2020-02-05T11:09:09.712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67">
          <table:cell-address table:column="13" table:row="40" table:table="3"/>
          <office:change-info>
            <dc:creator> </dc:creator>
            <dc:date>2020-02-05T11:09:09.712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68">
          <table:cell-address table:column="13" table:row="41" table:table="3"/>
          <office:change-info>
            <dc:creator> </dc:creator>
            <dc:date>2020-02-05T11:09:09.712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69">
          <table:cell-address table:column="13" table:row="42" table:table="3"/>
          <office:change-info>
            <dc:creator> </dc:creator>
            <dc:date>2020-02-05T11:09:09.712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70">
          <table:cell-address table:column="13" table:row="43" table:table="3"/>
          <office:change-info>
            <dc:creator> </dc:creator>
            <dc:date>2020-02-05T11:09:09.712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71">
          <table:cell-address table:column="13" table:row="44" table:table="3"/>
          <office:change-info>
            <dc:creator> </dc:creator>
            <dc:date>2020-02-05T11:09:09.712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72">
          <table:cell-address table:column="13" table:row="45" table:table="3"/>
          <office:change-info>
            <dc:creator> </dc:creator>
            <dc:date>2020-02-05T11:09:09.712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73">
          <table:cell-address table:column="13" table:row="46" table:table="3"/>
          <office:change-info>
            <dc:creator> </dc:creator>
            <dc:date>2020-02-05T11:09:09.712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74">
          <table:cell-address table:column="13" table:row="47" table:table="3"/>
          <office:change-info>
            <dc:creator> </dc:creator>
            <dc:date>2020-02-05T11:09:09.712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75">
          <table:cell-address table:column="13" table:row="48" table:table="3"/>
          <office:change-info>
            <dc:creator> </dc:creator>
            <dc:date>2020-02-05T11:09:09.712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76">
          <table:cell-address table:column="13" table:row="49" table:table="3"/>
          <office:change-info>
            <dc:creator> </dc:creator>
            <dc:date>2020-02-05T11:09:09.712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77">
          <table:cell-address table:column="13" table:row="50" table:table="3"/>
          <office:change-info>
            <dc:creator> </dc:creator>
            <dc:date>2020-02-05T11:09:09.712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78">
          <table:cell-address table:column="13" table:row="51" table:table="3"/>
          <office:change-info>
            <dc:creator> </dc:creator>
            <dc:date>2020-02-05T11:09:09.712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79">
          <table:cell-address table:column="13" table:row="52" table:table="3"/>
          <office:change-info>
            <dc:creator> </dc:creator>
            <dc:date>2020-02-05T11:09:09.712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80">
          <table:cell-address table:column="13" table:row="53" table:table="3"/>
          <office:change-info>
            <dc:creator> </dc:creator>
            <dc:date>2020-02-05T11:09:09.712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81">
          <table:cell-address table:column="13" table:row="54" table:table="3"/>
          <office:change-info>
            <dc:creator> </dc:creator>
            <dc:date>2020-02-05T11:09:09.712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82">
          <table:cell-address table:column="13" table:row="55" table:table="3"/>
          <office:change-info>
            <dc:creator> </dc:creator>
            <dc:date>2020-02-05T11:09:09.712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83">
          <table:cell-address table:column="13" table:row="56" table:table="3"/>
          <office:change-info>
            <dc:creator> </dc:creator>
            <dc:date>2020-02-05T11:09:09.712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84">
          <table:cell-address table:column="10" table:row="17" table:table="3"/>
          <office:change-info>
            <dc:creator> </dc:creator>
            <dc:date>2020-02-05T11:10:42.603000000</dc:date>
          </office:change-info>
          <table:previous>
            <table:change-track-table-cell office:value-type="string">
              <text:p>A</text:p>
            </table:change-track-table-cell>
          </table:previous>
        </table:cell-content-change>
        <table:cell-content-change table:id="ct1585">
          <table:cell-address table:column="10" table:row="18" table:table="3"/>
          <office:change-info>
            <dc:creator> </dc:creator>
            <dc:date>2020-02-05T11:10:42.603000000</dc:date>
          </office:change-info>
          <table:previous>
            <table:change-track-table-cell office:value-type="string">
              <text:p>A</text:p>
            </table:change-track-table-cell>
          </table:previous>
        </table:cell-content-change>
        <table:cell-content-change table:id="ct1586">
          <table:cell-address table:column="10" table:row="19" table:table="3"/>
          <office:change-info>
            <dc:creator> </dc:creator>
            <dc:date>2020-02-05T11:10:42.603000000</dc:date>
          </office:change-info>
          <table:previous>
            <table:change-track-table-cell office:value-type="string">
              <text:p>A</text:p>
            </table:change-track-table-cell>
          </table:previous>
        </table:cell-content-change>
        <table:cell-content-change table:id="ct1587">
          <table:cell-address table:column="10" table:row="20" table:table="3"/>
          <office:change-info>
            <dc:creator> </dc:creator>
            <dc:date>2020-02-05T11:10:42.603000000</dc:date>
          </office:change-info>
          <table:previous>
            <table:change-track-table-cell office:value-type="string">
              <text:p>A</text:p>
            </table:change-track-table-cell>
          </table:previous>
        </table:cell-content-change>
        <table:cell-content-change table:id="ct1588">
          <table:cell-address table:column="10" table:row="31" table:table="3"/>
          <office:change-info>
            <dc:creator> </dc:creator>
            <dc:date>2020-02-05T11:10:42.603000000</dc:date>
          </office:change-info>
          <table:previous>
            <table:change-track-table-cell office:value-type="string">
              <text:p>B</text:p>
            </table:change-track-table-cell>
          </table:previous>
        </table:cell-content-change>
        <table:cell-content-change table:id="ct1589">
          <table:cell-address table:column="10" table:row="32" table:table="3"/>
          <office:change-info>
            <dc:creator> </dc:creator>
            <dc:date>2020-02-05T11:10:42.603000000</dc:date>
          </office:change-info>
          <table:previous>
            <table:change-track-table-cell office:value-type="string">
              <text:p>B</text:p>
            </table:change-track-table-cell>
          </table:previous>
        </table:cell-content-change>
        <table:cell-content-change table:id="ct1590">
          <table:cell-address table:column="10" table:row="33" table:table="3"/>
          <office:change-info>
            <dc:creator> </dc:creator>
            <dc:date>2020-02-05T11:10:42.603000000</dc:date>
          </office:change-info>
          <table:previous>
            <table:change-track-table-cell office:value-type="string">
              <text:p>B</text:p>
            </table:change-track-table-cell>
          </table:previous>
        </table:cell-content-change>
        <table:cell-content-change table:id="ct1591">
          <table:cell-address table:column="10" table:row="34" table:table="3"/>
          <office:change-info>
            <dc:creator> </dc:creator>
            <dc:date>2020-02-05T11:10:42.603000000</dc:date>
          </office:change-info>
          <table:previous>
            <table:change-track-table-cell office:value-type="string">
              <text:p>B</text:p>
            </table:change-track-table-cell>
          </table:previous>
        </table:cell-content-change>
        <table:cell-content-change table:id="ct1592">
          <table:cell-address table:column="10" table:row="35" table:table="3"/>
          <office:change-info>
            <dc:creator> </dc:creator>
            <dc:date>2020-02-05T11:10:42.603000000</dc:date>
          </office:change-info>
          <table:previous>
            <table:change-track-table-cell office:value-type="string">
              <text:p>B</text:p>
            </table:change-track-table-cell>
          </table:previous>
        </table:cell-content-change>
      </table:tracked-changes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text-length-is-between(2,12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2" table:condition="of:cell-content-is-whole-number() and cell-content-is-between(1,5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3" table:condition="of:cell-content-is-whole-number() and cell-content-is-between(1,20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4" table:condition="of:cell-content-is-date() and cell-content-is-between(36526,401768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5" table:condition="of:cell-content-is-whole-number() and cell-content-is-between(0,1001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6" table:condition="of:cell-content-is-decimal-number() and cell-content-is-between(0,1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7" table:condition="of:cell-content-is-whole-number() and cell-content-is-between(1,315360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8" table:condition="of:cell-content-is-in-list([.$A$2:.$A$29])" table:allow-empty-cell="true" table:display-list="unsorted" table:base-cell-address="OldExams.B2">
          <table:help-message table:display="true"/>
          <table:error-message table:message-type="stop" table:display="true"/>
        </table:content-validation>
        <table:content-validation table:name="val9" table:condition="of:cell-content-is-whole-number() and cell-content-is-between(0,1000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10" table:condition="of:cell-content-is-whole-number() and cell-content-is-between(1,10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11" table:condition="of:cell-content-is-whole-number() and cell-content-is-between(0,100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12" table:condition="of:cell-content-is-in-list([Lectures.$C$2:.$C$1000])" table:allow-empty-cell="true" table:display-list="unsorted" table:base-cell-address="OldExams.I2">
          <table:help-message table:display="true"/>
          <table:error-message table:message-type="stop" table:display="true"/>
        </table:content-validation>
        <table:content-validation table:name="val13" table:condition="of:cell-content-is-in-list([Lectures.$C$2:.$C$1048576])" table:allow-empty-cell="true" table:display-list="unsorted" table:base-cell-address="Exercises.F2">
          <table:help-message table:display="true"/>
          <table:error-message table:message-type="stop" table:display="true"/>
        </table:content-validation>
        <table:content-validation table:name="val14" table:condition="of:cell-content-is-in-list([Lectures.$C$2:.$C$1048576])" table:allow-empty-cell="true" table:display-list="unsorted" table:base-cell-address="StudyMaterial.F2">
          <table:help-message table:display="true"/>
          <table:error-message table:message-type="stop" table:display="true"/>
        </table:content-validation>
        <table:content-validation table:name="val15" table:condition="of:cell-content-is-date() and cell-content-is-between(36526,401434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16" table:condition="of:cell-content-is-whole-number() and cell-content-is-between(1,9999999999999)" table:allow-empty-cell="true" table:base-cell-address="Course.A1">
          <table:help-message table:display="true"/>
          <table:error-message table:message-type="stop" table:display="true"/>
        </table:content-validation>
      </table:content-validations>
      <table:table table:name="Course" table:style-name="ta1" table:protected="true" table:protection-key="g7S1mM2ZvfZzl5J7Gn6MZhQm940=" table:protection-key-digest-algorithm="http://www.w3.org/2000/09/xmldsig#sha1">
        <loext:table-protection loext:select-protected-cells="true" loext:select-unprotected-cells="true"/>
        <table:table-column table:style-name="co1" table:default-cell-style-name="ce5"/>
        <table:table-column table:style-name="co2" table:default-cell-style-name="ce5"/>
        <table:table-column table:style-name="co3" table:number-columns-repeated="62" table:default-cell-style-name="ce5"/>
        <table:table-row table:style-name="ro1">
          <table:table-cell table:style-name="ce23" office:value-type="string" calcext:value-type="string">
            <text:p>Course name</text:p>
          </table:table-cell>
          <table:table-cell table:style-name="ce23" office:value-type="string" calcext:value-type="string">
            <text:p>Course code</text:p>
          </table:table-cell>
          <table:table-cell table:style-name="ce23" office:value-type="string" calcext:value-type="string">
            <text:p>Taskwarrior project code: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Neurophilosophy</text:p>
          </table:table-cell>
          <table:table-cell table:style-name="ce6" office:value-type="string" calcext:value-type="string">
            <text:p>DGCN03</text:p>
          </table:table-cell>
          <table:table-cell table:style-name="ce6" table:content-validation-name="val1" office:value-type="string" calcext:value-type="string">
            <text:p>uni.phil</text:p>
          </table:table-cell>
          <table:table-cell table:number-columns-repeated="61"/>
        </table:table-row>
        <table:table-row table:style-name="ro1" table:number-rows-repeated="104857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Lectures" table:style-name="ta1" table:protected="true" table:protection-key="g7S1mM2ZvfZzl5J7Gn6MZhQm940=" table:protection-key-digest-algorithm="http://www.w3.org/2000/09/xmldsig#sha1">
        <loext:table-protection loext:select-protected-cells="true" loext:select-unprotected-cells="true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16"/>
        <table:table-column table:style-name="co3" table:number-columns-repeated="59" table:default-cell-style-name="ce5"/>
        <table:table-row table:style-name="ro1">
          <table:table-cell table:style-name="ce23" office:value-type="string" calcext:value-type="string">
            <text:p>Period</text:p>
          </table:table-cell>
          <table:table-cell table:style-name="ce23" office:value-type="string" calcext:value-type="string">
            <text:p>Week</text:p>
          </table:table-cell>
          <table:table-cell table:style-name="ce23" office:value-type="string" calcext:value-type="string">
            <text:p>Lecture topic</text:p>
          </table:table-cell>
          <table:table-cell table:style-name="ce23" office:value-type="string" calcext:value-type="string">
            <text:p>Lecture number</text:p>
          </table:table-cell>
          <table:table-cell table:style-name="ce31" office:value-type="string" calcext:value-type="string">
            <text:p>date</text:p>
          </table:table-cell>
          <table:table-cell table:number-columns-repeated="59"/>
        </table:table-row>
        <table:table-row table:style-name="ro1">
          <table:table-cell table:style-name="ce6" table:content-validation-name="val2" office:value-type="float" office:value="3" calcext:value-type="float">
            <text:p>3</text:p>
          </table:table-cell>
          <table:table-cell table:style-name="ce6" table:content-validation-name="val3" office:value-type="float" office:value="1" calcext:value-type="float">
            <text:p>1</text:p>
          </table:table-cell>
          <table:table-cell table:style-name="ce6" office:value-type="string" calcext:value-type="string">
            <text:p>Mind-body Problem</text:p>
          </table:table-cell>
          <table:table-cell table:style-name="ce6" office:value-type="float" office:value="1" calcext:value-type="float">
            <text:p>1</text:p>
          </table:table-cell>
          <table:table-cell table:style-name="ce15" table:content-validation-name="val4" office:value-type="date" office:date-value="2020-02-05" calcext:value-type="date">
            <text:p>2020-02-05</text:p>
          </table:table-cell>
          <table:table-cell table:number-columns-repeated="59"/>
        </table:table-row>
        <table:table-row table:style-name="ro1">
          <table:table-cell table:style-name="ce6" table:content-validation-name="val2" office:value-type="float" office:value="3" calcext:value-type="float">
            <text:p>3</text:p>
          </table:table-cell>
          <table:table-cell table:style-name="ce6" table:content-validation-name="val3" office:value-type="float" office:value="2" calcext:value-type="float">
            <text:p>2</text:p>
          </table:table-cell>
          <table:table-cell table:style-name="ce6" office:value-type="string" calcext:value-type="string">
            <text:p>Cognition: Enacted, Embodied, Embedded and Extended</text:p>
          </table:table-cell>
          <table:table-cell table:style-name="ce6" office:value-type="float" office:value="2" calcext:value-type="float">
            <text:p>2</text:p>
          </table:table-cell>
          <table:table-cell table:style-name="ce15" table:content-validation-name="val4" office:value-type="date" office:date-value="2020-02-12" calcext:value-type="date">
            <text:p>2020-02-12</text:p>
          </table:table-cell>
          <table:table-cell table:number-columns-repeated="59"/>
        </table:table-row>
        <table:table-row table:style-name="ro1">
          <table:table-cell table:style-name="ce6" table:content-validation-name="val2" office:value-type="float" office:value="3" calcext:value-type="float">
            <text:p>3</text:p>
          </table:table-cell>
          <table:table-cell table:style-name="ce6" table:content-validation-name="val3" office:value-type="float" office:value="3" calcext:value-type="float">
            <text:p>3</text:p>
          </table:table-cell>
          <table:table-cell table:style-name="ce6" office:value-type="string" calcext:value-type="string">
            <text:p>Conscious free will</text:p>
          </table:table-cell>
          <table:table-cell table:style-name="ce6" office:value-type="float" office:value="3" calcext:value-type="float">
            <text:p>3</text:p>
          </table:table-cell>
          <table:table-cell table:style-name="ce15" table:content-validation-name="val4" office:value-type="date" office:date-value="2020-02-19" calcext:value-type="date">
            <text:p>2020-02-19</text:p>
          </table:table-cell>
          <table:table-cell table:number-columns-repeated="59"/>
        </table:table-row>
        <table:table-row table:style-name="ro1">
          <table:table-cell table:style-name="ce6" table:content-validation-name="val2" office:value-type="float" office:value="3" calcext:value-type="float">
            <text:p>3</text:p>
          </table:table-cell>
          <table:table-cell table:style-name="ce6" table:content-validation-name="val3" office:value-type="float" office:value="4" calcext:value-type="float">
            <text:p>4</text:p>
          </table:table-cell>
          <table:table-cell table:style-name="ce6" office:value-type="string" calcext:value-type="string">
            <text:p>Bad or Mad? Neuroscience and the law</text:p>
          </table:table-cell>
          <table:table-cell table:style-name="ce6"/>
          <table:table-cell table:style-name="ce15" table:content-validation-name="val4" office:value-type="date" office:date-value="2020-02-26" calcext:value-type="date">
            <text:p>2020-02-26</text:p>
          </table:table-cell>
          <table:table-cell table:number-columns-repeated="59"/>
        </table:table-row>
        <table:table-row table:style-name="ro1">
          <table:table-cell table:style-name="ce6" table:content-validation-name="val2" office:value-type="float" office:value="3" calcext:value-type="float">
            <text:p>3</text:p>
          </table:table-cell>
          <table:table-cell table:style-name="ce6" table:content-validation-name="val3" office:value-type="float" office:value="5" calcext:value-type="float">
            <text:p>5</text:p>
          </table:table-cell>
          <table:table-cell table:style-name="ce6" office:value-type="string" calcext:value-type="string">
            <text:p>Prediction error minimization: implications for Embodied Cognition and Extended Mind Hypethesis</text:p>
          </table:table-cell>
          <table:table-cell table:style-name="ce6"/>
          <table:table-cell table:style-name="ce15" table:content-validation-name="val4" office:value-type="date" office:date-value="2020-03-04" calcext:value-type="date">
            <text:p>2020-03-04</text:p>
          </table:table-cell>
          <table:table-cell table:number-columns-repeated="59"/>
        </table:table-row>
        <table:table-row table:style-name="ro1">
          <table:table-cell table:style-name="ce6" table:content-validation-name="val2" office:value-type="float" office:value="3" calcext:value-type="float">
            <text:p>3</text:p>
          </table:table-cell>
          <table:table-cell table:style-name="ce6" table:content-validation-name="val3" office:value-type="float" office:value="6" calcext:value-type="float">
            <text:p>6</text:p>
          </table:table-cell>
          <table:table-cell table:style-name="ce6" office:value-type="string" calcext:value-type="string">
            <text:p>Explanation and Causation in Cognitive Neuroscience</text:p>
          </table:table-cell>
          <table:table-cell table:style-name="ce6"/>
          <table:table-cell table:style-name="ce15" table:content-validation-name="val4" office:value-type="date" office:date-value="2020-03-11" calcext:value-type="date">
            <text:p>2020-03-11</text:p>
          </table:table-cell>
          <table:table-cell table:number-columns-repeated="59"/>
        </table:table-row>
        <table:table-row table:style-name="ro1">
          <table:table-cell table:style-name="ce6" table:content-validation-name="val2" office:value-type="float" office:value="3" calcext:value-type="float">
            <text:p>3</text:p>
          </table:table-cell>
          <table:table-cell table:style-name="ce6" table:content-validation-name="val3" office:value-type="float" office:value="7" calcext:value-type="float">
            <text:p>7</text:p>
          </table:table-cell>
          <table:table-cell table:style-name="ce6" office:value-type="string" calcext:value-type="string">
            <text:p>Implications of neurotechnologies: Brain decoding and brain stimulation</text:p>
          </table:table-cell>
          <table:table-cell table:style-name="ce6"/>
          <table:table-cell table:style-name="ce15" table:content-validation-name="val4" office:value-type="date" office:date-value="2020-03-18" calcext:value-type="date">
            <text:p>2020-03-18</text:p>
          </table:table-cell>
          <table:table-cell table:number-columns-repeated="59"/>
        </table:table-row>
        <table:table-row table:style-name="ro1">
          <table:table-cell table:style-name="ce6" table:content-validation-name="val2" office:value-type="float" office:value="3" calcext:value-type="float">
            <text:p>3</text:p>
          </table:table-cell>
          <table:table-cell table:style-name="ce6" table:content-validation-name="val3" office:value-type="float" office:value="8" calcext:value-type="float">
            <text:p>8</text:p>
          </table:table-cell>
          <table:table-cell table:style-name="ce6" office:value-type="string" calcext:value-type="string">
            <text:p>Cognitive neuroscience and Morality</text:p>
          </table:table-cell>
          <table:table-cell table:style-name="ce6"/>
          <table:table-cell table:style-name="ce15" table:content-validation-name="val4" office:value-type="date" office:date-value="2020-03-25" calcext:value-type="date">
            <text:p>2020-03-25</text:p>
          </table:table-cell>
          <table:table-cell table:number-columns-repeated="59"/>
        </table:table-row>
        <table:table-row table:style-name="ro1">
          <table:table-cell table:style-name="ce6" table:content-validation-name="val2" office:value-type="float" office:value="3" calcext:value-type="float">
            <text:p>3</text:p>
          </table:table-cell>
          <table:table-cell table:style-name="ce6" table:content-validation-name="val3" office:value-type="float" office:value="9" calcext:value-type="float">
            <text:p>9</text:p>
          </table:table-cell>
          <table:table-cell table:style-name="ce6" office:value-type="string" calcext:value-type="string">
            <text:p>Workgroup meeting</text:p>
          </table:table-cell>
          <table:table-cell table:style-name="ce6"/>
          <table:table-cell table:style-name="ce15" table:content-validation-name="val4" office:value-type="date" office:date-value="2020-04-01" calcext:value-type="date">
            <text:p>2020-04-01</text:p>
          </table:table-cell>
          <table:table-cell table:number-columns-repeated="59"/>
        </table:table-row>
        <table:table-row table:style-name="ro1">
          <table:table-cell table:style-name="ce6" table:content-validation-name="val2" office:value-type="float" office:value="4" calcext:value-type="float">
            <text:p>4</text:p>
          </table:table-cell>
          <table:table-cell table:style-name="ce6" table:content-validation-name="val3" office:value-type="float" office:value="10" calcext:value-type="float">
            <text:p>10</text:p>
          </table:table-cell>
          <table:table-cell table:style-name="ce6" office:value-type="string" calcext:value-type="string">
            <text:p>Neurocognitive enhancement: the ethical implications of hacking ones brain</text:p>
          </table:table-cell>
          <table:table-cell table:style-name="ce6"/>
          <table:table-cell table:style-name="ce15" table:content-validation-name="val4" office:value-type="date" office:date-value="2020-05-06" calcext:value-type="date">
            <text:p>2020-05-06</text:p>
          </table:table-cell>
          <table:table-cell table:number-columns-repeated="59"/>
        </table:table-row>
        <table:table-row table:style-name="ro1">
          <table:table-cell table:style-name="ce6" table:content-validation-name="val2" office:value-type="float" office:value="4" calcext:value-type="float">
            <text:p>4</text:p>
          </table:table-cell>
          <table:table-cell table:style-name="ce6" table:content-validation-name="val3" office:value-type="float" office:value="11" calcext:value-type="float">
            <text:p>11</text:p>
          </table:table-cell>
          <table:table-cell table:style-name="ce6" office:value-type="string" calcext:value-type="string">
            <text:p>Neurodiversity</text:p>
          </table:table-cell>
          <table:table-cell table:style-name="ce6"/>
          <table:table-cell table:style-name="ce15" table:content-validation-name="val4" office:value-type="date" office:date-value="2020-05-13" calcext:value-type="date">
            <text:p>2020-05-13</text:p>
          </table:table-cell>
          <table:table-cell table:number-columns-repeated="59"/>
        </table:table-row>
        <table:table-row table:style-name="ro1">
          <table:table-cell table:style-name="ce6" table:content-validation-name="val2" office:value-type="float" office:value="4" calcext:value-type="float">
            <text:p>4</text:p>
          </table:table-cell>
          <table:table-cell table:style-name="ce6" table:content-validation-name="val3" office:value-type="float" office:value="12" calcext:value-type="float">
            <text:p>12</text:p>
          </table:table-cell>
          <table:table-cell table:style-name="ce6" office:value-type="string" calcext:value-type="string">
            <text:p>Q and A session, relating to topics treated and final essay</text:p>
          </table:table-cell>
          <table:table-cell table:style-name="ce6"/>
          <table:table-cell table:style-name="ce15" table:content-validation-name="val4" office:value-type="date" office:date-value="2020-05-20" calcext:value-type="date">
            <text:p>2020-05-20</text:p>
          </table:table-cell>
          <table:table-cell table:number-columns-repeated="59"/>
        </table:table-row>
        <table:table-row table:style-name="ro1" table:number-rows-repeated="987">
          <table:table-cell table:style-name="ce6" table:content-validation-name="val2"/>
          <table:table-cell table:style-name="ce6" table:content-validation-name="val3"/>
          <table:table-cell table:style-name="ce6" table:number-columns-repeated="2"/>
          <table:table-cell table:style-name="ce15" table:content-validation-name="val4"/>
          <table:table-cell table:number-columns-repeated="59"/>
        </table:table-row>
        <table:table-row table:style-name="ro1" table:number-rows-repeated="1047575">
          <table:table-cell table:content-validation-name="val2"/>
          <table:table-cell table:content-validation-name="val3"/>
          <table:table-cell table:number-columns-repeated="2"/>
          <table:table-cell table:content-validation-name="val4"/>
          <table:table-cell table:number-columns-repeated="59"/>
        </table:table-row>
        <table:table-row table:style-name="ro1">
          <table:table-cell table:content-validation-name="val2"/>
          <table:table-cell table:content-validation-name="val3"/>
          <table:table-cell table:number-columns-repeated="2"/>
          <table:table-cell table:content-validation-name="val4"/>
          <table:table-cell table:number-columns-repeated="59"/>
        </table:table-row>
      </table:table>
      <table:table table:name="Assignments" table:style-name="ta2" table:protected="true" table:protection-key="g7S1mM2ZvfZzl5J7Gn6MZhQm940=" table:protection-key-digest-algorithm="http://www.w3.org/2000/09/xmldsig#sha1">
        <loext:table-protection loext:select-protected-cells="true" loext:select-unprotected-cells="true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33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3" table:default-cell-style-name="ce1"/>
        <table:table-column table:style-name="co3" table:number-columns-repeated="54" table:default-cell-style-name="ce5"/>
        <table:table-row table:style-name="ro1">
          <table:table-cell table:style-name="ce23" office:value-type="string" calcext:value-type="string">
            <text:p>Nr</text:p>
          </table:table-cell>
          <table:table-cell table:style-name="ce23" office:value-type="string" calcext:value-type="string">
            <text:p>Cal</text:p>
          </table:table-cell>
          <table:table-cell table:style-name="ce23" office:value-type="string" calcext:value-type="string">
            <text:p>Tw</text:p>
          </table:table-cell>
          <table:table-cell table:style-name="ce23" office:value-type="string" calcext:value-type="string">
            <text:p>Topic</text:p>
          </table:table-cell>
          <table:table-cell table:style-name="ce23" office:value-type="string" calcext:value-type="string">
            <text:p>Available</text:p>
          </table:table-cell>
          <table:table-cell table:style-name="ce32" office:value-type="string" calcext:value-type="string">
            <text:p>Due</text:p>
          </table:table-cell>
          <table:table-cell table:style-name="ce23" office:value-type="string" calcext:value-type="string">
            <text:p>Source Due</text:p>
          </table:table-cell>
          <table:table-cell table:style-name="ce23" office:value-type="string" calcext:value-type="string">
            <text:p>Weight</text:p>
          </table:table-cell>
          <table:table-cell table:style-name="ce23" office:value-type="string" calcext:value-type="string">
            <text:p>Source weight</text:p>
          </table:table-cell>
          <table:table-cell table:style-name="ce24" office:value-type="string" calcext:value-type="string">
            <text:p>Duration[mins]</text:p>
          </table:table-cell>
          <table:table-cell table:number-columns-repeated="54"/>
        </table:table-row>
        <table:table-row table:style-name="ro1">
          <table:table-cell table:style-name="ce6" table:content-validation-name="val5" office:value-type="float" office:value="1" calcext:value-type="float">
            <text:p>1</text:p>
          </table:table-cell>
          <table:table-cell table:style-name="ce6"/>
          <table:table-cell table:style-name="ce8"/>
          <table:table-cell table:style-name="ce6" office:value-type="string" calcext:value-type="string">
            <text:p>Submit Essay proposal</text:p>
          </table:table-cell>
          <table:table-cell table:style-name="ce6"/>
          <table:table-cell table:style-name="ce15" table:content-validation-name="val4" office:value-type="date" office:date-value="2020-04-15T23:59:00" calcext:value-type="date">
            <text:p>2020-04-15</text:p>
          </table:table-cell>
          <table:table-cell table:style-name="ce6" office:value-type="string" calcext:value-type="string">
            <text:p>Study guide bs</text:p>
          </table:table-cell>
          <table:table-cell table:style-name="ce6" table:content-validation-name="val6"/>
          <table:table-cell table:style-name="ce6" office:value-type="string" calcext:value-type="string">
            <text:p>Study guide bs</text:p>
          </table:table-cell>
          <table:table-cell table:style-name="ce26" table:content-validation-name="val7" office:value-type="float" office:value="420" calcext:value-type="float">
            <text:p>420</text:p>
          </table:table-cell>
          <table:table-cell table:number-columns-repeated="54"/>
        </table:table-row>
        <table:table-row table:style-name="ro1">
          <table:table-cell table:style-name="ce6" table:content-validation-name="val5" office:value-type="float" office:value="2" calcext:value-type="float">
            <text:p>2</text:p>
          </table:table-cell>
          <table:table-cell table:style-name="ce6"/>
          <table:table-cell table:style-name="ce8"/>
          <table:table-cell table:style-name="ce6" office:value-type="string" calcext:value-type="string">
            <text:p>EssayS deadline</text:p>
          </table:table-cell>
          <table:table-cell table:style-name="ce6"/>
          <table:table-cell table:style-name="ce15" table:content-validation-name="val4" office:value-type="date" office:date-value="2020-06-03T23:59:00" calcext:value-type="date">
            <text:p>2020-06-03</text:p>
          </table:table-cell>
          <table:table-cell table:style-name="ce6" office:value-type="string" calcext:value-type="string">
            <text:p>Study guide bs</text:p>
          </table:table-cell>
          <table:table-cell table:style-name="ce6" table:content-validation-name="val6" office:value-type="float" office:value="1" calcext:value-type="float">
            <text:p>1</text:p>
          </table:table-cell>
          <table:table-cell table:style-name="ce6" office:value-type="string" calcext:value-type="string">
            <text:p>Digital study guide</text:p>
          </table:table-cell>
          <table:table-cell table:style-name="ce26" table:content-validation-name="val7" office:value-type="float" office:value="1200" calcext:value-type="float">
            <text:p>1200</text:p>
          </table:table-cell>
          <table:table-cell table:number-columns-repeated="54"/>
        </table:table-row>
        <table:table-row table:style-name="ro1">
          <table:table-cell table:style-name="ce6" table:content-validation-name="val5"/>
          <table:table-cell table:style-name="ce6" table:number-columns-repeated="3"/>
          <table:table-cell table:style-name="ce8"/>
          <table:table-cell table:style-name="ce15" table:content-validation-name="val4"/>
          <table:table-cell table:style-name="ce6"/>
          <table:table-cell table:style-name="ce6" table:content-validation-name="val6"/>
          <table:table-cell table:style-name="ce6"/>
          <table:table-cell table:style-name="ce26" table:content-validation-name="val7"/>
          <table:table-cell table:number-columns-repeated="54"/>
        </table:table-row>
        <table:table-row table:style-name="ro1" table:number-rows-repeated="996">
          <table:table-cell table:style-name="ce6" table:content-validation-name="val5"/>
          <table:table-cell table:style-name="ce6" table:number-columns-repeated="4"/>
          <table:table-cell table:style-name="ce15" table:content-validation-name="val4"/>
          <table:table-cell table:style-name="ce6"/>
          <table:table-cell table:style-name="ce6" table:content-validation-name="val6"/>
          <table:table-cell table:style-name="ce6"/>
          <table:table-cell table:style-name="ce26" table:content-validation-name="val7"/>
          <table:table-cell table:number-columns-repeated="54"/>
        </table:table-row>
        <table:table-row table:style-name="ro1" table:number-rows-repeated="1047534">
          <table:table-cell table:number-columns-repeated="5"/>
          <table:table-cell table:content-validation-name="val4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 table:number-rows-repeated="40">
          <table:table-cell table:number-columns-repeated="5"/>
          <table:table-cell table:content-validation-name="val4"/>
          <table:table-cell table:number-columns-repeated="58"/>
        </table:table-row>
        <table:table-row table:style-name="ro1">
          <table:table-cell table:number-columns-repeated="5"/>
          <table:table-cell table:content-validation-name="val4"/>
          <table:table-cell table:number-columns-repeated="58"/>
        </table:table-row>
      </table:table>
      <table:table table:name="OldExams" table:style-name="ta1" table:protected="true" table:protection-key="g7S1mM2ZvfZzl5J7Gn6MZhQm940=" table:protection-key-digest-algorithm="http://www.w3.org/2000/09/xmldsig#sha1">
        <loext:table-protection loext:select-protected-cells="true" loext:select-unprotected-cells="true"/>
        <table:table-column table:style-name="co15" table:default-cell-style-name="ce1"/>
        <table:table-column table:style-name="co18" table:default-cell-style-name="ce40"/>
        <table:table-column table:style-name="co19" table:default-cell-style-name="ce1"/>
        <table:table-column table:style-name="co20" table:default-cell-style-name="ce2"/>
        <table:table-column table:style-name="co21" table:default-cell-style-name="ce1"/>
        <table:table-column table:style-name="co22" table:default-cell-style-name="ce1"/>
        <table:table-column table:style-name="co16" table:default-cell-style-name="ce1"/>
        <table:table-column table:style-name="co23" table:default-cell-style-name="ce1"/>
        <table:table-column table:style-name="co24" table:default-cell-style-name="ce40"/>
        <table:table-column table:style-name="co25" table:default-cell-style-name="ce40"/>
        <table:table-column table:style-name="co26" table:default-cell-style-name="ce1"/>
        <table:table-column table:style-name="co27" table:number-columns-repeated="2" table:default-cell-style-name="ce1"/>
        <table:table-column table:style-name="co28" table:default-cell-style-name="ce1"/>
        <table:table-column table:style-name="co3" table:number-columns-repeated="50" table:default-cell-style-name="ce1"/>
        <table:table-row table:style-name="ro1">
          <table:table-cell table:style-name="ce13" office:value-type="string" calcext:value-type="string">
            <text:p>Exam sources</text:p>
          </table:table-cell>
          <table:table-cell table:style-name="ce19" office:value-type="string" calcext:value-type="string">
            <office:annotation draw:style-name="gr1" draw:text-style-name="P2" svg:width="108pt" svg:height="60.01pt" svg:x="139.49pt" svg:y="0pt" draw:caption-point-x="-9.3pt" draw:caption-point-y="0.28pt">
              <dc:creator>a</dc:creator>
              <dc:date>2020-01-17T00:00:00</dc:date>
              <text:p text:style-name="P1"><text:span text:style-name="T1">a:</text:span></text:p>
              <text:p text:style-name="P1"><text:span text:style-name="T2">Here you can see where you can find your exam.</text:span></text:p>
            </office:annotation>
            <text:p>Source</text:p>
          </table:table-cell>
          <table:table-cell table:style-name="ce13" office:value-type="string" calcext:value-type="string">
            <text:p>Nr</text:p>
          </table:table-cell>
          <table:table-cell table:style-name="ce20" office:value-type="string" calcext:value-type="string">
            <text:p>Date</text:p>
          </table:table-cell>
          <table:table-cell table:style-name="ce13" office:value-type="string" calcext:value-type="string">
            <text:p>Nr of Exercises</text:p>
          </table:table-cell>
          <table:table-cell table:style-name="ce13" office:value-type="string" calcext:value-type="string">
            <text:p>Exerc. Id</text:p>
          </table:table-cell>
          <table:table-cell table:style-name="ce13" office:value-type="string" calcext:value-type="string">
            <text:p>Weight</text:p>
          </table:table-cell>
          <table:table-cell table:style-name="ce13" office:value-type="string" calcext:value-type="string">
            <text:p>Topic</text:p>
          </table:table-cell>
          <table:table-cell table:style-name="ce19" office:value-type="string" calcext:value-type="string">
            <text:p>Lect. Topic</text:p>
          </table:table-cell>
          <table:table-cell table:style-name="ce19" office:value-type="string" calcext:value-type="string">
            <text:p>Due</text:p>
          </table:table-cell>
          <table:table-cell table:style-name="ce13" office:value-type="string" calcext:value-type="string">
            <office:annotation draw:style-name="gr2" draw:text-style-name="P2" svg:width="203.24pt" svg:height="255.74pt" svg:x="695.99pt" svg:y="0pt" draw:caption-point-x="2.72pt" draw:caption-point-y="0.28pt">
              <dc:creator>a</dc:creator>
              <dc:date>2020-01-17T00:00:00</dc:date>
              <text:p text:style-name="P1"><text:span text:style-name="T1">a:</text:span></text:p>
              <text:p text:style-name="P1"><text:span text:style-name="T2">Here you see who is allocated to which exam. (Allocation is pseudo-anonymized by letters.)</text:span></text:p>
              <text:p text:style-name="P1"><text:span text:style-name="T2"/></text:p>
              <text:p text:style-name="P1"><text:span text:style-name="T2">IF ALL EXAMS are already allocated, please find an exam in the drive or mega or where-ever and add it to the list, and allocate yourself to it. Ensure you pick a new exam that doesn't already have solutions :)</text:span></text:p>
            </office:annotation>
            <text:p>Public Hash</text:p>
          </table:table-cell>
          <table:table-cell table:style-name="ce13" office:value-type="string" calcext:value-type="string">
            <office:annotation draw:style-name="gr3" draw:text-style-name="P2" svg:width="163.5pt" svg:height="181.5pt" svg:x="741.74pt" svg:y="0pt" draw:caption-point-x="30.47pt" draw:caption-point-y="0.28pt">
              <dc:creator>a</dc:creator>
              <dc:date>2020-01-17T00:00:00</dc:date>
              <text:p text:style-name="P1"><text:span text:style-name="T1">a:</text:span></text:p>
              <text:p text:style-name="P1"><text:span text:style-name="T2">If the exam solution is already in the drive, please pick another exam.</text:span></text:p>
              <text:p text:style-name="P1"><text:span text:style-name="T2"/></text:p>
              <text:p text:style-name="P1"><text:span text:style-name="T2">(Feel free to upload the solutions, if they don't contain a name, in the private repo as pull request.)</text:span></text:p>
            </office:annotation>
            <text:p>Sol. In drive</text:p>
          </table:table-cell>
          <table:table-cell table:style-name="ce13" office:value-type="string" calcext:value-type="string">
            <text:p>Completed</text:p>
          </table:table-cell>
          <table:table-cell table:style-name="ce13" office:value-type="string" calcext:value-type="string">
            <office:annotation draw:style-name="gr4" draw:text-style-name="P2" svg:width="162pt" svg:height="182.24pt" svg:x="893.25pt" svg:y="0pt" draw:caption-point-x="27.44pt" draw:caption-point-y="0.28pt">
              <dc:creator>a</dc:creator>
              <dc:date>2020-01-17T00:00:00</dc:date>
              <text:p text:style-name="P1"><text:span text:style-name="T1">a:</text:span></text:p>
              <text:p text:style-name="P1"><text:span text:style-name="T2">If the exam solution is already in the drive, please pick another exam.</text:span></text:p>
              <text:p text:style-name="P1"><text:span text:style-name="T2"/></text:p>
              <text:p text:style-name="P1"><text:span text:style-name="T2">(Feel free to upload the solutions, if they don't contain a name, in the private repo as pull request.)</text:span></text:p>
            </office:annotation>
            <text:p>Language</text:p>
          </table:table-cell>
          <table:table-cell table:style-name="ce13" office:value-type="string" calcext:value-type="string">
            <text:p>Comments:</text:p>
          </table:table-cell>
          <table:table-cell table:style-name="ce12"/>
          <table:table-cell table:number-columns-repeated="48"/>
        </table:table-row>
        <table:table-row table:style-name="ro1">
          <table:table-cell table:style-name="ce38" office:value-type="string" calcext:value-type="string">
            <text:p>Old Course</text:p>
          </table:table-cell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];[Lectures.C$1:.E100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office:value-type="string" calcext:value-type="string">
            <text:p>Brightspace</text:p>
          </table:table-cell>
          <table:table-cell table:style-name="ce38" table:content-validation-name="val8"/>
          <table:table-cell table:style-name="ce41" table:content-validation-name="val9"/>
          <table:table-cell table:style-name="ce17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];[Lectures.C$1:.E100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office:value-type="string" calcext:value-type="string">
            <text:p>Studeersnel</text:p>
          </table:table-cell>
          <table:table-cell table:style-name="ce38" table:content-validation-name="val8"/>
          <table:table-cell table:style-name="ce41" table:content-validation-name="val9"/>
          <table:table-cell table:style-name="ce17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];[Lectures.C$1:.E100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office:value-type="string" calcext:value-type="string">
            <text:p>Aerostudents</text:p>
          </table:table-cell>
          <table:table-cell table:style-name="ce38" table:content-validation-name="val8"/>
          <table:table-cell table:style-name="ce41" table:content-validation-name="val9"/>
          <table:table-cell table:style-name="ce17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];[Lectures.C$1:.E100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office:value-type="string" calcext:value-type="string">
            <text:p>Goldmine</text:p>
          </table:table-cell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];[Lectures.C$1:.E100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];[Lectures.C$1:.E100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];[Lectures.C$1:.E100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];[Lectures.C$1:.E100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0];[Lectures.C$1:.E100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1];[Lectures.C$1:.E100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2];[Lectures.C$1:.E101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3];[Lectures.C$1:.E101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4];[Lectures.C$1:.E101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5];[Lectures.C$1:.E100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6];[Lectures.C$1:.E101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7];[Lectures.C$1:.E101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8];[Lectures.C$1:.E101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9];[Lectures.C$1:.E101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0];[Lectures.C$1:.E101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1];[Lectures.C$1:.E101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2];[Lectures.C$1:.E101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3];[Lectures.C$1:.E101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4];[Lectures.C$1:.E101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5];[Lectures.C$1:.E101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6];[Lectures.C$1:.E102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7];[Lectures.C$1:.E102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8];[Lectures.C$1:.E102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9];[Lectures.C$1:.E102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0];[Lectures.C$1:.E102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1];[Lectures.C$1:.E102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2];[Lectures.C$1:.E103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3];[Lectures.C$1:.E103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4];[Lectures.C$1:.E103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5];[Lectures.C$1:.E103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6];[Lectures.C$1:.E103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6"/>
          <table:table-cell table:style-name="ce38"/>
          <table:table-cell table:style-name="ce6"/>
          <table:table-cell table:style-name="ce7"/>
          <table:table-cell table:style-name="ce6" table:number-columns-repeated="4"/>
          <table:table-cell table:style-name="ce38" table:content-validation-name="val12"/>
          <table:table-cell table:style-name="ce18" table:content-validation-name="val4" table:formula="of:=VLOOKUP([.I37];[Lectures.C$1:.E1035];3;0)" office:value-type="string" office:string-value="" calcext:value-type="error">
            <text:p>#N/A</text:p>
          </table:table-cell>
          <table:table-cell table:style-name="ce38"/>
          <table:table-cell table:style-name="ce6"/>
          <table:table-cell table:style-name="ce38" table:number-columns-repeated="4"/>
          <table:table-cell table:number-columns-repeated="48"/>
        </table:table-row>
        <table:table-row table:style-name="ro1">
          <table:table-cell table:style-name="ce6"/>
          <table:table-cell table:style-name="ce38"/>
          <table:table-cell table:style-name="ce6"/>
          <table:table-cell table:style-name="ce7"/>
          <table:table-cell table:style-name="ce6" table:number-columns-repeated="4"/>
          <table:table-cell table:style-name="ce38" table:content-validation-name="val12"/>
          <table:table-cell table:style-name="ce18" table:content-validation-name="val4" table:formula="of:=VLOOKUP([.I38];[Lectures.C$1:.E1036];3;0)" office:value-type="string" office:string-value="" calcext:value-type="error">
            <text:p>#N/A</text:p>
          </table:table-cell>
          <table:table-cell table:style-name="ce38"/>
          <table:table-cell table:style-name="ce6"/>
          <table:table-cell table:style-name="ce38" table:number-columns-repeated="4"/>
          <table:table-cell table:number-columns-repeated="48"/>
        </table:table-row>
        <table:table-row table:style-name="ro1">
          <table:table-cell table:style-name="ce6"/>
          <table:table-cell table:style-name="ce38"/>
          <table:table-cell table:style-name="ce6"/>
          <table:table-cell table:style-name="ce7"/>
          <table:table-cell table:style-name="ce6" table:number-columns-repeated="4"/>
          <table:table-cell table:style-name="ce38" table:content-validation-name="val12"/>
          <table:table-cell table:style-name="ce18" table:content-validation-name="val4" table:formula="of:=VLOOKUP([.I39];[Lectures.C$1:.E1037];3;0)" office:value-type="string" office:string-value="" calcext:value-type="error">
            <text:p>#N/A</text:p>
          </table:table-cell>
          <table:table-cell table:style-name="ce38"/>
          <table:table-cell table:style-name="ce6"/>
          <table:table-cell table:style-name="ce38" table:number-columns-repeated="4"/>
          <table:table-cell table:number-columns-repeated="48"/>
        </table:table-row>
        <table:table-row table:style-name="ro1">
          <table:table-cell table:style-name="ce6"/>
          <table:table-cell table:style-name="ce38"/>
          <table:table-cell table:style-name="ce6"/>
          <table:table-cell table:style-name="ce7"/>
          <table:table-cell table:style-name="ce6" table:number-columns-repeated="4"/>
          <table:table-cell table:style-name="ce38" table:content-validation-name="val12"/>
          <table:table-cell table:style-name="ce18" table:content-validation-name="val4" table:formula="of:=VLOOKUP([.I40];[Lectures.C$1:.E1038];3;0)" office:value-type="string" office:string-value="" calcext:value-type="error">
            <text:p>#N/A</text:p>
          </table:table-cell>
          <table:table-cell table:style-name="ce38"/>
          <table:table-cell table:style-name="ce6"/>
          <table:table-cell table:style-name="ce38" table:number-columns-repeated="4"/>
          <table:table-cell table:number-columns-repeated="48"/>
        </table:table-row>
        <table:table-row table:style-name="ro1">
          <table:table-cell table:style-name="ce6"/>
          <table:table-cell table:style-name="ce38"/>
          <table:table-cell table:style-name="ce6"/>
          <table:table-cell table:style-name="ce7"/>
          <table:table-cell table:style-name="ce6" table:number-columns-repeated="4"/>
          <table:table-cell table:style-name="ce38" table:content-validation-name="val12"/>
          <table:table-cell table:style-name="ce18" table:content-validation-name="val4" table:formula="of:=VLOOKUP([.I41];[Lectures.C$1:.E1039];3;0)" office:value-type="string" office:string-value="" calcext:value-type="error">
            <text:p>#N/A</text:p>
          </table:table-cell>
          <table:table-cell table:style-name="ce38"/>
          <table:table-cell table:style-name="ce6"/>
          <table:table-cell table:style-name="ce38" table:number-columns-repeated="4"/>
          <table:table-cell table:number-columns-repeated="48"/>
        </table:table-row>
        <table:table-row table:style-name="ro1">
          <table:table-cell table:style-name="ce6"/>
          <table:table-cell table:style-name="ce38"/>
          <table:table-cell table:style-name="ce6"/>
          <table:table-cell table:style-name="ce7"/>
          <table:table-cell table:style-name="ce6" table:number-columns-repeated="4"/>
          <table:table-cell table:style-name="ce38" table:content-validation-name="val12"/>
          <table:table-cell table:style-name="ce18" table:content-validation-name="val4" table:formula="of:=VLOOKUP([.I42];[Lectures.C$1:.E1040];3;0)" office:value-type="string" office:string-value="" calcext:value-type="error">
            <text:p>#N/A</text:p>
          </table:table-cell>
          <table:table-cell table:style-name="ce38"/>
          <table:table-cell table:style-name="ce6"/>
          <table:table-cell table:style-name="ce38" table:number-columns-repeated="4"/>
          <table:table-cell table:number-columns-repeated="48"/>
        </table:table-row>
        <table:table-row table:style-name="ro1">
          <table:table-cell table:style-name="ce6"/>
          <table:table-cell table:style-name="ce38"/>
          <table:table-cell table:style-name="ce6"/>
          <table:table-cell table:style-name="ce7"/>
          <table:table-cell table:style-name="ce6" table:number-columns-repeated="4"/>
          <table:table-cell table:style-name="ce38" table:content-validation-name="val12"/>
          <table:table-cell table:style-name="ce18" table:content-validation-name="val4" table:formula="of:=VLOOKUP([.I43];[Lectures.C$1:.E104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6"/>
          <table:table-cell table:style-name="ce38"/>
          <table:table-cell table:style-name="ce6"/>
          <table:table-cell table:style-name="ce7"/>
          <table:table-cell table:style-name="ce6" table:number-columns-repeated="4"/>
          <table:table-cell table:style-name="ce38" table:content-validation-name="val12"/>
          <table:table-cell table:style-name="ce18" table:content-validation-name="val4" table:formula="of:=VLOOKUP([.I44];[Lectures.C$1:.E104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6"/>
          <table:table-cell table:style-name="ce38"/>
          <table:table-cell table:style-name="ce6"/>
          <table:table-cell table:style-name="ce7"/>
          <table:table-cell table:style-name="ce6" table:number-columns-repeated="4"/>
          <table:table-cell table:style-name="ce38" table:content-validation-name="val12"/>
          <table:table-cell table:style-name="ce18" table:content-validation-name="val4" table:formula="of:=VLOOKUP([.I45];[Lectures.C$1:.E104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6"/>
          <table:table-cell table:style-name="ce38"/>
          <table:table-cell table:style-name="ce6"/>
          <table:table-cell table:style-name="ce7"/>
          <table:table-cell table:style-name="ce6" table:number-columns-repeated="4"/>
          <table:table-cell table:style-name="ce38" table:content-validation-name="val12"/>
          <table:table-cell table:style-name="ce18" table:content-validation-name="val4" table:formula="of:=VLOOKUP([.I46];[Lectures.C$1:.E104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6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7];[Lectures.C$1:.E104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8];[Lectures.C$1:.E104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9];[Lectures.C$1:.E104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0];[Lectures.C$1:.E104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1];[Lectures.C$1:.E104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2];[Lectures.C$1:.E105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3];[Lectures.C$1:.E105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4];[Lectures.C$1:.E105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5];[Lectures.C$1:.E105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6];[Lectures.C$1:.E105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7];[Lectures.C$1:.E105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6" table:number-columns-repeated="2"/>
          <table:table-cell table:style-name="ce7"/>
          <table:table-cell table:style-name="ce6" table:number-columns-repeated="4"/>
          <table:table-cell table:style-name="ce6" table:content-validation-name="val12"/>
          <table:table-cell table:style-name="ce18" table:content-validation-name="val4" table:formula="of:=VLOOKUP([.I58];[Lectures.C$1:.E105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6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6" table:content-validation-name="val12"/>
          <table:table-cell table:style-name="ce18" table:content-validation-name="val4" table:formula="of:=VLOOKUP([.I59];[Lectures.C$1:.E105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6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6" table:content-validation-name="val12"/>
          <table:table-cell table:style-name="ce18" table:content-validation-name="val4" table:formula="of:=VLOOKUP([.I60];[Lectures.C$1:.E105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6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6" table:content-validation-name="val12"/>
          <table:table-cell table:style-name="ce18" table:content-validation-name="val4" table:formula="of:=VLOOKUP([.I61];[Lectures.C$1:.E105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2];[Lectures.C$1:.E106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3];[Lectures.C$1:.E106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4];[Lectures.C$1:.E106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5];[Lectures.C$1:.E106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6];[Lectures.C$1:.E106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7];[Lectures.C$1:.E106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8];[Lectures.C$1:.E106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9];[Lectures.C$1:.E106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0];[Lectures.C$1:.E106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1];[Lectures.C$1:.E106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2];[Lectures.C$1:.E107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3];[Lectures.C$1:.E107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4];[Lectures.C$1:.E107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5];[Lectures.C$1:.E107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6];[Lectures.C$1:.E107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7];[Lectures.C$1:.E107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8];[Lectures.C$1:.E107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9];[Lectures.C$1:.E107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0];[Lectures.C$1:.E107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1];[Lectures.C$1:.E107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2];[Lectures.C$1:.E108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3];[Lectures.C$1:.E108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4];[Lectures.C$1:.E108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5];[Lectures.C$1:.E108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6];[Lectures.C$1:.E108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7];[Lectures.C$1:.E108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8];[Lectures.C$1:.E108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9];[Lectures.C$1:.E108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0];[Lectures.C$1:.E108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1];[Lectures.C$1:.E108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2];[Lectures.C$1:.E108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3];[Lectures.C$1:.E108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4];[Lectures.C$1:.E108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5];[Lectures.C$1:.E108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6];[Lectures.C$1:.E109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7];[Lectures.C$1:.E109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8];[Lectures.C$1:.E109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9];[Lectures.C$1:.E109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00];[Lectures.C$1:.E109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01];[Lectures.C$1:.E109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02];[Lectures.C$1:.E109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03];[Lectures.C$1:.E109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04];[Lectures.C$1:.E109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05];[Lectures.C$1:.E109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06];[Lectures.C$1:.E110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07];[Lectures.C$1:.E110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08];[Lectures.C$1:.E110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09];[Lectures.C$1:.E110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10];[Lectures.C$1:.E110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11];[Lectures.C$1:.E110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12];[Lectures.C$1:.E110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13];[Lectures.C$1:.E110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14];[Lectures.C$1:.E110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15];[Lectures.C$1:.E110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16];[Lectures.C$1:.E111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17];[Lectures.C$1:.E111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18];[Lectures.C$1:.E111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19];[Lectures.C$1:.E111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20];[Lectures.C$1:.E111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21];[Lectures.C$1:.E111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22];[Lectures.C$1:.E111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23];[Lectures.C$1:.E111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24];[Lectures.C$1:.E111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25];[Lectures.C$1:.E111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26];[Lectures.C$1:.E112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27];[Lectures.C$1:.E112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28];[Lectures.C$1:.E112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29];[Lectures.C$1:.E112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30];[Lectures.C$1:.E112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31];[Lectures.C$1:.E112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32];[Lectures.C$1:.E112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33];[Lectures.C$1:.E112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34];[Lectures.C$1:.E112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35];[Lectures.C$1:.E112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36];[Lectures.C$1:.E113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37];[Lectures.C$1:.E113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38];[Lectures.C$1:.E113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39];[Lectures.C$1:.E113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40];[Lectures.C$1:.E113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41];[Lectures.C$1:.E113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42];[Lectures.C$1:.E113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43];[Lectures.C$1:.E113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44];[Lectures.C$1:.E113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45];[Lectures.C$1:.E113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46];[Lectures.C$1:.E114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47];[Lectures.C$1:.E114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48];[Lectures.C$1:.E114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49];[Lectures.C$1:.E114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50];[Lectures.C$1:.E114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51];[Lectures.C$1:.E114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52];[Lectures.C$1:.E114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53];[Lectures.C$1:.E114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54];[Lectures.C$1:.E114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55];[Lectures.C$1:.E114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56];[Lectures.C$1:.E115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57];[Lectures.C$1:.E115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58];[Lectures.C$1:.E115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59];[Lectures.C$1:.E115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60];[Lectures.C$1:.E115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61];[Lectures.C$1:.E115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62];[Lectures.C$1:.E115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63];[Lectures.C$1:.E115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64];[Lectures.C$1:.E115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65];[Lectures.C$1:.E115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66];[Lectures.C$1:.E116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67];[Lectures.C$1:.E116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68];[Lectures.C$1:.E116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69];[Lectures.C$1:.E116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70];[Lectures.C$1:.E116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71];[Lectures.C$1:.E116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72];[Lectures.C$1:.E116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73];[Lectures.C$1:.E116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74];[Lectures.C$1:.E116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75];[Lectures.C$1:.E116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76];[Lectures.C$1:.E117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77];[Lectures.C$1:.E117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78];[Lectures.C$1:.E117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79];[Lectures.C$1:.E117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80];[Lectures.C$1:.E117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81];[Lectures.C$1:.E117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82];[Lectures.C$1:.E117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83];[Lectures.C$1:.E117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84];[Lectures.C$1:.E117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85];[Lectures.C$1:.E117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86];[Lectures.C$1:.E118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87];[Lectures.C$1:.E118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88];[Lectures.C$1:.E118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89];[Lectures.C$1:.E118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90];[Lectures.C$1:.E118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91];[Lectures.C$1:.E118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92];[Lectures.C$1:.E118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93];[Lectures.C$1:.E118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94];[Lectures.C$1:.E118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95];[Lectures.C$1:.E118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96];[Lectures.C$1:.E119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97];[Lectures.C$1:.E119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98];[Lectures.C$1:.E119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99];[Lectures.C$1:.E119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00];[Lectures.C$1:.E119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01];[Lectures.C$1:.E119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02];[Lectures.C$1:.E119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03];[Lectures.C$1:.E119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04];[Lectures.C$1:.E119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05];[Lectures.C$1:.E119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06];[Lectures.C$1:.E120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07];[Lectures.C$1:.E120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08];[Lectures.C$1:.E120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09];[Lectures.C$1:.E120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10];[Lectures.C$1:.E120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11];[Lectures.C$1:.E120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12];[Lectures.C$1:.E120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13];[Lectures.C$1:.E120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14];[Lectures.C$1:.E120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15];[Lectures.C$1:.E120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16];[Lectures.C$1:.E121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17];[Lectures.C$1:.E121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18];[Lectures.C$1:.E121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19];[Lectures.C$1:.E121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20];[Lectures.C$1:.E121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21];[Lectures.C$1:.E121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22];[Lectures.C$1:.E121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23];[Lectures.C$1:.E121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24];[Lectures.C$1:.E121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25];[Lectures.C$1:.E121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26];[Lectures.C$1:.E122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27];[Lectures.C$1:.E122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28];[Lectures.C$1:.E122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29];[Lectures.C$1:.E122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30];[Lectures.C$1:.E122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31];[Lectures.C$1:.E122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32];[Lectures.C$1:.E122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33];[Lectures.C$1:.E122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34];[Lectures.C$1:.E122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35];[Lectures.C$1:.E122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36];[Lectures.C$1:.E123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37];[Lectures.C$1:.E123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38];[Lectures.C$1:.E123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39];[Lectures.C$1:.E123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40];[Lectures.C$1:.E123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41];[Lectures.C$1:.E123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42];[Lectures.C$1:.E123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43];[Lectures.C$1:.E123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44];[Lectures.C$1:.E123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45];[Lectures.C$1:.E123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46];[Lectures.C$1:.E124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47];[Lectures.C$1:.E124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48];[Lectures.C$1:.E124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49];[Lectures.C$1:.E124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50];[Lectures.C$1:.E124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51];[Lectures.C$1:.E124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52];[Lectures.C$1:.E124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53];[Lectures.C$1:.E124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54];[Lectures.C$1:.E124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55];[Lectures.C$1:.E124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56];[Lectures.C$1:.E125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57];[Lectures.C$1:.E125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58];[Lectures.C$1:.E125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59];[Lectures.C$1:.E125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60];[Lectures.C$1:.E125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61];[Lectures.C$1:.E125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62];[Lectures.C$1:.E125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63];[Lectures.C$1:.E125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64];[Lectures.C$1:.E125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65];[Lectures.C$1:.E125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66];[Lectures.C$1:.E126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67];[Lectures.C$1:.E126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68];[Lectures.C$1:.E126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69];[Lectures.C$1:.E126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70];[Lectures.C$1:.E126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71];[Lectures.C$1:.E126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72];[Lectures.C$1:.E127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73];[Lectures.C$1:.E127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74];[Lectures.C$1:.E127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75];[Lectures.C$1:.E127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76];[Lectures.C$1:.E127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77];[Lectures.C$1:.E127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78];[Lectures.C$1:.E127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79];[Lectures.C$1:.E127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80];[Lectures.C$1:.E127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81];[Lectures.C$1:.E127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82];[Lectures.C$1:.E128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83];[Lectures.C$1:.E128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84];[Lectures.C$1:.E128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85];[Lectures.C$1:.E128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86];[Lectures.C$1:.E128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87];[Lectures.C$1:.E128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88];[Lectures.C$1:.E128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89];[Lectures.C$1:.E128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90];[Lectures.C$1:.E128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91];[Lectures.C$1:.E128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92];[Lectures.C$1:.E129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93];[Lectures.C$1:.E129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94];[Lectures.C$1:.E129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95];[Lectures.C$1:.E129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96];[Lectures.C$1:.E129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97];[Lectures.C$1:.E129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98];[Lectures.C$1:.E129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99];[Lectures.C$1:.E129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00];[Lectures.C$1:.E129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01];[Lectures.C$1:.E129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02];[Lectures.C$1:.E130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03];[Lectures.C$1:.E130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04];[Lectures.C$1:.E130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05];[Lectures.C$1:.E130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06];[Lectures.C$1:.E130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07];[Lectures.C$1:.E130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08];[Lectures.C$1:.E130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09];[Lectures.C$1:.E130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10];[Lectures.C$1:.E130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11];[Lectures.C$1:.E130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12];[Lectures.C$1:.E131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13];[Lectures.C$1:.E131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14];[Lectures.C$1:.E131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15];[Lectures.C$1:.E131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16];[Lectures.C$1:.E131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17];[Lectures.C$1:.E131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18];[Lectures.C$1:.E131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19];[Lectures.C$1:.E131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20];[Lectures.C$1:.E131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21];[Lectures.C$1:.E131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22];[Lectures.C$1:.E132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23];[Lectures.C$1:.E132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24];[Lectures.C$1:.E132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25];[Lectures.C$1:.E132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26];[Lectures.C$1:.E132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27];[Lectures.C$1:.E132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28];[Lectures.C$1:.E132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29];[Lectures.C$1:.E132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30];[Lectures.C$1:.E132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31];[Lectures.C$1:.E132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32];[Lectures.C$1:.E133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33];[Lectures.C$1:.E133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34];[Lectures.C$1:.E133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35];[Lectures.C$1:.E133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36];[Lectures.C$1:.E133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37];[Lectures.C$1:.E133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38];[Lectures.C$1:.E133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39];[Lectures.C$1:.E133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40];[Lectures.C$1:.E133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41];[Lectures.C$1:.E133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42];[Lectures.C$1:.E134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43];[Lectures.C$1:.E134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44];[Lectures.C$1:.E134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45];[Lectures.C$1:.E134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46];[Lectures.C$1:.E134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47];[Lectures.C$1:.E134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48];[Lectures.C$1:.E134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49];[Lectures.C$1:.E134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50];[Lectures.C$1:.E134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51];[Lectures.C$1:.E134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52];[Lectures.C$1:.E135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53];[Lectures.C$1:.E135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54];[Lectures.C$1:.E135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55];[Lectures.C$1:.E135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56];[Lectures.C$1:.E135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57];[Lectures.C$1:.E135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58];[Lectures.C$1:.E135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59];[Lectures.C$1:.E135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60];[Lectures.C$1:.E135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61];[Lectures.C$1:.E135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62];[Lectures.C$1:.E136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63];[Lectures.C$1:.E136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64];[Lectures.C$1:.E136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65];[Lectures.C$1:.E136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66];[Lectures.C$1:.E136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67];[Lectures.C$1:.E136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68];[Lectures.C$1:.E136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69];[Lectures.C$1:.E136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70];[Lectures.C$1:.E136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71];[Lectures.C$1:.E136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72];[Lectures.C$1:.E137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73];[Lectures.C$1:.E137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74];[Lectures.C$1:.E137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75];[Lectures.C$1:.E137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76];[Lectures.C$1:.E137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77];[Lectures.C$1:.E137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78];[Lectures.C$1:.E137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79];[Lectures.C$1:.E137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80];[Lectures.C$1:.E137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81];[Lectures.C$1:.E137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82];[Lectures.C$1:.E138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83];[Lectures.C$1:.E138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84];[Lectures.C$1:.E138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85];[Lectures.C$1:.E138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86];[Lectures.C$1:.E138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87];[Lectures.C$1:.E138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88];[Lectures.C$1:.E138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89];[Lectures.C$1:.E138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90];[Lectures.C$1:.E138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91];[Lectures.C$1:.E138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92];[Lectures.C$1:.E139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93];[Lectures.C$1:.E139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94];[Lectures.C$1:.E139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95];[Lectures.C$1:.E139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96];[Lectures.C$1:.E139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97];[Lectures.C$1:.E139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98];[Lectures.C$1:.E139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99];[Lectures.C$1:.E139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00];[Lectures.C$1:.E139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01];[Lectures.C$1:.E139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02];[Lectures.C$1:.E140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03];[Lectures.C$1:.E140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04];[Lectures.C$1:.E140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05];[Lectures.C$1:.E140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06];[Lectures.C$1:.E140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07];[Lectures.C$1:.E140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08];[Lectures.C$1:.E140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09];[Lectures.C$1:.E140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10];[Lectures.C$1:.E140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11];[Lectures.C$1:.E140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12];[Lectures.C$1:.E141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13];[Lectures.C$1:.E141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14];[Lectures.C$1:.E141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15];[Lectures.C$1:.E141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16];[Lectures.C$1:.E141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17];[Lectures.C$1:.E141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18];[Lectures.C$1:.E141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19];[Lectures.C$1:.E141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20];[Lectures.C$1:.E141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21];[Lectures.C$1:.E141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22];[Lectures.C$1:.E142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23];[Lectures.C$1:.E142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24];[Lectures.C$1:.E142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25];[Lectures.C$1:.E142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26];[Lectures.C$1:.E142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27];[Lectures.C$1:.E142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28];[Lectures.C$1:.E142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29];[Lectures.C$1:.E142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30];[Lectures.C$1:.E142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31];[Lectures.C$1:.E142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32];[Lectures.C$1:.E143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33];[Lectures.C$1:.E143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34];[Lectures.C$1:.E143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35];[Lectures.C$1:.E143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36];[Lectures.C$1:.E143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37];[Lectures.C$1:.E143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38];[Lectures.C$1:.E143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39];[Lectures.C$1:.E143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40];[Lectures.C$1:.E143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41];[Lectures.C$1:.E143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42];[Lectures.C$1:.E144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43];[Lectures.C$1:.E144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44];[Lectures.C$1:.E144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45];[Lectures.C$1:.E144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46];[Lectures.C$1:.E144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47];[Lectures.C$1:.E144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48];[Lectures.C$1:.E144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49];[Lectures.C$1:.E144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50];[Lectures.C$1:.E144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51];[Lectures.C$1:.E144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52];[Lectures.C$1:.E145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53];[Lectures.C$1:.E145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54];[Lectures.C$1:.E145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55];[Lectures.C$1:.E145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56];[Lectures.C$1:.E145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57];[Lectures.C$1:.E145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58];[Lectures.C$1:.E145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59];[Lectures.C$1:.E145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60];[Lectures.C$1:.E145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61];[Lectures.C$1:.E145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62];[Lectures.C$1:.E146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63];[Lectures.C$1:.E146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64];[Lectures.C$1:.E146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65];[Lectures.C$1:.E146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66];[Lectures.C$1:.E146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67];[Lectures.C$1:.E146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68];[Lectures.C$1:.E146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69];[Lectures.C$1:.E146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70];[Lectures.C$1:.E146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71];[Lectures.C$1:.E146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72];[Lectures.C$1:.E147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73];[Lectures.C$1:.E147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74];[Lectures.C$1:.E147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75];[Lectures.C$1:.E147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76];[Lectures.C$1:.E147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77];[Lectures.C$1:.E147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78];[Lectures.C$1:.E147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79];[Lectures.C$1:.E147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80];[Lectures.C$1:.E147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81];[Lectures.C$1:.E147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82];[Lectures.C$1:.E148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83];[Lectures.C$1:.E148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84];[Lectures.C$1:.E148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85];[Lectures.C$1:.E148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86];[Lectures.C$1:.E148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87];[Lectures.C$1:.E148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88];[Lectures.C$1:.E148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89];[Lectures.C$1:.E148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90];[Lectures.C$1:.E148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91];[Lectures.C$1:.E148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92];[Lectures.C$1:.E149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93];[Lectures.C$1:.E149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94];[Lectures.C$1:.E149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95];[Lectures.C$1:.E149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96];[Lectures.C$1:.E149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97];[Lectures.C$1:.E149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98];[Lectures.C$1:.E149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99];[Lectures.C$1:.E149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00];[Lectures.C$1:.E149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01];[Lectures.C$1:.E149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02];[Lectures.C$1:.E150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03];[Lectures.C$1:.E150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04];[Lectures.C$1:.E150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05];[Lectures.C$1:.E150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06];[Lectures.C$1:.E150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07];[Lectures.C$1:.E150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08];[Lectures.C$1:.E150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09];[Lectures.C$1:.E150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10];[Lectures.C$1:.E150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11];[Lectures.C$1:.E150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12];[Lectures.C$1:.E151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13];[Lectures.C$1:.E151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14];[Lectures.C$1:.E151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15];[Lectures.C$1:.E151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16];[Lectures.C$1:.E151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17];[Lectures.C$1:.E151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18];[Lectures.C$1:.E151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19];[Lectures.C$1:.E151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20];[Lectures.C$1:.E151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21];[Lectures.C$1:.E151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22];[Lectures.C$1:.E152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23];[Lectures.C$1:.E152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24];[Lectures.C$1:.E152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25];[Lectures.C$1:.E152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26];[Lectures.C$1:.E152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27];[Lectures.C$1:.E152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28];[Lectures.C$1:.E152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29];[Lectures.C$1:.E152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30];[Lectures.C$1:.E152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31];[Lectures.C$1:.E152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32];[Lectures.C$1:.E153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33];[Lectures.C$1:.E153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34];[Lectures.C$1:.E153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35];[Lectures.C$1:.E153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36];[Lectures.C$1:.E153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37];[Lectures.C$1:.E153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38];[Lectures.C$1:.E153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39];[Lectures.C$1:.E153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40];[Lectures.C$1:.E153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41];[Lectures.C$1:.E153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42];[Lectures.C$1:.E154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43];[Lectures.C$1:.E154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44];[Lectures.C$1:.E154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45];[Lectures.C$1:.E154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46];[Lectures.C$1:.E154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47];[Lectures.C$1:.E154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48];[Lectures.C$1:.E154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49];[Lectures.C$1:.E154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50];[Lectures.C$1:.E154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51];[Lectures.C$1:.E154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52];[Lectures.C$1:.E155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53];[Lectures.C$1:.E155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54];[Lectures.C$1:.E155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55];[Lectures.C$1:.E155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56];[Lectures.C$1:.E155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57];[Lectures.C$1:.E155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58];[Lectures.C$1:.E155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59];[Lectures.C$1:.E155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60];[Lectures.C$1:.E155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61];[Lectures.C$1:.E155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62];[Lectures.C$1:.E156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63];[Lectures.C$1:.E156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64];[Lectures.C$1:.E156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65];[Lectures.C$1:.E156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66];[Lectures.C$1:.E156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67];[Lectures.C$1:.E156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68];[Lectures.C$1:.E156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69];[Lectures.C$1:.E156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70];[Lectures.C$1:.E156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71];[Lectures.C$1:.E156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72];[Lectures.C$1:.E157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73];[Lectures.C$1:.E157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74];[Lectures.C$1:.E157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75];[Lectures.C$1:.E157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76];[Lectures.C$1:.E157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77];[Lectures.C$1:.E157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78];[Lectures.C$1:.E157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79];[Lectures.C$1:.E157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80];[Lectures.C$1:.E157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81];[Lectures.C$1:.E157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82];[Lectures.C$1:.E158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83];[Lectures.C$1:.E158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84];[Lectures.C$1:.E158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85];[Lectures.C$1:.E158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86];[Lectures.C$1:.E158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87];[Lectures.C$1:.E158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88];[Lectures.C$1:.E158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89];[Lectures.C$1:.E158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90];[Lectures.C$1:.E158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91];[Lectures.C$1:.E158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92];[Lectures.C$1:.E159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93];[Lectures.C$1:.E159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94];[Lectures.C$1:.E159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95];[Lectures.C$1:.E159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96];[Lectures.C$1:.E159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97];[Lectures.C$1:.E159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98];[Lectures.C$1:.E159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99];[Lectures.C$1:.E159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00];[Lectures.C$1:.E159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01];[Lectures.C$1:.E159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02];[Lectures.C$1:.E160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03];[Lectures.C$1:.E160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04];[Lectures.C$1:.E160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05];[Lectures.C$1:.E160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06];[Lectures.C$1:.E160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07];[Lectures.C$1:.E160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08];[Lectures.C$1:.E160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09];[Lectures.C$1:.E160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10];[Lectures.C$1:.E160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11];[Lectures.C$1:.E160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12];[Lectures.C$1:.E161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13];[Lectures.C$1:.E161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14];[Lectures.C$1:.E161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15];[Lectures.C$1:.E161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16];[Lectures.C$1:.E161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17];[Lectures.C$1:.E161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18];[Lectures.C$1:.E161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19];[Lectures.C$1:.E161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20];[Lectures.C$1:.E161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21];[Lectures.C$1:.E161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22];[Lectures.C$1:.E162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23];[Lectures.C$1:.E162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24];[Lectures.C$1:.E162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25];[Lectures.C$1:.E162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26];[Lectures.C$1:.E162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27];[Lectures.C$1:.E162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28];[Lectures.C$1:.E162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29];[Lectures.C$1:.E162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30];[Lectures.C$1:.E162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31];[Lectures.C$1:.E162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32];[Lectures.C$1:.E163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33];[Lectures.C$1:.E163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34];[Lectures.C$1:.E163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35];[Lectures.C$1:.E163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36];[Lectures.C$1:.E163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37];[Lectures.C$1:.E163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38];[Lectures.C$1:.E163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39];[Lectures.C$1:.E163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40];[Lectures.C$1:.E163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41];[Lectures.C$1:.E163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42];[Lectures.C$1:.E164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43];[Lectures.C$1:.E164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44];[Lectures.C$1:.E164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45];[Lectures.C$1:.E164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46];[Lectures.C$1:.E164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47];[Lectures.C$1:.E164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48];[Lectures.C$1:.E164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49];[Lectures.C$1:.E164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50];[Lectures.C$1:.E164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51];[Lectures.C$1:.E164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52];[Lectures.C$1:.E165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53];[Lectures.C$1:.E165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54];[Lectures.C$1:.E165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55];[Lectures.C$1:.E165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56];[Lectures.C$1:.E165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57];[Lectures.C$1:.E165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58];[Lectures.C$1:.E165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59];[Lectures.C$1:.E165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60];[Lectures.C$1:.E165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61];[Lectures.C$1:.E165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62];[Lectures.C$1:.E166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63];[Lectures.C$1:.E166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64];[Lectures.C$1:.E166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65];[Lectures.C$1:.E166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66];[Lectures.C$1:.E166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67];[Lectures.C$1:.E166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68];[Lectures.C$1:.E166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69];[Lectures.C$1:.E166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70];[Lectures.C$1:.E166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71];[Lectures.C$1:.E166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72];[Lectures.C$1:.E167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73];[Lectures.C$1:.E167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74];[Lectures.C$1:.E167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75];[Lectures.C$1:.E167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76];[Lectures.C$1:.E167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77];[Lectures.C$1:.E167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78];[Lectures.C$1:.E167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79];[Lectures.C$1:.E167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80];[Lectures.C$1:.E167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81];[Lectures.C$1:.E167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82];[Lectures.C$1:.E168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83];[Lectures.C$1:.E168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84];[Lectures.C$1:.E168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85];[Lectures.C$1:.E168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86];[Lectures.C$1:.E168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87];[Lectures.C$1:.E168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88];[Lectures.C$1:.E168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89];[Lectures.C$1:.E168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90];[Lectures.C$1:.E168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91];[Lectures.C$1:.E168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92];[Lectures.C$1:.E169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93];[Lectures.C$1:.E169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94];[Lectures.C$1:.E169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95];[Lectures.C$1:.E169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96];[Lectures.C$1:.E169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97];[Lectures.C$1:.E169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98];[Lectures.C$1:.E169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99];[Lectures.C$1:.E169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00];[Lectures.C$1:.E169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01];[Lectures.C$1:.E169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02];[Lectures.C$1:.E170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03];[Lectures.C$1:.E170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04];[Lectures.C$1:.E170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05];[Lectures.C$1:.E170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06];[Lectures.C$1:.E170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07];[Lectures.C$1:.E170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08];[Lectures.C$1:.E170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09];[Lectures.C$1:.E170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10];[Lectures.C$1:.E170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11];[Lectures.C$1:.E170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12];[Lectures.C$1:.E171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13];[Lectures.C$1:.E171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14];[Lectures.C$1:.E171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15];[Lectures.C$1:.E171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16];[Lectures.C$1:.E171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17];[Lectures.C$1:.E171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18];[Lectures.C$1:.E171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19];[Lectures.C$1:.E171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20];[Lectures.C$1:.E171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21];[Lectures.C$1:.E171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22];[Lectures.C$1:.E172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23];[Lectures.C$1:.E172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24];[Lectures.C$1:.E172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25];[Lectures.C$1:.E172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26];[Lectures.C$1:.E172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27];[Lectures.C$1:.E172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28];[Lectures.C$1:.E172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29];[Lectures.C$1:.E172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30];[Lectures.C$1:.E172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31];[Lectures.C$1:.E172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32];[Lectures.C$1:.E173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33];[Lectures.C$1:.E173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34];[Lectures.C$1:.E173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35];[Lectures.C$1:.E173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36];[Lectures.C$1:.E173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37];[Lectures.C$1:.E173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38];[Lectures.C$1:.E173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39];[Lectures.C$1:.E173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40];[Lectures.C$1:.E173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41];[Lectures.C$1:.E173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42];[Lectures.C$1:.E174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43];[Lectures.C$1:.E174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44];[Lectures.C$1:.E174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45];[Lectures.C$1:.E174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46];[Lectures.C$1:.E174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47];[Lectures.C$1:.E174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48];[Lectures.C$1:.E174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49];[Lectures.C$1:.E174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50];[Lectures.C$1:.E174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51];[Lectures.C$1:.E174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52];[Lectures.C$1:.E175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53];[Lectures.C$1:.E175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54];[Lectures.C$1:.E175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55];[Lectures.C$1:.E175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56];[Lectures.C$1:.E175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57];[Lectures.C$1:.E175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58];[Lectures.C$1:.E175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59];[Lectures.C$1:.E175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60];[Lectures.C$1:.E175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61];[Lectures.C$1:.E175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62];[Lectures.C$1:.E176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63];[Lectures.C$1:.E176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64];[Lectures.C$1:.E176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65];[Lectures.C$1:.E176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66];[Lectures.C$1:.E176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67];[Lectures.C$1:.E176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68];[Lectures.C$1:.E176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69];[Lectures.C$1:.E176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70];[Lectures.C$1:.E176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71];[Lectures.C$1:.E176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72];[Lectures.C$1:.E177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73];[Lectures.C$1:.E177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74];[Lectures.C$1:.E177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75];[Lectures.C$1:.E177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76];[Lectures.C$1:.E177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77];[Lectures.C$1:.E177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78];[Lectures.C$1:.E177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79];[Lectures.C$1:.E177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80];[Lectures.C$1:.E177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81];[Lectures.C$1:.E177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82];[Lectures.C$1:.E178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83];[Lectures.C$1:.E178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84];[Lectures.C$1:.E178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85];[Lectures.C$1:.E178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86];[Lectures.C$1:.E178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87];[Lectures.C$1:.E178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88];[Lectures.C$1:.E178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89];[Lectures.C$1:.E178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90];[Lectures.C$1:.E178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91];[Lectures.C$1:.E178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92];[Lectures.C$1:.E179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93];[Lectures.C$1:.E179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94];[Lectures.C$1:.E179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95];[Lectures.C$1:.E179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96];[Lectures.C$1:.E179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97];[Lectures.C$1:.E179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98];[Lectures.C$1:.E179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99];[Lectures.C$1:.E179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00];[Lectures.C$1:.E179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01];[Lectures.C$1:.E179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02];[Lectures.C$1:.E180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03];[Lectures.C$1:.E180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04];[Lectures.C$1:.E180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05];[Lectures.C$1:.E180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06];[Lectures.C$1:.E180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07];[Lectures.C$1:.E180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08];[Lectures.C$1:.E180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09];[Lectures.C$1:.E180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10];[Lectures.C$1:.E180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11];[Lectures.C$1:.E180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12];[Lectures.C$1:.E181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13];[Lectures.C$1:.E181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14];[Lectures.C$1:.E181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15];[Lectures.C$1:.E181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16];[Lectures.C$1:.E181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17];[Lectures.C$1:.E181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18];[Lectures.C$1:.E181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19];[Lectures.C$1:.E181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20];[Lectures.C$1:.E181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21];[Lectures.C$1:.E181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22];[Lectures.C$1:.E182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23];[Lectures.C$1:.E182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24];[Lectures.C$1:.E182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25];[Lectures.C$1:.E182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26];[Lectures.C$1:.E182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27];[Lectures.C$1:.E182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28];[Lectures.C$1:.E182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29];[Lectures.C$1:.E182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30];[Lectures.C$1:.E182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31];[Lectures.C$1:.E182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32];[Lectures.C$1:.E183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33];[Lectures.C$1:.E183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34];[Lectures.C$1:.E183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35];[Lectures.C$1:.E183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36];[Lectures.C$1:.E183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37];[Lectures.C$1:.E183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38];[Lectures.C$1:.E183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39];[Lectures.C$1:.E183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40];[Lectures.C$1:.E183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41];[Lectures.C$1:.E183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42];[Lectures.C$1:.E184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43];[Lectures.C$1:.E184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44];[Lectures.C$1:.E184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45];[Lectures.C$1:.E184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46];[Lectures.C$1:.E184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47];[Lectures.C$1:.E184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48];[Lectures.C$1:.E184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49];[Lectures.C$1:.E184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50];[Lectures.C$1:.E184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51];[Lectures.C$1:.E184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52];[Lectures.C$1:.E185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53];[Lectures.C$1:.E185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54];[Lectures.C$1:.E185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55];[Lectures.C$1:.E185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56];[Lectures.C$1:.E185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57];[Lectures.C$1:.E185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58];[Lectures.C$1:.E185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59];[Lectures.C$1:.E185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60];[Lectures.C$1:.E185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61];[Lectures.C$1:.E185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62];[Lectures.C$1:.E186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63];[Lectures.C$1:.E186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64];[Lectures.C$1:.E186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65];[Lectures.C$1:.E186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66];[Lectures.C$1:.E186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67];[Lectures.C$1:.E186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68];[Lectures.C$1:.E186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69];[Lectures.C$1:.E186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70];[Lectures.C$1:.E186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71];[Lectures.C$1:.E186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72];[Lectures.C$1:.E187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73];[Lectures.C$1:.E187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74];[Lectures.C$1:.E187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75];[Lectures.C$1:.E187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76];[Lectures.C$1:.E187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77];[Lectures.C$1:.E187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78];[Lectures.C$1:.E187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79];[Lectures.C$1:.E187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80];[Lectures.C$1:.E187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81];[Lectures.C$1:.E187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82];[Lectures.C$1:.E188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83];[Lectures.C$1:.E188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84];[Lectures.C$1:.E188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85];[Lectures.C$1:.E188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86];[Lectures.C$1:.E188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87];[Lectures.C$1:.E188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88];[Lectures.C$1:.E188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89];[Lectures.C$1:.E188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90];[Lectures.C$1:.E188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91];[Lectures.C$1:.E188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92];[Lectures.C$1:.E189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93];[Lectures.C$1:.E189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94];[Lectures.C$1:.E189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95];[Lectures.C$1:.E189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96];[Lectures.C$1:.E189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97];[Lectures.C$1:.E189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98];[Lectures.C$1:.E189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99];[Lectures.C$1:.E189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00];[Lectures.C$1:.E189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01];[Lectures.C$1:.E189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02];[Lectures.C$1:.E190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03];[Lectures.C$1:.E190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04];[Lectures.C$1:.E190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05];[Lectures.C$1:.E190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06];[Lectures.C$1:.E190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07];[Lectures.C$1:.E190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08];[Lectures.C$1:.E190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09];[Lectures.C$1:.E190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10];[Lectures.C$1:.E190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11];[Lectures.C$1:.E190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12];[Lectures.C$1:.E191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13];[Lectures.C$1:.E191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14];[Lectures.C$1:.E191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15];[Lectures.C$1:.E191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16];[Lectures.C$1:.E191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17];[Lectures.C$1:.E191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18];[Lectures.C$1:.E191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19];[Lectures.C$1:.E191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20];[Lectures.C$1:.E191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21];[Lectures.C$1:.E191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22];[Lectures.C$1:.E192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23];[Lectures.C$1:.E192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24];[Lectures.C$1:.E192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25];[Lectures.C$1:.E192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26];[Lectures.C$1:.E192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27];[Lectures.C$1:.E192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28];[Lectures.C$1:.E192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29];[Lectures.C$1:.E192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30];[Lectures.C$1:.E192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31];[Lectures.C$1:.E192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32];[Lectures.C$1:.E193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33];[Lectures.C$1:.E193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34];[Lectures.C$1:.E193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35];[Lectures.C$1:.E193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36];[Lectures.C$1:.E193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37];[Lectures.C$1:.E193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38];[Lectures.C$1:.E193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39];[Lectures.C$1:.E193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40];[Lectures.C$1:.E193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41];[Lectures.C$1:.E193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42];[Lectures.C$1:.E194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43];[Lectures.C$1:.E194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44];[Lectures.C$1:.E194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45];[Lectures.C$1:.E194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46];[Lectures.C$1:.E194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47];[Lectures.C$1:.E194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48];[Lectures.C$1:.E194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49];[Lectures.C$1:.E194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50];[Lectures.C$1:.E194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51];[Lectures.C$1:.E194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52];[Lectures.C$1:.E195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53];[Lectures.C$1:.E195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54];[Lectures.C$1:.E195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55];[Lectures.C$1:.E195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56];[Lectures.C$1:.E195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57];[Lectures.C$1:.E195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58];[Lectures.C$1:.E195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59];[Lectures.C$1:.E195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60];[Lectures.C$1:.E195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61];[Lectures.C$1:.E195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62];[Lectures.C$1:.E196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63];[Lectures.C$1:.E196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64];[Lectures.C$1:.E196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65];[Lectures.C$1:.E196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66];[Lectures.C$1:.E196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67];[Lectures.C$1:.E196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68];[Lectures.C$1:.E196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69];[Lectures.C$1:.E196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70];[Lectures.C$1:.E196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71];[Lectures.C$1:.E196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72];[Lectures.C$1:.E197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73];[Lectures.C$1:.E197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74];[Lectures.C$1:.E197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75];[Lectures.C$1:.E197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76];[Lectures.C$1:.E197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77];[Lectures.C$1:.E197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78];[Lectures.C$1:.E197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79];[Lectures.C$1:.E197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80];[Lectures.C$1:.E197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81];[Lectures.C$1:.E197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82];[Lectures.C$1:.E198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83];[Lectures.C$1:.E198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84];[Lectures.C$1:.E198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85];[Lectures.C$1:.E198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86];[Lectures.C$1:.E198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87];[Lectures.C$1:.E198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88];[Lectures.C$1:.E198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89];[Lectures.C$1:.E198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90];[Lectures.C$1:.E198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91];[Lectures.C$1:.E198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92];[Lectures.C$1:.E199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93];[Lectures.C$1:.E199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94];[Lectures.C$1:.E199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95];[Lectures.C$1:.E199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96];[Lectures.C$1:.E199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97];[Lectures.C$1:.E199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98];[Lectures.C$1:.E199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99];[Lectures.C$1:.E199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000];[Lectures.C$1:.E199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 table:number-rows-repeated="149">
          <table:table-cell table:number-columns-repeated="2"/>
          <table:table-cell table:content-validation-name="val9"/>
          <table:table-cell table:content-validation-name="val4"/>
          <table:table-cell table:content-validation-name="val10" table:number-columns-repeated="2"/>
          <table:table-cell table:content-validation-name="val11"/>
          <table:table-cell table:number-columns-repeated="2"/>
          <table:table-cell table:style-name="ce11" table:content-validation-name="val4"/>
          <table:table-cell table:number-columns-repeated="54"/>
        </table:table-row>
        <table:table-row table:style-name="ro1" table:number-rows-repeated="1047426">
          <table:table-cell table:number-columns-repeated="2"/>
          <table:table-cell table:content-validation-name="val9"/>
          <table:table-cell table:content-validation-name="val4"/>
          <table:table-cell table:content-validation-name="val10" table:number-columns-repeated="2"/>
          <table:table-cell table:content-validation-name="val11"/>
          <table:table-cell table:number-columns-repeated="2"/>
          <table:table-cell table:content-validation-name="val4"/>
          <table:table-cell table:number-columns-repeated="54"/>
        </table:table-row>
        <table:table-row table:style-name="ro1">
          <table:table-cell table:number-columns-repeated="2"/>
          <table:table-cell table:content-validation-name="val9"/>
          <table:table-cell table:content-validation-name="val4"/>
          <table:table-cell table:content-validation-name="val10" table:number-columns-repeated="2"/>
          <table:table-cell table:content-validation-name="val11"/>
          <table:table-cell table:number-columns-repeated="2"/>
          <table:table-cell table:content-validation-name="val4"/>
          <table:table-cell table:number-columns-repeated="54"/>
        </table:table-row>
      </table:table>
      <table:table table:name="Exercises" table:style-name="ta2" table:protected="true" table:protection-key="g7S1mM2ZvfZzl5J7Gn6MZhQm940=" table:protection-key-digest-algorithm="http://www.w3.org/2000/09/xmldsig#sha1">
        <loext:table-protection loext:select-protected-cells="true" loext:select-unprotected-cells="true"/>
        <table:table-column table:style-name="co29" table:default-cell-style-name="ce5"/>
        <table:table-column table:style-name="co10" table:default-cell-style-name="ce5"/>
        <table:table-column table:style-name="co11" table:default-cell-style-name="ce5"/>
        <table:table-column table:style-name="co30" table:default-cell-style-name="ce5"/>
        <table:table-column table:style-name="co31" table:default-cell-style-name="ce5"/>
        <table:table-column table:style-name="co32" table:default-cell-style-name="ce1"/>
        <table:table-column table:style-name="co33" table:default-cell-style-name="ce2"/>
        <table:table-column table:style-name="co3" table:number-columns-repeated="57" table:default-cell-style-name="ce1"/>
        <table:table-row table:style-name="ro1">
          <table:table-cell table:style-name="ce23" office:value-type="string" calcext:value-type="string">
            <text:p>Nr</text:p>
          </table:table-cell>
          <table:table-cell table:style-name="ce23" office:value-type="string" calcext:value-type="string">
            <text:p>Cal</text:p>
          </table:table-cell>
          <table:table-cell table:style-name="ce23" office:value-type="string" calcext:value-type="string">
            <text:p>Tw</text:p>
          </table:table-cell>
          <table:table-cell table:style-name="ce23" office:value-type="string" calcext:value-type="string">
            <text:p>Available</text:p>
          </table:table-cell>
          <table:table-cell table:style-name="ce23" office:value-type="string" calcext:value-type="string">
            <text:p>Topic</text:p>
          </table:table-cell>
          <table:table-cell table:style-name="ce24" office:value-type="string" calcext:value-type="string">
            <text:p>Lecture topic</text:p>
          </table:table-cell>
          <table:table-cell table:style-name="ce25" office:value-type="string" calcext:value-type="string">
            <text:p>Due date</text:p>
          </table:table-cell>
          <table:table-cell table:style-name="ce24" office:value-type="string" calcext:value-type="string">
            <text:p>Duration[mins]</text:p>
          </table:table-cell>
          <table:table-cell table:style-name="ce24"/>
          <table:table-cell table:number-columns-repeated="55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];[Lectures.C$1:.E101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];[Lectures.C$1:.E101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];[Lectures.C$1:.E101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];[Lectures.C$1:.E101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];[Lectures.C$1:.E102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];[Lectures.C$1:.E102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8];[Lectures.C$1:.E102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9];[Lectures.C$1:.E102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0];[Lectures.C$1:.E102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1];[Lectures.C$1:.E102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2];[Lectures.C$1:.E102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3];[Lectures.C$1:.E102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4];[Lectures.C$1:.E102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5];[Lectures.C$1:.E102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6];[Lectures.C$1:.E103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7];[Lectures.C$1:.E103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8];[Lectures.C$1:.E103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9];[Lectures.C$1:.E103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0];[Lectures.C$1:.E103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1];[Lectures.C$1:.E103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2];[Lectures.C$1:.E103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3];[Lectures.C$1:.E103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4];[Lectures.C$1:.E103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5];[Lectures.C$1:.E103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6];[Lectures.C$1:.E104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7];[Lectures.C$1:.E104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8];[Lectures.C$1:.E104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9];[Lectures.C$1:.E104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0];[Lectures.C$1:.E104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1];[Lectures.C$1:.E104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2];[Lectures.C$1:.E104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3];[Lectures.C$1:.E104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4];[Lectures.C$1:.E104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5];[Lectures.C$1:.E104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6];[Lectures.C$1:.E105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7];[Lectures.C$1:.E105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8];[Lectures.C$1:.E105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9];[Lectures.C$1:.E105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0];[Lectures.C$1:.E105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1];[Lectures.C$1:.E105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2];[Lectures.C$1:.E105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3];[Lectures.C$1:.E105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4];[Lectures.C$1:.E105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5];[Lectures.C$1:.E105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6];[Lectures.C$1:.E106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7];[Lectures.C$1:.E106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8];[Lectures.C$1:.E106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9];[Lectures.C$1:.E106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0];[Lectures.C$1:.E106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1];[Lectures.C$1:.E106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2];[Lectures.C$1:.E106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3];[Lectures.C$1:.E106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4];[Lectures.C$1:.E106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5];[Lectures.C$1:.E106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6];[Lectures.C$1:.E107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7];[Lectures.C$1:.E107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8];[Lectures.C$1:.E107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9];[Lectures.C$1:.E107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0];[Lectures.C$1:.E107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1];[Lectures.C$1:.E107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2];[Lectures.C$1:.E107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3];[Lectures.C$1:.E107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4];[Lectures.C$1:.E107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5];[Lectures.C$1:.E107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6];[Lectures.C$1:.E108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7];[Lectures.C$1:.E108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8];[Lectures.C$1:.E108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9];[Lectures.C$1:.E108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0];[Lectures.C$1:.E108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1];[Lectures.C$1:.E108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2];[Lectures.C$1:.E108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3];[Lectures.C$1:.E108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4];[Lectures.C$1:.E108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5];[Lectures.C$1:.E108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6];[Lectures.C$1:.E109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7];[Lectures.C$1:.E109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8];[Lectures.C$1:.E109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9];[Lectures.C$1:.E109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80];[Lectures.C$1:.E109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81];[Lectures.C$1:.E109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82];[Lectures.C$1:.E109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83];[Lectures.C$1:.E109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84];[Lectures.C$1:.E109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85];[Lectures.C$1:.E109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86];[Lectures.C$1:.E110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87];[Lectures.C$1:.E110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88];[Lectures.C$1:.E110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89];[Lectures.C$1:.E110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90];[Lectures.C$1:.E110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91];[Lectures.C$1:.E110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92];[Lectures.C$1:.E110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93];[Lectures.C$1:.E110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94];[Lectures.C$1:.E110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95];[Lectures.C$1:.E110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96];[Lectures.C$1:.E111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97];[Lectures.C$1:.E111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98];[Lectures.C$1:.E111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99];[Lectures.C$1:.E111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00];[Lectures.C$1:.E111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01];[Lectures.C$1:.E111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02];[Lectures.C$1:.E111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03];[Lectures.C$1:.E111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04];[Lectures.C$1:.E111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05];[Lectures.C$1:.E111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06];[Lectures.C$1:.E112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07];[Lectures.C$1:.E112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08];[Lectures.C$1:.E112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09];[Lectures.C$1:.E112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10];[Lectures.C$1:.E112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11];[Lectures.C$1:.E112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12];[Lectures.C$1:.E112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13];[Lectures.C$1:.E112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14];[Lectures.C$1:.E112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15];[Lectures.C$1:.E112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16];[Lectures.C$1:.E113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17];[Lectures.C$1:.E113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18];[Lectures.C$1:.E113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19];[Lectures.C$1:.E113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20];[Lectures.C$1:.E113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21];[Lectures.C$1:.E113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22];[Lectures.C$1:.E113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23];[Lectures.C$1:.E113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24];[Lectures.C$1:.E113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25];[Lectures.C$1:.E113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26];[Lectures.C$1:.E114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27];[Lectures.C$1:.E114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28];[Lectures.C$1:.E114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29];[Lectures.C$1:.E114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30];[Lectures.C$1:.E114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31];[Lectures.C$1:.E114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32];[Lectures.C$1:.E114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33];[Lectures.C$1:.E114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34];[Lectures.C$1:.E114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35];[Lectures.C$1:.E114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36];[Lectures.C$1:.E115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37];[Lectures.C$1:.E115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38];[Lectures.C$1:.E115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39];[Lectures.C$1:.E115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40];[Lectures.C$1:.E115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41];[Lectures.C$1:.E115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42];[Lectures.C$1:.E115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43];[Lectures.C$1:.E115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44];[Lectures.C$1:.E115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45];[Lectures.C$1:.E115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46];[Lectures.C$1:.E116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47];[Lectures.C$1:.E116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48];[Lectures.C$1:.E116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49];[Lectures.C$1:.E116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50];[Lectures.C$1:.E116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51];[Lectures.C$1:.E116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52];[Lectures.C$1:.E116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53];[Lectures.C$1:.E116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54];[Lectures.C$1:.E116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55];[Lectures.C$1:.E116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56];[Lectures.C$1:.E117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57];[Lectures.C$1:.E117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58];[Lectures.C$1:.E117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59];[Lectures.C$1:.E117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60];[Lectures.C$1:.E117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61];[Lectures.C$1:.E117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62];[Lectures.C$1:.E117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63];[Lectures.C$1:.E117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64];[Lectures.C$1:.E117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65];[Lectures.C$1:.E117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66];[Lectures.C$1:.E118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67];[Lectures.C$1:.E118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68];[Lectures.C$1:.E118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69];[Lectures.C$1:.E118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70];[Lectures.C$1:.E118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71];[Lectures.C$1:.E118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72];[Lectures.C$1:.E118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73];[Lectures.C$1:.E118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74];[Lectures.C$1:.E118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75];[Lectures.C$1:.E118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76];[Lectures.C$1:.E119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77];[Lectures.C$1:.E119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78];[Lectures.C$1:.E119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79];[Lectures.C$1:.E119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80];[Lectures.C$1:.E119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81];[Lectures.C$1:.E119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82];[Lectures.C$1:.E119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83];[Lectures.C$1:.E119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84];[Lectures.C$1:.E119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85];[Lectures.C$1:.E119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86];[Lectures.C$1:.E120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87];[Lectures.C$1:.E120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88];[Lectures.C$1:.E120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89];[Lectures.C$1:.E120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90];[Lectures.C$1:.E120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91];[Lectures.C$1:.E120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92];[Lectures.C$1:.E120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93];[Lectures.C$1:.E120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94];[Lectures.C$1:.E120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95];[Lectures.C$1:.E120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96];[Lectures.C$1:.E121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97];[Lectures.C$1:.E121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98];[Lectures.C$1:.E121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99];[Lectures.C$1:.E121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00];[Lectures.C$1:.E121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01];[Lectures.C$1:.E121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02];[Lectures.C$1:.E121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03];[Lectures.C$1:.E121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04];[Lectures.C$1:.E121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05];[Lectures.C$1:.E121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06];[Lectures.C$1:.E122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07];[Lectures.C$1:.E122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08];[Lectures.C$1:.E122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09];[Lectures.C$1:.E122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10];[Lectures.C$1:.E122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11];[Lectures.C$1:.E122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12];[Lectures.C$1:.E122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13];[Lectures.C$1:.E122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14];[Lectures.C$1:.E122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15];[Lectures.C$1:.E122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16];[Lectures.C$1:.E123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17];[Lectures.C$1:.E123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18];[Lectures.C$1:.E123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19];[Lectures.C$1:.E123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20];[Lectures.C$1:.E123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21];[Lectures.C$1:.E123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22];[Lectures.C$1:.E123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23];[Lectures.C$1:.E123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24];[Lectures.C$1:.E123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25];[Lectures.C$1:.E123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26];[Lectures.C$1:.E124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27];[Lectures.C$1:.E124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28];[Lectures.C$1:.E124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29];[Lectures.C$1:.E124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30];[Lectures.C$1:.E124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31];[Lectures.C$1:.E124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32];[Lectures.C$1:.E124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33];[Lectures.C$1:.E124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34];[Lectures.C$1:.E124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35];[Lectures.C$1:.E124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36];[Lectures.C$1:.E125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37];[Lectures.C$1:.E125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38];[Lectures.C$1:.E125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39];[Lectures.C$1:.E125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40];[Lectures.C$1:.E125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41];[Lectures.C$1:.E125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42];[Lectures.C$1:.E125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43];[Lectures.C$1:.E125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44];[Lectures.C$1:.E125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45];[Lectures.C$1:.E125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46];[Lectures.C$1:.E126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47];[Lectures.C$1:.E126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48];[Lectures.C$1:.E126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49];[Lectures.C$1:.E126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50];[Lectures.C$1:.E126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51];[Lectures.C$1:.E126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52];[Lectures.C$1:.E126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53];[Lectures.C$1:.E126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54];[Lectures.C$1:.E126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55];[Lectures.C$1:.E126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56];[Lectures.C$1:.E127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57];[Lectures.C$1:.E127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58];[Lectures.C$1:.E127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59];[Lectures.C$1:.E127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60];[Lectures.C$1:.E127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61];[Lectures.C$1:.E127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62];[Lectures.C$1:.E127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63];[Lectures.C$1:.E127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64];[Lectures.C$1:.E127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65];[Lectures.C$1:.E127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66];[Lectures.C$1:.E128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67];[Lectures.C$1:.E128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68];[Lectures.C$1:.E128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69];[Lectures.C$1:.E128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70];[Lectures.C$1:.E128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71];[Lectures.C$1:.E128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72];[Lectures.C$1:.E128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73];[Lectures.C$1:.E128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74];[Lectures.C$1:.E128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75];[Lectures.C$1:.E128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76];[Lectures.C$1:.E129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77];[Lectures.C$1:.E129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78];[Lectures.C$1:.E129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79];[Lectures.C$1:.E129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80];[Lectures.C$1:.E129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81];[Lectures.C$1:.E129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82];[Lectures.C$1:.E129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83];[Lectures.C$1:.E129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84];[Lectures.C$1:.E129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85];[Lectures.C$1:.E129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86];[Lectures.C$1:.E130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87];[Lectures.C$1:.E130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88];[Lectures.C$1:.E130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89];[Lectures.C$1:.E130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90];[Lectures.C$1:.E130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91];[Lectures.C$1:.E130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92];[Lectures.C$1:.E130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93];[Lectures.C$1:.E130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94];[Lectures.C$1:.E130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95];[Lectures.C$1:.E130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96];[Lectures.C$1:.E131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97];[Lectures.C$1:.E131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98];[Lectures.C$1:.E131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99];[Lectures.C$1:.E131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00];[Lectures.C$1:.E131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01];[Lectures.C$1:.E131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02];[Lectures.C$1:.E131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03];[Lectures.C$1:.E131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04];[Lectures.C$1:.E131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05];[Lectures.C$1:.E131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06];[Lectures.C$1:.E132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07];[Lectures.C$1:.E132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08];[Lectures.C$1:.E132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09];[Lectures.C$1:.E132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10];[Lectures.C$1:.E132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11];[Lectures.C$1:.E132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12];[Lectures.C$1:.E132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13];[Lectures.C$1:.E132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14];[Lectures.C$1:.E132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15];[Lectures.C$1:.E132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16];[Lectures.C$1:.E133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17];[Lectures.C$1:.E133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18];[Lectures.C$1:.E133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19];[Lectures.C$1:.E133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20];[Lectures.C$1:.E133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21];[Lectures.C$1:.E133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22];[Lectures.C$1:.E133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23];[Lectures.C$1:.E133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24];[Lectures.C$1:.E133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25];[Lectures.C$1:.E133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26];[Lectures.C$1:.E134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27];[Lectures.C$1:.E134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28];[Lectures.C$1:.E134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29];[Lectures.C$1:.E134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30];[Lectures.C$1:.E134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31];[Lectures.C$1:.E134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32];[Lectures.C$1:.E134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33];[Lectures.C$1:.E134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34];[Lectures.C$1:.E134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35];[Lectures.C$1:.E134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36];[Lectures.C$1:.E135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37];[Lectures.C$1:.E135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38];[Lectures.C$1:.E135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39];[Lectures.C$1:.E135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40];[Lectures.C$1:.E135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41];[Lectures.C$1:.E135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42];[Lectures.C$1:.E135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43];[Lectures.C$1:.E135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44];[Lectures.C$1:.E135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45];[Lectures.C$1:.E135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46];[Lectures.C$1:.E136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47];[Lectures.C$1:.E136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48];[Lectures.C$1:.E136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49];[Lectures.C$1:.E136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50];[Lectures.C$1:.E136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51];[Lectures.C$1:.E136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52];[Lectures.C$1:.E136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53];[Lectures.C$1:.E136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54];[Lectures.C$1:.E136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55];[Lectures.C$1:.E136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56];[Lectures.C$1:.E137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57];[Lectures.C$1:.E137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58];[Lectures.C$1:.E137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59];[Lectures.C$1:.E137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60];[Lectures.C$1:.E137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61];[Lectures.C$1:.E137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62];[Lectures.C$1:.E137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63];[Lectures.C$1:.E137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64];[Lectures.C$1:.E137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65];[Lectures.C$1:.E137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66];[Lectures.C$1:.E138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67];[Lectures.C$1:.E138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68];[Lectures.C$1:.E138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69];[Lectures.C$1:.E138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70];[Lectures.C$1:.E138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71];[Lectures.C$1:.E138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72];[Lectures.C$1:.E138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73];[Lectures.C$1:.E138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74];[Lectures.C$1:.E138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75];[Lectures.C$1:.E138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76];[Lectures.C$1:.E139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77];[Lectures.C$1:.E139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78];[Lectures.C$1:.E139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79];[Lectures.C$1:.E139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80];[Lectures.C$1:.E139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81];[Lectures.C$1:.E139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82];[Lectures.C$1:.E139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83];[Lectures.C$1:.E139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84];[Lectures.C$1:.E139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85];[Lectures.C$1:.E139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86];[Lectures.C$1:.E140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87];[Lectures.C$1:.E140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88];[Lectures.C$1:.E140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89];[Lectures.C$1:.E140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90];[Lectures.C$1:.E140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91];[Lectures.C$1:.E140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92];[Lectures.C$1:.E140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93];[Lectures.C$1:.E140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94];[Lectures.C$1:.E140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95];[Lectures.C$1:.E140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96];[Lectures.C$1:.E141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97];[Lectures.C$1:.E141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98];[Lectures.C$1:.E141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99];[Lectures.C$1:.E141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00];[Lectures.C$1:.E141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01];[Lectures.C$1:.E141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02];[Lectures.C$1:.E141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03];[Lectures.C$1:.E141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04];[Lectures.C$1:.E141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05];[Lectures.C$1:.E141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06];[Lectures.C$1:.E142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07];[Lectures.C$1:.E142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08];[Lectures.C$1:.E142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09];[Lectures.C$1:.E142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10];[Lectures.C$1:.E142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11];[Lectures.C$1:.E142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12];[Lectures.C$1:.E142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13];[Lectures.C$1:.E142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14];[Lectures.C$1:.E142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15];[Lectures.C$1:.E142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16];[Lectures.C$1:.E143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17];[Lectures.C$1:.E143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18];[Lectures.C$1:.E143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19];[Lectures.C$1:.E143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20];[Lectures.C$1:.E143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21];[Lectures.C$1:.E143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22];[Lectures.C$1:.E143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23];[Lectures.C$1:.E143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24];[Lectures.C$1:.E143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25];[Lectures.C$1:.E143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26];[Lectures.C$1:.E144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27];[Lectures.C$1:.E144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28];[Lectures.C$1:.E144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29];[Lectures.C$1:.E144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30];[Lectures.C$1:.E144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31];[Lectures.C$1:.E144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32];[Lectures.C$1:.E144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33];[Lectures.C$1:.E144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34];[Lectures.C$1:.E144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35];[Lectures.C$1:.E144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36];[Lectures.C$1:.E145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37];[Lectures.C$1:.E145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38];[Lectures.C$1:.E145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39];[Lectures.C$1:.E145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40];[Lectures.C$1:.E145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41];[Lectures.C$1:.E145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42];[Lectures.C$1:.E145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43];[Lectures.C$1:.E145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44];[Lectures.C$1:.E145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45];[Lectures.C$1:.E145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46];[Lectures.C$1:.E146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47];[Lectures.C$1:.E146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48];[Lectures.C$1:.E146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49];[Lectures.C$1:.E146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50];[Lectures.C$1:.E146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51];[Lectures.C$1:.E146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52];[Lectures.C$1:.E146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53];[Lectures.C$1:.E146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54];[Lectures.C$1:.E146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55];[Lectures.C$1:.E146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56];[Lectures.C$1:.E147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57];[Lectures.C$1:.E147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58];[Lectures.C$1:.E147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59];[Lectures.C$1:.E147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60];[Lectures.C$1:.E147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61];[Lectures.C$1:.E147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62];[Lectures.C$1:.E147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63];[Lectures.C$1:.E147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64];[Lectures.C$1:.E147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65];[Lectures.C$1:.E147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66];[Lectures.C$1:.E148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67];[Lectures.C$1:.E148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68];[Lectures.C$1:.E148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69];[Lectures.C$1:.E148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70];[Lectures.C$1:.E148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71];[Lectures.C$1:.E148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72];[Lectures.C$1:.E148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73];[Lectures.C$1:.E148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74];[Lectures.C$1:.E148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75];[Lectures.C$1:.E148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76];[Lectures.C$1:.E149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77];[Lectures.C$1:.E149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78];[Lectures.C$1:.E149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79];[Lectures.C$1:.E149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80];[Lectures.C$1:.E149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81];[Lectures.C$1:.E149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82];[Lectures.C$1:.E149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83];[Lectures.C$1:.E149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84];[Lectures.C$1:.E149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85];[Lectures.C$1:.E149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86];[Lectures.C$1:.E150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87];[Lectures.C$1:.E150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88];[Lectures.C$1:.E150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89];[Lectures.C$1:.E150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90];[Lectures.C$1:.E150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91];[Lectures.C$1:.E150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92];[Lectures.C$1:.E150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93];[Lectures.C$1:.E150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94];[Lectures.C$1:.E150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95];[Lectures.C$1:.E150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96];[Lectures.C$1:.E151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97];[Lectures.C$1:.E151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98];[Lectures.C$1:.E151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99];[Lectures.C$1:.E151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00];[Lectures.C$1:.E151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01];[Lectures.C$1:.E151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02];[Lectures.C$1:.E151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03];[Lectures.C$1:.E151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04];[Lectures.C$1:.E151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05];[Lectures.C$1:.E151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06];[Lectures.C$1:.E152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07];[Lectures.C$1:.E152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08];[Lectures.C$1:.E152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09];[Lectures.C$1:.E152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10];[Lectures.C$1:.E152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11];[Lectures.C$1:.E152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12];[Lectures.C$1:.E152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13];[Lectures.C$1:.E152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14];[Lectures.C$1:.E152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15];[Lectures.C$1:.E152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16];[Lectures.C$1:.E153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17];[Lectures.C$1:.E153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18];[Lectures.C$1:.E153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19];[Lectures.C$1:.E153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20];[Lectures.C$1:.E153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21];[Lectures.C$1:.E153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22];[Lectures.C$1:.E153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23];[Lectures.C$1:.E153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24];[Lectures.C$1:.E153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25];[Lectures.C$1:.E153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26];[Lectures.C$1:.E154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27];[Lectures.C$1:.E154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28];[Lectures.C$1:.E154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29];[Lectures.C$1:.E154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30];[Lectures.C$1:.E154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31];[Lectures.C$1:.E154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32];[Lectures.C$1:.E154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33];[Lectures.C$1:.E154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34];[Lectures.C$1:.E154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35];[Lectures.C$1:.E154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36];[Lectures.C$1:.E155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37];[Lectures.C$1:.E155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38];[Lectures.C$1:.E155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39];[Lectures.C$1:.E155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40];[Lectures.C$1:.E155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41];[Lectures.C$1:.E155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42];[Lectures.C$1:.E155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43];[Lectures.C$1:.E155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44];[Lectures.C$1:.E155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45];[Lectures.C$1:.E155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46];[Lectures.C$1:.E156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47];[Lectures.C$1:.E156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48];[Lectures.C$1:.E156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49];[Lectures.C$1:.E156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50];[Lectures.C$1:.E156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51];[Lectures.C$1:.E156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52];[Lectures.C$1:.E156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53];[Lectures.C$1:.E156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54];[Lectures.C$1:.E156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55];[Lectures.C$1:.E156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56];[Lectures.C$1:.E157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57];[Lectures.C$1:.E157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58];[Lectures.C$1:.E157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59];[Lectures.C$1:.E157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60];[Lectures.C$1:.E157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61];[Lectures.C$1:.E157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62];[Lectures.C$1:.E157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63];[Lectures.C$1:.E157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64];[Lectures.C$1:.E157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65];[Lectures.C$1:.E157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66];[Lectures.C$1:.E158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67];[Lectures.C$1:.E158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68];[Lectures.C$1:.E158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69];[Lectures.C$1:.E158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70];[Lectures.C$1:.E158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71];[Lectures.C$1:.E158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72];[Lectures.C$1:.E158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73];[Lectures.C$1:.E158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74];[Lectures.C$1:.E158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75];[Lectures.C$1:.E158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76];[Lectures.C$1:.E159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77];[Lectures.C$1:.E159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78];[Lectures.C$1:.E159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79];[Lectures.C$1:.E159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80];[Lectures.C$1:.E159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81];[Lectures.C$1:.E159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82];[Lectures.C$1:.E159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83];[Lectures.C$1:.E159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84];[Lectures.C$1:.E159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85];[Lectures.C$1:.E159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86];[Lectures.C$1:.E160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87];[Lectures.C$1:.E160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88];[Lectures.C$1:.E160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89];[Lectures.C$1:.E160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90];[Lectures.C$1:.E160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91];[Lectures.C$1:.E160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92];[Lectures.C$1:.E160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93];[Lectures.C$1:.E160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94];[Lectures.C$1:.E160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95];[Lectures.C$1:.E160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96];[Lectures.C$1:.E161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97];[Lectures.C$1:.E161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98];[Lectures.C$1:.E161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99];[Lectures.C$1:.E161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00];[Lectures.C$1:.E161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01];[Lectures.C$1:.E161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02];[Lectures.C$1:.E161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03];[Lectures.C$1:.E161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04];[Lectures.C$1:.E161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05];[Lectures.C$1:.E161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06];[Lectures.C$1:.E162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07];[Lectures.C$1:.E162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08];[Lectures.C$1:.E162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09];[Lectures.C$1:.E162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10];[Lectures.C$1:.E162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11];[Lectures.C$1:.E162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12];[Lectures.C$1:.E162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13];[Lectures.C$1:.E162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14];[Lectures.C$1:.E162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15];[Lectures.C$1:.E162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16];[Lectures.C$1:.E163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17];[Lectures.C$1:.E163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18];[Lectures.C$1:.E163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19];[Lectures.C$1:.E163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20];[Lectures.C$1:.E163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21];[Lectures.C$1:.E163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22];[Lectures.C$1:.E163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23];[Lectures.C$1:.E163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24];[Lectures.C$1:.E163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25];[Lectures.C$1:.E163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26];[Lectures.C$1:.E164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27];[Lectures.C$1:.E164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28];[Lectures.C$1:.E164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29];[Lectures.C$1:.E164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30];[Lectures.C$1:.E164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31];[Lectures.C$1:.E164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32];[Lectures.C$1:.E164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33];[Lectures.C$1:.E164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34];[Lectures.C$1:.E164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35];[Lectures.C$1:.E164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36];[Lectures.C$1:.E165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37];[Lectures.C$1:.E165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38];[Lectures.C$1:.E165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39];[Lectures.C$1:.E165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40];[Lectures.C$1:.E165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41];[Lectures.C$1:.E165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42];[Lectures.C$1:.E165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43];[Lectures.C$1:.E165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44];[Lectures.C$1:.E165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45];[Lectures.C$1:.E165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46];[Lectures.C$1:.E166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47];[Lectures.C$1:.E166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48];[Lectures.C$1:.E166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49];[Lectures.C$1:.E166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50];[Lectures.C$1:.E166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51];[Lectures.C$1:.E166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52];[Lectures.C$1:.E166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53];[Lectures.C$1:.E166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54];[Lectures.C$1:.E166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55];[Lectures.C$1:.E166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56];[Lectures.C$1:.E167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57];[Lectures.C$1:.E167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58];[Lectures.C$1:.E167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59];[Lectures.C$1:.E167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60];[Lectures.C$1:.E167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61];[Lectures.C$1:.E167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62];[Lectures.C$1:.E167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63];[Lectures.C$1:.E167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64];[Lectures.C$1:.E167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65];[Lectures.C$1:.E167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66];[Lectures.C$1:.E168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67];[Lectures.C$1:.E168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68];[Lectures.C$1:.E168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69];[Lectures.C$1:.E168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70];[Lectures.C$1:.E168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71];[Lectures.C$1:.E168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72];[Lectures.C$1:.E168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73];[Lectures.C$1:.E168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74];[Lectures.C$1:.E168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75];[Lectures.C$1:.E168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76];[Lectures.C$1:.E169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77];[Lectures.C$1:.E169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78];[Lectures.C$1:.E169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79];[Lectures.C$1:.E169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80];[Lectures.C$1:.E169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81];[Lectures.C$1:.E169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82];[Lectures.C$1:.E169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83];[Lectures.C$1:.E169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84];[Lectures.C$1:.E169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85];[Lectures.C$1:.E169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86];[Lectures.C$1:.E170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87];[Lectures.C$1:.E170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88];[Lectures.C$1:.E170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89];[Lectures.C$1:.E170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90];[Lectures.C$1:.E170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91];[Lectures.C$1:.E170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92];[Lectures.C$1:.E170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93];[Lectures.C$1:.E170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94];[Lectures.C$1:.E170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95];[Lectures.C$1:.E170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96];[Lectures.C$1:.E171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97];[Lectures.C$1:.E171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98];[Lectures.C$1:.E171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99];[Lectures.C$1:.E171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00];[Lectures.C$1:.E171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01];[Lectures.C$1:.E171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02];[Lectures.C$1:.E171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03];[Lectures.C$1:.E171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04];[Lectures.C$1:.E171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05];[Lectures.C$1:.E171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06];[Lectures.C$1:.E172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07];[Lectures.C$1:.E172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08];[Lectures.C$1:.E172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09];[Lectures.C$1:.E172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10];[Lectures.C$1:.E172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11];[Lectures.C$1:.E172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12];[Lectures.C$1:.E172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13];[Lectures.C$1:.E172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14];[Lectures.C$1:.E172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15];[Lectures.C$1:.E172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16];[Lectures.C$1:.E173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17];[Lectures.C$1:.E173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18];[Lectures.C$1:.E173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19];[Lectures.C$1:.E173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20];[Lectures.C$1:.E173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21];[Lectures.C$1:.E173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22];[Lectures.C$1:.E173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23];[Lectures.C$1:.E173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24];[Lectures.C$1:.E173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25];[Lectures.C$1:.E173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26];[Lectures.C$1:.E174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27];[Lectures.C$1:.E174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28];[Lectures.C$1:.E174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29];[Lectures.C$1:.E174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30];[Lectures.C$1:.E174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31];[Lectures.C$1:.E174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32];[Lectures.C$1:.E174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33];[Lectures.C$1:.E174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34];[Lectures.C$1:.E174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35];[Lectures.C$1:.E174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36];[Lectures.C$1:.E175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37];[Lectures.C$1:.E175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38];[Lectures.C$1:.E175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39];[Lectures.C$1:.E175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40];[Lectures.C$1:.E175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41];[Lectures.C$1:.E175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42];[Lectures.C$1:.E175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43];[Lectures.C$1:.E175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44];[Lectures.C$1:.E175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45];[Lectures.C$1:.E175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46];[Lectures.C$1:.E176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47];[Lectures.C$1:.E176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48];[Lectures.C$1:.E176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49];[Lectures.C$1:.E176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50];[Lectures.C$1:.E176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51];[Lectures.C$1:.E176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52];[Lectures.C$1:.E176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53];[Lectures.C$1:.E176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54];[Lectures.C$1:.E176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55];[Lectures.C$1:.E176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56];[Lectures.C$1:.E177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57];[Lectures.C$1:.E177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58];[Lectures.C$1:.E177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59];[Lectures.C$1:.E177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60];[Lectures.C$1:.E177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61];[Lectures.C$1:.E177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62];[Lectures.C$1:.E177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63];[Lectures.C$1:.E177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64];[Lectures.C$1:.E177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65];[Lectures.C$1:.E177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66];[Lectures.C$1:.E178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67];[Lectures.C$1:.E178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68];[Lectures.C$1:.E178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69];[Lectures.C$1:.E178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70];[Lectures.C$1:.E178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71];[Lectures.C$1:.E178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72];[Lectures.C$1:.E178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73];[Lectures.C$1:.E178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74];[Lectures.C$1:.E178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75];[Lectures.C$1:.E178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76];[Lectures.C$1:.E179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77];[Lectures.C$1:.E179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78];[Lectures.C$1:.E179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79];[Lectures.C$1:.E179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80];[Lectures.C$1:.E179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81];[Lectures.C$1:.E179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82];[Lectures.C$1:.E179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83];[Lectures.C$1:.E179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84];[Lectures.C$1:.E179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85];[Lectures.C$1:.E179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86];[Lectures.C$1:.E180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87];[Lectures.C$1:.E180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88];[Lectures.C$1:.E180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89];[Lectures.C$1:.E180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90];[Lectures.C$1:.E180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91];[Lectures.C$1:.E180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92];[Lectures.C$1:.E180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93];[Lectures.C$1:.E180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94];[Lectures.C$1:.E180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95];[Lectures.C$1:.E180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96];[Lectures.C$1:.E181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97];[Lectures.C$1:.E181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98];[Lectures.C$1:.E181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99];[Lectures.C$1:.E181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00];[Lectures.C$1:.E181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01];[Lectures.C$1:.E181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02];[Lectures.C$1:.E181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03];[Lectures.C$1:.E181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04];[Lectures.C$1:.E181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05];[Lectures.C$1:.E181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06];[Lectures.C$1:.E182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07];[Lectures.C$1:.E182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08];[Lectures.C$1:.E182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09];[Lectures.C$1:.E182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10];[Lectures.C$1:.E182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11];[Lectures.C$1:.E182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12];[Lectures.C$1:.E182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13];[Lectures.C$1:.E182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14];[Lectures.C$1:.E182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15];[Lectures.C$1:.E182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16];[Lectures.C$1:.E183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17];[Lectures.C$1:.E183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18];[Lectures.C$1:.E183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19];[Lectures.C$1:.E183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20];[Lectures.C$1:.E183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21];[Lectures.C$1:.E183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22];[Lectures.C$1:.E183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23];[Lectures.C$1:.E183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24];[Lectures.C$1:.E183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25];[Lectures.C$1:.E183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26];[Lectures.C$1:.E184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27];[Lectures.C$1:.E184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28];[Lectures.C$1:.E184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29];[Lectures.C$1:.E184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30];[Lectures.C$1:.E184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31];[Lectures.C$1:.E184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32];[Lectures.C$1:.E184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33];[Lectures.C$1:.E184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34];[Lectures.C$1:.E184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35];[Lectures.C$1:.E184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36];[Lectures.C$1:.E185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37];[Lectures.C$1:.E185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38];[Lectures.C$1:.E185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39];[Lectures.C$1:.E185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40];[Lectures.C$1:.E185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41];[Lectures.C$1:.E185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42];[Lectures.C$1:.E185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43];[Lectures.C$1:.E185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44];[Lectures.C$1:.E185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45];[Lectures.C$1:.E185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46];[Lectures.C$1:.E186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47];[Lectures.C$1:.E186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48];[Lectures.C$1:.E186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49];[Lectures.C$1:.E186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50];[Lectures.C$1:.E186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51];[Lectures.C$1:.E186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52];[Lectures.C$1:.E186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53];[Lectures.C$1:.E186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54];[Lectures.C$1:.E186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55];[Lectures.C$1:.E186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56];[Lectures.C$1:.E187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57];[Lectures.C$1:.E187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58];[Lectures.C$1:.E187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59];[Lectures.C$1:.E187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60];[Lectures.C$1:.E187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61];[Lectures.C$1:.E187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62];[Lectures.C$1:.E187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63];[Lectures.C$1:.E187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64];[Lectures.C$1:.E187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65];[Lectures.C$1:.E187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66];[Lectures.C$1:.E188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67];[Lectures.C$1:.E188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68];[Lectures.C$1:.E188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69];[Lectures.C$1:.E188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70];[Lectures.C$1:.E188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71];[Lectures.C$1:.E188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72];[Lectures.C$1:.E188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73];[Lectures.C$1:.E188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74];[Lectures.C$1:.E188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75];[Lectures.C$1:.E188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76];[Lectures.C$1:.E189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77];[Lectures.C$1:.E189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78];[Lectures.C$1:.E189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79];[Lectures.C$1:.E189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80];[Lectures.C$1:.E189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81];[Lectures.C$1:.E189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82];[Lectures.C$1:.E189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83];[Lectures.C$1:.E189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84];[Lectures.C$1:.E189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85];[Lectures.C$1:.E189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86];[Lectures.C$1:.E190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87];[Lectures.C$1:.E190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88];[Lectures.C$1:.E190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89];[Lectures.C$1:.E190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90];[Lectures.C$1:.E190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91];[Lectures.C$1:.E190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92];[Lectures.C$1:.E190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93];[Lectures.C$1:.E190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94];[Lectures.C$1:.E190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95];[Lectures.C$1:.E190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96];[Lectures.C$1:.E191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97];[Lectures.C$1:.E191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98];[Lectures.C$1:.E191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99];[Lectures.C$1:.E191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00];[Lectures.C$1:.E191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01];[Lectures.C$1:.E191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02];[Lectures.C$1:.E191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03];[Lectures.C$1:.E191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04];[Lectures.C$1:.E191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05];[Lectures.C$1:.E191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06];[Lectures.C$1:.E192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07];[Lectures.C$1:.E192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08];[Lectures.C$1:.E192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09];[Lectures.C$1:.E192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10];[Lectures.C$1:.E192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11];[Lectures.C$1:.E192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12];[Lectures.C$1:.E192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13];[Lectures.C$1:.E192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14];[Lectures.C$1:.E192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15];[Lectures.C$1:.E192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16];[Lectures.C$1:.E193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17];[Lectures.C$1:.E193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18];[Lectures.C$1:.E193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19];[Lectures.C$1:.E193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20];[Lectures.C$1:.E193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21];[Lectures.C$1:.E193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22];[Lectures.C$1:.E193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23];[Lectures.C$1:.E193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24];[Lectures.C$1:.E193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25];[Lectures.C$1:.E193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26];[Lectures.C$1:.E194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27];[Lectures.C$1:.E194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28];[Lectures.C$1:.E194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29];[Lectures.C$1:.E194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30];[Lectures.C$1:.E194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31];[Lectures.C$1:.E194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32];[Lectures.C$1:.E194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33];[Lectures.C$1:.E194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34];[Lectures.C$1:.E194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35];[Lectures.C$1:.E194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36];[Lectures.C$1:.E195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37];[Lectures.C$1:.E195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38];[Lectures.C$1:.E195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39];[Lectures.C$1:.E195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40];[Lectures.C$1:.E195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41];[Lectures.C$1:.E195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42];[Lectures.C$1:.E195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43];[Lectures.C$1:.E195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44];[Lectures.C$1:.E195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45];[Lectures.C$1:.E195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46];[Lectures.C$1:.E196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47];[Lectures.C$1:.E196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48];[Lectures.C$1:.E196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49];[Lectures.C$1:.E196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50];[Lectures.C$1:.E196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51];[Lectures.C$1:.E196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52];[Lectures.C$1:.E196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53];[Lectures.C$1:.E196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54];[Lectures.C$1:.E196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55];[Lectures.C$1:.E196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56];[Lectures.C$1:.E197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57];[Lectures.C$1:.E197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58];[Lectures.C$1:.E197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59];[Lectures.C$1:.E197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60];[Lectures.C$1:.E197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61];[Lectures.C$1:.E197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62];[Lectures.C$1:.E197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63];[Lectures.C$1:.E197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64];[Lectures.C$1:.E197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65];[Lectures.C$1:.E197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66];[Lectures.C$1:.E198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67];[Lectures.C$1:.E198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68];[Lectures.C$1:.E198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69];[Lectures.C$1:.E198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70];[Lectures.C$1:.E198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71];[Lectures.C$1:.E198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72];[Lectures.C$1:.E198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73];[Lectures.C$1:.E198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74];[Lectures.C$1:.E198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75];[Lectures.C$1:.E198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76];[Lectures.C$1:.E199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77];[Lectures.C$1:.E199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78];[Lectures.C$1:.E199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79];[Lectures.C$1:.E199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80];[Lectures.C$1:.E199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81];[Lectures.C$1:.E199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82];[Lectures.C$1:.E199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83];[Lectures.C$1:.E199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84];[Lectures.C$1:.E199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85];[Lectures.C$1:.E199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86];[Lectures.C$1:.E200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87];[Lectures.C$1:.E200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88];[Lectures.C$1:.E200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89];[Lectures.C$1:.E200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90];[Lectures.C$1:.E200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91];[Lectures.C$1:.E200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92];[Lectures.C$1:.E200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93];[Lectures.C$1:.E200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94];[Lectures.C$1:.E200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95];[Lectures.C$1:.E200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96];[Lectures.C$1:.E201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97];[Lectures.C$1:.E201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98];[Lectures.C$1:.E201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99];[Lectures.C$1:.E201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1000];[Lectures.C$1:.E201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 table:number-rows-repeated="1047575">
          <table:table-cell table:number-columns-repeated="6"/>
          <table:table-cell table:content-validation-name="val4"/>
          <table:table-cell table:number-columns-repeated="57"/>
        </table:table-row>
        <table:table-row table:style-name="ro1">
          <table:table-cell table:number-columns-repeated="6"/>
          <table:table-cell table:content-validation-name="val4"/>
          <table:table-cell table:number-columns-repeated="57"/>
        </table:table-row>
      </table:table>
      <table:table table:name="StudyMaterial" table:style-name="ta2" table:protected="true" table:protection-key="g7S1mM2ZvfZzl5J7Gn6MZhQm940=" table:protection-key-digest-algorithm="http://www.w3.org/2000/09/xmldsig#sha1">
        <loext:table-protection loext:select-protected-cells="true" loext:select-unprotected-cells="true"/>
        <table:table-column table:style-name="co34" table:default-cell-style-name="ce28"/>
        <table:table-column table:style-name="co10" table:default-cell-style-name="ce28"/>
        <table:table-column table:style-name="co11" table:default-cell-style-name="ce28"/>
        <table:table-column table:style-name="co30" table:default-cell-style-name="ce28"/>
        <table:table-column table:style-name="co35" table:default-cell-style-name="ce28"/>
        <table:table-column table:style-name="co36" table:default-cell-style-name="ce28"/>
        <table:table-column table:style-name="co25" table:default-cell-style-name="ce29"/>
        <table:table-column table:style-name="co37" table:default-cell-style-name="ce28"/>
        <table:table-column table:style-name="co3" table:default-cell-style-name="ce28"/>
        <table:table-column table:style-name="co38" table:default-cell-style-name="ce28"/>
        <table:table-column table:style-name="co3" table:number-columns-repeated="54" table:default-cell-style-name="ce28"/>
        <table:table-row table:style-name="ro1">
          <table:table-cell table:style-name="ce24" office:value-type="string" calcext:value-type="string">
            <text:p>Nr</text:p>
          </table:table-cell>
          <table:table-cell table:style-name="ce24" office:value-type="string" calcext:value-type="string">
            <text:p>Cal</text:p>
          </table:table-cell>
          <table:table-cell table:style-name="ce24" office:value-type="string" calcext:value-type="string">
            <text:p>Tw</text:p>
          </table:table-cell>
          <table:table-cell table:style-name="ce24" office:value-type="string" calcext:value-type="string">
            <text:p>Available</text:p>
          </table:table-cell>
          <table:table-cell table:style-name="ce24" office:value-type="string" calcext:value-type="string">
            <text:p>Topic</text:p>
          </table:table-cell>
          <table:table-cell table:style-name="ce24" office:value-type="string" calcext:value-type="string">
            <text:p>Lecture topic</text:p>
          </table:table-cell>
          <table:table-cell table:style-name="ce25" office:value-type="string" calcext:value-type="string">
            <text:p>Due date</text:p>
          </table:table-cell>
          <table:table-cell table:style-name="ce24" office:value-type="string" calcext:value-type="string">
            <text:p>Duration[mins]</text:p>
          </table:table-cell>
          <table:table-cell table:style-name="ce24" office:value-type="string" calcext:value-type="string">
            <text:p>LINK</text:p>
          </table:table-cell>
          <table:table-cell table:style-name="ce24" office:value-type="string" calcext:value-type="string">
            <text:p>ISBN</text:p>
          </table:table-cell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];[Lectures.C$1:.E100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];[Lectures.C$1:.E100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];[Lectures.C$1:.E100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];[Lectures.C$1:.E100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];[Lectures.C$1:.E100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];[Lectures.C$1:.E100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8];[Lectures.C$1:.E100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9];[Lectures.C$1:.E100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0];[Lectures.C$1:.E100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1];[Lectures.C$1:.E100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2];[Lectures.C$1:.E101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3];[Lectures.C$1:.E101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4];[Lectures.C$1:.E101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5];[Lectures.C$1:.E101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6];[Lectures.C$1:.E101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7];[Lectures.C$1:.E101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8];[Lectures.C$1:.E101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9];[Lectures.C$1:.E101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0];[Lectures.C$1:.E101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1];[Lectures.C$1:.E101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2];[Lectures.C$1:.E102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3];[Lectures.C$1:.E102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4];[Lectures.C$1:.E102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5];[Lectures.C$1:.E102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6];[Lectures.C$1:.E102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7];[Lectures.C$1:.E102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8];[Lectures.C$1:.E102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9];[Lectures.C$1:.E102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0];[Lectures.C$1:.E102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1];[Lectures.C$1:.E102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2];[Lectures.C$1:.E103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3];[Lectures.C$1:.E103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4];[Lectures.C$1:.E103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5];[Lectures.C$1:.E103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6];[Lectures.C$1:.E103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7];[Lectures.C$1:.E103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8];[Lectures.C$1:.E103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9];[Lectures.C$1:.E103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0];[Lectures.C$1:.E103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1];[Lectures.C$1:.E103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2];[Lectures.C$1:.E104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3];[Lectures.C$1:.E104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4];[Lectures.C$1:.E104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5];[Lectures.C$1:.E104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6];[Lectures.C$1:.E104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7];[Lectures.C$1:.E104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8];[Lectures.C$1:.E104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9];[Lectures.C$1:.E104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0];[Lectures.C$1:.E104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1];[Lectures.C$1:.E104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2];[Lectures.C$1:.E105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3];[Lectures.C$1:.E105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4];[Lectures.C$1:.E105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5];[Lectures.C$1:.E105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6];[Lectures.C$1:.E105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7];[Lectures.C$1:.E105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8];[Lectures.C$1:.E105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9];[Lectures.C$1:.E105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0];[Lectures.C$1:.E105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1];[Lectures.C$1:.E105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2];[Lectures.C$1:.E106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3];[Lectures.C$1:.E106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4];[Lectures.C$1:.E106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5];[Lectures.C$1:.E106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6];[Lectures.C$1:.E106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7];[Lectures.C$1:.E106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8];[Lectures.C$1:.E106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9];[Lectures.C$1:.E106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0];[Lectures.C$1:.E106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1];[Lectures.C$1:.E106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2];[Lectures.C$1:.E107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3];[Lectures.C$1:.E107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4];[Lectures.C$1:.E107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5];[Lectures.C$1:.E107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6];[Lectures.C$1:.E107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7];[Lectures.C$1:.E107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8];[Lectures.C$1:.E107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9];[Lectures.C$1:.E107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80];[Lectures.C$1:.E107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81];[Lectures.C$1:.E107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82];[Lectures.C$1:.E108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83];[Lectures.C$1:.E108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84];[Lectures.C$1:.E108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85];[Lectures.C$1:.E108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86];[Lectures.C$1:.E108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87];[Lectures.C$1:.E108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88];[Lectures.C$1:.E108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89];[Lectures.C$1:.E108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90];[Lectures.C$1:.E108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91];[Lectures.C$1:.E108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92];[Lectures.C$1:.E109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93];[Lectures.C$1:.E109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94];[Lectures.C$1:.E109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95];[Lectures.C$1:.E109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96];[Lectures.C$1:.E109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97];[Lectures.C$1:.E109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98];[Lectures.C$1:.E109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99];[Lectures.C$1:.E109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00];[Lectures.C$1:.E109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01];[Lectures.C$1:.E109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02];[Lectures.C$1:.E110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03];[Lectures.C$1:.E110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04];[Lectures.C$1:.E110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05];[Lectures.C$1:.E110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06];[Lectures.C$1:.E110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07];[Lectures.C$1:.E110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08];[Lectures.C$1:.E110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09];[Lectures.C$1:.E110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10];[Lectures.C$1:.E110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11];[Lectures.C$1:.E110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12];[Lectures.C$1:.E111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13];[Lectures.C$1:.E111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14];[Lectures.C$1:.E111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15];[Lectures.C$1:.E111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16];[Lectures.C$1:.E111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17];[Lectures.C$1:.E111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18];[Lectures.C$1:.E111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19];[Lectures.C$1:.E111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20];[Lectures.C$1:.E111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21];[Lectures.C$1:.E111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22];[Lectures.C$1:.E112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23];[Lectures.C$1:.E112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24];[Lectures.C$1:.E112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25];[Lectures.C$1:.E112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26];[Lectures.C$1:.E112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27];[Lectures.C$1:.E112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28];[Lectures.C$1:.E112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29];[Lectures.C$1:.E112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30];[Lectures.C$1:.E112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31];[Lectures.C$1:.E112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32];[Lectures.C$1:.E113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33];[Lectures.C$1:.E113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34];[Lectures.C$1:.E113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35];[Lectures.C$1:.E113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36];[Lectures.C$1:.E113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37];[Lectures.C$1:.E113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38];[Lectures.C$1:.E113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39];[Lectures.C$1:.E113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40];[Lectures.C$1:.E113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41];[Lectures.C$1:.E113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42];[Lectures.C$1:.E114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43];[Lectures.C$1:.E114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44];[Lectures.C$1:.E114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45];[Lectures.C$1:.E114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46];[Lectures.C$1:.E114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47];[Lectures.C$1:.E114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48];[Lectures.C$1:.E114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49];[Lectures.C$1:.E114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50];[Lectures.C$1:.E114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51];[Lectures.C$1:.E114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52];[Lectures.C$1:.E115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53];[Lectures.C$1:.E115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54];[Lectures.C$1:.E115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55];[Lectures.C$1:.E115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56];[Lectures.C$1:.E115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57];[Lectures.C$1:.E115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58];[Lectures.C$1:.E115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59];[Lectures.C$1:.E115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60];[Lectures.C$1:.E115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61];[Lectures.C$1:.E115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62];[Lectures.C$1:.E116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63];[Lectures.C$1:.E116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64];[Lectures.C$1:.E116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65];[Lectures.C$1:.E116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66];[Lectures.C$1:.E116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67];[Lectures.C$1:.E116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68];[Lectures.C$1:.E116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69];[Lectures.C$1:.E116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70];[Lectures.C$1:.E116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71];[Lectures.C$1:.E116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72];[Lectures.C$1:.E117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73];[Lectures.C$1:.E117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74];[Lectures.C$1:.E117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75];[Lectures.C$1:.E117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76];[Lectures.C$1:.E117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77];[Lectures.C$1:.E117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78];[Lectures.C$1:.E117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79];[Lectures.C$1:.E117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80];[Lectures.C$1:.E117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81];[Lectures.C$1:.E117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82];[Lectures.C$1:.E118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83];[Lectures.C$1:.E118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84];[Lectures.C$1:.E118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85];[Lectures.C$1:.E118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86];[Lectures.C$1:.E118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87];[Lectures.C$1:.E118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88];[Lectures.C$1:.E118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89];[Lectures.C$1:.E118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90];[Lectures.C$1:.E118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91];[Lectures.C$1:.E118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92];[Lectures.C$1:.E119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93];[Lectures.C$1:.E119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94];[Lectures.C$1:.E119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95];[Lectures.C$1:.E119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96];[Lectures.C$1:.E119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97];[Lectures.C$1:.E119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98];[Lectures.C$1:.E119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99];[Lectures.C$1:.E119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00];[Lectures.C$1:.E119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01];[Lectures.C$1:.E119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02];[Lectures.C$1:.E120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03];[Lectures.C$1:.E120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04];[Lectures.C$1:.E120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05];[Lectures.C$1:.E120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06];[Lectures.C$1:.E120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07];[Lectures.C$1:.E120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08];[Lectures.C$1:.E120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09];[Lectures.C$1:.E120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10];[Lectures.C$1:.E120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11];[Lectures.C$1:.E120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12];[Lectures.C$1:.E121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13];[Lectures.C$1:.E121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14];[Lectures.C$1:.E121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15];[Lectures.C$1:.E121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16];[Lectures.C$1:.E121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17];[Lectures.C$1:.E121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18];[Lectures.C$1:.E121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19];[Lectures.C$1:.E121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20];[Lectures.C$1:.E121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21];[Lectures.C$1:.E121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22];[Lectures.C$1:.E122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23];[Lectures.C$1:.E122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24];[Lectures.C$1:.E122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25];[Lectures.C$1:.E122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26];[Lectures.C$1:.E122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27];[Lectures.C$1:.E122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28];[Lectures.C$1:.E122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29];[Lectures.C$1:.E122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30];[Lectures.C$1:.E122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31];[Lectures.C$1:.E122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32];[Lectures.C$1:.E123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33];[Lectures.C$1:.E123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34];[Lectures.C$1:.E123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35];[Lectures.C$1:.E123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36];[Lectures.C$1:.E123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37];[Lectures.C$1:.E123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38];[Lectures.C$1:.E123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39];[Lectures.C$1:.E123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40];[Lectures.C$1:.E123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41];[Lectures.C$1:.E123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42];[Lectures.C$1:.E124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43];[Lectures.C$1:.E124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44];[Lectures.C$1:.E124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45];[Lectures.C$1:.E124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46];[Lectures.C$1:.E124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47];[Lectures.C$1:.E124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48];[Lectures.C$1:.E124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49];[Lectures.C$1:.E124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50];[Lectures.C$1:.E124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51];[Lectures.C$1:.E124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52];[Lectures.C$1:.E125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53];[Lectures.C$1:.E125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54];[Lectures.C$1:.E125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55];[Lectures.C$1:.E125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56];[Lectures.C$1:.E125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57];[Lectures.C$1:.E125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58];[Lectures.C$1:.E125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59];[Lectures.C$1:.E125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60];[Lectures.C$1:.E125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61];[Lectures.C$1:.E125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62];[Lectures.C$1:.E126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63];[Lectures.C$1:.E126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64];[Lectures.C$1:.E126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65];[Lectures.C$1:.E126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66];[Lectures.C$1:.E126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67];[Lectures.C$1:.E126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68];[Lectures.C$1:.E126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69];[Lectures.C$1:.E126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70];[Lectures.C$1:.E126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71];[Lectures.C$1:.E126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72];[Lectures.C$1:.E127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73];[Lectures.C$1:.E127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74];[Lectures.C$1:.E127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75];[Lectures.C$1:.E127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76];[Lectures.C$1:.E127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77];[Lectures.C$1:.E127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78];[Lectures.C$1:.E127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79];[Lectures.C$1:.E127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80];[Lectures.C$1:.E127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81];[Lectures.C$1:.E127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82];[Lectures.C$1:.E128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83];[Lectures.C$1:.E128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84];[Lectures.C$1:.E128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85];[Lectures.C$1:.E128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86];[Lectures.C$1:.E128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87];[Lectures.C$1:.E128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88];[Lectures.C$1:.E128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89];[Lectures.C$1:.E128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90];[Lectures.C$1:.E128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91];[Lectures.C$1:.E128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92];[Lectures.C$1:.E129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93];[Lectures.C$1:.E129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94];[Lectures.C$1:.E129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95];[Lectures.C$1:.E129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96];[Lectures.C$1:.E129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97];[Lectures.C$1:.E129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98];[Lectures.C$1:.E129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99];[Lectures.C$1:.E129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00];[Lectures.C$1:.E129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01];[Lectures.C$1:.E129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02];[Lectures.C$1:.E130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03];[Lectures.C$1:.E130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04];[Lectures.C$1:.E130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05];[Lectures.C$1:.E130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06];[Lectures.C$1:.E130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07];[Lectures.C$1:.E130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08];[Lectures.C$1:.E130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09];[Lectures.C$1:.E130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10];[Lectures.C$1:.E130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11];[Lectures.C$1:.E130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12];[Lectures.C$1:.E131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13];[Lectures.C$1:.E131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14];[Lectures.C$1:.E131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15];[Lectures.C$1:.E131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16];[Lectures.C$1:.E131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17];[Lectures.C$1:.E131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18];[Lectures.C$1:.E131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19];[Lectures.C$1:.E131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20];[Lectures.C$1:.E131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21];[Lectures.C$1:.E131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22];[Lectures.C$1:.E132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23];[Lectures.C$1:.E132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24];[Lectures.C$1:.E132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25];[Lectures.C$1:.E132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26];[Lectures.C$1:.E132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27];[Lectures.C$1:.E132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28];[Lectures.C$1:.E132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29];[Lectures.C$1:.E132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30];[Lectures.C$1:.E132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31];[Lectures.C$1:.E132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32];[Lectures.C$1:.E133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33];[Lectures.C$1:.E133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34];[Lectures.C$1:.E133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35];[Lectures.C$1:.E133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36];[Lectures.C$1:.E133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37];[Lectures.C$1:.E133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38];[Lectures.C$1:.E133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39];[Lectures.C$1:.E133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40];[Lectures.C$1:.E133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41];[Lectures.C$1:.E133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42];[Lectures.C$1:.E134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43];[Lectures.C$1:.E134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44];[Lectures.C$1:.E134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45];[Lectures.C$1:.E134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46];[Lectures.C$1:.E134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47];[Lectures.C$1:.E134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48];[Lectures.C$1:.E134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49];[Lectures.C$1:.E134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50];[Lectures.C$1:.E134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51];[Lectures.C$1:.E134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52];[Lectures.C$1:.E135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53];[Lectures.C$1:.E135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54];[Lectures.C$1:.E135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55];[Lectures.C$1:.E135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56];[Lectures.C$1:.E135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57];[Lectures.C$1:.E135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58];[Lectures.C$1:.E135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59];[Lectures.C$1:.E135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60];[Lectures.C$1:.E135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61];[Lectures.C$1:.E135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62];[Lectures.C$1:.E136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63];[Lectures.C$1:.E136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64];[Lectures.C$1:.E136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65];[Lectures.C$1:.E136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66];[Lectures.C$1:.E136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67];[Lectures.C$1:.E136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68];[Lectures.C$1:.E136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69];[Lectures.C$1:.E136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70];[Lectures.C$1:.E136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71];[Lectures.C$1:.E136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72];[Lectures.C$1:.E137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73];[Lectures.C$1:.E137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74];[Lectures.C$1:.E137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75];[Lectures.C$1:.E137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76];[Lectures.C$1:.E137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77];[Lectures.C$1:.E137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78];[Lectures.C$1:.E137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79];[Lectures.C$1:.E137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80];[Lectures.C$1:.E137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81];[Lectures.C$1:.E137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82];[Lectures.C$1:.E138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83];[Lectures.C$1:.E138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84];[Lectures.C$1:.E138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85];[Lectures.C$1:.E138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86];[Lectures.C$1:.E138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87];[Lectures.C$1:.E138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88];[Lectures.C$1:.E138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89];[Lectures.C$1:.E138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90];[Lectures.C$1:.E138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91];[Lectures.C$1:.E138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92];[Lectures.C$1:.E139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93];[Lectures.C$1:.E139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94];[Lectures.C$1:.E139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95];[Lectures.C$1:.E139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96];[Lectures.C$1:.E139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97];[Lectures.C$1:.E139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98];[Lectures.C$1:.E139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99];[Lectures.C$1:.E139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00];[Lectures.C$1:.E139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01];[Lectures.C$1:.E139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02];[Lectures.C$1:.E140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03];[Lectures.C$1:.E140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04];[Lectures.C$1:.E140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05];[Lectures.C$1:.E140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06];[Lectures.C$1:.E140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07];[Lectures.C$1:.E140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08];[Lectures.C$1:.E140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09];[Lectures.C$1:.E140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10];[Lectures.C$1:.E140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11];[Lectures.C$1:.E140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12];[Lectures.C$1:.E141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13];[Lectures.C$1:.E141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14];[Lectures.C$1:.E141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15];[Lectures.C$1:.E141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16];[Lectures.C$1:.E141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17];[Lectures.C$1:.E141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18];[Lectures.C$1:.E141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19];[Lectures.C$1:.E141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20];[Lectures.C$1:.E141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21];[Lectures.C$1:.E141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22];[Lectures.C$1:.E142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23];[Lectures.C$1:.E142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24];[Lectures.C$1:.E142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25];[Lectures.C$1:.E142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26];[Lectures.C$1:.E142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27];[Lectures.C$1:.E142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28];[Lectures.C$1:.E142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29];[Lectures.C$1:.E142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30];[Lectures.C$1:.E142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31];[Lectures.C$1:.E142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32];[Lectures.C$1:.E143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33];[Lectures.C$1:.E143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34];[Lectures.C$1:.E143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35];[Lectures.C$1:.E143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36];[Lectures.C$1:.E143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37];[Lectures.C$1:.E143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38];[Lectures.C$1:.E143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39];[Lectures.C$1:.E143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40];[Lectures.C$1:.E143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41];[Lectures.C$1:.E143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42];[Lectures.C$1:.E144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43];[Lectures.C$1:.E144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44];[Lectures.C$1:.E144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45];[Lectures.C$1:.E144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46];[Lectures.C$1:.E144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47];[Lectures.C$1:.E144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48];[Lectures.C$1:.E144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49];[Lectures.C$1:.E144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50];[Lectures.C$1:.E144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51];[Lectures.C$1:.E144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52];[Lectures.C$1:.E145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53];[Lectures.C$1:.E145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54];[Lectures.C$1:.E145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55];[Lectures.C$1:.E145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56];[Lectures.C$1:.E145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57];[Lectures.C$1:.E145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58];[Lectures.C$1:.E145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59];[Lectures.C$1:.E145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60];[Lectures.C$1:.E145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61];[Lectures.C$1:.E145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62];[Lectures.C$1:.E146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63];[Lectures.C$1:.E146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64];[Lectures.C$1:.E146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65];[Lectures.C$1:.E146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66];[Lectures.C$1:.E146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67];[Lectures.C$1:.E146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68];[Lectures.C$1:.E146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69];[Lectures.C$1:.E146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70];[Lectures.C$1:.E146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71];[Lectures.C$1:.E146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72];[Lectures.C$1:.E147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73];[Lectures.C$1:.E147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74];[Lectures.C$1:.E147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75];[Lectures.C$1:.E147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76];[Lectures.C$1:.E147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77];[Lectures.C$1:.E147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78];[Lectures.C$1:.E147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79];[Lectures.C$1:.E147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80];[Lectures.C$1:.E147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81];[Lectures.C$1:.E147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82];[Lectures.C$1:.E148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83];[Lectures.C$1:.E148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84];[Lectures.C$1:.E148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85];[Lectures.C$1:.E148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86];[Lectures.C$1:.E148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87];[Lectures.C$1:.E148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88];[Lectures.C$1:.E148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89];[Lectures.C$1:.E148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90];[Lectures.C$1:.E148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91];[Lectures.C$1:.E148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92];[Lectures.C$1:.E149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93];[Lectures.C$1:.E149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94];[Lectures.C$1:.E149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95];[Lectures.C$1:.E149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96];[Lectures.C$1:.E149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97];[Lectures.C$1:.E149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98];[Lectures.C$1:.E149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99];[Lectures.C$1:.E149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00];[Lectures.C$1:.E149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01];[Lectures.C$1:.E149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02];[Lectures.C$1:.E150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03];[Lectures.C$1:.E150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04];[Lectures.C$1:.E150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05];[Lectures.C$1:.E150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06];[Lectures.C$1:.E150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07];[Lectures.C$1:.E150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08];[Lectures.C$1:.E150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09];[Lectures.C$1:.E150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10];[Lectures.C$1:.E150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11];[Lectures.C$1:.E150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12];[Lectures.C$1:.E151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13];[Lectures.C$1:.E151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14];[Lectures.C$1:.E151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15];[Lectures.C$1:.E151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16];[Lectures.C$1:.E151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17];[Lectures.C$1:.E151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18];[Lectures.C$1:.E151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19];[Lectures.C$1:.E151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20];[Lectures.C$1:.E151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21];[Lectures.C$1:.E151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22];[Lectures.C$1:.E152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23];[Lectures.C$1:.E152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24];[Lectures.C$1:.E152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25];[Lectures.C$1:.E152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26];[Lectures.C$1:.E152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27];[Lectures.C$1:.E152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28];[Lectures.C$1:.E152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29];[Lectures.C$1:.E152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30];[Lectures.C$1:.E152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31];[Lectures.C$1:.E152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32];[Lectures.C$1:.E153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33];[Lectures.C$1:.E153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34];[Lectures.C$1:.E153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35];[Lectures.C$1:.E153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36];[Lectures.C$1:.E153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37];[Lectures.C$1:.E153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38];[Lectures.C$1:.E153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39];[Lectures.C$1:.E153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40];[Lectures.C$1:.E153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41];[Lectures.C$1:.E153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42];[Lectures.C$1:.E154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43];[Lectures.C$1:.E154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44];[Lectures.C$1:.E154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45];[Lectures.C$1:.E154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46];[Lectures.C$1:.E154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47];[Lectures.C$1:.E154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48];[Lectures.C$1:.E154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49];[Lectures.C$1:.E154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50];[Lectures.C$1:.E154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51];[Lectures.C$1:.E154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52];[Lectures.C$1:.E155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53];[Lectures.C$1:.E155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54];[Lectures.C$1:.E155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55];[Lectures.C$1:.E155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56];[Lectures.C$1:.E155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57];[Lectures.C$1:.E155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58];[Lectures.C$1:.E155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59];[Lectures.C$1:.E155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60];[Lectures.C$1:.E155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61];[Lectures.C$1:.E155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62];[Lectures.C$1:.E156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63];[Lectures.C$1:.E156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64];[Lectures.C$1:.E156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65];[Lectures.C$1:.E156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66];[Lectures.C$1:.E156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67];[Lectures.C$1:.E156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68];[Lectures.C$1:.E156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69];[Lectures.C$1:.E156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70];[Lectures.C$1:.E156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71];[Lectures.C$1:.E156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72];[Lectures.C$1:.E157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73];[Lectures.C$1:.E157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74];[Lectures.C$1:.E157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75];[Lectures.C$1:.E157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76];[Lectures.C$1:.E157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77];[Lectures.C$1:.E157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78];[Lectures.C$1:.E157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79];[Lectures.C$1:.E157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80];[Lectures.C$1:.E157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81];[Lectures.C$1:.E157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82];[Lectures.C$1:.E158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83];[Lectures.C$1:.E158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84];[Lectures.C$1:.E158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85];[Lectures.C$1:.E158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86];[Lectures.C$1:.E158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87];[Lectures.C$1:.E158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88];[Lectures.C$1:.E158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89];[Lectures.C$1:.E158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90];[Lectures.C$1:.E158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91];[Lectures.C$1:.E158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92];[Lectures.C$1:.E159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93];[Lectures.C$1:.E159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94];[Lectures.C$1:.E159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95];[Lectures.C$1:.E159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96];[Lectures.C$1:.E159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97];[Lectures.C$1:.E159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98];[Lectures.C$1:.E159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99];[Lectures.C$1:.E159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00];[Lectures.C$1:.E159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01];[Lectures.C$1:.E159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02];[Lectures.C$1:.E160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03];[Lectures.C$1:.E160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04];[Lectures.C$1:.E160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05];[Lectures.C$1:.E160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06];[Lectures.C$1:.E160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07];[Lectures.C$1:.E160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08];[Lectures.C$1:.E160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09];[Lectures.C$1:.E160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10];[Lectures.C$1:.E160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11];[Lectures.C$1:.E160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12];[Lectures.C$1:.E161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13];[Lectures.C$1:.E161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14];[Lectures.C$1:.E161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15];[Lectures.C$1:.E161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16];[Lectures.C$1:.E161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17];[Lectures.C$1:.E161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18];[Lectures.C$1:.E161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19];[Lectures.C$1:.E161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20];[Lectures.C$1:.E161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21];[Lectures.C$1:.E161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22];[Lectures.C$1:.E162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23];[Lectures.C$1:.E162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24];[Lectures.C$1:.E162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25];[Lectures.C$1:.E162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26];[Lectures.C$1:.E162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27];[Lectures.C$1:.E162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28];[Lectures.C$1:.E162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29];[Lectures.C$1:.E162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30];[Lectures.C$1:.E162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31];[Lectures.C$1:.E162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32];[Lectures.C$1:.E163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33];[Lectures.C$1:.E163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34];[Lectures.C$1:.E163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35];[Lectures.C$1:.E163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36];[Lectures.C$1:.E163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37];[Lectures.C$1:.E163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38];[Lectures.C$1:.E163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39];[Lectures.C$1:.E163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40];[Lectures.C$1:.E163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41];[Lectures.C$1:.E163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42];[Lectures.C$1:.E164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43];[Lectures.C$1:.E164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44];[Lectures.C$1:.E164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45];[Lectures.C$1:.E164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46];[Lectures.C$1:.E164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47];[Lectures.C$1:.E164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48];[Lectures.C$1:.E164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49];[Lectures.C$1:.E164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50];[Lectures.C$1:.E164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51];[Lectures.C$1:.E164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52];[Lectures.C$1:.E165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53];[Lectures.C$1:.E165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54];[Lectures.C$1:.E165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55];[Lectures.C$1:.E165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56];[Lectures.C$1:.E165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57];[Lectures.C$1:.E165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58];[Lectures.C$1:.E165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59];[Lectures.C$1:.E165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60];[Lectures.C$1:.E165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61];[Lectures.C$1:.E165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62];[Lectures.C$1:.E166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63];[Lectures.C$1:.E166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64];[Lectures.C$1:.E166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65];[Lectures.C$1:.E166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66];[Lectures.C$1:.E166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67];[Lectures.C$1:.E166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68];[Lectures.C$1:.E166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69];[Lectures.C$1:.E166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70];[Lectures.C$1:.E166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71];[Lectures.C$1:.E166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72];[Lectures.C$1:.E167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73];[Lectures.C$1:.E167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74];[Lectures.C$1:.E167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75];[Lectures.C$1:.E167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76];[Lectures.C$1:.E167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77];[Lectures.C$1:.E167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78];[Lectures.C$1:.E167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79];[Lectures.C$1:.E167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80];[Lectures.C$1:.E167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81];[Lectures.C$1:.E167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82];[Lectures.C$1:.E168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83];[Lectures.C$1:.E168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84];[Lectures.C$1:.E168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85];[Lectures.C$1:.E168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86];[Lectures.C$1:.E168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87];[Lectures.C$1:.E168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88];[Lectures.C$1:.E168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89];[Lectures.C$1:.E168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90];[Lectures.C$1:.E168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91];[Lectures.C$1:.E168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92];[Lectures.C$1:.E169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93];[Lectures.C$1:.E169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94];[Lectures.C$1:.E169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95];[Lectures.C$1:.E169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96];[Lectures.C$1:.E169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97];[Lectures.C$1:.E169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98];[Lectures.C$1:.E169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99];[Lectures.C$1:.E169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00];[Lectures.C$1:.E169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01];[Lectures.C$1:.E169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02];[Lectures.C$1:.E170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03];[Lectures.C$1:.E170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04];[Lectures.C$1:.E170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05];[Lectures.C$1:.E170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06];[Lectures.C$1:.E170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07];[Lectures.C$1:.E170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08];[Lectures.C$1:.E170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09];[Lectures.C$1:.E170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10];[Lectures.C$1:.E170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11];[Lectures.C$1:.E170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12];[Lectures.C$1:.E171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13];[Lectures.C$1:.E171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14];[Lectures.C$1:.E171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15];[Lectures.C$1:.E171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16];[Lectures.C$1:.E171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17];[Lectures.C$1:.E171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18];[Lectures.C$1:.E171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19];[Lectures.C$1:.E171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20];[Lectures.C$1:.E171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21];[Lectures.C$1:.E171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22];[Lectures.C$1:.E172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23];[Lectures.C$1:.E172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24];[Lectures.C$1:.E172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25];[Lectures.C$1:.E172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26];[Lectures.C$1:.E172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27];[Lectures.C$1:.E172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28];[Lectures.C$1:.E172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29];[Lectures.C$1:.E172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30];[Lectures.C$1:.E172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31];[Lectures.C$1:.E172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32];[Lectures.C$1:.E173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33];[Lectures.C$1:.E173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34];[Lectures.C$1:.E173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35];[Lectures.C$1:.E173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36];[Lectures.C$1:.E173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37];[Lectures.C$1:.E173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38];[Lectures.C$1:.E173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39];[Lectures.C$1:.E173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40];[Lectures.C$1:.E173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41];[Lectures.C$1:.E173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42];[Lectures.C$1:.E174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43];[Lectures.C$1:.E174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44];[Lectures.C$1:.E174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45];[Lectures.C$1:.E174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46];[Lectures.C$1:.E174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47];[Lectures.C$1:.E174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48];[Lectures.C$1:.E174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49];[Lectures.C$1:.E174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50];[Lectures.C$1:.E174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51];[Lectures.C$1:.E174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52];[Lectures.C$1:.E175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53];[Lectures.C$1:.E175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54];[Lectures.C$1:.E175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55];[Lectures.C$1:.E175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56];[Lectures.C$1:.E175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57];[Lectures.C$1:.E175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58];[Lectures.C$1:.E175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59];[Lectures.C$1:.E175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60];[Lectures.C$1:.E175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61];[Lectures.C$1:.E175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62];[Lectures.C$1:.E176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63];[Lectures.C$1:.E176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64];[Lectures.C$1:.E176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65];[Lectures.C$1:.E176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66];[Lectures.C$1:.E176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67];[Lectures.C$1:.E176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68];[Lectures.C$1:.E176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69];[Lectures.C$1:.E176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70];[Lectures.C$1:.E176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71];[Lectures.C$1:.E176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72];[Lectures.C$1:.E177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73];[Lectures.C$1:.E177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74];[Lectures.C$1:.E177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75];[Lectures.C$1:.E177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76];[Lectures.C$1:.E177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77];[Lectures.C$1:.E177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78];[Lectures.C$1:.E177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79];[Lectures.C$1:.E177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80];[Lectures.C$1:.E177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81];[Lectures.C$1:.E177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82];[Lectures.C$1:.E178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83];[Lectures.C$1:.E178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84];[Lectures.C$1:.E178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85];[Lectures.C$1:.E178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86];[Lectures.C$1:.E178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87];[Lectures.C$1:.E178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88];[Lectures.C$1:.E178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89];[Lectures.C$1:.E178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90];[Lectures.C$1:.E178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91];[Lectures.C$1:.E178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92];[Lectures.C$1:.E179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93];[Lectures.C$1:.E179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94];[Lectures.C$1:.E179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95];[Lectures.C$1:.E179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96];[Lectures.C$1:.E179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97];[Lectures.C$1:.E179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98];[Lectures.C$1:.E179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99];[Lectures.C$1:.E179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00];[Lectures.C$1:.E179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01];[Lectures.C$1:.E179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02];[Lectures.C$1:.E180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03];[Lectures.C$1:.E180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04];[Lectures.C$1:.E180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05];[Lectures.C$1:.E180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06];[Lectures.C$1:.E180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07];[Lectures.C$1:.E180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08];[Lectures.C$1:.E180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09];[Lectures.C$1:.E180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10];[Lectures.C$1:.E180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11];[Lectures.C$1:.E180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12];[Lectures.C$1:.E181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13];[Lectures.C$1:.E181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14];[Lectures.C$1:.E181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15];[Lectures.C$1:.E181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16];[Lectures.C$1:.E181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17];[Lectures.C$1:.E181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18];[Lectures.C$1:.E181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19];[Lectures.C$1:.E181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20];[Lectures.C$1:.E181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21];[Lectures.C$1:.E181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22];[Lectures.C$1:.E182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23];[Lectures.C$1:.E182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24];[Lectures.C$1:.E182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25];[Lectures.C$1:.E182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26];[Lectures.C$1:.E182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27];[Lectures.C$1:.E182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28];[Lectures.C$1:.E182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29];[Lectures.C$1:.E182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30];[Lectures.C$1:.E182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31];[Lectures.C$1:.E182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32];[Lectures.C$1:.E183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33];[Lectures.C$1:.E183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34];[Lectures.C$1:.E183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35];[Lectures.C$1:.E183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36];[Lectures.C$1:.E183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37];[Lectures.C$1:.E183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38];[Lectures.C$1:.E183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39];[Lectures.C$1:.E183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40];[Lectures.C$1:.E183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41];[Lectures.C$1:.E183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42];[Lectures.C$1:.E184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43];[Lectures.C$1:.E184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44];[Lectures.C$1:.E184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45];[Lectures.C$1:.E184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46];[Lectures.C$1:.E184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47];[Lectures.C$1:.E184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48];[Lectures.C$1:.E184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49];[Lectures.C$1:.E184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50];[Lectures.C$1:.E184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51];[Lectures.C$1:.E184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52];[Lectures.C$1:.E185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53];[Lectures.C$1:.E185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54];[Lectures.C$1:.E185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55];[Lectures.C$1:.E185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56];[Lectures.C$1:.E185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57];[Lectures.C$1:.E185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58];[Lectures.C$1:.E185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59];[Lectures.C$1:.E185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60];[Lectures.C$1:.E185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61];[Lectures.C$1:.E185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62];[Lectures.C$1:.E186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63];[Lectures.C$1:.E186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64];[Lectures.C$1:.E186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65];[Lectures.C$1:.E186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66];[Lectures.C$1:.E186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67];[Lectures.C$1:.E186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68];[Lectures.C$1:.E186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69];[Lectures.C$1:.E186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70];[Lectures.C$1:.E186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71];[Lectures.C$1:.E186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72];[Lectures.C$1:.E187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73];[Lectures.C$1:.E187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74];[Lectures.C$1:.E187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75];[Lectures.C$1:.E187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76];[Lectures.C$1:.E187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77];[Lectures.C$1:.E187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78];[Lectures.C$1:.E187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79];[Lectures.C$1:.E187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80];[Lectures.C$1:.E187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81];[Lectures.C$1:.E187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82];[Lectures.C$1:.E188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83];[Lectures.C$1:.E188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84];[Lectures.C$1:.E188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85];[Lectures.C$1:.E188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86];[Lectures.C$1:.E188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87];[Lectures.C$1:.E188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88];[Lectures.C$1:.E188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89];[Lectures.C$1:.E188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90];[Lectures.C$1:.E188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91];[Lectures.C$1:.E188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92];[Lectures.C$1:.E189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93];[Lectures.C$1:.E189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94];[Lectures.C$1:.E189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95];[Lectures.C$1:.E189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96];[Lectures.C$1:.E189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97];[Lectures.C$1:.E189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98];[Lectures.C$1:.E189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99];[Lectures.C$1:.E189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00];[Lectures.C$1:.E189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01];[Lectures.C$1:.E189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02];[Lectures.C$1:.E190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03];[Lectures.C$1:.E190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04];[Lectures.C$1:.E190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05];[Lectures.C$1:.E190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06];[Lectures.C$1:.E190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07];[Lectures.C$1:.E190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08];[Lectures.C$1:.E190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09];[Lectures.C$1:.E190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10];[Lectures.C$1:.E190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11];[Lectures.C$1:.E190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12];[Lectures.C$1:.E191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13];[Lectures.C$1:.E191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14];[Lectures.C$1:.E191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15];[Lectures.C$1:.E191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16];[Lectures.C$1:.E191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17];[Lectures.C$1:.E191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18];[Lectures.C$1:.E191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19];[Lectures.C$1:.E191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20];[Lectures.C$1:.E191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21];[Lectures.C$1:.E191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22];[Lectures.C$1:.E192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23];[Lectures.C$1:.E192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24];[Lectures.C$1:.E192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25];[Lectures.C$1:.E192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26];[Lectures.C$1:.E192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27];[Lectures.C$1:.E192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28];[Lectures.C$1:.E192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29];[Lectures.C$1:.E192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30];[Lectures.C$1:.E192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31];[Lectures.C$1:.E192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32];[Lectures.C$1:.E193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33];[Lectures.C$1:.E193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34];[Lectures.C$1:.E193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35];[Lectures.C$1:.E193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36];[Lectures.C$1:.E193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37];[Lectures.C$1:.E193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38];[Lectures.C$1:.E193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39];[Lectures.C$1:.E193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40];[Lectures.C$1:.E193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41];[Lectures.C$1:.E193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42];[Lectures.C$1:.E194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43];[Lectures.C$1:.E194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44];[Lectures.C$1:.E194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45];[Lectures.C$1:.E194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46];[Lectures.C$1:.E194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47];[Lectures.C$1:.E194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48];[Lectures.C$1:.E194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49];[Lectures.C$1:.E194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50];[Lectures.C$1:.E194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51];[Lectures.C$1:.E194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52];[Lectures.C$1:.E195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53];[Lectures.C$1:.E195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54];[Lectures.C$1:.E195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55];[Lectures.C$1:.E195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56];[Lectures.C$1:.E195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57];[Lectures.C$1:.E195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58];[Lectures.C$1:.E195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59];[Lectures.C$1:.E195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60];[Lectures.C$1:.E195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61];[Lectures.C$1:.E195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62];[Lectures.C$1:.E196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63];[Lectures.C$1:.E196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64];[Lectures.C$1:.E196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65];[Lectures.C$1:.E196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66];[Lectures.C$1:.E196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67];[Lectures.C$1:.E196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68];[Lectures.C$1:.E196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69];[Lectures.C$1:.E196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70];[Lectures.C$1:.E196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71];[Lectures.C$1:.E196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72];[Lectures.C$1:.E197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73];[Lectures.C$1:.E197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74];[Lectures.C$1:.E197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75];[Lectures.C$1:.E197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76];[Lectures.C$1:.E197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77];[Lectures.C$1:.E197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78];[Lectures.C$1:.E197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79];[Lectures.C$1:.E197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80];[Lectures.C$1:.E197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81];[Lectures.C$1:.E197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82];[Lectures.C$1:.E198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83];[Lectures.C$1:.E198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84];[Lectures.C$1:.E198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85];[Lectures.C$1:.E198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86];[Lectures.C$1:.E198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87];[Lectures.C$1:.E198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88];[Lectures.C$1:.E198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89];[Lectures.C$1:.E198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90];[Lectures.C$1:.E198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91];[Lectures.C$1:.E198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92];[Lectures.C$1:.E199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93];[Lectures.C$1:.E199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94];[Lectures.C$1:.E199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95];[Lectures.C$1:.E199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96];[Lectures.C$1:.E199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97];[Lectures.C$1:.E199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98];[Lectures.C$1:.E199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99];[Lectures.C$1:.E199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1000];[Lectures.C$1:.E199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 table:number-rows-repeated="104757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xam" table:style-name="ta1" table:protected="true" table:protection-key="g7S1mM2ZvfZzl5J7Gn6MZhQm940=" table:protection-key-digest-algorithm="http://www.w3.org/2000/09/xmldsig#sha1">
        <loext:table-protection loext:select-protected-cells="true" loext:select-unprotected-cells="true"/>
        <table:table-column table:style-name="co39" table:default-cell-style-name="ce1"/>
        <table:table-column table:style-name="co25" table:default-cell-style-name="ce2"/>
        <table:table-column table:style-name="co22" table:default-cell-style-name="ce1"/>
        <table:table-column table:style-name="co40" table:default-cell-style-name="ce1"/>
        <table:table-column table:style-name="co3" table:number-columns-repeated="60" table:default-cell-style-name="ce1"/>
        <table:table-row table:style-name="ro1">
          <table:table-cell table:style-name="ce2" office:value-type="string" calcext:value-type="string">
            <text:p>date</text:p>
          </table:table-cell>
          <table:table-cell table:style-name="ce1" office:value-type="string" calcext:value-type="string">
            <text:p>Location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weight</text:p>
          </table:table-cell>
          <table:table-cell table:number-columns-repeated="60"/>
        </table:table-row>
        <table:table-row table:style-name="ro1" table:number-rows-repeated="9">
          <table:table-cell table:style-name="ce15" table:content-validation-name="val15"/>
          <table:table-cell table:style-name="ce7"/>
          <table:table-cell table:style-name="ce6" table:number-columns-repeated="2"/>
          <table:table-cell table:number-columns-repeated="60"/>
        </table:table-row>
        <table:table-row table:style-name="ro1" table:number-rows-repeated="990">
          <table:table-cell table:style-name="ce22" table:content-validation-name="val15"/>
          <table:table-cell table:number-columns-repeated="63"/>
        </table:table-row>
        <table:table-row table:style-name="ro1" table:number-rows-repeated="10475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2" table:target-range-address="Assignments.A1:Assignments.I4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date-style style:name="N121">
      <number:year/>
      <number:text>/</number:text>
      <number:month number:style="long"/>
      <number:text>/</number:text>
      <number:day number:style="long"/>
    </number:date-style>
    <number:date-style style:name="N122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22">
      <number:text-content/>
      <style:map style:condition="value()&lt;=1.79769313486232E+308" style:apply-style-name="N122P0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  <style:page-layout style:name="Mpm4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5">00/00/0000</text:date>, <text:time style:data-style-name="N2" text:time-value="12:08:17.5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  <meta:initial-creator>a</meta:initial-creator>
    <meta:creation-date>2019-09-16T11:43:27Z</meta:creation-date>
    <dc:date>2020-02-05T12:11:02.446000000</dc:date>
    <meta:editing-duration>PT33M15S</meta:editing-duration>
    <meta:editing-cycles>33</meta:editing-cycles>
    <meta:document-statistic meta:table-count="7" meta:cell-count="3124" meta:object-count="0"/>
  </office:meta>
</office:document-meta>
</file>